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date" office:date-value="2019-06-30" calcext:value-type="date">
            <text:p>06/30/19</text:p>
          </table:table-cell>
          <table:table-cell/>
          <table:table-cell table:formula="of:=WEEKDAY([.A2])" office:value-type="float" office:value="1" calcext:value-type="float">
            <text:p>1</text:p>
          </table:table-cell>
          <table:table-cell table:formula="of:=IF(OR([.C2]=6;[.C2]=7);&quot;weekend&quot;;&quot;&quot;)">
            <text:p/>
          </table:table-cell>
          <table:table-cell table:formula="of:=IF(AND([.D2]=&quot;&quot;;[.E1]&lt;6);[.E1]+1;IF(AND([.D2]=&quot;&quot;;[.E1]=6);1;IF([.D2]=&quot;weekend&quot;;[.E1];&quot;&quot;)))" office:value-type="float" office:value="1" calcext:value-type="float">
            <text:p>1</text:p>
          </table:table-cell>
          <table:table-cell table:formula="of:=IF([.E2]=[.E1];&quot;&quot;;[.E2])"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date" office:date-value="2019-07-01" calcext:value-type="date">
            <text:p>07/01/19</text:p>
          </table:table-cell>
          <table:table-cell/>
          <table:table-cell table:formula="of:=WEEKDAY([.A3])" office:value-type="float" office:value="2" calcext:value-type="float">
            <text:p>2</text:p>
          </table:table-cell>
          <table:table-cell table:formula="of:=IF(OR([.C3]=6;[.C3]=7);&quot;weekend&quot;;&quot;&quot;)">
            <text:p/>
          </table:table-cell>
          <table:table-cell table:formula="of:=IF(AND([.D3]=&quot;&quot;;[.E2]&lt;6);[.E2]+1;IF(AND([.D3]=&quot;&quot;;[.E2]=6);1;IF([.D3]=&quot;weekend&quot;;[.E2];&quot;&quot;)))" office:value-type="float" office:value="2" calcext:value-type="float">
            <text:p>2</text:p>
          </table:table-cell>
          <table:table-cell table:formula="of:=IF([.E3]=[.E2];&quot;&quot;;[.E3])" office:value-type="float" office:value="2" calcext:value-type="float">
            <text:p>2</text:p>
          </table:table-cell>
        </table:table-row>
        <table:table-row table:style-name="ro1">
          <table:table-cell table:formula="of:=[.A3]+1" office:value-type="date" office:date-value="2019-07-02" calcext:value-type="date">
            <text:p>07/02/19</text:p>
          </table:table-cell>
          <table:table-cell/>
          <table:table-cell table:formula="of:=WEEKDAY([.A4])" office:value-type="float" office:value="3" calcext:value-type="float">
            <text:p>3</text:p>
          </table:table-cell>
          <table:table-cell table:formula="of:=IF(OR([.C4]=6;[.C4]=7);&quot;weekend&quot;;&quot;&quot;)">
            <text:p/>
          </table:table-cell>
          <table:table-cell table:formula="of:=IF(AND([.D4]=&quot;&quot;;[.E3]&lt;6);[.E3]+1;IF(AND([.D4]=&quot;&quot;;[.E3]=6);1;IF([.D4]=&quot;weekend&quot;;[.E3];&quot;&quot;)))" office:value-type="float" office:value="3" calcext:value-type="float">
            <text:p>3</text:p>
          </table:table-cell>
          <table:table-cell table:formula="of:=IF([.E4]=[.E3];&quot;&quot;;[.E4])" office:value-type="float" office:value="3" calcext:value-type="float">
            <text:p>3</text:p>
          </table:table-cell>
        </table:table-row>
        <table:table-row table:style-name="ro1">
          <table:table-cell table:formula="of:=[.A4]+1" office:value-type="date" office:date-value="2019-07-03" calcext:value-type="date">
            <text:p>07/03/19</text:p>
          </table:table-cell>
          <table:table-cell/>
          <table:table-cell table:formula="of:=WEEKDAY([.A5])" office:value-type="float" office:value="4" calcext:value-type="float">
            <text:p>4</text:p>
          </table:table-cell>
          <table:table-cell table:formula="of:=IF(OR([.C5]=6;[.C5]=7);&quot;weekend&quot;;&quot;&quot;)">
            <text:p/>
          </table:table-cell>
          <table:table-cell table:formula="of:=IF(AND([.D5]=&quot;&quot;;[.E4]&lt;6);[.E4]+1;IF(AND([.D5]=&quot;&quot;;[.E4]=6);1;IF([.D5]=&quot;weekend&quot;;[.E4];&quot;&quot;)))" office:value-type="float" office:value="4" calcext:value-type="float">
            <text:p>4</text:p>
          </table:table-cell>
          <table:table-cell table:formula="of:=IF([.E5]=[.E4];&quot;&quot;;[.E5])" office:value-type="float" office:value="4" calcext:value-type="float">
            <text:p>4</text:p>
          </table:table-cell>
        </table:table-row>
        <table:table-row table:style-name="ro1">
          <table:table-cell table:formula="of:=[.A5]+1" office:value-type="date" office:date-value="2019-07-04" calcext:value-type="date">
            <text:p>07/04/19</text:p>
          </table:table-cell>
          <table:table-cell/>
          <table:table-cell table:formula="of:=WEEKDAY([.A6])" office:value-type="float" office:value="5" calcext:value-type="float">
            <text:p>5</text:p>
          </table:table-cell>
          <table:table-cell table:formula="of:=IF(OR([.C6]=6;[.C6]=7);&quot;weekend&quot;;&quot;&quot;)">
            <text:p/>
          </table:table-cell>
          <table:table-cell table:formula="of:=IF(AND([.D6]=&quot;&quot;;[.E5]&lt;6);[.E5]+1;IF(AND([.D6]=&quot;&quot;;[.E5]=6);1;IF([.D6]=&quot;weekend&quot;;[.E5];&quot;&quot;)))" office:value-type="float" office:value="5" calcext:value-type="float">
            <text:p>5</text:p>
          </table:table-cell>
          <table:table-cell table:formula="of:=IF([.E6]=[.E5];&quot;&quot;;[.E6])" office:value-type="float" office:value="5" calcext:value-type="float">
            <text:p>5</text:p>
          </table:table-cell>
        </table:table-row>
        <table:table-row table:style-name="ro1">
          <table:table-cell table:formula="of:=[.A6]+1" office:value-type="date" office:date-value="2019-07-05" calcext:value-type="date">
            <text:p>07/05/19</text:p>
          </table:table-cell>
          <table:table-cell/>
          <table:table-cell table:formula="of:=WEEKDAY([.A7])" office:value-type="float" office:value="6" calcext:value-type="float">
            <text:p>6</text:p>
          </table:table-cell>
          <table:table-cell table:formula="of:=IF(OR([.C7]=6;[.C7]=7);&quot;weekend&quot;;&quot;&quot;)" office:value-type="string" office:string-value="weekend" calcext:value-type="string">
            <text:p>weekend</text:p>
          </table:table-cell>
          <table:table-cell table:formula="of:=IF(AND([.D7]=&quot;&quot;;[.E6]&lt;6);[.E6]+1;IF(AND([.D7]=&quot;&quot;;[.E6]=6);1;IF([.D7]=&quot;weekend&quot;;[.E6];&quot;&quot;)))" office:value-type="float" office:value="5" calcext:value-type="float">
            <text:p>5</text:p>
          </table:table-cell>
          <table:table-cell table:formula="of:=IF([.E7]=[.E6];&quot;&quot;;[.E7])">
            <text:p/>
          </table:table-cell>
        </table:table-row>
        <table:table-row table:style-name="ro1">
          <table:table-cell table:formula="of:=[.A7]+1" office:value-type="date" office:date-value="2019-07-06" calcext:value-type="date">
            <text:p>07/06/19</text:p>
          </table:table-cell>
          <table:table-cell/>
          <table:table-cell table:formula="of:=WEEKDAY([.A8])" office:value-type="float" office:value="7" calcext:value-type="float">
            <text:p>7</text:p>
          </table:table-cell>
          <table:table-cell table:formula="of:=IF(OR([.C8]=6;[.C8]=7);&quot;weekend&quot;;&quot;&quot;)" office:value-type="string" office:string-value="weekend" calcext:value-type="string">
            <text:p>weekend</text:p>
          </table:table-cell>
          <table:table-cell table:formula="of:=IF(AND([.D8]=&quot;&quot;;[.E7]&lt;6);[.E7]+1;IF(AND([.D8]=&quot;&quot;;[.E7]=6);1;IF([.D8]=&quot;weekend&quot;;[.E7];&quot;&quot;)))" office:value-type="float" office:value="5" calcext:value-type="float">
            <text:p>5</text:p>
          </table:table-cell>
          <table:table-cell table:formula="of:=IF([.E8]=[.E7];&quot;&quot;;[.E8])">
            <text:p/>
          </table:table-cell>
        </table:table-row>
        <table:table-row table:style-name="ro1">
          <table:table-cell table:formula="of:=[.A8]+1" office:value-type="date" office:date-value="2019-07-07" calcext:value-type="date">
            <text:p>07/07/19</text:p>
          </table:table-cell>
          <table:table-cell/>
          <table:table-cell table:formula="of:=WEEKDAY([.A9])" office:value-type="float" office:value="1" calcext:value-type="float">
            <text:p>1</text:p>
          </table:table-cell>
          <table:table-cell table:formula="of:=IF(OR([.C9]=6;[.C9]=7);&quot;weekend&quot;;&quot;&quot;)">
            <text:p/>
          </table:table-cell>
          <table:table-cell table:formula="of:=IF(AND([.D9]=&quot;&quot;;[.E8]&lt;6);[.E8]+1;IF(AND([.D9]=&quot;&quot;;[.E8]=6);1;IF([.D9]=&quot;weekend&quot;;[.E8];&quot;&quot;)))" office:value-type="float" office:value="6" calcext:value-type="float">
            <text:p>6</text:p>
          </table:table-cell>
          <table:table-cell table:formula="of:=IF([.E9]=[.E8];&quot;&quot;;[.E9])" office:value-type="float" office:value="6" calcext:value-type="float">
            <text:p>6</text:p>
          </table:table-cell>
        </table:table-row>
        <table:table-row table:style-name="ro1">
          <table:table-cell table:formula="of:=[.A9]+1" office:value-type="date" office:date-value="2019-07-08" calcext:value-type="date">
            <text:p>07/08/19</text:p>
          </table:table-cell>
          <table:table-cell/>
          <table:table-cell table:formula="of:=WEEKDAY([.A10])" office:value-type="float" office:value="2" calcext:value-type="float">
            <text:p>2</text:p>
          </table:table-cell>
          <table:table-cell table:formula="of:=IF(OR([.C10]=6;[.C10]=7);&quot;weekend&quot;;&quot;&quot;)">
            <text:p/>
          </table:table-cell>
          <table:table-cell table:formula="of:=IF(AND([.D10]=&quot;&quot;;[.E9]&lt;6);[.E9]+1;IF(AND([.D10]=&quot;&quot;;[.E9]=6);1;IF([.D10]=&quot;weekend&quot;;[.E9];&quot;&quot;)))" office:value-type="float" office:value="1" calcext:value-type="float">
            <text:p>1</text:p>
          </table:table-cell>
          <table:table-cell table:formula="of:=IF([.E10]=[.E9];&quot;&quot;;[.E10])" office:value-type="float" office:value="1" calcext:value-type="float">
            <text:p>1</text:p>
          </table:table-cell>
        </table:table-row>
        <table:table-row table:style-name="ro1">
          <table:table-cell table:formula="of:=[.A10]+1" office:value-type="date" office:date-value="2019-07-09" calcext:value-type="date">
            <text:p>07/09/19</text:p>
          </table:table-cell>
          <table:table-cell/>
          <table:table-cell table:formula="of:=WEEKDAY([.A11])" office:value-type="float" office:value="3" calcext:value-type="float">
            <text:p>3</text:p>
          </table:table-cell>
          <table:table-cell table:formula="of:=IF(OR([.C11]=6;[.C11]=7);&quot;weekend&quot;;&quot;&quot;)">
            <text:p/>
          </table:table-cell>
          <table:table-cell table:formula="of:=IF(AND([.D11]=&quot;&quot;;[.E10]&lt;6);[.E10]+1;IF(AND([.D11]=&quot;&quot;;[.E10]=6);1;IF([.D11]=&quot;weekend&quot;;[.E10];&quot;&quot;)))" office:value-type="float" office:value="2" calcext:value-type="float">
            <text:p>2</text:p>
          </table:table-cell>
          <table:table-cell table:formula="of:=IF([.E11]=[.E10];&quot;&quot;;[.E11])" office:value-type="float" office:value="2" calcext:value-type="float">
            <text:p>2</text:p>
          </table:table-cell>
        </table:table-row>
        <table:table-row table:style-name="ro1">
          <table:table-cell table:formula="of:=[.A11]+1" office:value-type="date" office:date-value="2019-07-10" calcext:value-type="date">
            <text:p>07/10/19</text:p>
          </table:table-cell>
          <table:table-cell/>
          <table:table-cell table:formula="of:=WEEKDAY([.A12])" office:value-type="float" office:value="4" calcext:value-type="float">
            <text:p>4</text:p>
          </table:table-cell>
          <table:table-cell table:formula="of:=IF(OR([.C12]=6;[.C12]=7);&quot;weekend&quot;;&quot;&quot;)">
            <text:p/>
          </table:table-cell>
          <table:table-cell table:formula="of:=IF(AND([.D12]=&quot;&quot;;[.E11]&lt;6);[.E11]+1;IF(AND([.D12]=&quot;&quot;;[.E11]=6);1;IF([.D12]=&quot;weekend&quot;;[.E11];&quot;&quot;)))" office:value-type="float" office:value="3" calcext:value-type="float">
            <text:p>3</text:p>
          </table:table-cell>
          <table:table-cell table:formula="of:=IF([.E12]=[.E11];&quot;&quot;;[.E12])" office:value-type="float" office:value="3" calcext:value-type="float">
            <text:p>3</text:p>
          </table:table-cell>
        </table:table-row>
        <table:table-row table:style-name="ro1">
          <table:table-cell table:formula="of:=[.A12]+1" office:value-type="date" office:date-value="2019-07-11" calcext:value-type="date">
            <text:p>07/11/19</text:p>
          </table:table-cell>
          <table:table-cell/>
          <table:table-cell table:formula="of:=WEEKDAY([.A13])" office:value-type="float" office:value="5" calcext:value-type="float">
            <text:p>5</text:p>
          </table:table-cell>
          <table:table-cell table:formula="of:=IF(OR([.C13]=6;[.C13]=7);&quot;weekend&quot;;&quot;&quot;)">
            <text:p/>
          </table:table-cell>
          <table:table-cell table:formula="of:=IF(AND([.D13]=&quot;&quot;;[.E12]&lt;6);[.E12]+1;IF(AND([.D13]=&quot;&quot;;[.E12]=6);1;IF([.D13]=&quot;weekend&quot;;[.E12];&quot;&quot;)))" office:value-type="float" office:value="4" calcext:value-type="float">
            <text:p>4</text:p>
          </table:table-cell>
          <table:table-cell table:formula="of:=IF([.E13]=[.E12];&quot;&quot;;[.E13])" office:value-type="float" office:value="4" calcext:value-type="float">
            <text:p>4</text:p>
          </table:table-cell>
        </table:table-row>
        <table:table-row table:style-name="ro1">
          <table:table-cell table:formula="of:=[.A13]+1" office:value-type="date" office:date-value="2019-07-12" calcext:value-type="date">
            <text:p>07/12/19</text:p>
          </table:table-cell>
          <table:table-cell/>
          <table:table-cell table:formula="of:=WEEKDAY([.A14])" office:value-type="float" office:value="6" calcext:value-type="float">
            <text:p>6</text:p>
          </table:table-cell>
          <table:table-cell table:formula="of:=IF(OR([.C14]=6;[.C14]=7);&quot;weekend&quot;;&quot;&quot;)" office:value-type="string" office:string-value="weekend" calcext:value-type="string">
            <text:p>weekend</text:p>
          </table:table-cell>
          <table:table-cell table:formula="of:=IF(AND([.D14]=&quot;&quot;;[.E13]&lt;6);[.E13]+1;IF(AND([.D14]=&quot;&quot;;[.E13]=6);1;IF([.D14]=&quot;weekend&quot;;[.E13];&quot;&quot;)))" office:value-type="float" office:value="4" calcext:value-type="float">
            <text:p>4</text:p>
          </table:table-cell>
          <table:table-cell table:formula="of:=IF([.E14]=[.E13];&quot;&quot;;[.E14])">
            <text:p/>
          </table:table-cell>
        </table:table-row>
        <table:table-row table:style-name="ro1">
          <table:table-cell table:formula="of:=[.A14]+1" office:value-type="date" office:date-value="2019-07-13" calcext:value-type="date">
            <text:p>07/13/19</text:p>
          </table:table-cell>
          <table:table-cell/>
          <table:table-cell table:formula="of:=WEEKDAY([.A15])" office:value-type="float" office:value="7" calcext:value-type="float">
            <text:p>7</text:p>
          </table:table-cell>
          <table:table-cell table:formula="of:=IF(OR([.C15]=6;[.C15]=7);&quot;weekend&quot;;&quot;&quot;)" office:value-type="string" office:string-value="weekend" calcext:value-type="string">
            <text:p>weekend</text:p>
          </table:table-cell>
          <table:table-cell table:formula="of:=IF(AND([.D15]=&quot;&quot;;[.E14]&lt;6);[.E14]+1;IF(AND([.D15]=&quot;&quot;;[.E14]=6);1;IF([.D15]=&quot;weekend&quot;;[.E14];&quot;&quot;)))" office:value-type="float" office:value="4" calcext:value-type="float">
            <text:p>4</text:p>
          </table:table-cell>
          <table:table-cell table:formula="of:=IF([.E15]=[.E14];&quot;&quot;;[.E15])">
            <text:p/>
          </table:table-cell>
        </table:table-row>
        <table:table-row table:style-name="ro1">
          <table:table-cell table:formula="of:=[.A15]+1" office:value-type="date" office:date-value="2019-07-14" calcext:value-type="date">
            <text:p>07/14/19</text:p>
          </table:table-cell>
          <table:table-cell/>
          <table:table-cell table:formula="of:=WEEKDAY([.A16])" office:value-type="float" office:value="1" calcext:value-type="float">
            <text:p>1</text:p>
          </table:table-cell>
          <table:table-cell table:formula="of:=IF(OR([.C16]=6;[.C16]=7);&quot;weekend&quot;;&quot;&quot;)">
            <text:p/>
          </table:table-cell>
          <table:table-cell table:formula="of:=IF(AND([.D16]=&quot;&quot;;[.E15]&lt;6);[.E15]+1;IF(AND([.D16]=&quot;&quot;;[.E15]=6);1;IF([.D16]=&quot;weekend&quot;;[.E15];&quot;&quot;)))" office:value-type="float" office:value="5" calcext:value-type="float">
            <text:p>5</text:p>
          </table:table-cell>
          <table:table-cell table:formula="of:=IF([.E16]=[.E15];&quot;&quot;;[.E16])" office:value-type="float" office:value="5" calcext:value-type="float">
            <text:p>5</text:p>
          </table:table-cell>
        </table:table-row>
        <table:table-row table:style-name="ro1">
          <table:table-cell table:formula="of:=[.A16]+1" office:value-type="date" office:date-value="2019-07-15" calcext:value-type="date">
            <text:p>07/15/19</text:p>
          </table:table-cell>
          <table:table-cell/>
          <table:table-cell table:formula="of:=WEEKDAY([.A17])" office:value-type="float" office:value="2" calcext:value-type="float">
            <text:p>2</text:p>
          </table:table-cell>
          <table:table-cell table:formula="of:=IF(OR([.C17]=6;[.C17]=7);&quot;weekend&quot;;&quot;&quot;)">
            <text:p/>
          </table:table-cell>
          <table:table-cell table:formula="of:=IF(AND([.D17]=&quot;&quot;;[.E16]&lt;6);[.E16]+1;IF(AND([.D17]=&quot;&quot;;[.E16]=6);1;IF([.D17]=&quot;weekend&quot;;[.E16];&quot;&quot;)))" office:value-type="float" office:value="6" calcext:value-type="float">
            <text:p>6</text:p>
          </table:table-cell>
          <table:table-cell table:formula="of:=IF([.E17]=[.E16];&quot;&quot;;[.E17])" office:value-type="float" office:value="6" calcext:value-type="float">
            <text:p>6</text:p>
          </table:table-cell>
        </table:table-row>
        <table:table-row table:style-name="ro1">
          <table:table-cell table:formula="of:=[.A17]+1" office:value-type="date" office:date-value="2019-07-16" calcext:value-type="date">
            <text:p>07/16/19</text:p>
          </table:table-cell>
          <table:table-cell/>
          <table:table-cell table:formula="of:=WEEKDAY([.A18])" office:value-type="float" office:value="3" calcext:value-type="float">
            <text:p>3</text:p>
          </table:table-cell>
          <table:table-cell table:formula="of:=IF(OR([.C18]=6;[.C18]=7);&quot;weekend&quot;;&quot;&quot;)">
            <text:p/>
          </table:table-cell>
          <table:table-cell table:formula="of:=IF(AND([.D18]=&quot;&quot;;[.E17]&lt;6);[.E17]+1;IF(AND([.D18]=&quot;&quot;;[.E17]=6);1;IF([.D18]=&quot;weekend&quot;;[.E17];&quot;&quot;)))" office:value-type="float" office:value="1" calcext:value-type="float">
            <text:p>1</text:p>
          </table:table-cell>
          <table:table-cell table:formula="of:=IF([.E18]=[.E17];&quot;&quot;;[.E18])" office:value-type="float" office:value="1" calcext:value-type="float">
            <text:p>1</text:p>
          </table:table-cell>
        </table:table-row>
        <table:table-row table:style-name="ro1">
          <table:table-cell table:formula="of:=[.A18]+1" office:value-type="date" office:date-value="2019-07-17" calcext:value-type="date">
            <text:p>07/17/19</text:p>
          </table:table-cell>
          <table:table-cell/>
          <table:table-cell table:formula="of:=WEEKDAY([.A19])" office:value-type="float" office:value="4" calcext:value-type="float">
            <text:p>4</text:p>
          </table:table-cell>
          <table:table-cell table:formula="of:=IF(OR([.C19]=6;[.C19]=7);&quot;weekend&quot;;&quot;&quot;)">
            <text:p/>
          </table:table-cell>
          <table:table-cell table:formula="of:=IF(AND([.D19]=&quot;&quot;;[.E18]&lt;6);[.E18]+1;IF(AND([.D19]=&quot;&quot;;[.E18]=6);1;IF([.D19]=&quot;weekend&quot;;[.E18];&quot;&quot;)))" office:value-type="float" office:value="2" calcext:value-type="float">
            <text:p>2</text:p>
          </table:table-cell>
          <table:table-cell table:formula="of:=IF([.E19]=[.E18];&quot;&quot;;[.E19])" office:value-type="float" office:value="2" calcext:value-type="float">
            <text:p>2</text:p>
          </table:table-cell>
        </table:table-row>
        <table:table-row table:style-name="ro1">
          <table:table-cell table:formula="of:=[.A19]+1" office:value-type="date" office:date-value="2019-07-18" calcext:value-type="date">
            <text:p>07/18/19</text:p>
          </table:table-cell>
          <table:table-cell/>
          <table:table-cell table:formula="of:=WEEKDAY([.A20])" office:value-type="float" office:value="5" calcext:value-type="float">
            <text:p>5</text:p>
          </table:table-cell>
          <table:table-cell table:formula="of:=IF(OR([.C20]=6;[.C20]=7);&quot;weekend&quot;;&quot;&quot;)">
            <text:p/>
          </table:table-cell>
          <table:table-cell table:formula="of:=IF(AND([.D20]=&quot;&quot;;[.E19]&lt;6);[.E19]+1;IF(AND([.D20]=&quot;&quot;;[.E19]=6);1;IF([.D20]=&quot;weekend&quot;;[.E19];&quot;&quot;)))" office:value-type="float" office:value="3" calcext:value-type="float">
            <text:p>3</text:p>
          </table:table-cell>
          <table:table-cell table:formula="of:=IF([.E20]=[.E19];&quot;&quot;;[.E20])" office:value-type="float" office:value="3" calcext:value-type="float">
            <text:p>3</text:p>
          </table:table-cell>
        </table:table-row>
        <table:table-row table:style-name="ro1">
          <table:table-cell table:formula="of:=[.A20]+1" office:value-type="date" office:date-value="2019-07-19" calcext:value-type="date">
            <text:p>07/19/19</text:p>
          </table:table-cell>
          <table:table-cell/>
          <table:table-cell table:formula="of:=WEEKDAY([.A21])" office:value-type="float" office:value="6" calcext:value-type="float">
            <text:p>6</text:p>
          </table:table-cell>
          <table:table-cell table:formula="of:=IF(OR([.C21]=6;[.C21]=7);&quot;weekend&quot;;&quot;&quot;)" office:value-type="string" office:string-value="weekend" calcext:value-type="string">
            <text:p>weekend</text:p>
          </table:table-cell>
          <table:table-cell table:formula="of:=IF(AND([.D21]=&quot;&quot;;[.E20]&lt;6);[.E20]+1;IF(AND([.D21]=&quot;&quot;;[.E20]=6);1;IF([.D21]=&quot;weekend&quot;;[.E20];&quot;&quot;)))" office:value-type="float" office:value="3" calcext:value-type="float">
            <text:p>3</text:p>
          </table:table-cell>
          <table:table-cell table:formula="of:=IF([.E21]=[.E20];&quot;&quot;;[.E21])">
            <text:p/>
          </table:table-cell>
        </table:table-row>
        <table:table-row table:style-name="ro1">
          <table:table-cell table:formula="of:=[.A21]+1" office:value-type="date" office:date-value="2019-07-20" calcext:value-type="date">
            <text:p>07/20/19</text:p>
          </table:table-cell>
          <table:table-cell/>
          <table:table-cell table:formula="of:=WEEKDAY([.A22])" office:value-type="float" office:value="7" calcext:value-type="float">
            <text:p>7</text:p>
          </table:table-cell>
          <table:table-cell table:formula="of:=IF(OR([.C22]=6;[.C22]=7);&quot;weekend&quot;;&quot;&quot;)" office:value-type="string" office:string-value="weekend" calcext:value-type="string">
            <text:p>weekend</text:p>
          </table:table-cell>
          <table:table-cell table:formula="of:=IF(AND([.D22]=&quot;&quot;;[.E21]&lt;6);[.E21]+1;IF(AND([.D22]=&quot;&quot;;[.E21]=6);1;IF([.D22]=&quot;weekend&quot;;[.E21];&quot;&quot;)))" office:value-type="float" office:value="3" calcext:value-type="float">
            <text:p>3</text:p>
          </table:table-cell>
          <table:table-cell table:formula="of:=IF([.E22]=[.E21];&quot;&quot;;[.E22])">
            <text:p/>
          </table:table-cell>
        </table:table-row>
        <table:table-row table:style-name="ro1">
          <table:table-cell table:formula="of:=[.A22]+1" office:value-type="date" office:date-value="2019-07-21" calcext:value-type="date">
            <text:p>07/21/19</text:p>
          </table:table-cell>
          <table:table-cell/>
          <table:table-cell table:formula="of:=WEEKDAY([.A23])" office:value-type="float" office:value="1" calcext:value-type="float">
            <text:p>1</text:p>
          </table:table-cell>
          <table:table-cell table:formula="of:=IF(OR([.C23]=6;[.C23]=7);&quot;weekend&quot;;&quot;&quot;)">
            <text:p/>
          </table:table-cell>
          <table:table-cell table:formula="of:=IF(AND([.D23]=&quot;&quot;;[.E22]&lt;6);[.E22]+1;IF(AND([.D23]=&quot;&quot;;[.E22]=6);1;IF([.D23]=&quot;weekend&quot;;[.E22];&quot;&quot;)))" office:value-type="float" office:value="4" calcext:value-type="float">
            <text:p>4</text:p>
          </table:table-cell>
          <table:table-cell table:formula="of:=IF([.E23]=[.E22];&quot;&quot;;[.E23])" office:value-type="float" office:value="4" calcext:value-type="float">
            <text:p>4</text:p>
          </table:table-cell>
        </table:table-row>
        <table:table-row table:style-name="ro1">
          <table:table-cell table:formula="of:=[.A23]+1" office:value-type="date" office:date-value="2019-07-22" calcext:value-type="date">
            <text:p>07/22/19</text:p>
          </table:table-cell>
          <table:table-cell/>
          <table:table-cell table:formula="of:=WEEKDAY([.A24])" office:value-type="float" office:value="2" calcext:value-type="float">
            <text:p>2</text:p>
          </table:table-cell>
          <table:table-cell table:formula="of:=IF(OR([.C24]=6;[.C24]=7);&quot;weekend&quot;;&quot;&quot;)">
            <text:p/>
          </table:table-cell>
          <table:table-cell table:formula="of:=IF(AND([.D24]=&quot;&quot;;[.E23]&lt;6);[.E23]+1;IF(AND([.D24]=&quot;&quot;;[.E23]=6);1;IF([.D24]=&quot;weekend&quot;;[.E23];&quot;&quot;)))" office:value-type="float" office:value="5" calcext:value-type="float">
            <text:p>5</text:p>
          </table:table-cell>
          <table:table-cell table:formula="of:=IF([.E24]=[.E23];&quot;&quot;;[.E24])" office:value-type="float" office:value="5" calcext:value-type="float">
            <text:p>5</text:p>
          </table:table-cell>
        </table:table-row>
        <table:table-row table:style-name="ro1">
          <table:table-cell table:formula="of:=[.A24]+1" office:value-type="date" office:date-value="2019-07-23" calcext:value-type="date">
            <text:p>07/23/19</text:p>
          </table:table-cell>
          <table:table-cell/>
          <table:table-cell table:formula="of:=WEEKDAY([.A25])" office:value-type="float" office:value="3" calcext:value-type="float">
            <text:p>3</text:p>
          </table:table-cell>
          <table:table-cell table:formula="of:=IF(OR([.C25]=6;[.C25]=7);&quot;weekend&quot;;&quot;&quot;)">
            <text:p/>
          </table:table-cell>
          <table:table-cell table:formula="of:=IF(AND([.D25]=&quot;&quot;;[.E24]&lt;6);[.E24]+1;IF(AND([.D25]=&quot;&quot;;[.E24]=6);1;IF([.D25]=&quot;weekend&quot;;[.E24];&quot;&quot;)))" office:value-type="float" office:value="6" calcext:value-type="float">
            <text:p>6</text:p>
          </table:table-cell>
          <table:table-cell table:formula="of:=IF([.E25]=[.E24];&quot;&quot;;[.E25])" office:value-type="float" office:value="6" calcext:value-type="float">
            <text:p>6</text:p>
          </table:table-cell>
        </table:table-row>
        <table:table-row table:style-name="ro1">
          <table:table-cell table:formula="of:=[.A25]+1" office:value-type="date" office:date-value="2019-07-24" calcext:value-type="date">
            <text:p>07/24/19</text:p>
          </table:table-cell>
          <table:table-cell/>
          <table:table-cell table:formula="of:=WEEKDAY([.A26])" office:value-type="float" office:value="4" calcext:value-type="float">
            <text:p>4</text:p>
          </table:table-cell>
          <table:table-cell table:formula="of:=IF(OR([.C26]=6;[.C26]=7);&quot;weekend&quot;;&quot;&quot;)">
            <text:p/>
          </table:table-cell>
          <table:table-cell table:formula="of:=IF(AND([.D26]=&quot;&quot;;[.E25]&lt;6);[.E25]+1;IF(AND([.D26]=&quot;&quot;;[.E25]=6);1;IF([.D26]=&quot;weekend&quot;;[.E25];&quot;&quot;)))" office:value-type="float" office:value="1" calcext:value-type="float">
            <text:p>1</text:p>
          </table:table-cell>
          <table:table-cell table:formula="of:=IF([.E26]=[.E25];&quot;&quot;;[.E26])" office:value-type="float" office:value="1" calcext:value-type="float">
            <text:p>1</text:p>
          </table:table-cell>
        </table:table-row>
        <table:table-row table:style-name="ro1">
          <table:table-cell table:formula="of:=[.A26]+1" office:value-type="date" office:date-value="2019-07-25" calcext:value-type="date">
            <text:p>07/25/19</text:p>
          </table:table-cell>
          <table:table-cell/>
          <table:table-cell table:formula="of:=WEEKDAY([.A27])" office:value-type="float" office:value="5" calcext:value-type="float">
            <text:p>5</text:p>
          </table:table-cell>
          <table:table-cell table:formula="of:=IF(OR([.C27]=6;[.C27]=7);&quot;weekend&quot;;&quot;&quot;)">
            <text:p/>
          </table:table-cell>
          <table:table-cell table:formula="of:=IF(AND([.D27]=&quot;&quot;;[.E26]&lt;6);[.E26]+1;IF(AND([.D27]=&quot;&quot;;[.E26]=6);1;IF([.D27]=&quot;weekend&quot;;[.E26];&quot;&quot;)))" office:value-type="float" office:value="2" calcext:value-type="float">
            <text:p>2</text:p>
          </table:table-cell>
          <table:table-cell table:formula="of:=IF([.E27]=[.E26];&quot;&quot;;[.E27])" office:value-type="float" office:value="2" calcext:value-type="float">
            <text:p>2</text:p>
          </table:table-cell>
        </table:table-row>
        <table:table-row table:style-name="ro1">
          <table:table-cell table:formula="of:=[.A27]+1" office:value-type="date" office:date-value="2019-07-26" calcext:value-type="date">
            <text:p>07/26/19</text:p>
          </table:table-cell>
          <table:table-cell/>
          <table:table-cell table:formula="of:=WEEKDAY([.A28])" office:value-type="float" office:value="6" calcext:value-type="float">
            <text:p>6</text:p>
          </table:table-cell>
          <table:table-cell table:formula="of:=IF(OR([.C28]=6;[.C28]=7);&quot;weekend&quot;;&quot;&quot;)" office:value-type="string" office:string-value="weekend" calcext:value-type="string">
            <text:p>weekend</text:p>
          </table:table-cell>
          <table:table-cell table:formula="of:=IF(AND([.D28]=&quot;&quot;;[.E27]&lt;6);[.E27]+1;IF(AND([.D28]=&quot;&quot;;[.E27]=6);1;IF([.D28]=&quot;weekend&quot;;[.E27];&quot;&quot;)))" office:value-type="float" office:value="2" calcext:value-type="float">
            <text:p>2</text:p>
          </table:table-cell>
          <table:table-cell table:formula="of:=IF([.E28]=[.E27];&quot;&quot;;[.E28])">
            <text:p/>
          </table:table-cell>
        </table:table-row>
        <table:table-row table:style-name="ro1">
          <table:table-cell table:formula="of:=[.A28]+1" office:value-type="date" office:date-value="2019-07-27" calcext:value-type="date">
            <text:p>07/27/19</text:p>
          </table:table-cell>
          <table:table-cell/>
          <table:table-cell table:formula="of:=WEEKDAY([.A29])" office:value-type="float" office:value="7" calcext:value-type="float">
            <text:p>7</text:p>
          </table:table-cell>
          <table:table-cell table:formula="of:=IF(OR([.C29]=6;[.C29]=7);&quot;weekend&quot;;&quot;&quot;)" office:value-type="string" office:string-value="weekend" calcext:value-type="string">
            <text:p>weekend</text:p>
          </table:table-cell>
          <table:table-cell table:formula="of:=IF(AND([.D29]=&quot;&quot;;[.E28]&lt;6);[.E28]+1;IF(AND([.D29]=&quot;&quot;;[.E28]=6);1;IF([.D29]=&quot;weekend&quot;;[.E28];&quot;&quot;)))" office:value-type="float" office:value="2" calcext:value-type="float">
            <text:p>2</text:p>
          </table:table-cell>
          <table:table-cell table:formula="of:=IF([.E29]=[.E28];&quot;&quot;;[.E29])">
            <text:p/>
          </table:table-cell>
        </table:table-row>
        <table:table-row table:style-name="ro1">
          <table:table-cell table:formula="of:=[.A29]+1" office:value-type="date" office:date-value="2019-07-28" calcext:value-type="date">
            <text:p>07/28/19</text:p>
          </table:table-cell>
          <table:table-cell/>
          <table:table-cell table:formula="of:=WEEKDAY([.A30])" office:value-type="float" office:value="1" calcext:value-type="float">
            <text:p>1</text:p>
          </table:table-cell>
          <table:table-cell table:formula="of:=IF(OR([.C30]=6;[.C30]=7);&quot;weekend&quot;;&quot;&quot;)">
            <text:p/>
          </table:table-cell>
          <table:table-cell table:formula="of:=IF(AND([.D30]=&quot;&quot;;[.E29]&lt;6);[.E29]+1;IF(AND([.D30]=&quot;&quot;;[.E29]=6);1;IF([.D30]=&quot;weekend&quot;;[.E29];&quot;&quot;)))" office:value-type="float" office:value="3" calcext:value-type="float">
            <text:p>3</text:p>
          </table:table-cell>
          <table:table-cell table:formula="of:=IF([.E30]=[.E29];&quot;&quot;;[.E30])" office:value-type="float" office:value="3" calcext:value-type="float">
            <text:p>3</text:p>
          </table:table-cell>
        </table:table-row>
        <table:table-row table:style-name="ro1">
          <table:table-cell table:formula="of:=[.A30]+1" office:value-type="date" office:date-value="2019-07-29" calcext:value-type="date">
            <text:p>07/29/19</text:p>
          </table:table-cell>
          <table:table-cell/>
          <table:table-cell table:formula="of:=WEEKDAY([.A31])" office:value-type="float" office:value="2" calcext:value-type="float">
            <text:p>2</text:p>
          </table:table-cell>
          <table:table-cell table:formula="of:=IF(OR([.C31]=6;[.C31]=7);&quot;weekend&quot;;&quot;&quot;)">
            <text:p/>
          </table:table-cell>
          <table:table-cell table:formula="of:=IF(AND([.D31]=&quot;&quot;;[.E30]&lt;6);[.E30]+1;IF(AND([.D31]=&quot;&quot;;[.E30]=6);1;IF([.D31]=&quot;weekend&quot;;[.E30];&quot;&quot;)))" office:value-type="float" office:value="4" calcext:value-type="float">
            <text:p>4</text:p>
          </table:table-cell>
          <table:table-cell table:formula="of:=IF([.E31]=[.E30];&quot;&quot;;[.E31])" office:value-type="float" office:value="4" calcext:value-type="float">
            <text:p>4</text:p>
          </table:table-cell>
        </table:table-row>
        <table:table-row table:style-name="ro1">
          <table:table-cell table:formula="of:=[.A31]+1" office:value-type="date" office:date-value="2019-07-30" calcext:value-type="date">
            <text:p>07/30/19</text:p>
          </table:table-cell>
          <table:table-cell/>
          <table:table-cell table:formula="of:=WEEKDAY([.A32])" office:value-type="float" office:value="3" calcext:value-type="float">
            <text:p>3</text:p>
          </table:table-cell>
          <table:table-cell table:formula="of:=IF(OR([.C32]=6;[.C32]=7);&quot;weekend&quot;;&quot;&quot;)">
            <text:p/>
          </table:table-cell>
          <table:table-cell table:formula="of:=IF(AND([.D32]=&quot;&quot;;[.E31]&lt;6);[.E31]+1;IF(AND([.D32]=&quot;&quot;;[.E31]=6);1;IF([.D32]=&quot;weekend&quot;;[.E31];&quot;&quot;)))" office:value-type="float" office:value="5" calcext:value-type="float">
            <text:p>5</text:p>
          </table:table-cell>
          <table:table-cell table:formula="of:=IF([.E32]=[.E31];&quot;&quot;;[.E32])" office:value-type="float" office:value="5" calcext:value-type="float">
            <text:p>5</text:p>
          </table:table-cell>
        </table:table-row>
        <table:table-row table:style-name="ro1">
          <table:table-cell table:formula="of:=[.A32]+1" office:value-type="date" office:date-value="2019-07-31" calcext:value-type="date">
            <text:p>07/31/19</text:p>
          </table:table-cell>
          <table:table-cell/>
          <table:table-cell table:formula="of:=WEEKDAY([.A33])" office:value-type="float" office:value="4" calcext:value-type="float">
            <text:p>4</text:p>
          </table:table-cell>
          <table:table-cell table:formula="of:=IF(OR([.C33]=6;[.C33]=7);&quot;weekend&quot;;&quot;&quot;)">
            <text:p/>
          </table:table-cell>
          <table:table-cell table:formula="of:=IF(AND([.D33]=&quot;&quot;;[.E32]&lt;6);[.E32]+1;IF(AND([.D33]=&quot;&quot;;[.E32]=6);1;IF([.D33]=&quot;weekend&quot;;[.E32];&quot;&quot;)))" office:value-type="float" office:value="6" calcext:value-type="float">
            <text:p>6</text:p>
          </table:table-cell>
          <table:table-cell table:formula="of:=IF([.E33]=[.E32];&quot;&quot;;[.E33])" office:value-type="float" office:value="6" calcext:value-type="float">
            <text:p>6</text:p>
          </table:table-cell>
        </table:table-row>
        <table:table-row table:style-name="ro1">
          <table:table-cell table:formula="of:=[.A33]+1" office:value-type="date" office:date-value="2019-08-01" calcext:value-type="date">
            <text:p>08/01/19</text:p>
          </table:table-cell>
          <table:table-cell/>
          <table:table-cell table:formula="of:=WEEKDAY([.A34])" office:value-type="float" office:value="5" calcext:value-type="float">
            <text:p>5</text:p>
          </table:table-cell>
          <table:table-cell table:formula="of:=IF(OR([.C34]=6;[.C34]=7);&quot;weekend&quot;;&quot;&quot;)">
            <text:p/>
          </table:table-cell>
          <table:table-cell table:formula="of:=IF(AND([.D34]=&quot;&quot;;[.E33]&lt;6);[.E33]+1;IF(AND([.D34]=&quot;&quot;;[.E33]=6);1;IF([.D34]=&quot;weekend&quot;;[.E33];&quot;&quot;)))" office:value-type="float" office:value="1" calcext:value-type="float">
            <text:p>1</text:p>
          </table:table-cell>
          <table:table-cell table:formula="of:=IF([.E34]=[.E33];&quot;&quot;;[.E34])" office:value-type="float" office:value="1" calcext:value-type="float">
            <text:p>1</text:p>
          </table:table-cell>
        </table:table-row>
        <table:table-row table:style-name="ro1">
          <table:table-cell table:formula="of:=[.A34]+1" office:value-type="date" office:date-value="2019-08-02" calcext:value-type="date">
            <text:p>08/02/19</text:p>
          </table:table-cell>
          <table:table-cell/>
          <table:table-cell table:formula="of:=WEEKDAY([.A35])" office:value-type="float" office:value="6" calcext:value-type="float">
            <text:p>6</text:p>
          </table:table-cell>
          <table:table-cell table:formula="of:=IF(OR([.C35]=6;[.C35]=7);&quot;weekend&quot;;&quot;&quot;)" office:value-type="string" office:string-value="weekend" calcext:value-type="string">
            <text:p>weekend</text:p>
          </table:table-cell>
          <table:table-cell table:formula="of:=IF(AND([.D35]=&quot;&quot;;[.E34]&lt;6);[.E34]+1;IF(AND([.D35]=&quot;&quot;;[.E34]=6);1;IF([.D35]=&quot;weekend&quot;;[.E34];&quot;&quot;)))" office:value-type="float" office:value="1" calcext:value-type="float">
            <text:p>1</text:p>
          </table:table-cell>
          <table:table-cell table:formula="of:=IF([.E35]=[.E34];&quot;&quot;;[.E35])">
            <text:p/>
          </table:table-cell>
        </table:table-row>
        <table:table-row table:style-name="ro1">
          <table:table-cell table:formula="of:=[.A35]+1" office:value-type="date" office:date-value="2019-08-03" calcext:value-type="date">
            <text:p>08/03/19</text:p>
          </table:table-cell>
          <table:table-cell/>
          <table:table-cell table:formula="of:=WEEKDAY([.A36])" office:value-type="float" office:value="7" calcext:value-type="float">
            <text:p>7</text:p>
          </table:table-cell>
          <table:table-cell table:formula="of:=IF(OR([.C36]=6;[.C36]=7);&quot;weekend&quot;;&quot;&quot;)" office:value-type="string" office:string-value="weekend" calcext:value-type="string">
            <text:p>weekend</text:p>
          </table:table-cell>
          <table:table-cell table:formula="of:=IF(AND([.D36]=&quot;&quot;;[.E35]&lt;6);[.E35]+1;IF(AND([.D36]=&quot;&quot;;[.E35]=6);1;IF([.D36]=&quot;weekend&quot;;[.E35];&quot;&quot;)))" office:value-type="float" office:value="1" calcext:value-type="float">
            <text:p>1</text:p>
          </table:table-cell>
          <table:table-cell table:formula="of:=IF([.E36]=[.E35];&quot;&quot;;[.E36])">
            <text:p/>
          </table:table-cell>
        </table:table-row>
        <table:table-row table:style-name="ro1">
          <table:table-cell table:formula="of:=[.A36]+1" office:value-type="date" office:date-value="2019-08-04" calcext:value-type="date">
            <text:p>08/04/19</text:p>
          </table:table-cell>
          <table:table-cell/>
          <table:table-cell table:formula="of:=WEEKDAY([.A37])" office:value-type="float" office:value="1" calcext:value-type="float">
            <text:p>1</text:p>
          </table:table-cell>
          <table:table-cell table:formula="of:=IF(OR([.C37]=6;[.C37]=7);&quot;weekend&quot;;&quot;&quot;)">
            <text:p/>
          </table:table-cell>
          <table:table-cell table:formula="of:=IF(AND([.D37]=&quot;&quot;;[.E36]&lt;6);[.E36]+1;IF(AND([.D37]=&quot;&quot;;[.E36]=6);1;IF([.D37]=&quot;weekend&quot;;[.E36];&quot;&quot;)))" office:value-type="float" office:value="2" calcext:value-type="float">
            <text:p>2</text:p>
          </table:table-cell>
          <table:table-cell table:formula="of:=IF([.E37]=[.E36];&quot;&quot;;[.E37])" office:value-type="float" office:value="2" calcext:value-type="float">
            <text:p>2</text:p>
          </table:table-cell>
        </table:table-row>
        <table:table-row table:style-name="ro1">
          <table:table-cell table:formula="of:=[.A37]+1" office:value-type="date" office:date-value="2019-08-05" calcext:value-type="date">
            <text:p>08/05/19</text:p>
          </table:table-cell>
          <table:table-cell/>
          <table:table-cell table:formula="of:=WEEKDAY([.A38])" office:value-type="float" office:value="2" calcext:value-type="float">
            <text:p>2</text:p>
          </table:table-cell>
          <table:table-cell table:formula="of:=IF(OR([.C38]=6;[.C38]=7);&quot;weekend&quot;;&quot;&quot;)">
            <text:p/>
          </table:table-cell>
          <table:table-cell table:formula="of:=IF(AND([.D38]=&quot;&quot;;[.E37]&lt;6);[.E37]+1;IF(AND([.D38]=&quot;&quot;;[.E37]=6);1;IF([.D38]=&quot;weekend&quot;;[.E37];&quot;&quot;)))" office:value-type="float" office:value="3" calcext:value-type="float">
            <text:p>3</text:p>
          </table:table-cell>
          <table:table-cell table:formula="of:=IF([.E38]=[.E37];&quot;&quot;;[.E38])" office:value-type="float" office:value="3" calcext:value-type="float">
            <text:p>3</text:p>
          </table:table-cell>
        </table:table-row>
        <table:table-row table:style-name="ro1">
          <table:table-cell table:formula="of:=[.A38]+1" office:value-type="date" office:date-value="2019-08-06" calcext:value-type="date">
            <text:p>08/06/19</text:p>
          </table:table-cell>
          <table:table-cell/>
          <table:table-cell table:formula="of:=WEEKDAY([.A39])" office:value-type="float" office:value="3" calcext:value-type="float">
            <text:p>3</text:p>
          </table:table-cell>
          <table:table-cell table:formula="of:=IF(OR([.C39]=6;[.C39]=7);&quot;weekend&quot;;&quot;&quot;)">
            <text:p/>
          </table:table-cell>
          <table:table-cell table:formula="of:=IF(AND([.D39]=&quot;&quot;;[.E38]&lt;6);[.E38]+1;IF(AND([.D39]=&quot;&quot;;[.E38]=6);1;IF([.D39]=&quot;weekend&quot;;[.E38];&quot;&quot;)))" office:value-type="float" office:value="4" calcext:value-type="float">
            <text:p>4</text:p>
          </table:table-cell>
          <table:table-cell table:formula="of:=IF([.E39]=[.E38];&quot;&quot;;[.E39])" office:value-type="float" office:value="4" calcext:value-type="float">
            <text:p>4</text:p>
          </table:table-cell>
        </table:table-row>
        <table:table-row table:style-name="ro1">
          <table:table-cell table:formula="of:=[.A39]+1" office:value-type="date" office:date-value="2019-08-07" calcext:value-type="date">
            <text:p>08/07/19</text:p>
          </table:table-cell>
          <table:table-cell/>
          <table:table-cell table:formula="of:=WEEKDAY([.A40])" office:value-type="float" office:value="4" calcext:value-type="float">
            <text:p>4</text:p>
          </table:table-cell>
          <table:table-cell table:formula="of:=IF(OR([.C40]=6;[.C40]=7);&quot;weekend&quot;;&quot;&quot;)">
            <text:p/>
          </table:table-cell>
          <table:table-cell table:formula="of:=IF(AND([.D40]=&quot;&quot;;[.E39]&lt;6);[.E39]+1;IF(AND([.D40]=&quot;&quot;;[.E39]=6);1;IF([.D40]=&quot;weekend&quot;;[.E39];&quot;&quot;)))" office:value-type="float" office:value="5" calcext:value-type="float">
            <text:p>5</text:p>
          </table:table-cell>
          <table:table-cell table:formula="of:=IF([.E40]=[.E39];&quot;&quot;;[.E40])" office:value-type="float" office:value="5" calcext:value-type="float">
            <text:p>5</text:p>
          </table:table-cell>
        </table:table-row>
        <table:table-row table:style-name="ro1">
          <table:table-cell table:formula="of:=[.A40]+1" office:value-type="date" office:date-value="2019-08-08" calcext:value-type="date">
            <text:p>08/08/19</text:p>
          </table:table-cell>
          <table:table-cell/>
          <table:table-cell table:formula="of:=WEEKDAY([.A41])" office:value-type="float" office:value="5" calcext:value-type="float">
            <text:p>5</text:p>
          </table:table-cell>
          <table:table-cell table:formula="of:=IF(OR([.C41]=6;[.C41]=7);&quot;weekend&quot;;&quot;&quot;)">
            <text:p/>
          </table:table-cell>
          <table:table-cell table:formula="of:=IF(AND([.D41]=&quot;&quot;;[.E40]&lt;6);[.E40]+1;IF(AND([.D41]=&quot;&quot;;[.E40]=6);1;IF([.D41]=&quot;weekend&quot;;[.E40];&quot;&quot;)))" office:value-type="float" office:value="6" calcext:value-type="float">
            <text:p>6</text:p>
          </table:table-cell>
          <table:table-cell table:formula="of:=IF([.E41]=[.E40];&quot;&quot;;[.E41])" office:value-type="float" office:value="6" calcext:value-type="float">
            <text:p>6</text:p>
          </table:table-cell>
        </table:table-row>
        <table:table-row table:style-name="ro1">
          <table:table-cell table:formula="of:=[.A41]+1" office:value-type="date" office:date-value="2019-08-09" calcext:value-type="date">
            <text:p>08/09/19</text:p>
          </table:table-cell>
          <table:table-cell/>
          <table:table-cell table:formula="of:=WEEKDAY([.A42])" office:value-type="float" office:value="6" calcext:value-type="float">
            <text:p>6</text:p>
          </table:table-cell>
          <table:table-cell table:formula="of:=IF(OR([.C42]=6;[.C42]=7);&quot;weekend&quot;;&quot;&quot;)" office:value-type="string" office:string-value="weekend" calcext:value-type="string">
            <text:p>weekend</text:p>
          </table:table-cell>
          <table:table-cell table:formula="of:=IF(AND([.D42]=&quot;&quot;;[.E41]&lt;6);[.E41]+1;IF(AND([.D42]=&quot;&quot;;[.E41]=6);1;IF([.D42]=&quot;weekend&quot;;[.E41];&quot;&quot;)))" office:value-type="float" office:value="6" calcext:value-type="float">
            <text:p>6</text:p>
          </table:table-cell>
          <table:table-cell table:formula="of:=IF([.E42]=[.E41];&quot;&quot;;[.E42])">
            <text:p/>
          </table:table-cell>
        </table:table-row>
        <table:table-row table:style-name="ro1">
          <table:table-cell table:formula="of:=[.A42]+1" office:value-type="date" office:date-value="2019-08-10" calcext:value-type="date">
            <text:p>08/10/19</text:p>
          </table:table-cell>
          <table:table-cell/>
          <table:table-cell table:formula="of:=WEEKDAY([.A43])" office:value-type="float" office:value="7" calcext:value-type="float">
            <text:p>7</text:p>
          </table:table-cell>
          <table:table-cell table:formula="of:=IF(OR([.C43]=6;[.C43]=7);&quot;weekend&quot;;&quot;&quot;)" office:value-type="string" office:string-value="weekend" calcext:value-type="string">
            <text:p>weekend</text:p>
          </table:table-cell>
          <table:table-cell table:formula="of:=IF(AND([.D43]=&quot;&quot;;[.E42]&lt;6);[.E42]+1;IF(AND([.D43]=&quot;&quot;;[.E42]=6);1;IF([.D43]=&quot;weekend&quot;;[.E42];&quot;&quot;)))" office:value-type="float" office:value="6" calcext:value-type="float">
            <text:p>6</text:p>
          </table:table-cell>
          <table:table-cell table:formula="of:=IF([.E43]=[.E42];&quot;&quot;;[.E43])">
            <text:p/>
          </table:table-cell>
        </table:table-row>
        <table:table-row table:style-name="ro1">
          <table:table-cell table:formula="of:=[.A43]+1" office:value-type="date" office:date-value="2019-08-11" calcext:value-type="date">
            <text:p>08/11/19</text:p>
          </table:table-cell>
          <table:table-cell/>
          <table:table-cell table:formula="of:=WEEKDAY([.A44])" office:value-type="float" office:value="1" calcext:value-type="float">
            <text:p>1</text:p>
          </table:table-cell>
          <table:table-cell table:formula="of:=IF(OR([.C44]=6;[.C44]=7);&quot;weekend&quot;;&quot;&quot;)">
            <text:p/>
          </table:table-cell>
          <table:table-cell table:formula="of:=IF(AND([.D44]=&quot;&quot;;[.E43]&lt;6);[.E43]+1;IF(AND([.D44]=&quot;&quot;;[.E43]=6);1;IF([.D44]=&quot;weekend&quot;;[.E43];&quot;&quot;)))" office:value-type="float" office:value="1" calcext:value-type="float">
            <text:p>1</text:p>
          </table:table-cell>
          <table:table-cell table:formula="of:=IF([.E44]=[.E43];&quot;&quot;;[.E44])" office:value-type="float" office:value="1" calcext:value-type="float">
            <text:p>1</text:p>
          </table:table-cell>
        </table:table-row>
        <table:table-row table:style-name="ro1">
          <table:table-cell table:formula="of:=[.A44]+1" office:value-type="date" office:date-value="2019-08-12" calcext:value-type="date">
            <text:p>08/12/19</text:p>
          </table:table-cell>
          <table:table-cell/>
          <table:table-cell table:formula="of:=WEEKDAY([.A45])" office:value-type="float" office:value="2" calcext:value-type="float">
            <text:p>2</text:p>
          </table:table-cell>
          <table:table-cell table:formula="of:=IF(OR([.C45]=6;[.C45]=7);&quot;weekend&quot;;&quot;&quot;)">
            <text:p/>
          </table:table-cell>
          <table:table-cell table:formula="of:=IF(AND([.D45]=&quot;&quot;;[.E44]&lt;6);[.E44]+1;IF(AND([.D45]=&quot;&quot;;[.E44]=6);1;IF([.D45]=&quot;weekend&quot;;[.E44];&quot;&quot;)))" office:value-type="float" office:value="2" calcext:value-type="float">
            <text:p>2</text:p>
          </table:table-cell>
          <table:table-cell table:formula="of:=IF([.E45]=[.E44];&quot;&quot;;[.E45])" office:value-type="float" office:value="2" calcext:value-type="float">
            <text:p>2</text:p>
          </table:table-cell>
        </table:table-row>
        <table:table-row table:style-name="ro1">
          <table:table-cell table:formula="of:=[.A45]+1" office:value-type="date" office:date-value="2019-08-13" calcext:value-type="date">
            <text:p>08/13/19</text:p>
          </table:table-cell>
          <table:table-cell/>
          <table:table-cell table:formula="of:=WEEKDAY([.A46])" office:value-type="float" office:value="3" calcext:value-type="float">
            <text:p>3</text:p>
          </table:table-cell>
          <table:table-cell table:formula="of:=IF(OR([.C46]=6;[.C46]=7);&quot;weekend&quot;;&quot;&quot;)">
            <text:p/>
          </table:table-cell>
          <table:table-cell table:formula="of:=IF(AND([.D46]=&quot;&quot;;[.E45]&lt;6);[.E45]+1;IF(AND([.D46]=&quot;&quot;;[.E45]=6);1;IF([.D46]=&quot;weekend&quot;;[.E45];&quot;&quot;)))" office:value-type="float" office:value="3" calcext:value-type="float">
            <text:p>3</text:p>
          </table:table-cell>
          <table:table-cell table:formula="of:=IF([.E46]=[.E45];&quot;&quot;;[.E46])" office:value-type="float" office:value="3" calcext:value-type="float">
            <text:p>3</text:p>
          </table:table-cell>
        </table:table-row>
        <table:table-row table:style-name="ro1">
          <table:table-cell table:formula="of:=[.A46]+1" office:value-type="date" office:date-value="2019-08-14" calcext:value-type="date">
            <text:p>08/14/19</text:p>
          </table:table-cell>
          <table:table-cell/>
          <table:table-cell table:formula="of:=WEEKDAY([.A47])" office:value-type="float" office:value="4" calcext:value-type="float">
            <text:p>4</text:p>
          </table:table-cell>
          <table:table-cell table:formula="of:=IF(OR([.C47]=6;[.C47]=7);&quot;weekend&quot;;&quot;&quot;)">
            <text:p/>
          </table:table-cell>
          <table:table-cell table:formula="of:=IF(AND([.D47]=&quot;&quot;;[.E46]&lt;6);[.E46]+1;IF(AND([.D47]=&quot;&quot;;[.E46]=6);1;IF([.D47]=&quot;weekend&quot;;[.E46];&quot;&quot;)))" office:value-type="float" office:value="4" calcext:value-type="float">
            <text:p>4</text:p>
          </table:table-cell>
          <table:table-cell table:formula="of:=IF([.E47]=[.E46];&quot;&quot;;[.E47])" office:value-type="float" office:value="4" calcext:value-type="float">
            <text:p>4</text:p>
          </table:table-cell>
        </table:table-row>
        <table:table-row table:style-name="ro1">
          <table:table-cell table:formula="of:=[.A47]+1" office:value-type="date" office:date-value="2019-08-15" calcext:value-type="date">
            <text:p>08/15/19</text:p>
          </table:table-cell>
          <table:table-cell/>
          <table:table-cell table:formula="of:=WEEKDAY([.A48])" office:value-type="float" office:value="5" calcext:value-type="float">
            <text:p>5</text:p>
          </table:table-cell>
          <table:table-cell table:formula="of:=IF(OR([.C48]=6;[.C48]=7);&quot;weekend&quot;;&quot;&quot;)">
            <text:p/>
          </table:table-cell>
          <table:table-cell table:formula="of:=IF(AND([.D48]=&quot;&quot;;[.E47]&lt;6);[.E47]+1;IF(AND([.D48]=&quot;&quot;;[.E47]=6);1;IF([.D48]=&quot;weekend&quot;;[.E47];&quot;&quot;)))" office:value-type="float" office:value="5" calcext:value-type="float">
            <text:p>5</text:p>
          </table:table-cell>
          <table:table-cell table:formula="of:=IF([.E48]=[.E47];&quot;&quot;;[.E48])" office:value-type="float" office:value="5" calcext:value-type="float">
            <text:p>5</text:p>
          </table:table-cell>
        </table:table-row>
        <table:table-row table:style-name="ro1">
          <table:table-cell table:formula="of:=[.A48]+1" office:value-type="date" office:date-value="2019-08-16" calcext:value-type="date">
            <text:p>08/16/19</text:p>
          </table:table-cell>
          <table:table-cell/>
          <table:table-cell table:formula="of:=WEEKDAY([.A49])" office:value-type="float" office:value="6" calcext:value-type="float">
            <text:p>6</text:p>
          </table:table-cell>
          <table:table-cell table:formula="of:=IF(OR([.C49]=6;[.C49]=7);&quot;weekend&quot;;&quot;&quot;)" office:value-type="string" office:string-value="weekend" calcext:value-type="string">
            <text:p>weekend</text:p>
          </table:table-cell>
          <table:table-cell table:formula="of:=IF(AND([.D49]=&quot;&quot;;[.E48]&lt;6);[.E48]+1;IF(AND([.D49]=&quot;&quot;;[.E48]=6);1;IF([.D49]=&quot;weekend&quot;;[.E48];&quot;&quot;)))" office:value-type="float" office:value="5" calcext:value-type="float">
            <text:p>5</text:p>
          </table:table-cell>
          <table:table-cell table:formula="of:=IF([.E49]=[.E48];&quot;&quot;;[.E49])">
            <text:p/>
          </table:table-cell>
        </table:table-row>
        <table:table-row table:style-name="ro1">
          <table:table-cell table:formula="of:=[.A49]+1" office:value-type="date" office:date-value="2019-08-17" calcext:value-type="date">
            <text:p>08/17/19</text:p>
          </table:table-cell>
          <table:table-cell/>
          <table:table-cell table:formula="of:=WEEKDAY([.A50])" office:value-type="float" office:value="7" calcext:value-type="float">
            <text:p>7</text:p>
          </table:table-cell>
          <table:table-cell table:formula="of:=IF(OR([.C50]=6;[.C50]=7);&quot;weekend&quot;;&quot;&quot;)" office:value-type="string" office:string-value="weekend" calcext:value-type="string">
            <text:p>weekend</text:p>
          </table:table-cell>
          <table:table-cell table:formula="of:=IF(AND([.D50]=&quot;&quot;;[.E49]&lt;6);[.E49]+1;IF(AND([.D50]=&quot;&quot;;[.E49]=6);1;IF([.D50]=&quot;weekend&quot;;[.E49];&quot;&quot;)))" office:value-type="float" office:value="5" calcext:value-type="float">
            <text:p>5</text:p>
          </table:table-cell>
          <table:table-cell table:formula="of:=IF([.E50]=[.E49];&quot;&quot;;[.E50])">
            <text:p/>
          </table:table-cell>
        </table:table-row>
        <table:table-row table:style-name="ro1">
          <table:table-cell table:formula="of:=[.A50]+1" office:value-type="date" office:date-value="2019-08-18" calcext:value-type="date">
            <text:p>08/18/19</text:p>
          </table:table-cell>
          <table:table-cell/>
          <table:table-cell table:formula="of:=WEEKDAY([.A51])" office:value-type="float" office:value="1" calcext:value-type="float">
            <text:p>1</text:p>
          </table:table-cell>
          <table:table-cell table:formula="of:=IF(OR([.C51]=6;[.C51]=7);&quot;weekend&quot;;&quot;&quot;)">
            <text:p/>
          </table:table-cell>
          <table:table-cell table:formula="of:=IF(AND([.D51]=&quot;&quot;;[.E50]&lt;6);[.E50]+1;IF(AND([.D51]=&quot;&quot;;[.E50]=6);1;IF([.D51]=&quot;weekend&quot;;[.E50];&quot;&quot;)))" office:value-type="float" office:value="6" calcext:value-type="float">
            <text:p>6</text:p>
          </table:table-cell>
          <table:table-cell table:formula="of:=IF([.E51]=[.E50];&quot;&quot;;[.E51])" office:value-type="float" office:value="6" calcext:value-type="float">
            <text:p>6</text:p>
          </table:table-cell>
        </table:table-row>
        <table:table-row table:style-name="ro1">
          <table:table-cell table:formula="of:=[.A51]+1" office:value-type="date" office:date-value="2019-08-19" calcext:value-type="date">
            <text:p>08/19/19</text:p>
          </table:table-cell>
          <table:table-cell/>
          <table:table-cell table:formula="of:=WEEKDAY([.A52])" office:value-type="float" office:value="2" calcext:value-type="float">
            <text:p>2</text:p>
          </table:table-cell>
          <table:table-cell table:formula="of:=IF(OR([.C52]=6;[.C52]=7);&quot;weekend&quot;;&quot;&quot;)">
            <text:p/>
          </table:table-cell>
          <table:table-cell table:formula="of:=IF(AND([.D52]=&quot;&quot;;[.E51]&lt;6);[.E51]+1;IF(AND([.D52]=&quot;&quot;;[.E51]=6);1;IF([.D52]=&quot;weekend&quot;;[.E51];&quot;&quot;)))" office:value-type="float" office:value="1" calcext:value-type="float">
            <text:p>1</text:p>
          </table:table-cell>
          <table:table-cell table:formula="of:=IF([.E52]=[.E51];&quot;&quot;;[.E52])" office:value-type="float" office:value="1" calcext:value-type="float">
            <text:p>1</text:p>
          </table:table-cell>
        </table:table-row>
        <table:table-row table:style-name="ro1">
          <table:table-cell table:formula="of:=[.A52]+1" office:value-type="date" office:date-value="2019-08-20" calcext:value-type="date">
            <text:p>08/20/19</text:p>
          </table:table-cell>
          <table:table-cell/>
          <table:table-cell table:formula="of:=WEEKDAY([.A53])" office:value-type="float" office:value="3" calcext:value-type="float">
            <text:p>3</text:p>
          </table:table-cell>
          <table:table-cell table:formula="of:=IF(OR([.C53]=6;[.C53]=7);&quot;weekend&quot;;&quot;&quot;)">
            <text:p/>
          </table:table-cell>
          <table:table-cell table:formula="of:=IF(AND([.D53]=&quot;&quot;;[.E52]&lt;6);[.E52]+1;IF(AND([.D53]=&quot;&quot;;[.E52]=6);1;IF([.D53]=&quot;weekend&quot;;[.E52];&quot;&quot;)))" office:value-type="float" office:value="2" calcext:value-type="float">
            <text:p>2</text:p>
          </table:table-cell>
          <table:table-cell table:formula="of:=IF([.E53]=[.E52];&quot;&quot;;[.E53])" office:value-type="float" office:value="2" calcext:value-type="float">
            <text:p>2</text:p>
          </table:table-cell>
        </table:table-row>
        <table:table-row table:style-name="ro1">
          <table:table-cell table:formula="of:=[.A53]+1" office:value-type="date" office:date-value="2019-08-21" calcext:value-type="date">
            <text:p>08/21/19</text:p>
          </table:table-cell>
          <table:table-cell/>
          <table:table-cell table:formula="of:=WEEKDAY([.A54])" office:value-type="float" office:value="4" calcext:value-type="float">
            <text:p>4</text:p>
          </table:table-cell>
          <table:table-cell table:formula="of:=IF(OR([.C54]=6;[.C54]=7);&quot;weekend&quot;;&quot;&quot;)">
            <text:p/>
          </table:table-cell>
          <table:table-cell table:formula="of:=IF(AND([.D54]=&quot;&quot;;[.E53]&lt;6);[.E53]+1;IF(AND([.D54]=&quot;&quot;;[.E53]=6);1;IF([.D54]=&quot;weekend&quot;;[.E53];&quot;&quot;)))" office:value-type="float" office:value="3" calcext:value-type="float">
            <text:p>3</text:p>
          </table:table-cell>
          <table:table-cell table:formula="of:=IF([.E54]=[.E53];&quot;&quot;;[.E54])" office:value-type="float" office:value="3" calcext:value-type="float">
            <text:p>3</text:p>
          </table:table-cell>
        </table:table-row>
        <table:table-row table:style-name="ro1">
          <table:table-cell table:formula="of:=[.A54]+1" office:value-type="date" office:date-value="2019-08-22" calcext:value-type="date">
            <text:p>08/22/19</text:p>
          </table:table-cell>
          <table:table-cell/>
          <table:table-cell table:formula="of:=WEEKDAY([.A55])" office:value-type="float" office:value="5" calcext:value-type="float">
            <text:p>5</text:p>
          </table:table-cell>
          <table:table-cell table:formula="of:=IF(OR([.C55]=6;[.C55]=7);&quot;weekend&quot;;&quot;&quot;)">
            <text:p/>
          </table:table-cell>
          <table:table-cell table:formula="of:=IF(AND([.D55]=&quot;&quot;;[.E54]&lt;6);[.E54]+1;IF(AND([.D55]=&quot;&quot;;[.E54]=6);1;IF([.D55]=&quot;weekend&quot;;[.E54];&quot;&quot;)))" office:value-type="float" office:value="4" calcext:value-type="float">
            <text:p>4</text:p>
          </table:table-cell>
          <table:table-cell table:formula="of:=IF([.E55]=[.E54];&quot;&quot;;[.E55])" office:value-type="float" office:value="4" calcext:value-type="float">
            <text:p>4</text:p>
          </table:table-cell>
        </table:table-row>
        <table:table-row table:style-name="ro1">
          <table:table-cell table:formula="of:=[.A55]+1" office:value-type="date" office:date-value="2019-08-23" calcext:value-type="date">
            <text:p>08/23/19</text:p>
          </table:table-cell>
          <table:table-cell/>
          <table:table-cell table:formula="of:=WEEKDAY([.A56])" office:value-type="float" office:value="6" calcext:value-type="float">
            <text:p>6</text:p>
          </table:table-cell>
          <table:table-cell table:formula="of:=IF(OR([.C56]=6;[.C56]=7);&quot;weekend&quot;;&quot;&quot;)" office:value-type="string" office:string-value="weekend" calcext:value-type="string">
            <text:p>weekend</text:p>
          </table:table-cell>
          <table:table-cell table:formula="of:=IF(AND([.D56]=&quot;&quot;;[.E55]&lt;6);[.E55]+1;IF(AND([.D56]=&quot;&quot;;[.E55]=6);1;IF([.D56]=&quot;weekend&quot;;[.E55];&quot;&quot;)))" office:value-type="float" office:value="4" calcext:value-type="float">
            <text:p>4</text:p>
          </table:table-cell>
          <table:table-cell table:formula="of:=IF([.E56]=[.E55];&quot;&quot;;[.E56])">
            <text:p/>
          </table:table-cell>
        </table:table-row>
        <table:table-row table:style-name="ro1">
          <table:table-cell table:formula="of:=[.A56]+1" office:value-type="date" office:date-value="2019-08-24" calcext:value-type="date">
            <text:p>08/24/19</text:p>
          </table:table-cell>
          <table:table-cell/>
          <table:table-cell table:formula="of:=WEEKDAY([.A57])" office:value-type="float" office:value="7" calcext:value-type="float">
            <text:p>7</text:p>
          </table:table-cell>
          <table:table-cell table:formula="of:=IF(OR([.C57]=6;[.C57]=7);&quot;weekend&quot;;&quot;&quot;)" office:value-type="string" office:string-value="weekend" calcext:value-type="string">
            <text:p>weekend</text:p>
          </table:table-cell>
          <table:table-cell table:formula="of:=IF(AND([.D57]=&quot;&quot;;[.E56]&lt;6);[.E56]+1;IF(AND([.D57]=&quot;&quot;;[.E56]=6);1;IF([.D57]=&quot;weekend&quot;;[.E56];&quot;&quot;)))" office:value-type="float" office:value="4" calcext:value-type="float">
            <text:p>4</text:p>
          </table:table-cell>
          <table:table-cell table:formula="of:=IF([.E57]=[.E56];&quot;&quot;;[.E57])">
            <text:p/>
          </table:table-cell>
        </table:table-row>
        <table:table-row table:style-name="ro1">
          <table:table-cell table:formula="of:=[.A57]+1" office:value-type="date" office:date-value="2019-08-25" calcext:value-type="date">
            <text:p>08/25/19</text:p>
          </table:table-cell>
          <table:table-cell/>
          <table:table-cell table:formula="of:=WEEKDAY([.A58])" office:value-type="float" office:value="1" calcext:value-type="float">
            <text:p>1</text:p>
          </table:table-cell>
          <table:table-cell table:formula="of:=IF(OR([.C58]=6;[.C58]=7);&quot;weekend&quot;;&quot;&quot;)">
            <text:p/>
          </table:table-cell>
          <table:table-cell table:formula="of:=IF(AND([.D58]=&quot;&quot;;[.E57]&lt;6);[.E57]+1;IF(AND([.D58]=&quot;&quot;;[.E57]=6);1;IF([.D58]=&quot;weekend&quot;;[.E57];&quot;&quot;)))" office:value-type="float" office:value="5" calcext:value-type="float">
            <text:p>5</text:p>
          </table:table-cell>
          <table:table-cell table:formula="of:=IF([.E58]=[.E57];&quot;&quot;;[.E58])" office:value-type="float" office:value="5" calcext:value-type="float">
            <text:p>5</text:p>
          </table:table-cell>
        </table:table-row>
        <table:table-row table:style-name="ro1">
          <table:table-cell table:formula="of:=[.A58]+1" office:value-type="date" office:date-value="2019-08-26" calcext:value-type="date">
            <text:p>08/26/19</text:p>
          </table:table-cell>
          <table:table-cell/>
          <table:table-cell table:formula="of:=WEEKDAY([.A59])" office:value-type="float" office:value="2" calcext:value-type="float">
            <text:p>2</text:p>
          </table:table-cell>
          <table:table-cell table:formula="of:=IF(OR([.C59]=6;[.C59]=7);&quot;weekend&quot;;&quot;&quot;)">
            <text:p/>
          </table:table-cell>
          <table:table-cell table:formula="of:=IF(AND([.D59]=&quot;&quot;;[.E58]&lt;6);[.E58]+1;IF(AND([.D59]=&quot;&quot;;[.E58]=6);1;IF([.D59]=&quot;weekend&quot;;[.E58];&quot;&quot;)))" office:value-type="float" office:value="6" calcext:value-type="float">
            <text:p>6</text:p>
          </table:table-cell>
          <table:table-cell table:formula="of:=IF([.E59]=[.E58];&quot;&quot;;[.E59])" office:value-type="float" office:value="6" calcext:value-type="float">
            <text:p>6</text:p>
          </table:table-cell>
        </table:table-row>
        <table:table-row table:style-name="ro1">
          <table:table-cell table:formula="of:=[.A59]+1" office:value-type="date" office:date-value="2019-08-27" calcext:value-type="date">
            <text:p>08/27/19</text:p>
          </table:table-cell>
          <table:table-cell/>
          <table:table-cell table:formula="of:=WEEKDAY([.A60])" office:value-type="float" office:value="3" calcext:value-type="float">
            <text:p>3</text:p>
          </table:table-cell>
          <table:table-cell table:formula="of:=IF(OR([.C60]=6;[.C60]=7);&quot;weekend&quot;;&quot;&quot;)">
            <text:p/>
          </table:table-cell>
          <table:table-cell table:formula="of:=IF(AND([.D60]=&quot;&quot;;[.E59]&lt;6);[.E59]+1;IF(AND([.D60]=&quot;&quot;;[.E59]=6);1;IF([.D60]=&quot;weekend&quot;;[.E59];&quot;&quot;)))" office:value-type="float" office:value="1" calcext:value-type="float">
            <text:p>1</text:p>
          </table:table-cell>
          <table:table-cell table:formula="of:=IF([.E60]=[.E59];&quot;&quot;;[.E60])" office:value-type="float" office:value="1" calcext:value-type="float">
            <text:p>1</text:p>
          </table:table-cell>
        </table:table-row>
        <table:table-row table:style-name="ro1">
          <table:table-cell table:formula="of:=[.A60]+1" office:value-type="date" office:date-value="2019-08-28" calcext:value-type="date">
            <text:p>08/28/19</text:p>
          </table:table-cell>
          <table:table-cell/>
          <table:table-cell table:formula="of:=WEEKDAY([.A61])" office:value-type="float" office:value="4" calcext:value-type="float">
            <text:p>4</text:p>
          </table:table-cell>
          <table:table-cell table:formula="of:=IF(OR([.C61]=6;[.C61]=7);&quot;weekend&quot;;&quot;&quot;)">
            <text:p/>
          </table:table-cell>
          <table:table-cell table:formula="of:=IF(AND([.D61]=&quot;&quot;;[.E60]&lt;6);[.E60]+1;IF(AND([.D61]=&quot;&quot;;[.E60]=6);1;IF([.D61]=&quot;weekend&quot;;[.E60];&quot;&quot;)))" office:value-type="float" office:value="2" calcext:value-type="float">
            <text:p>2</text:p>
          </table:table-cell>
          <table:table-cell table:formula="of:=IF([.E61]=[.E60];&quot;&quot;;[.E61])" office:value-type="float" office:value="2" calcext:value-type="float">
            <text:p>2</text:p>
          </table:table-cell>
        </table:table-row>
        <table:table-row table:style-name="ro1">
          <table:table-cell table:formula="of:=[.A61]+1" office:value-type="date" office:date-value="2019-08-29" calcext:value-type="date">
            <text:p>08/29/19</text:p>
          </table:table-cell>
          <table:table-cell/>
          <table:table-cell table:formula="of:=WEEKDAY([.A62])" office:value-type="float" office:value="5" calcext:value-type="float">
            <text:p>5</text:p>
          </table:table-cell>
          <table:table-cell table:formula="of:=IF(OR([.C62]=6;[.C62]=7);&quot;weekend&quot;;&quot;&quot;)">
            <text:p/>
          </table:table-cell>
          <table:table-cell table:formula="of:=IF(AND([.D62]=&quot;&quot;;[.E61]&lt;6);[.E61]+1;IF(AND([.D62]=&quot;&quot;;[.E61]=6);1;IF([.D62]=&quot;weekend&quot;;[.E61];&quot;&quot;)))" office:value-type="float" office:value="3" calcext:value-type="float">
            <text:p>3</text:p>
          </table:table-cell>
          <table:table-cell table:formula="of:=IF([.E62]=[.E61];&quot;&quot;;[.E62])" office:value-type="float" office:value="3" calcext:value-type="float">
            <text:p>3</text:p>
          </table:table-cell>
        </table:table-row>
        <table:table-row table:style-name="ro1">
          <table:table-cell table:formula="of:=[.A62]+1" office:value-type="date" office:date-value="2019-08-30" calcext:value-type="date">
            <text:p>08/30/19</text:p>
          </table:table-cell>
          <table:table-cell/>
          <table:table-cell table:formula="of:=WEEKDAY([.A63])" office:value-type="float" office:value="6" calcext:value-type="float">
            <text:p>6</text:p>
          </table:table-cell>
          <table:table-cell table:formula="of:=IF(OR([.C63]=6;[.C63]=7);&quot;weekend&quot;;&quot;&quot;)" office:value-type="string" office:string-value="weekend" calcext:value-type="string">
            <text:p>weekend</text:p>
          </table:table-cell>
          <table:table-cell table:formula="of:=IF(AND([.D63]=&quot;&quot;;[.E62]&lt;6);[.E62]+1;IF(AND([.D63]=&quot;&quot;;[.E62]=6);1;IF([.D63]=&quot;weekend&quot;;[.E62];&quot;&quot;)))" office:value-type="float" office:value="3" calcext:value-type="float">
            <text:p>3</text:p>
          </table:table-cell>
          <table:table-cell table:formula="of:=IF([.E63]=[.E62];&quot;&quot;;[.E63])">
            <text:p/>
          </table:table-cell>
        </table:table-row>
        <table:table-row table:style-name="ro1">
          <table:table-cell table:formula="of:=[.A63]+1" office:value-type="date" office:date-value="2019-08-31" calcext:value-type="date">
            <text:p>08/31/19</text:p>
          </table:table-cell>
          <table:table-cell/>
          <table:table-cell table:formula="of:=WEEKDAY([.A64])" office:value-type="float" office:value="7" calcext:value-type="float">
            <text:p>7</text:p>
          </table:table-cell>
          <table:table-cell table:formula="of:=IF(OR([.C64]=6;[.C64]=7);&quot;weekend&quot;;&quot;&quot;)" office:value-type="string" office:string-value="weekend" calcext:value-type="string">
            <text:p>weekend</text:p>
          </table:table-cell>
          <table:table-cell table:formula="of:=IF(AND([.D64]=&quot;&quot;;[.E63]&lt;6);[.E63]+1;IF(AND([.D64]=&quot;&quot;;[.E63]=6);1;IF([.D64]=&quot;weekend&quot;;[.E63];&quot;&quot;)))" office:value-type="float" office:value="3" calcext:value-type="float">
            <text:p>3</text:p>
          </table:table-cell>
          <table:table-cell table:formula="of:=IF([.E64]=[.E63];&quot;&quot;;[.E64])">
            <text:p/>
          </table:table-cell>
        </table:table-row>
        <table:table-row table:style-name="ro1">
          <table:table-cell table:formula="of:=[.A64]+1" office:value-type="date" office:date-value="2019-09-01" calcext:value-type="date">
            <text:p>09/01/19</text:p>
          </table:table-cell>
          <table:table-cell/>
          <table:table-cell table:formula="of:=WEEKDAY([.A65])" office:value-type="float" office:value="1" calcext:value-type="float">
            <text:p>1</text:p>
          </table:table-cell>
          <table:table-cell table:formula="of:=IF(OR([.C65]=6;[.C65]=7);&quot;weekend&quot;;&quot;&quot;)">
            <text:p/>
          </table:table-cell>
          <table:table-cell table:formula="of:=IF(AND([.D65]=&quot;&quot;;[.E64]&lt;6);[.E64]+1;IF(AND([.D65]=&quot;&quot;;[.E64]=6);1;IF([.D65]=&quot;weekend&quot;;[.E64];&quot;&quot;)))" office:value-type="float" office:value="4" calcext:value-type="float">
            <text:p>4</text:p>
          </table:table-cell>
          <table:table-cell table:formula="of:=IF([.E65]=[.E64];&quot;&quot;;[.E65])" office:value-type="float" office:value="4" calcext:value-type="float">
            <text:p>4</text:p>
          </table:table-cell>
        </table:table-row>
        <table:table-row table:style-name="ro1">
          <table:table-cell table:formula="of:=[.A65]+1" office:value-type="date" office:date-value="2019-09-02" calcext:value-type="date">
            <text:p>09/02/19</text:p>
          </table:table-cell>
          <table:table-cell/>
          <table:table-cell table:formula="of:=WEEKDAY([.A66])" office:value-type="float" office:value="2" calcext:value-type="float">
            <text:p>2</text:p>
          </table:table-cell>
          <table:table-cell table:formula="of:=IF(OR([.C66]=6;[.C66]=7);&quot;weekend&quot;;&quot;&quot;)">
            <text:p/>
          </table:table-cell>
          <table:table-cell table:formula="of:=IF(AND([.D66]=&quot;&quot;;[.E65]&lt;6);[.E65]+1;IF(AND([.D66]=&quot;&quot;;[.E65]=6);1;IF([.D66]=&quot;weekend&quot;;[.E65];&quot;&quot;)))" office:value-type="float" office:value="5" calcext:value-type="float">
            <text:p>5</text:p>
          </table:table-cell>
          <table:table-cell table:formula="of:=IF([.E66]=[.E65];&quot;&quot;;[.E66])" office:value-type="float" office:value="5" calcext:value-type="float">
            <text:p>5</text:p>
          </table:table-cell>
        </table:table-row>
        <table:table-row table:style-name="ro1">
          <table:table-cell table:formula="of:=[.A66]+1" office:value-type="date" office:date-value="2019-09-03" calcext:value-type="date">
            <text:p>09/03/19</text:p>
          </table:table-cell>
          <table:table-cell/>
          <table:table-cell table:formula="of:=WEEKDAY([.A67])" office:value-type="float" office:value="3" calcext:value-type="float">
            <text:p>3</text:p>
          </table:table-cell>
          <table:table-cell table:formula="of:=IF(OR([.C67]=6;[.C67]=7);&quot;weekend&quot;;&quot;&quot;)">
            <text:p/>
          </table:table-cell>
          <table:table-cell table:formula="of:=IF(AND([.D67]=&quot;&quot;;[.E66]&lt;6);[.E66]+1;IF(AND([.D67]=&quot;&quot;;[.E66]=6);1;IF([.D67]=&quot;weekend&quot;;[.E66];&quot;&quot;)))" office:value-type="float" office:value="6" calcext:value-type="float">
            <text:p>6</text:p>
          </table:table-cell>
          <table:table-cell table:formula="of:=IF([.E67]=[.E66];&quot;&quot;;[.E67])" office:value-type="float" office:value="6" calcext:value-type="float">
            <text:p>6</text:p>
          </table:table-cell>
        </table:table-row>
        <table:table-row table:style-name="ro1">
          <table:table-cell table:formula="of:=[.A67]+1" office:value-type="date" office:date-value="2019-09-04" calcext:value-type="date">
            <text:p>09/04/19</text:p>
          </table:table-cell>
          <table:table-cell/>
          <table:table-cell table:formula="of:=WEEKDAY([.A68])" office:value-type="float" office:value="4" calcext:value-type="float">
            <text:p>4</text:p>
          </table:table-cell>
          <table:table-cell table:formula="of:=IF(OR([.C68]=6;[.C68]=7);&quot;weekend&quot;;&quot;&quot;)">
            <text:p/>
          </table:table-cell>
          <table:table-cell table:formula="of:=IF(AND([.D68]=&quot;&quot;;[.E67]&lt;6);[.E67]+1;IF(AND([.D68]=&quot;&quot;;[.E67]=6);1;IF([.D68]=&quot;weekend&quot;;[.E67];&quot;&quot;)))" office:value-type="float" office:value="1" calcext:value-type="float">
            <text:p>1</text:p>
          </table:table-cell>
          <table:table-cell table:formula="of:=IF([.E68]=[.E67];&quot;&quot;;[.E68])" office:value-type="float" office:value="1" calcext:value-type="float">
            <text:p>1</text:p>
          </table:table-cell>
        </table:table-row>
        <table:table-row table:style-name="ro1">
          <table:table-cell table:formula="of:=[.A68]+1" office:value-type="date" office:date-value="2019-09-05" calcext:value-type="date">
            <text:p>09/05/19</text:p>
          </table:table-cell>
          <table:table-cell/>
          <table:table-cell table:formula="of:=WEEKDAY([.A69])" office:value-type="float" office:value="5" calcext:value-type="float">
            <text:p>5</text:p>
          </table:table-cell>
          <table:table-cell table:formula="of:=IF(OR([.C69]=6;[.C69]=7);&quot;weekend&quot;;&quot;&quot;)">
            <text:p/>
          </table:table-cell>
          <table:table-cell table:formula="of:=IF(AND([.D69]=&quot;&quot;;[.E68]&lt;6);[.E68]+1;IF(AND([.D69]=&quot;&quot;;[.E68]=6);1;IF([.D69]=&quot;weekend&quot;;[.E68];&quot;&quot;)))" office:value-type="float" office:value="2" calcext:value-type="float">
            <text:p>2</text:p>
          </table:table-cell>
          <table:table-cell table:formula="of:=IF([.E69]=[.E68];&quot;&quot;;[.E69])" office:value-type="float" office:value="2" calcext:value-type="float">
            <text:p>2</text:p>
          </table:table-cell>
        </table:table-row>
        <table:table-row table:style-name="ro1">
          <table:table-cell table:formula="of:=[.A69]+1" office:value-type="date" office:date-value="2019-09-06" calcext:value-type="date">
            <text:p>09/06/19</text:p>
          </table:table-cell>
          <table:table-cell/>
          <table:table-cell table:formula="of:=WEEKDAY([.A70])" office:value-type="float" office:value="6" calcext:value-type="float">
            <text:p>6</text:p>
          </table:table-cell>
          <table:table-cell table:formula="of:=IF(OR([.C70]=6;[.C70]=7);&quot;weekend&quot;;&quot;&quot;)" office:value-type="string" office:string-value="weekend" calcext:value-type="string">
            <text:p>weekend</text:p>
          </table:table-cell>
          <table:table-cell table:formula="of:=IF(AND([.D70]=&quot;&quot;;[.E69]&lt;6);[.E69]+1;IF(AND([.D70]=&quot;&quot;;[.E69]=6);1;IF([.D70]=&quot;weekend&quot;;[.E69];&quot;&quot;)))" office:value-type="float" office:value="2" calcext:value-type="float">
            <text:p>2</text:p>
          </table:table-cell>
          <table:table-cell table:formula="of:=IF([.E70]=[.E69];&quot;&quot;;[.E70])">
            <text:p/>
          </table:table-cell>
        </table:table-row>
        <table:table-row table:style-name="ro1">
          <table:table-cell table:formula="of:=[.A70]+1" office:value-type="date" office:date-value="2019-09-07" calcext:value-type="date">
            <text:p>09/07/19</text:p>
          </table:table-cell>
          <table:table-cell/>
          <table:table-cell table:formula="of:=WEEKDAY([.A71])" office:value-type="float" office:value="7" calcext:value-type="float">
            <text:p>7</text:p>
          </table:table-cell>
          <table:table-cell table:formula="of:=IF(OR([.C71]=6;[.C71]=7);&quot;weekend&quot;;&quot;&quot;)" office:value-type="string" office:string-value="weekend" calcext:value-type="string">
            <text:p>weekend</text:p>
          </table:table-cell>
          <table:table-cell table:formula="of:=IF(AND([.D71]=&quot;&quot;;[.E70]&lt;6);[.E70]+1;IF(AND([.D71]=&quot;&quot;;[.E70]=6);1;IF([.D71]=&quot;weekend&quot;;[.E70];&quot;&quot;)))" office:value-type="float" office:value="2" calcext:value-type="float">
            <text:p>2</text:p>
          </table:table-cell>
          <table:table-cell table:formula="of:=IF([.E71]=[.E70];&quot;&quot;;[.E71])">
            <text:p/>
          </table:table-cell>
        </table:table-row>
        <table:table-row table:style-name="ro1">
          <table:table-cell table:formula="of:=[.A71]+1" office:value-type="date" office:date-value="2019-09-08" calcext:value-type="date">
            <text:p>09/08/19</text:p>
          </table:table-cell>
          <table:table-cell/>
          <table:table-cell table:formula="of:=WEEKDAY([.A72])" office:value-type="float" office:value="1" calcext:value-type="float">
            <text:p>1</text:p>
          </table:table-cell>
          <table:table-cell table:formula="of:=IF(OR([.C72]=6;[.C72]=7);&quot;weekend&quot;;&quot;&quot;)">
            <text:p/>
          </table:table-cell>
          <table:table-cell table:formula="of:=IF(AND([.D72]=&quot;&quot;;[.E71]&lt;6);[.E71]+1;IF(AND([.D72]=&quot;&quot;;[.E71]=6);1;IF([.D72]=&quot;weekend&quot;;[.E71];&quot;&quot;)))" office:value-type="float" office:value="3" calcext:value-type="float">
            <text:p>3</text:p>
          </table:table-cell>
          <table:table-cell table:formula="of:=IF([.E72]=[.E71];&quot;&quot;;[.E72])" office:value-type="float" office:value="3" calcext:value-type="float">
            <text:p>3</text:p>
          </table:table-cell>
        </table:table-row>
        <table:table-row table:style-name="ro1">
          <table:table-cell table:formula="of:=[.A72]+1" office:value-type="date" office:date-value="2019-09-09" calcext:value-type="date">
            <text:p>09/09/19</text:p>
          </table:table-cell>
          <table:table-cell/>
          <table:table-cell table:formula="of:=WEEKDAY([.A73])" office:value-type="float" office:value="2" calcext:value-type="float">
            <text:p>2</text:p>
          </table:table-cell>
          <table:table-cell table:formula="of:=IF(OR([.C73]=6;[.C73]=7);&quot;weekend&quot;;&quot;&quot;)">
            <text:p/>
          </table:table-cell>
          <table:table-cell table:formula="of:=IF(AND([.D73]=&quot;&quot;;[.E72]&lt;6);[.E72]+1;IF(AND([.D73]=&quot;&quot;;[.E72]=6);1;IF([.D73]=&quot;weekend&quot;;[.E72];&quot;&quot;)))" office:value-type="float" office:value="4" calcext:value-type="float">
            <text:p>4</text:p>
          </table:table-cell>
          <table:table-cell table:formula="of:=IF([.E73]=[.E72];&quot;&quot;;[.E73])" office:value-type="float" office:value="4" calcext:value-type="float">
            <text:p>4</text:p>
          </table:table-cell>
        </table:table-row>
        <table:table-row table:style-name="ro1">
          <table:table-cell table:formula="of:=[.A73]+1" office:value-type="date" office:date-value="2019-09-10" calcext:value-type="date">
            <text:p>09/10/19</text:p>
          </table:table-cell>
          <table:table-cell/>
          <table:table-cell table:formula="of:=WEEKDAY([.A74])" office:value-type="float" office:value="3" calcext:value-type="float">
            <text:p>3</text:p>
          </table:table-cell>
          <table:table-cell table:formula="of:=IF(OR([.C74]=6;[.C74]=7);&quot;weekend&quot;;&quot;&quot;)">
            <text:p/>
          </table:table-cell>
          <table:table-cell table:formula="of:=IF(AND([.D74]=&quot;&quot;;[.E73]&lt;6);[.E73]+1;IF(AND([.D74]=&quot;&quot;;[.E73]=6);1;IF([.D74]=&quot;weekend&quot;;[.E73];&quot;&quot;)))" office:value-type="float" office:value="5" calcext:value-type="float">
            <text:p>5</text:p>
          </table:table-cell>
          <table:table-cell table:formula="of:=IF([.E74]=[.E73];&quot;&quot;;[.E74])" office:value-type="float" office:value="5" calcext:value-type="float">
            <text:p>5</text:p>
          </table:table-cell>
        </table:table-row>
        <table:table-row table:style-name="ro1">
          <table:table-cell table:formula="of:=[.A74]+1" office:value-type="date" office:date-value="2019-09-11" calcext:value-type="date">
            <text:p>09/11/19</text:p>
          </table:table-cell>
          <table:table-cell/>
          <table:table-cell table:formula="of:=WEEKDAY([.A75])" office:value-type="float" office:value="4" calcext:value-type="float">
            <text:p>4</text:p>
          </table:table-cell>
          <table:table-cell table:formula="of:=IF(OR([.C75]=6;[.C75]=7);&quot;weekend&quot;;&quot;&quot;)">
            <text:p/>
          </table:table-cell>
          <table:table-cell table:formula="of:=IF(AND([.D75]=&quot;&quot;;[.E74]&lt;6);[.E74]+1;IF(AND([.D75]=&quot;&quot;;[.E74]=6);1;IF([.D75]=&quot;weekend&quot;;[.E74];&quot;&quot;)))" office:value-type="float" office:value="6" calcext:value-type="float">
            <text:p>6</text:p>
          </table:table-cell>
          <table:table-cell table:formula="of:=IF([.E75]=[.E74];&quot;&quot;;[.E75])" office:value-type="float" office:value="6" calcext:value-type="float">
            <text:p>6</text:p>
          </table:table-cell>
        </table:table-row>
        <table:table-row table:style-name="ro1">
          <table:table-cell table:formula="of:=[.A75]+1" office:value-type="date" office:date-value="2019-09-12" calcext:value-type="date">
            <text:p>09/12/19</text:p>
          </table:table-cell>
          <table:table-cell/>
          <table:table-cell table:formula="of:=WEEKDAY([.A76])" office:value-type="float" office:value="5" calcext:value-type="float">
            <text:p>5</text:p>
          </table:table-cell>
          <table:table-cell table:formula="of:=IF(OR([.C76]=6;[.C76]=7);&quot;weekend&quot;;&quot;&quot;)">
            <text:p/>
          </table:table-cell>
          <table:table-cell table:formula="of:=IF(AND([.D76]=&quot;&quot;;[.E75]&lt;6);[.E75]+1;IF(AND([.D76]=&quot;&quot;;[.E75]=6);1;IF([.D76]=&quot;weekend&quot;;[.E75];&quot;&quot;)))" office:value-type="float" office:value="1" calcext:value-type="float">
            <text:p>1</text:p>
          </table:table-cell>
          <table:table-cell table:formula="of:=IF([.E76]=[.E75];&quot;&quot;;[.E76])" office:value-type="float" office:value="1" calcext:value-type="float">
            <text:p>1</text:p>
          </table:table-cell>
        </table:table-row>
        <table:table-row table:style-name="ro1">
          <table:table-cell table:formula="of:=[.A76]+1" office:value-type="date" office:date-value="2019-09-13" calcext:value-type="date">
            <text:p>09/13/19</text:p>
          </table:table-cell>
          <table:table-cell/>
          <table:table-cell table:formula="of:=WEEKDAY([.A77])" office:value-type="float" office:value="6" calcext:value-type="float">
            <text:p>6</text:p>
          </table:table-cell>
          <table:table-cell table:formula="of:=IF(OR([.C77]=6;[.C77]=7);&quot;weekend&quot;;&quot;&quot;)" office:value-type="string" office:string-value="weekend" calcext:value-type="string">
            <text:p>weekend</text:p>
          </table:table-cell>
          <table:table-cell table:formula="of:=IF(AND([.D77]=&quot;&quot;;[.E76]&lt;6);[.E76]+1;IF(AND([.D77]=&quot;&quot;;[.E76]=6);1;IF([.D77]=&quot;weekend&quot;;[.E76];&quot;&quot;)))" office:value-type="float" office:value="1" calcext:value-type="float">
            <text:p>1</text:p>
          </table:table-cell>
          <table:table-cell table:formula="of:=IF([.E77]=[.E76];&quot;&quot;;[.E77])">
            <text:p/>
          </table:table-cell>
        </table:table-row>
        <table:table-row table:style-name="ro1">
          <table:table-cell table:formula="of:=[.A77]+1" office:value-type="date" office:date-value="2019-09-14" calcext:value-type="date">
            <text:p>09/14/19</text:p>
          </table:table-cell>
          <table:table-cell/>
          <table:table-cell table:formula="of:=WEEKDAY([.A78])" office:value-type="float" office:value="7" calcext:value-type="float">
            <text:p>7</text:p>
          </table:table-cell>
          <table:table-cell table:formula="of:=IF(OR([.C78]=6;[.C78]=7);&quot;weekend&quot;;&quot;&quot;)" office:value-type="string" office:string-value="weekend" calcext:value-type="string">
            <text:p>weekend</text:p>
          </table:table-cell>
          <table:table-cell table:formula="of:=IF(AND([.D78]=&quot;&quot;;[.E77]&lt;6);[.E77]+1;IF(AND([.D78]=&quot;&quot;;[.E77]=6);1;IF([.D78]=&quot;weekend&quot;;[.E77];&quot;&quot;)))" office:value-type="float" office:value="1" calcext:value-type="float">
            <text:p>1</text:p>
          </table:table-cell>
          <table:table-cell table:formula="of:=IF([.E78]=[.E77];&quot;&quot;;[.E78])">
            <text:p/>
          </table:table-cell>
        </table:table-row>
        <table:table-row table:style-name="ro1">
          <table:table-cell table:formula="of:=[.A78]+1" office:value-type="date" office:date-value="2019-09-15" calcext:value-type="date">
            <text:p>09/15/19</text:p>
          </table:table-cell>
          <table:table-cell/>
          <table:table-cell table:formula="of:=WEEKDAY([.A79])" office:value-type="float" office:value="1" calcext:value-type="float">
            <text:p>1</text:p>
          </table:table-cell>
          <table:table-cell table:formula="of:=IF(OR([.C79]=6;[.C79]=7);&quot;weekend&quot;;&quot;&quot;)">
            <text:p/>
          </table:table-cell>
          <table:table-cell table:formula="of:=IF(AND([.D79]=&quot;&quot;;[.E78]&lt;6);[.E78]+1;IF(AND([.D79]=&quot;&quot;;[.E78]=6);1;IF([.D79]=&quot;weekend&quot;;[.E78];&quot;&quot;)))" office:value-type="float" office:value="2" calcext:value-type="float">
            <text:p>2</text:p>
          </table:table-cell>
          <table:table-cell table:formula="of:=IF([.E79]=[.E78];&quot;&quot;;[.E79])" office:value-type="float" office:value="2" calcext:value-type="float">
            <text:p>2</text:p>
          </table:table-cell>
        </table:table-row>
        <table:table-row table:style-name="ro1">
          <table:table-cell table:formula="of:=[.A79]+1" office:value-type="date" office:date-value="2019-09-16" calcext:value-type="date">
            <text:p>09/16/19</text:p>
          </table:table-cell>
          <table:table-cell/>
          <table:table-cell table:formula="of:=WEEKDAY([.A80])" office:value-type="float" office:value="2" calcext:value-type="float">
            <text:p>2</text:p>
          </table:table-cell>
          <table:table-cell table:formula="of:=IF(OR([.C80]=6;[.C80]=7);&quot;weekend&quot;;&quot;&quot;)">
            <text:p/>
          </table:table-cell>
          <table:table-cell table:formula="of:=IF(AND([.D80]=&quot;&quot;;[.E79]&lt;6);[.E79]+1;IF(AND([.D80]=&quot;&quot;;[.E79]=6);1;IF([.D80]=&quot;weekend&quot;;[.E79];&quot;&quot;)))" office:value-type="float" office:value="3" calcext:value-type="float">
            <text:p>3</text:p>
          </table:table-cell>
          <table:table-cell table:formula="of:=IF([.E80]=[.E79];&quot;&quot;;[.E80])" office:value-type="float" office:value="3" calcext:value-type="float">
            <text:p>3</text:p>
          </table:table-cell>
        </table:table-row>
        <table:table-row table:style-name="ro1">
          <table:table-cell table:formula="of:=[.A80]+1" office:value-type="date" office:date-value="2019-09-17" calcext:value-type="date">
            <text:p>09/17/19</text:p>
          </table:table-cell>
          <table:table-cell/>
          <table:table-cell table:formula="of:=WEEKDAY([.A81])" office:value-type="float" office:value="3" calcext:value-type="float">
            <text:p>3</text:p>
          </table:table-cell>
          <table:table-cell table:formula="of:=IF(OR([.C81]=6;[.C81]=7);&quot;weekend&quot;;&quot;&quot;)">
            <text:p/>
          </table:table-cell>
          <table:table-cell table:formula="of:=IF(AND([.D81]=&quot;&quot;;[.E80]&lt;6);[.E80]+1;IF(AND([.D81]=&quot;&quot;;[.E80]=6);1;IF([.D81]=&quot;weekend&quot;;[.E80];&quot;&quot;)))" office:value-type="float" office:value="4" calcext:value-type="float">
            <text:p>4</text:p>
          </table:table-cell>
          <table:table-cell table:formula="of:=IF([.E81]=[.E80];&quot;&quot;;[.E81])" office:value-type="float" office:value="4" calcext:value-type="float">
            <text:p>4</text:p>
          </table:table-cell>
        </table:table-row>
        <table:table-row table:style-name="ro1">
          <table:table-cell table:formula="of:=[.A81]+1" office:value-type="date" office:date-value="2019-09-18" calcext:value-type="date">
            <text:p>09/18/19</text:p>
          </table:table-cell>
          <table:table-cell/>
          <table:table-cell table:formula="of:=WEEKDAY([.A82])" office:value-type="float" office:value="4" calcext:value-type="float">
            <text:p>4</text:p>
          </table:table-cell>
          <table:table-cell table:formula="of:=IF(OR([.C82]=6;[.C82]=7);&quot;weekend&quot;;&quot;&quot;)">
            <text:p/>
          </table:table-cell>
          <table:table-cell table:formula="of:=IF(AND([.D82]=&quot;&quot;;[.E81]&lt;6);[.E81]+1;IF(AND([.D82]=&quot;&quot;;[.E81]=6);1;IF([.D82]=&quot;weekend&quot;;[.E81];&quot;&quot;)))" office:value-type="float" office:value="5" calcext:value-type="float">
            <text:p>5</text:p>
          </table:table-cell>
          <table:table-cell table:formula="of:=IF([.E82]=[.E81];&quot;&quot;;[.E82])" office:value-type="float" office:value="5" calcext:value-type="float">
            <text:p>5</text:p>
          </table:table-cell>
        </table:table-row>
        <table:table-row table:style-name="ro1">
          <table:table-cell table:formula="of:=[.A82]+1" office:value-type="date" office:date-value="2019-09-19" calcext:value-type="date">
            <text:p>09/19/19</text:p>
          </table:table-cell>
          <table:table-cell/>
          <table:table-cell table:formula="of:=WEEKDAY([.A83])" office:value-type="float" office:value="5" calcext:value-type="float">
            <text:p>5</text:p>
          </table:table-cell>
          <table:table-cell table:formula="of:=IF(OR([.C83]=6;[.C83]=7);&quot;weekend&quot;;&quot;&quot;)">
            <text:p/>
          </table:table-cell>
          <table:table-cell table:formula="of:=IF(AND([.D83]=&quot;&quot;;[.E82]&lt;6);[.E82]+1;IF(AND([.D83]=&quot;&quot;;[.E82]=6);1;IF([.D83]=&quot;weekend&quot;;[.E82];&quot;&quot;)))" office:value-type="float" office:value="6" calcext:value-type="float">
            <text:p>6</text:p>
          </table:table-cell>
          <table:table-cell table:formula="of:=IF([.E83]=[.E82];&quot;&quot;;[.E83])" office:value-type="float" office:value="6" calcext:value-type="float">
            <text:p>6</text:p>
          </table:table-cell>
        </table:table-row>
        <table:table-row table:style-name="ro1">
          <table:table-cell table:formula="of:=[.A83]+1" office:value-type="date" office:date-value="2019-09-20" calcext:value-type="date">
            <text:p>09/20/19</text:p>
          </table:table-cell>
          <table:table-cell/>
          <table:table-cell table:formula="of:=WEEKDAY([.A84])" office:value-type="float" office:value="6" calcext:value-type="float">
            <text:p>6</text:p>
          </table:table-cell>
          <table:table-cell table:formula="of:=IF(OR([.C84]=6;[.C84]=7);&quot;weekend&quot;;&quot;&quot;)" office:value-type="string" office:string-value="weekend" calcext:value-type="string">
            <text:p>weekend</text:p>
          </table:table-cell>
          <table:table-cell table:formula="of:=IF(AND([.D84]=&quot;&quot;;[.E83]&lt;6);[.E83]+1;IF(AND([.D84]=&quot;&quot;;[.E83]=6);1;IF([.D84]=&quot;weekend&quot;;[.E83];&quot;&quot;)))" office:value-type="float" office:value="6" calcext:value-type="float">
            <text:p>6</text:p>
          </table:table-cell>
          <table:table-cell table:formula="of:=IF([.E84]=[.E83];&quot;&quot;;[.E84])">
            <text:p/>
          </table:table-cell>
        </table:table-row>
        <table:table-row table:style-name="ro1">
          <table:table-cell table:formula="of:=[.A84]+1" office:value-type="date" office:date-value="2019-09-21" calcext:value-type="date">
            <text:p>09/21/19</text:p>
          </table:table-cell>
          <table:table-cell/>
          <table:table-cell table:formula="of:=WEEKDAY([.A85])" office:value-type="float" office:value="7" calcext:value-type="float">
            <text:p>7</text:p>
          </table:table-cell>
          <table:table-cell table:formula="of:=IF(OR([.C85]=6;[.C85]=7);&quot;weekend&quot;;&quot;&quot;)" office:value-type="string" office:string-value="weekend" calcext:value-type="string">
            <text:p>weekend</text:p>
          </table:table-cell>
          <table:table-cell table:formula="of:=IF(AND([.D85]=&quot;&quot;;[.E84]&lt;6);[.E84]+1;IF(AND([.D85]=&quot;&quot;;[.E84]=6);1;IF([.D85]=&quot;weekend&quot;;[.E84];&quot;&quot;)))" office:value-type="float" office:value="6" calcext:value-type="float">
            <text:p>6</text:p>
          </table:table-cell>
          <table:table-cell table:formula="of:=IF([.E85]=[.E84];&quot;&quot;;[.E85])">
            <text:p/>
          </table:table-cell>
        </table:table-row>
        <table:table-row table:style-name="ro1">
          <table:table-cell table:formula="of:=[.A85]+1" office:value-type="date" office:date-value="2019-09-22" calcext:value-type="date">
            <text:p>09/22/19</text:p>
          </table:table-cell>
          <table:table-cell/>
          <table:table-cell table:formula="of:=WEEKDAY([.A86])" office:value-type="float" office:value="1" calcext:value-type="float">
            <text:p>1</text:p>
          </table:table-cell>
          <table:table-cell table:formula="of:=IF(OR([.C86]=6;[.C86]=7);&quot;weekend&quot;;&quot;&quot;)">
            <text:p/>
          </table:table-cell>
          <table:table-cell table:formula="of:=IF(AND([.D86]=&quot;&quot;;[.E85]&lt;6);[.E85]+1;IF(AND([.D86]=&quot;&quot;;[.E85]=6);1;IF([.D86]=&quot;weekend&quot;;[.E85];&quot;&quot;)))" office:value-type="float" office:value="1" calcext:value-type="float">
            <text:p>1</text:p>
          </table:table-cell>
          <table:table-cell table:formula="of:=IF([.E86]=[.E85];&quot;&quot;;[.E86])" office:value-type="float" office:value="1" calcext:value-type="float">
            <text:p>1</text:p>
          </table:table-cell>
        </table:table-row>
        <table:table-row table:style-name="ro1">
          <table:table-cell table:formula="of:=[.A86]+1" office:value-type="date" office:date-value="2019-09-23" calcext:value-type="date">
            <text:p>09/23/19</text:p>
          </table:table-cell>
          <table:table-cell/>
          <table:table-cell table:formula="of:=WEEKDAY([.A87])" office:value-type="float" office:value="2" calcext:value-type="float">
            <text:p>2</text:p>
          </table:table-cell>
          <table:table-cell table:formula="of:=IF(OR([.C87]=6;[.C87]=7);&quot;weekend&quot;;&quot;&quot;)">
            <text:p/>
          </table:table-cell>
          <table:table-cell table:formula="of:=IF(AND([.D87]=&quot;&quot;;[.E86]&lt;6);[.E86]+1;IF(AND([.D87]=&quot;&quot;;[.E86]=6);1;IF([.D87]=&quot;weekend&quot;;[.E86];&quot;&quot;)))" office:value-type="float" office:value="2" calcext:value-type="float">
            <text:p>2</text:p>
          </table:table-cell>
          <table:table-cell table:formula="of:=IF([.E87]=[.E86];&quot;&quot;;[.E87])" office:value-type="float" office:value="2" calcext:value-type="float">
            <text:p>2</text:p>
          </table:table-cell>
        </table:table-row>
        <table:table-row table:style-name="ro1">
          <table:table-cell table:formula="of:=[.A87]+1" office:value-type="date" office:date-value="2019-09-24" calcext:value-type="date">
            <text:p>09/24/19</text:p>
          </table:table-cell>
          <table:table-cell/>
          <table:table-cell table:formula="of:=WEEKDAY([.A88])" office:value-type="float" office:value="3" calcext:value-type="float">
            <text:p>3</text:p>
          </table:table-cell>
          <table:table-cell table:formula="of:=IF(OR([.C88]=6;[.C88]=7);&quot;weekend&quot;;&quot;&quot;)">
            <text:p/>
          </table:table-cell>
          <table:table-cell table:formula="of:=IF(AND([.D88]=&quot;&quot;;[.E87]&lt;6);[.E87]+1;IF(AND([.D88]=&quot;&quot;;[.E87]=6);1;IF([.D88]=&quot;weekend&quot;;[.E87];&quot;&quot;)))" office:value-type="float" office:value="3" calcext:value-type="float">
            <text:p>3</text:p>
          </table:table-cell>
          <table:table-cell table:formula="of:=IF([.E88]=[.E87];&quot;&quot;;[.E88])" office:value-type="float" office:value="3" calcext:value-type="float">
            <text:p>3</text:p>
          </table:table-cell>
        </table:table-row>
        <table:table-row table:style-name="ro1">
          <table:table-cell table:formula="of:=[.A88]+1" office:value-type="date" office:date-value="2019-09-25" calcext:value-type="date">
            <text:p>09/25/19</text:p>
          </table:table-cell>
          <table:table-cell/>
          <table:table-cell table:formula="of:=WEEKDAY([.A89])" office:value-type="float" office:value="4" calcext:value-type="float">
            <text:p>4</text:p>
          </table:table-cell>
          <table:table-cell table:formula="of:=IF(OR([.C89]=6;[.C89]=7);&quot;weekend&quot;;&quot;&quot;)">
            <text:p/>
          </table:table-cell>
          <table:table-cell table:formula="of:=IF(AND([.D89]=&quot;&quot;;[.E88]&lt;6);[.E88]+1;IF(AND([.D89]=&quot;&quot;;[.E88]=6);1;IF([.D89]=&quot;weekend&quot;;[.E88];&quot;&quot;)))" office:value-type="float" office:value="4" calcext:value-type="float">
            <text:p>4</text:p>
          </table:table-cell>
          <table:table-cell table:formula="of:=IF([.E89]=[.E88];&quot;&quot;;[.E89])" office:value-type="float" office:value="4" calcext:value-type="float">
            <text:p>4</text:p>
          </table:table-cell>
        </table:table-row>
        <table:table-row table:style-name="ro1">
          <table:table-cell table:formula="of:=[.A89]+1" office:value-type="date" office:date-value="2019-09-26" calcext:value-type="date">
            <text:p>09/26/19</text:p>
          </table:table-cell>
          <table:table-cell/>
          <table:table-cell table:formula="of:=WEEKDAY([.A90])" office:value-type="float" office:value="5" calcext:value-type="float">
            <text:p>5</text:p>
          </table:table-cell>
          <table:table-cell table:formula="of:=IF(OR([.C90]=6;[.C90]=7);&quot;weekend&quot;;&quot;&quot;)">
            <text:p/>
          </table:table-cell>
          <table:table-cell table:formula="of:=IF(AND([.D90]=&quot;&quot;;[.E89]&lt;6);[.E89]+1;IF(AND([.D90]=&quot;&quot;;[.E89]=6);1;IF([.D90]=&quot;weekend&quot;;[.E89];&quot;&quot;)))" office:value-type="float" office:value="5" calcext:value-type="float">
            <text:p>5</text:p>
          </table:table-cell>
          <table:table-cell table:formula="of:=IF([.E90]=[.E89];&quot;&quot;;[.E90])" office:value-type="float" office:value="5" calcext:value-type="float">
            <text:p>5</text:p>
          </table:table-cell>
        </table:table-row>
        <table:table-row table:style-name="ro1">
          <table:table-cell table:formula="of:=[.A90]+1" office:value-type="date" office:date-value="2019-09-27" calcext:value-type="date">
            <text:p>09/27/19</text:p>
          </table:table-cell>
          <table:table-cell/>
          <table:table-cell table:formula="of:=WEEKDAY([.A91])" office:value-type="float" office:value="6" calcext:value-type="float">
            <text:p>6</text:p>
          </table:table-cell>
          <table:table-cell table:formula="of:=IF(OR([.C91]=6;[.C91]=7);&quot;weekend&quot;;&quot;&quot;)" office:value-type="string" office:string-value="weekend" calcext:value-type="string">
            <text:p>weekend</text:p>
          </table:table-cell>
          <table:table-cell table:formula="of:=IF(AND([.D91]=&quot;&quot;;[.E90]&lt;6);[.E90]+1;IF(AND([.D91]=&quot;&quot;;[.E90]=6);1;IF([.D91]=&quot;weekend&quot;;[.E90];&quot;&quot;)))" office:value-type="float" office:value="5" calcext:value-type="float">
            <text:p>5</text:p>
          </table:table-cell>
          <table:table-cell table:formula="of:=IF([.E91]=[.E90];&quot;&quot;;[.E91])">
            <text:p/>
          </table:table-cell>
        </table:table-row>
        <table:table-row table:style-name="ro1">
          <table:table-cell table:formula="of:=[.A91]+1" office:value-type="date" office:date-value="2019-09-28" calcext:value-type="date">
            <text:p>09/28/19</text:p>
          </table:table-cell>
          <table:table-cell/>
          <table:table-cell table:formula="of:=WEEKDAY([.A92])" office:value-type="float" office:value="7" calcext:value-type="float">
            <text:p>7</text:p>
          </table:table-cell>
          <table:table-cell table:formula="of:=IF(OR([.C92]=6;[.C92]=7);&quot;weekend&quot;;&quot;&quot;)" office:value-type="string" office:string-value="weekend" calcext:value-type="string">
            <text:p>weekend</text:p>
          </table:table-cell>
          <table:table-cell table:formula="of:=IF(AND([.D92]=&quot;&quot;;[.E91]&lt;6);[.E91]+1;IF(AND([.D92]=&quot;&quot;;[.E91]=6);1;IF([.D92]=&quot;weekend&quot;;[.E91];&quot;&quot;)))" office:value-type="float" office:value="5" calcext:value-type="float">
            <text:p>5</text:p>
          </table:table-cell>
          <table:table-cell table:formula="of:=IF([.E92]=[.E91];&quot;&quot;;[.E92])">
            <text:p/>
          </table:table-cell>
        </table:table-row>
        <table:table-row table:style-name="ro1">
          <table:table-cell table:formula="of:=[.A92]+1" office:value-type="date" office:date-value="2019-09-29" calcext:value-type="date">
            <text:p>09/29/19</text:p>
          </table:table-cell>
          <table:table-cell/>
          <table:table-cell table:formula="of:=WEEKDAY([.A93])" office:value-type="float" office:value="1" calcext:value-type="float">
            <text:p>1</text:p>
          </table:table-cell>
          <table:table-cell table:formula="of:=IF(OR([.C93]=6;[.C93]=7);&quot;weekend&quot;;&quot;&quot;)">
            <text:p/>
          </table:table-cell>
          <table:table-cell table:formula="of:=IF(AND([.D93]=&quot;&quot;;[.E92]&lt;6);[.E92]+1;IF(AND([.D93]=&quot;&quot;;[.E92]=6);1;IF([.D93]=&quot;weekend&quot;;[.E92];&quot;&quot;)))" office:value-type="float" office:value="6" calcext:value-type="float">
            <text:p>6</text:p>
          </table:table-cell>
          <table:table-cell table:formula="of:=IF([.E93]=[.E92];&quot;&quot;;[.E93])" office:value-type="float" office:value="6" calcext:value-type="float">
            <text:p>6</text:p>
          </table:table-cell>
        </table:table-row>
        <table:table-row table:style-name="ro1">
          <table:table-cell table:formula="of:=[.A93]+1" office:value-type="date" office:date-value="2019-09-30" calcext:value-type="date">
            <text:p>09/30/19</text:p>
          </table:table-cell>
          <table:table-cell/>
          <table:table-cell table:formula="of:=WEEKDAY([.A94])" office:value-type="float" office:value="2" calcext:value-type="float">
            <text:p>2</text:p>
          </table:table-cell>
          <table:table-cell table:formula="of:=IF(OR([.C94]=6;[.C94]=7);&quot;weekend&quot;;&quot;&quot;)">
            <text:p/>
          </table:table-cell>
          <table:table-cell table:formula="of:=IF(AND([.D94]=&quot;&quot;;[.E93]&lt;6);[.E93]+1;IF(AND([.D94]=&quot;&quot;;[.E93]=6);1;IF([.D94]=&quot;weekend&quot;;[.E93];&quot;&quot;)))" office:value-type="float" office:value="1" calcext:value-type="float">
            <text:p>1</text:p>
          </table:table-cell>
          <table:table-cell table:formula="of:=IF([.E94]=[.E93];&quot;&quot;;[.E94])" office:value-type="float" office:value="1" calcext:value-type="float">
            <text:p>1</text:p>
          </table:table-cell>
        </table:table-row>
        <table:table-row table:style-name="ro1">
          <table:table-cell table:formula="of:=[.A94]+1" office:value-type="date" office:date-value="2019-10-01" calcext:value-type="date">
            <text:p>10/01/19</text:p>
          </table:table-cell>
          <table:table-cell/>
          <table:table-cell table:formula="of:=WEEKDAY([.A95])" office:value-type="float" office:value="3" calcext:value-type="float">
            <text:p>3</text:p>
          </table:table-cell>
          <table:table-cell table:formula="of:=IF(OR([.C95]=6;[.C95]=7);&quot;weekend&quot;;&quot;&quot;)">
            <text:p/>
          </table:table-cell>
          <table:table-cell table:formula="of:=IF(AND([.D95]=&quot;&quot;;[.E94]&lt;6);[.E94]+1;IF(AND([.D95]=&quot;&quot;;[.E94]=6);1;IF([.D95]=&quot;weekend&quot;;[.E94];&quot;&quot;)))" office:value-type="float" office:value="2" calcext:value-type="float">
            <text:p>2</text:p>
          </table:table-cell>
          <table:table-cell table:formula="of:=IF([.E95]=[.E94];&quot;&quot;;[.E95])" office:value-type="float" office:value="2" calcext:value-type="float">
            <text:p>2</text:p>
          </table:table-cell>
        </table:table-row>
        <table:table-row table:style-name="ro1">
          <table:table-cell table:formula="of:=[.A95]+1" office:value-type="date" office:date-value="2019-10-02" calcext:value-type="date">
            <text:p>10/02/19</text:p>
          </table:table-cell>
          <table:table-cell/>
          <table:table-cell table:formula="of:=WEEKDAY([.A96])" office:value-type="float" office:value="4" calcext:value-type="float">
            <text:p>4</text:p>
          </table:table-cell>
          <table:table-cell table:formula="of:=IF(OR([.C96]=6;[.C96]=7);&quot;weekend&quot;;&quot;&quot;)">
            <text:p/>
          </table:table-cell>
          <table:table-cell table:formula="of:=IF(AND([.D96]=&quot;&quot;;[.E95]&lt;6);[.E95]+1;IF(AND([.D96]=&quot;&quot;;[.E95]=6);1;IF([.D96]=&quot;weekend&quot;;[.E95];&quot;&quot;)))" office:value-type="float" office:value="3" calcext:value-type="float">
            <text:p>3</text:p>
          </table:table-cell>
          <table:table-cell table:formula="of:=IF([.E96]=[.E95];&quot;&quot;;[.E96])" office:value-type="float" office:value="3" calcext:value-type="float">
            <text:p>3</text:p>
          </table:table-cell>
        </table:table-row>
        <table:table-row table:style-name="ro1">
          <table:table-cell table:formula="of:=[.A96]+1" office:value-type="date" office:date-value="2019-10-03" calcext:value-type="date">
            <text:p>10/03/19</text:p>
          </table:table-cell>
          <table:table-cell/>
          <table:table-cell table:formula="of:=WEEKDAY([.A97])" office:value-type="float" office:value="5" calcext:value-type="float">
            <text:p>5</text:p>
          </table:table-cell>
          <table:table-cell table:formula="of:=IF(OR([.C97]=6;[.C97]=7);&quot;weekend&quot;;&quot;&quot;)">
            <text:p/>
          </table:table-cell>
          <table:table-cell table:formula="of:=IF(AND([.D97]=&quot;&quot;;[.E96]&lt;6);[.E96]+1;IF(AND([.D97]=&quot;&quot;;[.E96]=6);1;IF([.D97]=&quot;weekend&quot;;[.E96];&quot;&quot;)))" office:value-type="float" office:value="4" calcext:value-type="float">
            <text:p>4</text:p>
          </table:table-cell>
          <table:table-cell table:formula="of:=IF([.E97]=[.E96];&quot;&quot;;[.E97])" office:value-type="float" office:value="4" calcext:value-type="float">
            <text:p>4</text:p>
          </table:table-cell>
        </table:table-row>
        <table:table-row table:style-name="ro1">
          <table:table-cell table:formula="of:=[.A97]+1" office:value-type="date" office:date-value="2019-10-04" calcext:value-type="date">
            <text:p>10/04/19</text:p>
          </table:table-cell>
          <table:table-cell/>
          <table:table-cell table:formula="of:=WEEKDAY([.A98])" office:value-type="float" office:value="6" calcext:value-type="float">
            <text:p>6</text:p>
          </table:table-cell>
          <table:table-cell table:formula="of:=IF(OR([.C98]=6;[.C98]=7);&quot;weekend&quot;;&quot;&quot;)" office:value-type="string" office:string-value="weekend" calcext:value-type="string">
            <text:p>weekend</text:p>
          </table:table-cell>
          <table:table-cell table:formula="of:=IF(AND([.D98]=&quot;&quot;;[.E97]&lt;6);[.E97]+1;IF(AND([.D98]=&quot;&quot;;[.E97]=6);1;IF([.D98]=&quot;weekend&quot;;[.E97];&quot;&quot;)))" office:value-type="float" office:value="4" calcext:value-type="float">
            <text:p>4</text:p>
          </table:table-cell>
          <table:table-cell table:formula="of:=IF([.E98]=[.E97];&quot;&quot;;[.E98])">
            <text:p/>
          </table:table-cell>
        </table:table-row>
        <table:table-row table:style-name="ro1">
          <table:table-cell table:formula="of:=[.A98]+1" office:value-type="date" office:date-value="2019-10-05" calcext:value-type="date">
            <text:p>10/05/19</text:p>
          </table:table-cell>
          <table:table-cell/>
          <table:table-cell table:formula="of:=WEEKDAY([.A99])" office:value-type="float" office:value="7" calcext:value-type="float">
            <text:p>7</text:p>
          </table:table-cell>
          <table:table-cell table:formula="of:=IF(OR([.C99]=6;[.C99]=7);&quot;weekend&quot;;&quot;&quot;)" office:value-type="string" office:string-value="weekend" calcext:value-type="string">
            <text:p>weekend</text:p>
          </table:table-cell>
          <table:table-cell table:formula="of:=IF(AND([.D99]=&quot;&quot;;[.E98]&lt;6);[.E98]+1;IF(AND([.D99]=&quot;&quot;;[.E98]=6);1;IF([.D99]=&quot;weekend&quot;;[.E98];&quot;&quot;)))" office:value-type="float" office:value="4" calcext:value-type="float">
            <text:p>4</text:p>
          </table:table-cell>
          <table:table-cell table:formula="of:=IF([.E99]=[.E98];&quot;&quot;;[.E99])">
            <text:p/>
          </table:table-cell>
        </table:table-row>
        <table:table-row table:style-name="ro1">
          <table:table-cell table:formula="of:=[.A99]+1" office:value-type="date" office:date-value="2019-10-06" calcext:value-type="date">
            <text:p>10/06/19</text:p>
          </table:table-cell>
          <table:table-cell/>
          <table:table-cell table:formula="of:=WEEKDAY([.A100])" office:value-type="float" office:value="1" calcext:value-type="float">
            <text:p>1</text:p>
          </table:table-cell>
          <table:table-cell table:formula="of:=IF(OR([.C100]=6;[.C100]=7);&quot;weekend&quot;;&quot;&quot;)">
            <text:p/>
          </table:table-cell>
          <table:table-cell table:formula="of:=IF(AND([.D100]=&quot;&quot;;[.E99]&lt;6);[.E99]+1;IF(AND([.D100]=&quot;&quot;;[.E99]=6);1;IF([.D100]=&quot;weekend&quot;;[.E99];&quot;&quot;)))" office:value-type="float" office:value="5" calcext:value-type="float">
            <text:p>5</text:p>
          </table:table-cell>
          <table:table-cell table:formula="of:=IF([.E100]=[.E99];&quot;&quot;;[.E100])" office:value-type="float" office:value="5" calcext:value-type="float">
            <text:p>5</text:p>
          </table:table-cell>
        </table:table-row>
        <table:table-row table:style-name="ro1">
          <table:table-cell table:formula="of:=[.A100]+1" office:value-type="date" office:date-value="2019-10-07" calcext:value-type="date">
            <text:p>10/07/19</text:p>
          </table:table-cell>
          <table:table-cell/>
          <table:table-cell table:formula="of:=WEEKDAY([.A101])" office:value-type="float" office:value="2" calcext:value-type="float">
            <text:p>2</text:p>
          </table:table-cell>
          <table:table-cell table:formula="of:=IF(OR([.C101]=6;[.C101]=7);&quot;weekend&quot;;&quot;&quot;)">
            <text:p/>
          </table:table-cell>
          <table:table-cell table:formula="of:=IF(AND([.D101]=&quot;&quot;;[.E100]&lt;6);[.E100]+1;IF(AND([.D101]=&quot;&quot;;[.E100]=6);1;IF([.D101]=&quot;weekend&quot;;[.E100];&quot;&quot;)))" office:value-type="float" office:value="6" calcext:value-type="float">
            <text:p>6</text:p>
          </table:table-cell>
          <table:table-cell table:formula="of:=IF([.E101]=[.E100];&quot;&quot;;[.E101])" office:value-type="float" office:value="6" calcext:value-type="float">
            <text:p>6</text:p>
          </table:table-cell>
        </table:table-row>
        <table:table-row table:style-name="ro1">
          <table:table-cell table:formula="of:=[.A101]+1" office:value-type="date" office:date-value="2019-10-08" calcext:value-type="date">
            <text:p>10/08/19</text:p>
          </table:table-cell>
          <table:table-cell/>
          <table:table-cell table:formula="of:=WEEKDAY([.A102])" office:value-type="float" office:value="3" calcext:value-type="float">
            <text:p>3</text:p>
          </table:table-cell>
          <table:table-cell table:formula="of:=IF(OR([.C102]=6;[.C102]=7);&quot;weekend&quot;;&quot;&quot;)">
            <text:p/>
          </table:table-cell>
          <table:table-cell table:formula="of:=IF(AND([.D102]=&quot;&quot;;[.E101]&lt;6);[.E101]+1;IF(AND([.D102]=&quot;&quot;;[.E101]=6);1;IF([.D102]=&quot;weekend&quot;;[.E101];&quot;&quot;)))" office:value-type="float" office:value="1" calcext:value-type="float">
            <text:p>1</text:p>
          </table:table-cell>
          <table:table-cell table:formula="of:=IF([.E102]=[.E101];&quot;&quot;;[.E102])" office:value-type="float" office:value="1" calcext:value-type="float">
            <text:p>1</text:p>
          </table:table-cell>
        </table:table-row>
        <table:table-row table:style-name="ro1">
          <table:table-cell table:formula="of:=[.A102]+1" office:value-type="date" office:date-value="2019-10-09" calcext:value-type="date">
            <text:p>10/09/19</text:p>
          </table:table-cell>
          <table:table-cell/>
          <table:table-cell table:formula="of:=WEEKDAY([.A103])" office:value-type="float" office:value="4" calcext:value-type="float">
            <text:p>4</text:p>
          </table:table-cell>
          <table:table-cell table:formula="of:=IF(OR([.C103]=6;[.C103]=7);&quot;weekend&quot;;&quot;&quot;)">
            <text:p/>
          </table:table-cell>
          <table:table-cell table:formula="of:=IF(AND([.D103]=&quot;&quot;;[.E102]&lt;6);[.E102]+1;IF(AND([.D103]=&quot;&quot;;[.E102]=6);1;IF([.D103]=&quot;weekend&quot;;[.E102];&quot;&quot;)))" office:value-type="float" office:value="2" calcext:value-type="float">
            <text:p>2</text:p>
          </table:table-cell>
          <table:table-cell table:formula="of:=IF([.E103]=[.E102];&quot;&quot;;[.E103])" office:value-type="float" office:value="2" calcext:value-type="float">
            <text:p>2</text:p>
          </table:table-cell>
        </table:table-row>
        <table:table-row table:style-name="ro1">
          <table:table-cell table:formula="of:=[.A103]+1" office:value-type="date" office:date-value="2019-10-10" calcext:value-type="date">
            <text:p>10/10/19</text:p>
          </table:table-cell>
          <table:table-cell/>
          <table:table-cell table:formula="of:=WEEKDAY([.A104])" office:value-type="float" office:value="5" calcext:value-type="float">
            <text:p>5</text:p>
          </table:table-cell>
          <table:table-cell table:formula="of:=IF(OR([.C104]=6;[.C104]=7);&quot;weekend&quot;;&quot;&quot;)">
            <text:p/>
          </table:table-cell>
          <table:table-cell table:formula="of:=IF(AND([.D104]=&quot;&quot;;[.E103]&lt;6);[.E103]+1;IF(AND([.D104]=&quot;&quot;;[.E103]=6);1;IF([.D104]=&quot;weekend&quot;;[.E103];&quot;&quot;)))" office:value-type="float" office:value="3" calcext:value-type="float">
            <text:p>3</text:p>
          </table:table-cell>
          <table:table-cell table:formula="of:=IF([.E104]=[.E103];&quot;&quot;;[.E104])" office:value-type="float" office:value="3" calcext:value-type="float">
            <text:p>3</text:p>
          </table:table-cell>
        </table:table-row>
        <table:table-row table:style-name="ro1">
          <table:table-cell table:formula="of:=[.A104]+1" office:value-type="date" office:date-value="2019-10-11" calcext:value-type="date">
            <text:p>10/11/19</text:p>
          </table:table-cell>
          <table:table-cell/>
          <table:table-cell table:formula="of:=WEEKDAY([.A105])" office:value-type="float" office:value="6" calcext:value-type="float">
            <text:p>6</text:p>
          </table:table-cell>
          <table:table-cell table:formula="of:=IF(OR([.C105]=6;[.C105]=7);&quot;weekend&quot;;&quot;&quot;)" office:value-type="string" office:string-value="weekend" calcext:value-type="string">
            <text:p>weekend</text:p>
          </table:table-cell>
          <table:table-cell table:formula="of:=IF(AND([.D105]=&quot;&quot;;[.E104]&lt;6);[.E104]+1;IF(AND([.D105]=&quot;&quot;;[.E104]=6);1;IF([.D105]=&quot;weekend&quot;;[.E104];&quot;&quot;)))" office:value-type="float" office:value="3" calcext:value-type="float">
            <text:p>3</text:p>
          </table:table-cell>
          <table:table-cell table:formula="of:=IF([.E105]=[.E104];&quot;&quot;;[.E105])">
            <text:p/>
          </table:table-cell>
        </table:table-row>
        <table:table-row table:style-name="ro1">
          <table:table-cell table:formula="of:=[.A105]+1" office:value-type="date" office:date-value="2019-10-12" calcext:value-type="date">
            <text:p>10/12/19</text:p>
          </table:table-cell>
          <table:table-cell/>
          <table:table-cell table:formula="of:=WEEKDAY([.A106])" office:value-type="float" office:value="7" calcext:value-type="float">
            <text:p>7</text:p>
          </table:table-cell>
          <table:table-cell table:formula="of:=IF(OR([.C106]=6;[.C106]=7);&quot;weekend&quot;;&quot;&quot;)" office:value-type="string" office:string-value="weekend" calcext:value-type="string">
            <text:p>weekend</text:p>
          </table:table-cell>
          <table:table-cell table:formula="of:=IF(AND([.D106]=&quot;&quot;;[.E105]&lt;6);[.E105]+1;IF(AND([.D106]=&quot;&quot;;[.E105]=6);1;IF([.D106]=&quot;weekend&quot;;[.E105];&quot;&quot;)))" office:value-type="float" office:value="3" calcext:value-type="float">
            <text:p>3</text:p>
          </table:table-cell>
          <table:table-cell table:formula="of:=IF([.E106]=[.E105];&quot;&quot;;[.E106])">
            <text:p/>
          </table:table-cell>
        </table:table-row>
        <table:table-row table:style-name="ro1">
          <table:table-cell table:formula="of:=[.A106]+1" office:value-type="date" office:date-value="2019-10-13" calcext:value-type="date">
            <text:p>10/13/19</text:p>
          </table:table-cell>
          <table:table-cell/>
          <table:table-cell table:formula="of:=WEEKDAY([.A107])" office:value-type="float" office:value="1" calcext:value-type="float">
            <text:p>1</text:p>
          </table:table-cell>
          <table:table-cell table:formula="of:=IF(OR([.C107]=6;[.C107]=7);&quot;weekend&quot;;&quot;&quot;)">
            <text:p/>
          </table:table-cell>
          <table:table-cell table:formula="of:=IF(AND([.D107]=&quot;&quot;;[.E106]&lt;6);[.E106]+1;IF(AND([.D107]=&quot;&quot;;[.E106]=6);1;IF([.D107]=&quot;weekend&quot;;[.E106];&quot;&quot;)))" office:value-type="float" office:value="4" calcext:value-type="float">
            <text:p>4</text:p>
          </table:table-cell>
          <table:table-cell table:formula="of:=IF([.E107]=[.E106];&quot;&quot;;[.E107])" office:value-type="float" office:value="4" calcext:value-type="float">
            <text:p>4</text:p>
          </table:table-cell>
        </table:table-row>
        <table:table-row table:style-name="ro1">
          <table:table-cell table:formula="of:=[.A107]+1" office:value-type="date" office:date-value="2019-10-14" calcext:value-type="date">
            <text:p>10/14/19</text:p>
          </table:table-cell>
          <table:table-cell/>
          <table:table-cell table:formula="of:=WEEKDAY([.A108])" office:value-type="float" office:value="2" calcext:value-type="float">
            <text:p>2</text:p>
          </table:table-cell>
          <table:table-cell table:formula="of:=IF(OR([.C108]=6;[.C108]=7);&quot;weekend&quot;;&quot;&quot;)">
            <text:p/>
          </table:table-cell>
          <table:table-cell table:formula="of:=IF(AND([.D108]=&quot;&quot;;[.E107]&lt;6);[.E107]+1;IF(AND([.D108]=&quot;&quot;;[.E107]=6);1;IF([.D108]=&quot;weekend&quot;;[.E107];&quot;&quot;)))" office:value-type="float" office:value="5" calcext:value-type="float">
            <text:p>5</text:p>
          </table:table-cell>
          <table:table-cell table:formula="of:=IF([.E108]=[.E107];&quot;&quot;;[.E108])" office:value-type="float" office:value="5" calcext:value-type="float">
            <text:p>5</text:p>
          </table:table-cell>
        </table:table-row>
        <table:table-row table:style-name="ro1">
          <table:table-cell table:formula="of:=[.A108]+1" office:value-type="date" office:date-value="2019-10-15" calcext:value-type="date">
            <text:p>10/15/19</text:p>
          </table:table-cell>
          <table:table-cell/>
          <table:table-cell table:formula="of:=WEEKDAY([.A109])" office:value-type="float" office:value="3" calcext:value-type="float">
            <text:p>3</text:p>
          </table:table-cell>
          <table:table-cell table:formula="of:=IF(OR([.C109]=6;[.C109]=7);&quot;weekend&quot;;&quot;&quot;)">
            <text:p/>
          </table:table-cell>
          <table:table-cell table:formula="of:=IF(AND([.D109]=&quot;&quot;;[.E108]&lt;6);[.E108]+1;IF(AND([.D109]=&quot;&quot;;[.E108]=6);1;IF([.D109]=&quot;weekend&quot;;[.E108];&quot;&quot;)))" office:value-type="float" office:value="6" calcext:value-type="float">
            <text:p>6</text:p>
          </table:table-cell>
          <table:table-cell table:formula="of:=IF([.E109]=[.E108];&quot;&quot;;[.E109])" office:value-type="float" office:value="6" calcext:value-type="float">
            <text:p>6</text:p>
          </table:table-cell>
        </table:table-row>
        <table:table-row table:style-name="ro1">
          <table:table-cell table:formula="of:=[.A109]+1" office:value-type="date" office:date-value="2019-10-16" calcext:value-type="date">
            <text:p>10/16/19</text:p>
          </table:table-cell>
          <table:table-cell/>
          <table:table-cell table:formula="of:=WEEKDAY([.A110])" office:value-type="float" office:value="4" calcext:value-type="float">
            <text:p>4</text:p>
          </table:table-cell>
          <table:table-cell table:formula="of:=IF(OR([.C110]=6;[.C110]=7);&quot;weekend&quot;;&quot;&quot;)">
            <text:p/>
          </table:table-cell>
          <table:table-cell table:formula="of:=IF(AND([.D110]=&quot;&quot;;[.E109]&lt;6);[.E109]+1;IF(AND([.D110]=&quot;&quot;;[.E109]=6);1;IF([.D110]=&quot;weekend&quot;;[.E109];&quot;&quot;)))" office:value-type="float" office:value="1" calcext:value-type="float">
            <text:p>1</text:p>
          </table:table-cell>
          <table:table-cell table:formula="of:=IF([.E110]=[.E109];&quot;&quot;;[.E110])" office:value-type="float" office:value="1" calcext:value-type="float">
            <text:p>1</text:p>
          </table:table-cell>
        </table:table-row>
        <table:table-row table:style-name="ro1">
          <table:table-cell table:formula="of:=[.A110]+1" office:value-type="date" office:date-value="2019-10-17" calcext:value-type="date">
            <text:p>10/17/19</text:p>
          </table:table-cell>
          <table:table-cell/>
          <table:table-cell table:formula="of:=WEEKDAY([.A111])" office:value-type="float" office:value="5" calcext:value-type="float">
            <text:p>5</text:p>
          </table:table-cell>
          <table:table-cell table:formula="of:=IF(OR([.C111]=6;[.C111]=7);&quot;weekend&quot;;&quot;&quot;)">
            <text:p/>
          </table:table-cell>
          <table:table-cell table:formula="of:=IF(AND([.D111]=&quot;&quot;;[.E110]&lt;6);[.E110]+1;IF(AND([.D111]=&quot;&quot;;[.E110]=6);1;IF([.D111]=&quot;weekend&quot;;[.E110];&quot;&quot;)))" office:value-type="float" office:value="2" calcext:value-type="float">
            <text:p>2</text:p>
          </table:table-cell>
          <table:table-cell table:formula="of:=IF([.E111]=[.E110];&quot;&quot;;[.E111])" office:value-type="float" office:value="2" calcext:value-type="float">
            <text:p>2</text:p>
          </table:table-cell>
        </table:table-row>
        <table:table-row table:style-name="ro1">
          <table:table-cell table:formula="of:=[.A111]+1" office:value-type="date" office:date-value="2019-10-18" calcext:value-type="date">
            <text:p>10/18/19</text:p>
          </table:table-cell>
          <table:table-cell/>
          <table:table-cell table:formula="of:=WEEKDAY([.A112])" office:value-type="float" office:value="6" calcext:value-type="float">
            <text:p>6</text:p>
          </table:table-cell>
          <table:table-cell table:formula="of:=IF(OR([.C112]=6;[.C112]=7);&quot;weekend&quot;;&quot;&quot;)" office:value-type="string" office:string-value="weekend" calcext:value-type="string">
            <text:p>weekend</text:p>
          </table:table-cell>
          <table:table-cell table:formula="of:=IF(AND([.D112]=&quot;&quot;;[.E111]&lt;6);[.E111]+1;IF(AND([.D112]=&quot;&quot;;[.E111]=6);1;IF([.D112]=&quot;weekend&quot;;[.E111];&quot;&quot;)))" office:value-type="float" office:value="2" calcext:value-type="float">
            <text:p>2</text:p>
          </table:table-cell>
          <table:table-cell table:formula="of:=IF([.E112]=[.E111];&quot;&quot;;[.E112])">
            <text:p/>
          </table:table-cell>
        </table:table-row>
        <table:table-row table:style-name="ro1">
          <table:table-cell table:formula="of:=[.A112]+1" office:value-type="date" office:date-value="2019-10-19" calcext:value-type="date">
            <text:p>10/19/19</text:p>
          </table:table-cell>
          <table:table-cell/>
          <table:table-cell table:formula="of:=WEEKDAY([.A113])" office:value-type="float" office:value="7" calcext:value-type="float">
            <text:p>7</text:p>
          </table:table-cell>
          <table:table-cell table:formula="of:=IF(OR([.C113]=6;[.C113]=7);&quot;weekend&quot;;&quot;&quot;)" office:value-type="string" office:string-value="weekend" calcext:value-type="string">
            <text:p>weekend</text:p>
          </table:table-cell>
          <table:table-cell table:formula="of:=IF(AND([.D113]=&quot;&quot;;[.E112]&lt;6);[.E112]+1;IF(AND([.D113]=&quot;&quot;;[.E112]=6);1;IF([.D113]=&quot;weekend&quot;;[.E112];&quot;&quot;)))" office:value-type="float" office:value="2" calcext:value-type="float">
            <text:p>2</text:p>
          </table:table-cell>
          <table:table-cell table:formula="of:=IF([.E113]=[.E112];&quot;&quot;;[.E113])">
            <text:p/>
          </table:table-cell>
        </table:table-row>
        <table:table-row table:style-name="ro1">
          <table:table-cell table:formula="of:=[.A113]+1" office:value-type="date" office:date-value="2019-10-20" calcext:value-type="date">
            <text:p>10/20/19</text:p>
          </table:table-cell>
          <table:table-cell/>
          <table:table-cell table:formula="of:=WEEKDAY([.A114])" office:value-type="float" office:value="1" calcext:value-type="float">
            <text:p>1</text:p>
          </table:table-cell>
          <table:table-cell table:formula="of:=IF(OR([.C114]=6;[.C114]=7);&quot;weekend&quot;;&quot;&quot;)">
            <text:p/>
          </table:table-cell>
          <table:table-cell table:formula="of:=IF(AND([.D114]=&quot;&quot;;[.E113]&lt;6);[.E113]+1;IF(AND([.D114]=&quot;&quot;;[.E113]=6);1;IF([.D114]=&quot;weekend&quot;;[.E113];&quot;&quot;)))" office:value-type="float" office:value="3" calcext:value-type="float">
            <text:p>3</text:p>
          </table:table-cell>
          <table:table-cell table:formula="of:=IF([.E114]=[.E113];&quot;&quot;;[.E114])" office:value-type="float" office:value="3" calcext:value-type="float">
            <text:p>3</text:p>
          </table:table-cell>
        </table:table-row>
        <table:table-row table:style-name="ro1">
          <table:table-cell table:formula="of:=[.A114]+1" office:value-type="date" office:date-value="2019-10-21" calcext:value-type="date">
            <text:p>10/21/19</text:p>
          </table:table-cell>
          <table:table-cell/>
          <table:table-cell table:formula="of:=WEEKDAY([.A115])" office:value-type="float" office:value="2" calcext:value-type="float">
            <text:p>2</text:p>
          </table:table-cell>
          <table:table-cell table:formula="of:=IF(OR([.C115]=6;[.C115]=7);&quot;weekend&quot;;&quot;&quot;)">
            <text:p/>
          </table:table-cell>
          <table:table-cell table:formula="of:=IF(AND([.D115]=&quot;&quot;;[.E114]&lt;6);[.E114]+1;IF(AND([.D115]=&quot;&quot;;[.E114]=6);1;IF([.D115]=&quot;weekend&quot;;[.E114];&quot;&quot;)))" office:value-type="float" office:value="4" calcext:value-type="float">
            <text:p>4</text:p>
          </table:table-cell>
          <table:table-cell table:formula="of:=IF([.E115]=[.E114];&quot;&quot;;[.E115])" office:value-type="float" office:value="4" calcext:value-type="float">
            <text:p>4</text:p>
          </table:table-cell>
        </table:table-row>
        <table:table-row table:style-name="ro1">
          <table:table-cell table:formula="of:=[.A115]+1" office:value-type="date" office:date-value="2019-10-22" calcext:value-type="date">
            <text:p>10/22/19</text:p>
          </table:table-cell>
          <table:table-cell/>
          <table:table-cell table:formula="of:=WEEKDAY([.A116])" office:value-type="float" office:value="3" calcext:value-type="float">
            <text:p>3</text:p>
          </table:table-cell>
          <table:table-cell table:formula="of:=IF(OR([.C116]=6;[.C116]=7);&quot;weekend&quot;;&quot;&quot;)">
            <text:p/>
          </table:table-cell>
          <table:table-cell table:formula="of:=IF(AND([.D116]=&quot;&quot;;[.E115]&lt;6);[.E115]+1;IF(AND([.D116]=&quot;&quot;;[.E115]=6);1;IF([.D116]=&quot;weekend&quot;;[.E115];&quot;&quot;)))" office:value-type="float" office:value="5" calcext:value-type="float">
            <text:p>5</text:p>
          </table:table-cell>
          <table:table-cell table:formula="of:=IF([.E116]=[.E115];&quot;&quot;;[.E116])" office:value-type="float" office:value="5" calcext:value-type="float">
            <text:p>5</text:p>
          </table:table-cell>
        </table:table-row>
        <table:table-row table:style-name="ro1">
          <table:table-cell table:formula="of:=[.A116]+1" office:value-type="date" office:date-value="2019-10-23" calcext:value-type="date">
            <text:p>10/23/19</text:p>
          </table:table-cell>
          <table:table-cell/>
          <table:table-cell table:formula="of:=WEEKDAY([.A117])" office:value-type="float" office:value="4" calcext:value-type="float">
            <text:p>4</text:p>
          </table:table-cell>
          <table:table-cell table:formula="of:=IF(OR([.C117]=6;[.C117]=7);&quot;weekend&quot;;&quot;&quot;)">
            <text:p/>
          </table:table-cell>
          <table:table-cell table:formula="of:=IF(AND([.D117]=&quot;&quot;;[.E116]&lt;6);[.E116]+1;IF(AND([.D117]=&quot;&quot;;[.E116]=6);1;IF([.D117]=&quot;weekend&quot;;[.E116];&quot;&quot;)))" office:value-type="float" office:value="6" calcext:value-type="float">
            <text:p>6</text:p>
          </table:table-cell>
          <table:table-cell table:formula="of:=IF([.E117]=[.E116];&quot;&quot;;[.E117])" office:value-type="float" office:value="6" calcext:value-type="float">
            <text:p>6</text:p>
          </table:table-cell>
        </table:table-row>
        <table:table-row table:style-name="ro1">
          <table:table-cell table:formula="of:=[.A117]+1" office:value-type="date" office:date-value="2019-10-24" calcext:value-type="date">
            <text:p>10/24/19</text:p>
          </table:table-cell>
          <table:table-cell/>
          <table:table-cell table:formula="of:=WEEKDAY([.A118])" office:value-type="float" office:value="5" calcext:value-type="float">
            <text:p>5</text:p>
          </table:table-cell>
          <table:table-cell table:formula="of:=IF(OR([.C118]=6;[.C118]=7);&quot;weekend&quot;;&quot;&quot;)">
            <text:p/>
          </table:table-cell>
          <table:table-cell table:formula="of:=IF(AND([.D118]=&quot;&quot;;[.E117]&lt;6);[.E117]+1;IF(AND([.D118]=&quot;&quot;;[.E117]=6);1;IF([.D118]=&quot;weekend&quot;;[.E117];&quot;&quot;)))" office:value-type="float" office:value="1" calcext:value-type="float">
            <text:p>1</text:p>
          </table:table-cell>
          <table:table-cell table:formula="of:=IF([.E118]=[.E117];&quot;&quot;;[.E118])" office:value-type="float" office:value="1" calcext:value-type="float">
            <text:p>1</text:p>
          </table:table-cell>
        </table:table-row>
        <table:table-row table:style-name="ro1">
          <table:table-cell table:formula="of:=[.A118]+1" office:value-type="date" office:date-value="2019-10-25" calcext:value-type="date">
            <text:p>10/25/19</text:p>
          </table:table-cell>
          <table:table-cell/>
          <table:table-cell table:formula="of:=WEEKDAY([.A119])" office:value-type="float" office:value="6" calcext:value-type="float">
            <text:p>6</text:p>
          </table:table-cell>
          <table:table-cell table:formula="of:=IF(OR([.C119]=6;[.C119]=7);&quot;weekend&quot;;&quot;&quot;)" office:value-type="string" office:string-value="weekend" calcext:value-type="string">
            <text:p>weekend</text:p>
          </table:table-cell>
          <table:table-cell table:formula="of:=IF(AND([.D119]=&quot;&quot;;[.E118]&lt;6);[.E118]+1;IF(AND([.D119]=&quot;&quot;;[.E118]=6);1;IF([.D119]=&quot;weekend&quot;;[.E118];&quot;&quot;)))" office:value-type="float" office:value="1" calcext:value-type="float">
            <text:p>1</text:p>
          </table:table-cell>
          <table:table-cell table:formula="of:=IF([.E119]=[.E118];&quot;&quot;;[.E119])">
            <text:p/>
          </table:table-cell>
        </table:table-row>
        <table:table-row table:style-name="ro1">
          <table:table-cell table:formula="of:=[.A119]+1" office:value-type="date" office:date-value="2019-10-26" calcext:value-type="date">
            <text:p>10/26/19</text:p>
          </table:table-cell>
          <table:table-cell/>
          <table:table-cell table:formula="of:=WEEKDAY([.A120])" office:value-type="float" office:value="7" calcext:value-type="float">
            <text:p>7</text:p>
          </table:table-cell>
          <table:table-cell table:formula="of:=IF(OR([.C120]=6;[.C120]=7);&quot;weekend&quot;;&quot;&quot;)" office:value-type="string" office:string-value="weekend" calcext:value-type="string">
            <text:p>weekend</text:p>
          </table:table-cell>
          <table:table-cell table:formula="of:=IF(AND([.D120]=&quot;&quot;;[.E119]&lt;6);[.E119]+1;IF(AND([.D120]=&quot;&quot;;[.E119]=6);1;IF([.D120]=&quot;weekend&quot;;[.E119];&quot;&quot;)))" office:value-type="float" office:value="1" calcext:value-type="float">
            <text:p>1</text:p>
          </table:table-cell>
          <table:table-cell table:formula="of:=IF([.E120]=[.E119];&quot;&quot;;[.E120])">
            <text:p/>
          </table:table-cell>
        </table:table-row>
        <table:table-row table:style-name="ro1">
          <table:table-cell table:formula="of:=[.A120]+1" office:value-type="date" office:date-value="2019-10-27" calcext:value-type="date">
            <text:p>10/27/19</text:p>
          </table:table-cell>
          <table:table-cell/>
          <table:table-cell table:formula="of:=WEEKDAY([.A121])" office:value-type="float" office:value="1" calcext:value-type="float">
            <text:p>1</text:p>
          </table:table-cell>
          <table:table-cell table:formula="of:=IF(OR([.C121]=6;[.C121]=7);&quot;weekend&quot;;&quot;&quot;)">
            <text:p/>
          </table:table-cell>
          <table:table-cell table:formula="of:=IF(AND([.D121]=&quot;&quot;;[.E120]&lt;6);[.E120]+1;IF(AND([.D121]=&quot;&quot;;[.E120]=6);1;IF([.D121]=&quot;weekend&quot;;[.E120];&quot;&quot;)))" office:value-type="float" office:value="2" calcext:value-type="float">
            <text:p>2</text:p>
          </table:table-cell>
          <table:table-cell table:formula="of:=IF([.E121]=[.E120];&quot;&quot;;[.E121])" office:value-type="float" office:value="2" calcext:value-type="float">
            <text:p>2</text:p>
          </table:table-cell>
        </table:table-row>
        <table:table-row table:style-name="ro1">
          <table:table-cell table:formula="of:=[.A121]+1" office:value-type="date" office:date-value="2019-10-28" calcext:value-type="date">
            <text:p>10/28/19</text:p>
          </table:table-cell>
          <table:table-cell/>
          <table:table-cell table:formula="of:=WEEKDAY([.A122])" office:value-type="float" office:value="2" calcext:value-type="float">
            <text:p>2</text:p>
          </table:table-cell>
          <table:table-cell table:formula="of:=IF(OR([.C122]=6;[.C122]=7);&quot;weekend&quot;;&quot;&quot;)">
            <text:p/>
          </table:table-cell>
          <table:table-cell table:formula="of:=IF(AND([.D122]=&quot;&quot;;[.E121]&lt;6);[.E121]+1;IF(AND([.D122]=&quot;&quot;;[.E121]=6);1;IF([.D122]=&quot;weekend&quot;;[.E121];&quot;&quot;)))" office:value-type="float" office:value="3" calcext:value-type="float">
            <text:p>3</text:p>
          </table:table-cell>
          <table:table-cell table:formula="of:=IF([.E122]=[.E121];&quot;&quot;;[.E122])" office:value-type="float" office:value="3" calcext:value-type="float">
            <text:p>3</text:p>
          </table:table-cell>
        </table:table-row>
        <table:table-row table:style-name="ro1">
          <table:table-cell table:formula="of:=[.A122]+1" office:value-type="date" office:date-value="2019-10-29" calcext:value-type="date">
            <text:p>10/29/19</text:p>
          </table:table-cell>
          <table:table-cell/>
          <table:table-cell table:formula="of:=WEEKDAY([.A123])" office:value-type="float" office:value="3" calcext:value-type="float">
            <text:p>3</text:p>
          </table:table-cell>
          <table:table-cell table:formula="of:=IF(OR([.C123]=6;[.C123]=7);&quot;weekend&quot;;&quot;&quot;)">
            <text:p/>
          </table:table-cell>
          <table:table-cell table:formula="of:=IF(AND([.D123]=&quot;&quot;;[.E122]&lt;6);[.E122]+1;IF(AND([.D123]=&quot;&quot;;[.E122]=6);1;IF([.D123]=&quot;weekend&quot;;[.E122];&quot;&quot;)))" office:value-type="float" office:value="4" calcext:value-type="float">
            <text:p>4</text:p>
          </table:table-cell>
          <table:table-cell table:formula="of:=IF([.E123]=[.E122];&quot;&quot;;[.E123])" office:value-type="float" office:value="4" calcext:value-type="float">
            <text:p>4</text:p>
          </table:table-cell>
        </table:table-row>
        <table:table-row table:style-name="ro1">
          <table:table-cell table:formula="of:=[.A123]+1" office:value-type="date" office:date-value="2019-10-30" calcext:value-type="date">
            <text:p>10/30/19</text:p>
          </table:table-cell>
          <table:table-cell/>
          <table:table-cell table:formula="of:=WEEKDAY([.A124])" office:value-type="float" office:value="4" calcext:value-type="float">
            <text:p>4</text:p>
          </table:table-cell>
          <table:table-cell table:formula="of:=IF(OR([.C124]=6;[.C124]=7);&quot;weekend&quot;;&quot;&quot;)">
            <text:p/>
          </table:table-cell>
          <table:table-cell table:formula="of:=IF(AND([.D124]=&quot;&quot;;[.E123]&lt;6);[.E123]+1;IF(AND([.D124]=&quot;&quot;;[.E123]=6);1;IF([.D124]=&quot;weekend&quot;;[.E123];&quot;&quot;)))" office:value-type="float" office:value="5" calcext:value-type="float">
            <text:p>5</text:p>
          </table:table-cell>
          <table:table-cell table:formula="of:=IF([.E124]=[.E123];&quot;&quot;;[.E124])" office:value-type="float" office:value="5" calcext:value-type="float">
            <text:p>5</text:p>
          </table:table-cell>
        </table:table-row>
        <table:table-row table:style-name="ro1">
          <table:table-cell table:formula="of:=[.A124]+1" office:value-type="date" office:date-value="2019-10-31" calcext:value-type="date">
            <text:p>10/31/19</text:p>
          </table:table-cell>
          <table:table-cell/>
          <table:table-cell table:formula="of:=WEEKDAY([.A125])" office:value-type="float" office:value="5" calcext:value-type="float">
            <text:p>5</text:p>
          </table:table-cell>
          <table:table-cell table:formula="of:=IF(OR([.C125]=6;[.C125]=7);&quot;weekend&quot;;&quot;&quot;)">
            <text:p/>
          </table:table-cell>
          <table:table-cell table:formula="of:=IF(AND([.D125]=&quot;&quot;;[.E124]&lt;6);[.E124]+1;IF(AND([.D125]=&quot;&quot;;[.E124]=6);1;IF([.D125]=&quot;weekend&quot;;[.E124];&quot;&quot;)))" office:value-type="float" office:value="6" calcext:value-type="float">
            <text:p>6</text:p>
          </table:table-cell>
          <table:table-cell table:formula="of:=IF([.E125]=[.E124];&quot;&quot;;[.E125])" office:value-type="float" office:value="6" calcext:value-type="float">
            <text:p>6</text:p>
          </table:table-cell>
        </table:table-row>
        <table:table-row table:style-name="ro1">
          <table:table-cell table:formula="of:=[.A125]+1" office:value-type="date" office:date-value="2019-11-01" calcext:value-type="date">
            <text:p>11/01/19</text:p>
          </table:table-cell>
          <table:table-cell/>
          <table:table-cell table:formula="of:=WEEKDAY([.A126])" office:value-type="float" office:value="6" calcext:value-type="float">
            <text:p>6</text:p>
          </table:table-cell>
          <table:table-cell table:formula="of:=IF(OR([.C126]=6;[.C126]=7);&quot;weekend&quot;;&quot;&quot;)" office:value-type="string" office:string-value="weekend" calcext:value-type="string">
            <text:p>weekend</text:p>
          </table:table-cell>
          <table:table-cell table:formula="of:=IF(AND([.D126]=&quot;&quot;;[.E125]&lt;6);[.E125]+1;IF(AND([.D126]=&quot;&quot;;[.E125]=6);1;IF([.D126]=&quot;weekend&quot;;[.E125];&quot;&quot;)))" office:value-type="float" office:value="6" calcext:value-type="float">
            <text:p>6</text:p>
          </table:table-cell>
          <table:table-cell table:formula="of:=IF([.E126]=[.E125];&quot;&quot;;[.E126])">
            <text:p/>
          </table:table-cell>
        </table:table-row>
        <table:table-row table:style-name="ro1">
          <table:table-cell table:formula="of:=[.A126]+1" office:value-type="date" office:date-value="2019-11-02" calcext:value-type="date">
            <text:p>11/02/19</text:p>
          </table:table-cell>
          <table:table-cell/>
          <table:table-cell table:formula="of:=WEEKDAY([.A127])" office:value-type="float" office:value="7" calcext:value-type="float">
            <text:p>7</text:p>
          </table:table-cell>
          <table:table-cell table:formula="of:=IF(OR([.C127]=6;[.C127]=7);&quot;weekend&quot;;&quot;&quot;)" office:value-type="string" office:string-value="weekend" calcext:value-type="string">
            <text:p>weekend</text:p>
          </table:table-cell>
          <table:table-cell table:formula="of:=IF(AND([.D127]=&quot;&quot;;[.E126]&lt;6);[.E126]+1;IF(AND([.D127]=&quot;&quot;;[.E126]=6);1;IF([.D127]=&quot;weekend&quot;;[.E126];&quot;&quot;)))" office:value-type="float" office:value="6" calcext:value-type="float">
            <text:p>6</text:p>
          </table:table-cell>
          <table:table-cell table:formula="of:=IF([.E127]=[.E126];&quot;&quot;;[.E127])">
            <text:p/>
          </table:table-cell>
        </table:table-row>
        <table:table-row table:style-name="ro1">
          <table:table-cell table:formula="of:=[.A127]+1" office:value-type="date" office:date-value="2019-11-03" calcext:value-type="date">
            <text:p>11/03/19</text:p>
          </table:table-cell>
          <table:table-cell/>
          <table:table-cell table:formula="of:=WEEKDAY([.A128])" office:value-type="float" office:value="1" calcext:value-type="float">
            <text:p>1</text:p>
          </table:table-cell>
          <table:table-cell table:formula="of:=IF(OR([.C128]=6;[.C128]=7);&quot;weekend&quot;;&quot;&quot;)">
            <text:p/>
          </table:table-cell>
          <table:table-cell table:formula="of:=IF(AND([.D128]=&quot;&quot;;[.E127]&lt;6);[.E127]+1;IF(AND([.D128]=&quot;&quot;;[.E127]=6);1;IF([.D128]=&quot;weekend&quot;;[.E127];&quot;&quot;)))" office:value-type="float" office:value="1" calcext:value-type="float">
            <text:p>1</text:p>
          </table:table-cell>
          <table:table-cell table:formula="of:=IF([.E128]=[.E127];&quot;&quot;;[.E128])" office:value-type="float" office:value="1" calcext:value-type="float">
            <text:p>1</text:p>
          </table:table-cell>
        </table:table-row>
        <table:table-row table:style-name="ro1">
          <table:table-cell table:formula="of:=[.A128]+1" office:value-type="date" office:date-value="2019-11-04" calcext:value-type="date">
            <text:p>11/04/19</text:p>
          </table:table-cell>
          <table:table-cell/>
          <table:table-cell table:formula="of:=WEEKDAY([.A129])" office:value-type="float" office:value="2" calcext:value-type="float">
            <text:p>2</text:p>
          </table:table-cell>
          <table:table-cell table:formula="of:=IF(OR([.C129]=6;[.C129]=7);&quot;weekend&quot;;&quot;&quot;)">
            <text:p/>
          </table:table-cell>
          <table:table-cell table:formula="of:=IF(AND([.D129]=&quot;&quot;;[.E128]&lt;6);[.E128]+1;IF(AND([.D129]=&quot;&quot;;[.E128]=6);1;IF([.D129]=&quot;weekend&quot;;[.E128];&quot;&quot;)))" office:value-type="float" office:value="2" calcext:value-type="float">
            <text:p>2</text:p>
          </table:table-cell>
          <table:table-cell table:formula="of:=IF([.E129]=[.E128];&quot;&quot;;[.E129])" office:value-type="float" office:value="2" calcext:value-type="float">
            <text:p>2</text:p>
          </table:table-cell>
        </table:table-row>
        <table:table-row table:style-name="ro1">
          <table:table-cell table:formula="of:=[.A129]+1" office:value-type="date" office:date-value="2019-11-05" calcext:value-type="date">
            <text:p>11/05/19</text:p>
          </table:table-cell>
          <table:table-cell/>
          <table:table-cell table:formula="of:=WEEKDAY([.A130])" office:value-type="float" office:value="3" calcext:value-type="float">
            <text:p>3</text:p>
          </table:table-cell>
          <table:table-cell table:formula="of:=IF(OR([.C130]=6;[.C130]=7);&quot;weekend&quot;;&quot;&quot;)">
            <text:p/>
          </table:table-cell>
          <table:table-cell table:formula="of:=IF(AND([.D130]=&quot;&quot;;[.E129]&lt;6);[.E129]+1;IF(AND([.D130]=&quot;&quot;;[.E129]=6);1;IF([.D130]=&quot;weekend&quot;;[.E129];&quot;&quot;)))" office:value-type="float" office:value="3" calcext:value-type="float">
            <text:p>3</text:p>
          </table:table-cell>
          <table:table-cell table:formula="of:=IF([.E130]=[.E129];&quot;&quot;;[.E130])" office:value-type="float" office:value="3" calcext:value-type="float">
            <text:p>3</text:p>
          </table:table-cell>
        </table:table-row>
        <table:table-row table:style-name="ro1">
          <table:table-cell table:formula="of:=[.A130]+1" office:value-type="date" office:date-value="2019-11-06" calcext:value-type="date">
            <text:p>11/06/19</text:p>
          </table:table-cell>
          <table:table-cell/>
          <table:table-cell table:formula="of:=WEEKDAY([.A131])" office:value-type="float" office:value="4" calcext:value-type="float">
            <text:p>4</text:p>
          </table:table-cell>
          <table:table-cell table:formula="of:=IF(OR([.C131]=6;[.C131]=7);&quot;weekend&quot;;&quot;&quot;)">
            <text:p/>
          </table:table-cell>
          <table:table-cell table:formula="of:=IF(AND([.D131]=&quot;&quot;;[.E130]&lt;6);[.E130]+1;IF(AND([.D131]=&quot;&quot;;[.E130]=6);1;IF([.D131]=&quot;weekend&quot;;[.E130];&quot;&quot;)))" office:value-type="float" office:value="4" calcext:value-type="float">
            <text:p>4</text:p>
          </table:table-cell>
          <table:table-cell table:formula="of:=IF([.E131]=[.E130];&quot;&quot;;[.E131])" office:value-type="float" office:value="4" calcext:value-type="float">
            <text:p>4</text:p>
          </table:table-cell>
        </table:table-row>
        <table:table-row table:style-name="ro1">
          <table:table-cell table:formula="of:=[.A131]+1" office:value-type="date" office:date-value="2019-11-07" calcext:value-type="date">
            <text:p>11/07/19</text:p>
          </table:table-cell>
          <table:table-cell/>
          <table:table-cell table:formula="of:=WEEKDAY([.A132])" office:value-type="float" office:value="5" calcext:value-type="float">
            <text:p>5</text:p>
          </table:table-cell>
          <table:table-cell table:formula="of:=IF(OR([.C132]=6;[.C132]=7);&quot;weekend&quot;;&quot;&quot;)">
            <text:p/>
          </table:table-cell>
          <table:table-cell table:formula="of:=IF(AND([.D132]=&quot;&quot;;[.E131]&lt;6);[.E131]+1;IF(AND([.D132]=&quot;&quot;;[.E131]=6);1;IF([.D132]=&quot;weekend&quot;;[.E131];&quot;&quot;)))" office:value-type="float" office:value="5" calcext:value-type="float">
            <text:p>5</text:p>
          </table:table-cell>
          <table:table-cell table:formula="of:=IF([.E132]=[.E131];&quot;&quot;;[.E132])" office:value-type="float" office:value="5" calcext:value-type="float">
            <text:p>5</text:p>
          </table:table-cell>
        </table:table-row>
        <table:table-row table:style-name="ro1">
          <table:table-cell table:formula="of:=[.A132]+1" office:value-type="date" office:date-value="2019-11-08" calcext:value-type="date">
            <text:p>11/08/19</text:p>
          </table:table-cell>
          <table:table-cell/>
          <table:table-cell table:formula="of:=WEEKDAY([.A133])" office:value-type="float" office:value="6" calcext:value-type="float">
            <text:p>6</text:p>
          </table:table-cell>
          <table:table-cell table:formula="of:=IF(OR([.C133]=6;[.C133]=7);&quot;weekend&quot;;&quot;&quot;)" office:value-type="string" office:string-value="weekend" calcext:value-type="string">
            <text:p>weekend</text:p>
          </table:table-cell>
          <table:table-cell table:formula="of:=IF(AND([.D133]=&quot;&quot;;[.E132]&lt;6);[.E132]+1;IF(AND([.D133]=&quot;&quot;;[.E132]=6);1;IF([.D133]=&quot;weekend&quot;;[.E132];&quot;&quot;)))" office:value-type="float" office:value="5" calcext:value-type="float">
            <text:p>5</text:p>
          </table:table-cell>
          <table:table-cell table:formula="of:=IF([.E133]=[.E132];&quot;&quot;;[.E133])">
            <text:p/>
          </table:table-cell>
        </table:table-row>
        <table:table-row table:style-name="ro1">
          <table:table-cell table:formula="of:=[.A133]+1" office:value-type="date" office:date-value="2019-11-09" calcext:value-type="date">
            <text:p>11/09/19</text:p>
          </table:table-cell>
          <table:table-cell/>
          <table:table-cell table:formula="of:=WEEKDAY([.A134])" office:value-type="float" office:value="7" calcext:value-type="float">
            <text:p>7</text:p>
          </table:table-cell>
          <table:table-cell table:formula="of:=IF(OR([.C134]=6;[.C134]=7);&quot;weekend&quot;;&quot;&quot;)" office:value-type="string" office:string-value="weekend" calcext:value-type="string">
            <text:p>weekend</text:p>
          </table:table-cell>
          <table:table-cell table:formula="of:=IF(AND([.D134]=&quot;&quot;;[.E133]&lt;6);[.E133]+1;IF(AND([.D134]=&quot;&quot;;[.E133]=6);1;IF([.D134]=&quot;weekend&quot;;[.E133];&quot;&quot;)))" office:value-type="float" office:value="5" calcext:value-type="float">
            <text:p>5</text:p>
          </table:table-cell>
          <table:table-cell table:formula="of:=IF([.E134]=[.E133];&quot;&quot;;[.E134])">
            <text:p/>
          </table:table-cell>
        </table:table-row>
        <table:table-row table:style-name="ro1">
          <table:table-cell table:formula="of:=[.A134]+1" office:value-type="date" office:date-value="2019-11-10" calcext:value-type="date">
            <text:p>11/10/19</text:p>
          </table:table-cell>
          <table:table-cell/>
          <table:table-cell table:formula="of:=WEEKDAY([.A135])" office:value-type="float" office:value="1" calcext:value-type="float">
            <text:p>1</text:p>
          </table:table-cell>
          <table:table-cell table:formula="of:=IF(OR([.C135]=6;[.C135]=7);&quot;weekend&quot;;&quot;&quot;)">
            <text:p/>
          </table:table-cell>
          <table:table-cell table:formula="of:=IF(AND([.D135]=&quot;&quot;;[.E134]&lt;6);[.E134]+1;IF(AND([.D135]=&quot;&quot;;[.E134]=6);1;IF([.D135]=&quot;weekend&quot;;[.E134];&quot;&quot;)))" office:value-type="float" office:value="6" calcext:value-type="float">
            <text:p>6</text:p>
          </table:table-cell>
          <table:table-cell table:formula="of:=IF([.E135]=[.E134];&quot;&quot;;[.E135])" office:value-type="float" office:value="6" calcext:value-type="float">
            <text:p>6</text:p>
          </table:table-cell>
        </table:table-row>
        <table:table-row table:style-name="ro1">
          <table:table-cell table:formula="of:=[.A135]+1" office:value-type="date" office:date-value="2019-11-11" calcext:value-type="date">
            <text:p>11/11/19</text:p>
          </table:table-cell>
          <table:table-cell/>
          <table:table-cell table:formula="of:=WEEKDAY([.A136])" office:value-type="float" office:value="2" calcext:value-type="float">
            <text:p>2</text:p>
          </table:table-cell>
          <table:table-cell table:formula="of:=IF(OR([.C136]=6;[.C136]=7);&quot;weekend&quot;;&quot;&quot;)">
            <text:p/>
          </table:table-cell>
          <table:table-cell table:formula="of:=IF(AND([.D136]=&quot;&quot;;[.E135]&lt;6);[.E135]+1;IF(AND([.D136]=&quot;&quot;;[.E135]=6);1;IF([.D136]=&quot;weekend&quot;;[.E135];&quot;&quot;)))" office:value-type="float" office:value="1" calcext:value-type="float">
            <text:p>1</text:p>
          </table:table-cell>
          <table:table-cell table:formula="of:=IF([.E136]=[.E135];&quot;&quot;;[.E136])" office:value-type="float" office:value="1" calcext:value-type="float">
            <text:p>1</text:p>
          </table:table-cell>
        </table:table-row>
        <table:table-row table:style-name="ro1">
          <table:table-cell table:formula="of:=[.A136]+1" office:value-type="date" office:date-value="2019-11-12" calcext:value-type="date">
            <text:p>11/12/19</text:p>
          </table:table-cell>
          <table:table-cell/>
          <table:table-cell table:formula="of:=WEEKDAY([.A137])" office:value-type="float" office:value="3" calcext:value-type="float">
            <text:p>3</text:p>
          </table:table-cell>
          <table:table-cell table:formula="of:=IF(OR([.C137]=6;[.C137]=7);&quot;weekend&quot;;&quot;&quot;)">
            <text:p/>
          </table:table-cell>
          <table:table-cell table:formula="of:=IF(AND([.D137]=&quot;&quot;;[.E136]&lt;6);[.E136]+1;IF(AND([.D137]=&quot;&quot;;[.E136]=6);1;IF([.D137]=&quot;weekend&quot;;[.E136];&quot;&quot;)))" office:value-type="float" office:value="2" calcext:value-type="float">
            <text:p>2</text:p>
          </table:table-cell>
          <table:table-cell table:formula="of:=IF([.E137]=[.E136];&quot;&quot;;[.E137])" office:value-type="float" office:value="2" calcext:value-type="float">
            <text:p>2</text:p>
          </table:table-cell>
        </table:table-row>
        <table:table-row table:style-name="ro1">
          <table:table-cell table:formula="of:=[.A137]+1" office:value-type="date" office:date-value="2019-11-13" calcext:value-type="date">
            <text:p>11/13/19</text:p>
          </table:table-cell>
          <table:table-cell/>
          <table:table-cell table:formula="of:=WEEKDAY([.A138])" office:value-type="float" office:value="4" calcext:value-type="float">
            <text:p>4</text:p>
          </table:table-cell>
          <table:table-cell table:formula="of:=IF(OR([.C138]=6;[.C138]=7);&quot;weekend&quot;;&quot;&quot;)">
            <text:p/>
          </table:table-cell>
          <table:table-cell table:formula="of:=IF(AND([.D138]=&quot;&quot;;[.E137]&lt;6);[.E137]+1;IF(AND([.D138]=&quot;&quot;;[.E137]=6);1;IF([.D138]=&quot;weekend&quot;;[.E137];&quot;&quot;)))" office:value-type="float" office:value="3" calcext:value-type="float">
            <text:p>3</text:p>
          </table:table-cell>
          <table:table-cell table:formula="of:=IF([.E138]=[.E137];&quot;&quot;;[.E138])" office:value-type="float" office:value="3" calcext:value-type="float">
            <text:p>3</text:p>
          </table:table-cell>
        </table:table-row>
        <table:table-row table:style-name="ro1">
          <table:table-cell table:formula="of:=[.A138]+1" office:value-type="date" office:date-value="2019-11-14" calcext:value-type="date">
            <text:p>11/14/19</text:p>
          </table:table-cell>
          <table:table-cell/>
          <table:table-cell table:formula="of:=WEEKDAY([.A139])" office:value-type="float" office:value="5" calcext:value-type="float">
            <text:p>5</text:p>
          </table:table-cell>
          <table:table-cell table:formula="of:=IF(OR([.C139]=6;[.C139]=7);&quot;weekend&quot;;&quot;&quot;)">
            <text:p/>
          </table:table-cell>
          <table:table-cell table:formula="of:=IF(AND([.D139]=&quot;&quot;;[.E138]&lt;6);[.E138]+1;IF(AND([.D139]=&quot;&quot;;[.E138]=6);1;IF([.D139]=&quot;weekend&quot;;[.E138];&quot;&quot;)))" office:value-type="float" office:value="4" calcext:value-type="float">
            <text:p>4</text:p>
          </table:table-cell>
          <table:table-cell table:formula="of:=IF([.E139]=[.E138];&quot;&quot;;[.E139])" office:value-type="float" office:value="4" calcext:value-type="float">
            <text:p>4</text:p>
          </table:table-cell>
        </table:table-row>
        <table:table-row table:style-name="ro1">
          <table:table-cell table:formula="of:=[.A139]+1" office:value-type="date" office:date-value="2019-11-15" calcext:value-type="date">
            <text:p>11/15/19</text:p>
          </table:table-cell>
          <table:table-cell/>
          <table:table-cell table:formula="of:=WEEKDAY([.A140])" office:value-type="float" office:value="6" calcext:value-type="float">
            <text:p>6</text:p>
          </table:table-cell>
          <table:table-cell table:formula="of:=IF(OR([.C140]=6;[.C140]=7);&quot;weekend&quot;;&quot;&quot;)" office:value-type="string" office:string-value="weekend" calcext:value-type="string">
            <text:p>weekend</text:p>
          </table:table-cell>
          <table:table-cell table:formula="of:=IF(AND([.D140]=&quot;&quot;;[.E139]&lt;6);[.E139]+1;IF(AND([.D140]=&quot;&quot;;[.E139]=6);1;IF([.D140]=&quot;weekend&quot;;[.E139];&quot;&quot;)))" office:value-type="float" office:value="4" calcext:value-type="float">
            <text:p>4</text:p>
          </table:table-cell>
          <table:table-cell table:formula="of:=IF([.E140]=[.E139];&quot;&quot;;[.E140])">
            <text:p/>
          </table:table-cell>
        </table:table-row>
        <table:table-row table:style-name="ro1">
          <table:table-cell table:formula="of:=[.A140]+1" office:value-type="date" office:date-value="2019-11-16" calcext:value-type="date">
            <text:p>11/16/19</text:p>
          </table:table-cell>
          <table:table-cell/>
          <table:table-cell table:formula="of:=WEEKDAY([.A141])" office:value-type="float" office:value="7" calcext:value-type="float">
            <text:p>7</text:p>
          </table:table-cell>
          <table:table-cell table:formula="of:=IF(OR([.C141]=6;[.C141]=7);&quot;weekend&quot;;&quot;&quot;)" office:value-type="string" office:string-value="weekend" calcext:value-type="string">
            <text:p>weekend</text:p>
          </table:table-cell>
          <table:table-cell table:formula="of:=IF(AND([.D141]=&quot;&quot;;[.E140]&lt;6);[.E140]+1;IF(AND([.D141]=&quot;&quot;;[.E140]=6);1;IF([.D141]=&quot;weekend&quot;;[.E140];&quot;&quot;)))" office:value-type="float" office:value="4" calcext:value-type="float">
            <text:p>4</text:p>
          </table:table-cell>
          <table:table-cell table:formula="of:=IF([.E141]=[.E140];&quot;&quot;;[.E141])">
            <text:p/>
          </table:table-cell>
        </table:table-row>
        <table:table-row table:style-name="ro1">
          <table:table-cell table:formula="of:=[.A141]+1" office:value-type="date" office:date-value="2019-11-17" calcext:value-type="date">
            <text:p>11/17/19</text:p>
          </table:table-cell>
          <table:table-cell/>
          <table:table-cell table:formula="of:=WEEKDAY([.A142])" office:value-type="float" office:value="1" calcext:value-type="float">
            <text:p>1</text:p>
          </table:table-cell>
          <table:table-cell table:formula="of:=IF(OR([.C142]=6;[.C142]=7);&quot;weekend&quot;;&quot;&quot;)">
            <text:p/>
          </table:table-cell>
          <table:table-cell table:formula="of:=IF(AND([.D142]=&quot;&quot;;[.E141]&lt;6);[.E141]+1;IF(AND([.D142]=&quot;&quot;;[.E141]=6);1;IF([.D142]=&quot;weekend&quot;;[.E141];&quot;&quot;)))" office:value-type="float" office:value="5" calcext:value-type="float">
            <text:p>5</text:p>
          </table:table-cell>
          <table:table-cell table:formula="of:=IF([.E142]=[.E141];&quot;&quot;;[.E142])" office:value-type="float" office:value="5" calcext:value-type="float">
            <text:p>5</text:p>
          </table:table-cell>
        </table:table-row>
        <table:table-row table:style-name="ro1">
          <table:table-cell table:formula="of:=[.A142]+1" office:value-type="date" office:date-value="2019-11-18" calcext:value-type="date">
            <text:p>11/18/19</text:p>
          </table:table-cell>
          <table:table-cell/>
          <table:table-cell table:formula="of:=WEEKDAY([.A143])" office:value-type="float" office:value="2" calcext:value-type="float">
            <text:p>2</text:p>
          </table:table-cell>
          <table:table-cell table:formula="of:=IF(OR([.C143]=6;[.C143]=7);&quot;weekend&quot;;&quot;&quot;)">
            <text:p/>
          </table:table-cell>
          <table:table-cell table:formula="of:=IF(AND([.D143]=&quot;&quot;;[.E142]&lt;6);[.E142]+1;IF(AND([.D143]=&quot;&quot;;[.E142]=6);1;IF([.D143]=&quot;weekend&quot;;[.E142];&quot;&quot;)))" office:value-type="float" office:value="6" calcext:value-type="float">
            <text:p>6</text:p>
          </table:table-cell>
          <table:table-cell table:formula="of:=IF([.E143]=[.E142];&quot;&quot;;[.E143])" office:value-type="float" office:value="6" calcext:value-type="float">
            <text:p>6</text:p>
          </table:table-cell>
        </table:table-row>
        <table:table-row table:style-name="ro1">
          <table:table-cell table:formula="of:=[.A143]+1" office:value-type="date" office:date-value="2019-11-19" calcext:value-type="date">
            <text:p>11/19/19</text:p>
          </table:table-cell>
          <table:table-cell/>
          <table:table-cell table:formula="of:=WEEKDAY([.A144])" office:value-type="float" office:value="3" calcext:value-type="float">
            <text:p>3</text:p>
          </table:table-cell>
          <table:table-cell table:formula="of:=IF(OR([.C144]=6;[.C144]=7);&quot;weekend&quot;;&quot;&quot;)">
            <text:p/>
          </table:table-cell>
          <table:table-cell table:formula="of:=IF(AND([.D144]=&quot;&quot;;[.E143]&lt;6);[.E143]+1;IF(AND([.D144]=&quot;&quot;;[.E143]=6);1;IF([.D144]=&quot;weekend&quot;;[.E143];&quot;&quot;)))" office:value-type="float" office:value="1" calcext:value-type="float">
            <text:p>1</text:p>
          </table:table-cell>
          <table:table-cell table:formula="of:=IF([.E144]=[.E143];&quot;&quot;;[.E144])" office:value-type="float" office:value="1" calcext:value-type="float">
            <text:p>1</text:p>
          </table:table-cell>
        </table:table-row>
        <table:table-row table:style-name="ro1">
          <table:table-cell table:formula="of:=[.A144]+1" office:value-type="date" office:date-value="2019-11-20" calcext:value-type="date">
            <text:p>11/20/19</text:p>
          </table:table-cell>
          <table:table-cell/>
          <table:table-cell table:formula="of:=WEEKDAY([.A145])" office:value-type="float" office:value="4" calcext:value-type="float">
            <text:p>4</text:p>
          </table:table-cell>
          <table:table-cell table:formula="of:=IF(OR([.C145]=6;[.C145]=7);&quot;weekend&quot;;&quot;&quot;)">
            <text:p/>
          </table:table-cell>
          <table:table-cell table:formula="of:=IF(AND([.D145]=&quot;&quot;;[.E144]&lt;6);[.E144]+1;IF(AND([.D145]=&quot;&quot;;[.E144]=6);1;IF([.D145]=&quot;weekend&quot;;[.E144];&quot;&quot;)))" office:value-type="float" office:value="2" calcext:value-type="float">
            <text:p>2</text:p>
          </table:table-cell>
          <table:table-cell table:formula="of:=IF([.E145]=[.E144];&quot;&quot;;[.E145])" office:value-type="float" office:value="2" calcext:value-type="float">
            <text:p>2</text:p>
          </table:table-cell>
        </table:table-row>
        <table:table-row table:style-name="ro1">
          <table:table-cell table:formula="of:=[.A145]+1" office:value-type="date" office:date-value="2019-11-21" calcext:value-type="date">
            <text:p>11/21/19</text:p>
          </table:table-cell>
          <table:table-cell/>
          <table:table-cell table:formula="of:=WEEKDAY([.A146])" office:value-type="float" office:value="5" calcext:value-type="float">
            <text:p>5</text:p>
          </table:table-cell>
          <table:table-cell table:formula="of:=IF(OR([.C146]=6;[.C146]=7);&quot;weekend&quot;;&quot;&quot;)">
            <text:p/>
          </table:table-cell>
          <table:table-cell table:formula="of:=IF(AND([.D146]=&quot;&quot;;[.E145]&lt;6);[.E145]+1;IF(AND([.D146]=&quot;&quot;;[.E145]=6);1;IF([.D146]=&quot;weekend&quot;;[.E145];&quot;&quot;)))" office:value-type="float" office:value="3" calcext:value-type="float">
            <text:p>3</text:p>
          </table:table-cell>
          <table:table-cell table:formula="of:=IF([.E146]=[.E145];&quot;&quot;;[.E146])" office:value-type="float" office:value="3" calcext:value-type="float">
            <text:p>3</text:p>
          </table:table-cell>
        </table:table-row>
        <table:table-row table:style-name="ro1">
          <table:table-cell table:formula="of:=[.A146]+1" office:value-type="date" office:date-value="2019-11-22" calcext:value-type="date">
            <text:p>11/22/19</text:p>
          </table:table-cell>
          <table:table-cell/>
          <table:table-cell table:formula="of:=WEEKDAY([.A147])" office:value-type="float" office:value="6" calcext:value-type="float">
            <text:p>6</text:p>
          </table:table-cell>
          <table:table-cell table:formula="of:=IF(OR([.C147]=6;[.C147]=7);&quot;weekend&quot;;&quot;&quot;)" office:value-type="string" office:string-value="weekend" calcext:value-type="string">
            <text:p>weekend</text:p>
          </table:table-cell>
          <table:table-cell table:formula="of:=IF(AND([.D147]=&quot;&quot;;[.E146]&lt;6);[.E146]+1;IF(AND([.D147]=&quot;&quot;;[.E146]=6);1;IF([.D147]=&quot;weekend&quot;;[.E146];&quot;&quot;)))" office:value-type="float" office:value="3" calcext:value-type="float">
            <text:p>3</text:p>
          </table:table-cell>
          <table:table-cell table:formula="of:=IF([.E147]=[.E146];&quot;&quot;;[.E147])">
            <text:p/>
          </table:table-cell>
        </table:table-row>
        <table:table-row table:style-name="ro1">
          <table:table-cell table:formula="of:=[.A147]+1" office:value-type="date" office:date-value="2019-11-23" calcext:value-type="date">
            <text:p>11/23/19</text:p>
          </table:table-cell>
          <table:table-cell/>
          <table:table-cell table:formula="of:=WEEKDAY([.A148])" office:value-type="float" office:value="7" calcext:value-type="float">
            <text:p>7</text:p>
          </table:table-cell>
          <table:table-cell table:formula="of:=IF(OR([.C148]=6;[.C148]=7);&quot;weekend&quot;;&quot;&quot;)" office:value-type="string" office:string-value="weekend" calcext:value-type="string">
            <text:p>weekend</text:p>
          </table:table-cell>
          <table:table-cell table:formula="of:=IF(AND([.D148]=&quot;&quot;;[.E147]&lt;6);[.E147]+1;IF(AND([.D148]=&quot;&quot;;[.E147]=6);1;IF([.D148]=&quot;weekend&quot;;[.E147];&quot;&quot;)))" office:value-type="float" office:value="3" calcext:value-type="float">
            <text:p>3</text:p>
          </table:table-cell>
          <table:table-cell table:formula="of:=IF([.E148]=[.E147];&quot;&quot;;[.E148])">
            <text:p/>
          </table:table-cell>
        </table:table-row>
        <table:table-row table:style-name="ro1">
          <table:table-cell table:formula="of:=[.A148]+1" office:value-type="date" office:date-value="2019-11-24" calcext:value-type="date">
            <text:p>11/24/19</text:p>
          </table:table-cell>
          <table:table-cell/>
          <table:table-cell table:formula="of:=WEEKDAY([.A149])" office:value-type="float" office:value="1" calcext:value-type="float">
            <text:p>1</text:p>
          </table:table-cell>
          <table:table-cell table:formula="of:=IF(OR([.C149]=6;[.C149]=7);&quot;weekend&quot;;&quot;&quot;)">
            <text:p/>
          </table:table-cell>
          <table:table-cell table:formula="of:=IF(AND([.D149]=&quot;&quot;;[.E148]&lt;6);[.E148]+1;IF(AND([.D149]=&quot;&quot;;[.E148]=6);1;IF([.D149]=&quot;weekend&quot;;[.E148];&quot;&quot;)))" office:value-type="float" office:value="4" calcext:value-type="float">
            <text:p>4</text:p>
          </table:table-cell>
          <table:table-cell table:formula="of:=IF([.E149]=[.E148];&quot;&quot;;[.E149])" office:value-type="float" office:value="4" calcext:value-type="float">
            <text:p>4</text:p>
          </table:table-cell>
        </table:table-row>
        <table:table-row table:style-name="ro1">
          <table:table-cell table:formula="of:=[.A149]+1" office:value-type="date" office:date-value="2019-11-25" calcext:value-type="date">
            <text:p>11/25/19</text:p>
          </table:table-cell>
          <table:table-cell/>
          <table:table-cell table:formula="of:=WEEKDAY([.A150])" office:value-type="float" office:value="2" calcext:value-type="float">
            <text:p>2</text:p>
          </table:table-cell>
          <table:table-cell table:formula="of:=IF(OR([.C150]=6;[.C150]=7);&quot;weekend&quot;;&quot;&quot;)">
            <text:p/>
          </table:table-cell>
          <table:table-cell table:formula="of:=IF(AND([.D150]=&quot;&quot;;[.E149]&lt;6);[.E149]+1;IF(AND([.D150]=&quot;&quot;;[.E149]=6);1;IF([.D150]=&quot;weekend&quot;;[.E149];&quot;&quot;)))" office:value-type="float" office:value="5" calcext:value-type="float">
            <text:p>5</text:p>
          </table:table-cell>
          <table:table-cell table:formula="of:=IF([.E150]=[.E149];&quot;&quot;;[.E150])" office:value-type="float" office:value="5" calcext:value-type="float">
            <text:p>5</text:p>
          </table:table-cell>
        </table:table-row>
        <table:table-row table:style-name="ro1">
          <table:table-cell table:formula="of:=[.A150]+1" office:value-type="date" office:date-value="2019-11-26" calcext:value-type="date">
            <text:p>11/26/19</text:p>
          </table:table-cell>
          <table:table-cell/>
          <table:table-cell table:formula="of:=WEEKDAY([.A151])" office:value-type="float" office:value="3" calcext:value-type="float">
            <text:p>3</text:p>
          </table:table-cell>
          <table:table-cell table:formula="of:=IF(OR([.C151]=6;[.C151]=7);&quot;weekend&quot;;&quot;&quot;)">
            <text:p/>
          </table:table-cell>
          <table:table-cell table:formula="of:=IF(AND([.D151]=&quot;&quot;;[.E150]&lt;6);[.E150]+1;IF(AND([.D151]=&quot;&quot;;[.E150]=6);1;IF([.D151]=&quot;weekend&quot;;[.E150];&quot;&quot;)))" office:value-type="float" office:value="6" calcext:value-type="float">
            <text:p>6</text:p>
          </table:table-cell>
          <table:table-cell table:formula="of:=IF([.E151]=[.E150];&quot;&quot;;[.E151])" office:value-type="float" office:value="6" calcext:value-type="float">
            <text:p>6</text:p>
          </table:table-cell>
        </table:table-row>
        <table:table-row table:style-name="ro1">
          <table:table-cell table:formula="of:=[.A151]+1" office:value-type="date" office:date-value="2019-11-27" calcext:value-type="date">
            <text:p>11/27/19</text:p>
          </table:table-cell>
          <table:table-cell/>
          <table:table-cell table:formula="of:=WEEKDAY([.A152])" office:value-type="float" office:value="4" calcext:value-type="float">
            <text:p>4</text:p>
          </table:table-cell>
          <table:table-cell table:formula="of:=IF(OR([.C152]=6;[.C152]=7);&quot;weekend&quot;;&quot;&quot;)">
            <text:p/>
          </table:table-cell>
          <table:table-cell table:formula="of:=IF(AND([.D152]=&quot;&quot;;[.E151]&lt;6);[.E151]+1;IF(AND([.D152]=&quot;&quot;;[.E151]=6);1;IF([.D152]=&quot;weekend&quot;;[.E151];&quot;&quot;)))" office:value-type="float" office:value="1" calcext:value-type="float">
            <text:p>1</text:p>
          </table:table-cell>
          <table:table-cell table:formula="of:=IF([.E152]=[.E151];&quot;&quot;;[.E152])" office:value-type="float" office:value="1" calcext:value-type="float">
            <text:p>1</text:p>
          </table:table-cell>
        </table:table-row>
        <table:table-row table:style-name="ro1">
          <table:table-cell table:formula="of:=[.A152]+1" office:value-type="date" office:date-value="2019-11-28" calcext:value-type="date">
            <text:p>11/28/19</text:p>
          </table:table-cell>
          <table:table-cell/>
          <table:table-cell table:formula="of:=WEEKDAY([.A153])" office:value-type="float" office:value="5" calcext:value-type="float">
            <text:p>5</text:p>
          </table:table-cell>
          <table:table-cell table:formula="of:=IF(OR([.C153]=6;[.C153]=7);&quot;weekend&quot;;&quot;&quot;)">
            <text:p/>
          </table:table-cell>
          <table:table-cell table:formula="of:=IF(AND([.D153]=&quot;&quot;;[.E152]&lt;6);[.E152]+1;IF(AND([.D153]=&quot;&quot;;[.E152]=6);1;IF([.D153]=&quot;weekend&quot;;[.E152];&quot;&quot;)))" office:value-type="float" office:value="2" calcext:value-type="float">
            <text:p>2</text:p>
          </table:table-cell>
          <table:table-cell table:formula="of:=IF([.E153]=[.E152];&quot;&quot;;[.E153])" office:value-type="float" office:value="2" calcext:value-type="float">
            <text:p>2</text:p>
          </table:table-cell>
        </table:table-row>
        <table:table-row table:style-name="ro1">
          <table:table-cell table:formula="of:=[.A153]+1" office:value-type="date" office:date-value="2019-11-29" calcext:value-type="date">
            <text:p>11/29/19</text:p>
          </table:table-cell>
          <table:table-cell/>
          <table:table-cell table:formula="of:=WEEKDAY([.A154])" office:value-type="float" office:value="6" calcext:value-type="float">
            <text:p>6</text:p>
          </table:table-cell>
          <table:table-cell table:formula="of:=IF(OR([.C154]=6;[.C154]=7);&quot;weekend&quot;;&quot;&quot;)" office:value-type="string" office:string-value="weekend" calcext:value-type="string">
            <text:p>weekend</text:p>
          </table:table-cell>
          <table:table-cell table:formula="of:=IF(AND([.D154]=&quot;&quot;;[.E153]&lt;6);[.E153]+1;IF(AND([.D154]=&quot;&quot;;[.E153]=6);1;IF([.D154]=&quot;weekend&quot;;[.E153];&quot;&quot;)))" office:value-type="float" office:value="2" calcext:value-type="float">
            <text:p>2</text:p>
          </table:table-cell>
          <table:table-cell table:formula="of:=IF([.E154]=[.E153];&quot;&quot;;[.E154])">
            <text:p/>
          </table:table-cell>
        </table:table-row>
        <table:table-row table:style-name="ro1">
          <table:table-cell table:formula="of:=[.A154]+1" office:value-type="date" office:date-value="2019-11-30" calcext:value-type="date">
            <text:p>11/30/19</text:p>
          </table:table-cell>
          <table:table-cell/>
          <table:table-cell table:formula="of:=WEEKDAY([.A155])" office:value-type="float" office:value="7" calcext:value-type="float">
            <text:p>7</text:p>
          </table:table-cell>
          <table:table-cell table:formula="of:=IF(OR([.C155]=6;[.C155]=7);&quot;weekend&quot;;&quot;&quot;)" office:value-type="string" office:string-value="weekend" calcext:value-type="string">
            <text:p>weekend</text:p>
          </table:table-cell>
          <table:table-cell table:formula="of:=IF(AND([.D155]=&quot;&quot;;[.E154]&lt;6);[.E154]+1;IF(AND([.D155]=&quot;&quot;;[.E154]=6);1;IF([.D155]=&quot;weekend&quot;;[.E154];&quot;&quot;)))" office:value-type="float" office:value="2" calcext:value-type="float">
            <text:p>2</text:p>
          </table:table-cell>
          <table:table-cell table:formula="of:=IF([.E155]=[.E154];&quot;&quot;;[.E155])">
            <text:p/>
          </table:table-cell>
        </table:table-row>
        <table:table-row table:style-name="ro1">
          <table:table-cell table:formula="of:=[.A155]+1" office:value-type="date" office:date-value="2019-12-01" calcext:value-type="date">
            <text:p>12/01/19</text:p>
          </table:table-cell>
          <table:table-cell/>
          <table:table-cell table:formula="of:=WEEKDAY([.A156])" office:value-type="float" office:value="1" calcext:value-type="float">
            <text:p>1</text:p>
          </table:table-cell>
          <table:table-cell table:formula="of:=IF(OR([.C156]=6;[.C156]=7);&quot;weekend&quot;;&quot;&quot;)">
            <text:p/>
          </table:table-cell>
          <table:table-cell table:formula="of:=IF(AND([.D156]=&quot;&quot;;[.E155]&lt;6);[.E155]+1;IF(AND([.D156]=&quot;&quot;;[.E155]=6);1;IF([.D156]=&quot;weekend&quot;;[.E155];&quot;&quot;)))" office:value-type="float" office:value="3" calcext:value-type="float">
            <text:p>3</text:p>
          </table:table-cell>
          <table:table-cell table:formula="of:=IF([.E156]=[.E155];&quot;&quot;;[.E156])" office:value-type="float" office:value="3" calcext:value-type="float">
            <text:p>3</text:p>
          </table:table-cell>
        </table:table-row>
        <table:table-row table:style-name="ro1">
          <table:table-cell table:formula="of:=[.A156]+1" office:value-type="date" office:date-value="2019-12-02" calcext:value-type="date">
            <text:p>12/02/19</text:p>
          </table:table-cell>
          <table:table-cell/>
          <table:table-cell table:formula="of:=WEEKDAY([.A157])" office:value-type="float" office:value="2" calcext:value-type="float">
            <text:p>2</text:p>
          </table:table-cell>
          <table:table-cell table:formula="of:=IF(OR([.C157]=6;[.C157]=7);&quot;weekend&quot;;&quot;&quot;)">
            <text:p/>
          </table:table-cell>
          <table:table-cell table:formula="of:=IF(AND([.D157]=&quot;&quot;;[.E156]&lt;6);[.E156]+1;IF(AND([.D157]=&quot;&quot;;[.E156]=6);1;IF([.D157]=&quot;weekend&quot;;[.E156];&quot;&quot;)))" office:value-type="float" office:value="4" calcext:value-type="float">
            <text:p>4</text:p>
          </table:table-cell>
          <table:table-cell table:formula="of:=IF([.E157]=[.E156];&quot;&quot;;[.E157])" office:value-type="float" office:value="4" calcext:value-type="float">
            <text:p>4</text:p>
          </table:table-cell>
        </table:table-row>
        <table:table-row table:style-name="ro1">
          <table:table-cell table:formula="of:=[.A157]+1" office:value-type="date" office:date-value="2019-12-03" calcext:value-type="date">
            <text:p>12/03/19</text:p>
          </table:table-cell>
          <table:table-cell/>
          <table:table-cell table:formula="of:=WEEKDAY([.A158])" office:value-type="float" office:value="3" calcext:value-type="float">
            <text:p>3</text:p>
          </table:table-cell>
          <table:table-cell table:formula="of:=IF(OR([.C158]=6;[.C158]=7);&quot;weekend&quot;;&quot;&quot;)">
            <text:p/>
          </table:table-cell>
          <table:table-cell table:formula="of:=IF(AND([.D158]=&quot;&quot;;[.E157]&lt;6);[.E157]+1;IF(AND([.D158]=&quot;&quot;;[.E157]=6);1;IF([.D158]=&quot;weekend&quot;;[.E157];&quot;&quot;)))" office:value-type="float" office:value="5" calcext:value-type="float">
            <text:p>5</text:p>
          </table:table-cell>
          <table:table-cell table:formula="of:=IF([.E158]=[.E157];&quot;&quot;;[.E158])" office:value-type="float" office:value="5" calcext:value-type="float">
            <text:p>5</text:p>
          </table:table-cell>
        </table:table-row>
        <table:table-row table:style-name="ro1">
          <table:table-cell table:formula="of:=[.A158]+1" office:value-type="date" office:date-value="2019-12-04" calcext:value-type="date">
            <text:p>12/04/19</text:p>
          </table:table-cell>
          <table:table-cell/>
          <table:table-cell table:formula="of:=WEEKDAY([.A159])" office:value-type="float" office:value="4" calcext:value-type="float">
            <text:p>4</text:p>
          </table:table-cell>
          <table:table-cell table:formula="of:=IF(OR([.C159]=6;[.C159]=7);&quot;weekend&quot;;&quot;&quot;)">
            <text:p/>
          </table:table-cell>
          <table:table-cell table:formula="of:=IF(AND([.D159]=&quot;&quot;;[.E158]&lt;6);[.E158]+1;IF(AND([.D159]=&quot;&quot;;[.E158]=6);1;IF([.D159]=&quot;weekend&quot;;[.E158];&quot;&quot;)))" office:value-type="float" office:value="6" calcext:value-type="float">
            <text:p>6</text:p>
          </table:table-cell>
          <table:table-cell table:formula="of:=IF([.E159]=[.E158];&quot;&quot;;[.E159])" office:value-type="float" office:value="6" calcext:value-type="float">
            <text:p>6</text:p>
          </table:table-cell>
        </table:table-row>
        <table:table-row table:style-name="ro1">
          <table:table-cell table:formula="of:=[.A159]+1" office:value-type="date" office:date-value="2019-12-05" calcext:value-type="date">
            <text:p>12/05/19</text:p>
          </table:table-cell>
          <table:table-cell/>
          <table:table-cell table:formula="of:=WEEKDAY([.A160])" office:value-type="float" office:value="5" calcext:value-type="float">
            <text:p>5</text:p>
          </table:table-cell>
          <table:table-cell table:formula="of:=IF(OR([.C160]=6;[.C160]=7);&quot;weekend&quot;;&quot;&quot;)">
            <text:p/>
          </table:table-cell>
          <table:table-cell table:formula="of:=IF(AND([.D160]=&quot;&quot;;[.E159]&lt;6);[.E159]+1;IF(AND([.D160]=&quot;&quot;;[.E159]=6);1;IF([.D160]=&quot;weekend&quot;;[.E159];&quot;&quot;)))" office:value-type="float" office:value="1" calcext:value-type="float">
            <text:p>1</text:p>
          </table:table-cell>
          <table:table-cell table:formula="of:=IF([.E160]=[.E159];&quot;&quot;;[.E160])" office:value-type="float" office:value="1" calcext:value-type="float">
            <text:p>1</text:p>
          </table:table-cell>
        </table:table-row>
        <table:table-row table:style-name="ro1">
          <table:table-cell table:formula="of:=[.A160]+1" office:value-type="date" office:date-value="2019-12-06" calcext:value-type="date">
            <text:p>12/06/19</text:p>
          </table:table-cell>
          <table:table-cell/>
          <table:table-cell table:formula="of:=WEEKDAY([.A161])" office:value-type="float" office:value="6" calcext:value-type="float">
            <text:p>6</text:p>
          </table:table-cell>
          <table:table-cell table:formula="of:=IF(OR([.C161]=6;[.C161]=7);&quot;weekend&quot;;&quot;&quot;)" office:value-type="string" office:string-value="weekend" calcext:value-type="string">
            <text:p>weekend</text:p>
          </table:table-cell>
          <table:table-cell table:formula="of:=IF(AND([.D161]=&quot;&quot;;[.E160]&lt;6);[.E160]+1;IF(AND([.D161]=&quot;&quot;;[.E160]=6);1;IF([.D161]=&quot;weekend&quot;;[.E160];&quot;&quot;)))" office:value-type="float" office:value="1" calcext:value-type="float">
            <text:p>1</text:p>
          </table:table-cell>
          <table:table-cell table:formula="of:=IF([.E161]=[.E160];&quot;&quot;;[.E161])">
            <text:p/>
          </table:table-cell>
        </table:table-row>
        <table:table-row table:style-name="ro1">
          <table:table-cell table:formula="of:=[.A161]+1" office:value-type="date" office:date-value="2019-12-07" calcext:value-type="date">
            <text:p>12/07/19</text:p>
          </table:table-cell>
          <table:table-cell/>
          <table:table-cell table:formula="of:=WEEKDAY([.A162])" office:value-type="float" office:value="7" calcext:value-type="float">
            <text:p>7</text:p>
          </table:table-cell>
          <table:table-cell table:formula="of:=IF(OR([.C162]=6;[.C162]=7);&quot;weekend&quot;;&quot;&quot;)" office:value-type="string" office:string-value="weekend" calcext:value-type="string">
            <text:p>weekend</text:p>
          </table:table-cell>
          <table:table-cell table:formula="of:=IF(AND([.D162]=&quot;&quot;;[.E161]&lt;6);[.E161]+1;IF(AND([.D162]=&quot;&quot;;[.E161]=6);1;IF([.D162]=&quot;weekend&quot;;[.E161];&quot;&quot;)))" office:value-type="float" office:value="1" calcext:value-type="float">
            <text:p>1</text:p>
          </table:table-cell>
          <table:table-cell table:formula="of:=IF([.E162]=[.E161];&quot;&quot;;[.E162])">
            <text:p/>
          </table:table-cell>
        </table:table-row>
        <table:table-row table:style-name="ro1">
          <table:table-cell table:formula="of:=[.A162]+1" office:value-type="date" office:date-value="2019-12-08" calcext:value-type="date">
            <text:p>12/08/19</text:p>
          </table:table-cell>
          <table:table-cell/>
          <table:table-cell table:formula="of:=WEEKDAY([.A163])" office:value-type="float" office:value="1" calcext:value-type="float">
            <text:p>1</text:p>
          </table:table-cell>
          <table:table-cell table:formula="of:=IF(OR([.C163]=6;[.C163]=7);&quot;weekend&quot;;&quot;&quot;)">
            <text:p/>
          </table:table-cell>
          <table:table-cell table:formula="of:=IF(AND([.D163]=&quot;&quot;;[.E162]&lt;6);[.E162]+1;IF(AND([.D163]=&quot;&quot;;[.E162]=6);1;IF([.D163]=&quot;weekend&quot;;[.E162];&quot;&quot;)))" office:value-type="float" office:value="2" calcext:value-type="float">
            <text:p>2</text:p>
          </table:table-cell>
          <table:table-cell table:formula="of:=IF([.E163]=[.E162];&quot;&quot;;[.E163])" office:value-type="float" office:value="2" calcext:value-type="float">
            <text:p>2</text:p>
          </table:table-cell>
        </table:table-row>
        <table:table-row table:style-name="ro1">
          <table:table-cell table:formula="of:=[.A163]+1" office:value-type="date" office:date-value="2019-12-09" calcext:value-type="date">
            <text:p>12/09/19</text:p>
          </table:table-cell>
          <table:table-cell/>
          <table:table-cell table:formula="of:=WEEKDAY([.A164])" office:value-type="float" office:value="2" calcext:value-type="float">
            <text:p>2</text:p>
          </table:table-cell>
          <table:table-cell table:formula="of:=IF(OR([.C164]=6;[.C164]=7);&quot;weekend&quot;;&quot;&quot;)">
            <text:p/>
          </table:table-cell>
          <table:table-cell table:formula="of:=IF(AND([.D164]=&quot;&quot;;[.E163]&lt;6);[.E163]+1;IF(AND([.D164]=&quot;&quot;;[.E163]=6);1;IF([.D164]=&quot;weekend&quot;;[.E163];&quot;&quot;)))" office:value-type="float" office:value="3" calcext:value-type="float">
            <text:p>3</text:p>
          </table:table-cell>
          <table:table-cell table:formula="of:=IF([.E164]=[.E163];&quot;&quot;;[.E164])" office:value-type="float" office:value="3" calcext:value-type="float">
            <text:p>3</text:p>
          </table:table-cell>
        </table:table-row>
        <table:table-row table:style-name="ro1">
          <table:table-cell table:formula="of:=[.A164]+1" office:value-type="date" office:date-value="2019-12-10" calcext:value-type="date">
            <text:p>12/10/19</text:p>
          </table:table-cell>
          <table:table-cell/>
          <table:table-cell table:formula="of:=WEEKDAY([.A165])" office:value-type="float" office:value="3" calcext:value-type="float">
            <text:p>3</text:p>
          </table:table-cell>
          <table:table-cell table:formula="of:=IF(OR([.C165]=6;[.C165]=7);&quot;weekend&quot;;&quot;&quot;)">
            <text:p/>
          </table:table-cell>
          <table:table-cell table:formula="of:=IF(AND([.D165]=&quot;&quot;;[.E164]&lt;6);[.E164]+1;IF(AND([.D165]=&quot;&quot;;[.E164]=6);1;IF([.D165]=&quot;weekend&quot;;[.E164];&quot;&quot;)))" office:value-type="float" office:value="4" calcext:value-type="float">
            <text:p>4</text:p>
          </table:table-cell>
          <table:table-cell table:formula="of:=IF([.E165]=[.E164];&quot;&quot;;[.E165])" office:value-type="float" office:value="4" calcext:value-type="float">
            <text:p>4</text:p>
          </table:table-cell>
        </table:table-row>
        <table:table-row table:style-name="ro1">
          <table:table-cell table:formula="of:=[.A165]+1" office:value-type="date" office:date-value="2019-12-11" calcext:value-type="date">
            <text:p>12/11/19</text:p>
          </table:table-cell>
          <table:table-cell/>
          <table:table-cell table:formula="of:=WEEKDAY([.A166])" office:value-type="float" office:value="4" calcext:value-type="float">
            <text:p>4</text:p>
          </table:table-cell>
          <table:table-cell table:formula="of:=IF(OR([.C166]=6;[.C166]=7);&quot;weekend&quot;;&quot;&quot;)">
            <text:p/>
          </table:table-cell>
          <table:table-cell table:formula="of:=IF(AND([.D166]=&quot;&quot;;[.E165]&lt;6);[.E165]+1;IF(AND([.D166]=&quot;&quot;;[.E165]=6);1;IF([.D166]=&quot;weekend&quot;;[.E165];&quot;&quot;)))" office:value-type="float" office:value="5" calcext:value-type="float">
            <text:p>5</text:p>
          </table:table-cell>
          <table:table-cell table:formula="of:=IF([.E166]=[.E165];&quot;&quot;;[.E166])" office:value-type="float" office:value="5" calcext:value-type="float">
            <text:p>5</text:p>
          </table:table-cell>
        </table:table-row>
        <table:table-row table:style-name="ro1">
          <table:table-cell table:formula="of:=[.A166]+1" office:value-type="date" office:date-value="2019-12-12" calcext:value-type="date">
            <text:p>12/12/19</text:p>
          </table:table-cell>
          <table:table-cell/>
          <table:table-cell table:formula="of:=WEEKDAY([.A167])" office:value-type="float" office:value="5" calcext:value-type="float">
            <text:p>5</text:p>
          </table:table-cell>
          <table:table-cell table:formula="of:=IF(OR([.C167]=6;[.C167]=7);&quot;weekend&quot;;&quot;&quot;)">
            <text:p/>
          </table:table-cell>
          <table:table-cell table:formula="of:=IF(AND([.D167]=&quot;&quot;;[.E166]&lt;6);[.E166]+1;IF(AND([.D167]=&quot;&quot;;[.E166]=6);1;IF([.D167]=&quot;weekend&quot;;[.E166];&quot;&quot;)))" office:value-type="float" office:value="6" calcext:value-type="float">
            <text:p>6</text:p>
          </table:table-cell>
          <table:table-cell table:formula="of:=IF([.E167]=[.E166];&quot;&quot;;[.E167])" office:value-type="float" office:value="6" calcext:value-type="float">
            <text:p>6</text:p>
          </table:table-cell>
        </table:table-row>
        <table:table-row table:style-name="ro1">
          <table:table-cell table:formula="of:=[.A167]+1" office:value-type="date" office:date-value="2019-12-13" calcext:value-type="date">
            <text:p>12/13/19</text:p>
          </table:table-cell>
          <table:table-cell/>
          <table:table-cell table:formula="of:=WEEKDAY([.A168])" office:value-type="float" office:value="6" calcext:value-type="float">
            <text:p>6</text:p>
          </table:table-cell>
          <table:table-cell table:formula="of:=IF(OR([.C168]=6;[.C168]=7);&quot;weekend&quot;;&quot;&quot;)" office:value-type="string" office:string-value="weekend" calcext:value-type="string">
            <text:p>weekend</text:p>
          </table:table-cell>
          <table:table-cell table:formula="of:=IF(AND([.D168]=&quot;&quot;;[.E167]&lt;6);[.E167]+1;IF(AND([.D168]=&quot;&quot;;[.E167]=6);1;IF([.D168]=&quot;weekend&quot;;[.E167];&quot;&quot;)))" office:value-type="float" office:value="6" calcext:value-type="float">
            <text:p>6</text:p>
          </table:table-cell>
          <table:table-cell table:formula="of:=IF([.E168]=[.E167];&quot;&quot;;[.E168])">
            <text:p/>
          </table:table-cell>
        </table:table-row>
        <table:table-row table:style-name="ro1">
          <table:table-cell table:formula="of:=[.A168]+1" office:value-type="date" office:date-value="2019-12-14" calcext:value-type="date">
            <text:p>12/14/19</text:p>
          </table:table-cell>
          <table:table-cell/>
          <table:table-cell table:formula="of:=WEEKDAY([.A169])" office:value-type="float" office:value="7" calcext:value-type="float">
            <text:p>7</text:p>
          </table:table-cell>
          <table:table-cell table:formula="of:=IF(OR([.C169]=6;[.C169]=7);&quot;weekend&quot;;&quot;&quot;)" office:value-type="string" office:string-value="weekend" calcext:value-type="string">
            <text:p>weekend</text:p>
          </table:table-cell>
          <table:table-cell table:formula="of:=IF(AND([.D169]=&quot;&quot;;[.E168]&lt;6);[.E168]+1;IF(AND([.D169]=&quot;&quot;;[.E168]=6);1;IF([.D169]=&quot;weekend&quot;;[.E168];&quot;&quot;)))" office:value-type="float" office:value="6" calcext:value-type="float">
            <text:p>6</text:p>
          </table:table-cell>
          <table:table-cell table:formula="of:=IF([.E169]=[.E168];&quot;&quot;;[.E169])">
            <text:p/>
          </table:table-cell>
        </table:table-row>
        <table:table-row table:style-name="ro1">
          <table:table-cell table:formula="of:=[.A169]+1" office:value-type="date" office:date-value="2019-12-15" calcext:value-type="date">
            <text:p>12/15/19</text:p>
          </table:table-cell>
          <table:table-cell/>
          <table:table-cell table:formula="of:=WEEKDAY([.A170])" office:value-type="float" office:value="1" calcext:value-type="float">
            <text:p>1</text:p>
          </table:table-cell>
          <table:table-cell table:formula="of:=IF(OR([.C170]=6;[.C170]=7);&quot;weekend&quot;;&quot;&quot;)">
            <text:p/>
          </table:table-cell>
          <table:table-cell table:formula="of:=IF(AND([.D170]=&quot;&quot;;[.E169]&lt;6);[.E169]+1;IF(AND([.D170]=&quot;&quot;;[.E169]=6);1;IF([.D170]=&quot;weekend&quot;;[.E169];&quot;&quot;)))" office:value-type="float" office:value="1" calcext:value-type="float">
            <text:p>1</text:p>
          </table:table-cell>
          <table:table-cell table:formula="of:=IF([.E170]=[.E169];&quot;&quot;;[.E170])" office:value-type="float" office:value="1" calcext:value-type="float">
            <text:p>1</text:p>
          </table:table-cell>
        </table:table-row>
        <table:table-row table:style-name="ro1">
          <table:table-cell table:formula="of:=[.A170]+1" office:value-type="date" office:date-value="2019-12-16" calcext:value-type="date">
            <text:p>12/16/19</text:p>
          </table:table-cell>
          <table:table-cell/>
          <table:table-cell table:formula="of:=WEEKDAY([.A171])" office:value-type="float" office:value="2" calcext:value-type="float">
            <text:p>2</text:p>
          </table:table-cell>
          <table:table-cell table:formula="of:=IF(OR([.C171]=6;[.C171]=7);&quot;weekend&quot;;&quot;&quot;)">
            <text:p/>
          </table:table-cell>
          <table:table-cell table:formula="of:=IF(AND([.D171]=&quot;&quot;;[.E170]&lt;6);[.E170]+1;IF(AND([.D171]=&quot;&quot;;[.E170]=6);1;IF([.D171]=&quot;weekend&quot;;[.E170];&quot;&quot;)))" office:value-type="float" office:value="2" calcext:value-type="float">
            <text:p>2</text:p>
          </table:table-cell>
          <table:table-cell table:formula="of:=IF([.E171]=[.E170];&quot;&quot;;[.E171])" office:value-type="float" office:value="2" calcext:value-type="float">
            <text:p>2</text:p>
          </table:table-cell>
        </table:table-row>
        <table:table-row table:style-name="ro1">
          <table:table-cell table:formula="of:=[.A171]+1" office:value-type="date" office:date-value="2019-12-17" calcext:value-type="date">
            <text:p>12/17/19</text:p>
          </table:table-cell>
          <table:table-cell/>
          <table:table-cell table:formula="of:=WEEKDAY([.A172])" office:value-type="float" office:value="3" calcext:value-type="float">
            <text:p>3</text:p>
          </table:table-cell>
          <table:table-cell table:formula="of:=IF(OR([.C172]=6;[.C172]=7);&quot;weekend&quot;;&quot;&quot;)">
            <text:p/>
          </table:table-cell>
          <table:table-cell table:formula="of:=IF(AND([.D172]=&quot;&quot;;[.E171]&lt;6);[.E171]+1;IF(AND([.D172]=&quot;&quot;;[.E171]=6);1;IF([.D172]=&quot;weekend&quot;;[.E171];&quot;&quot;)))" office:value-type="float" office:value="3" calcext:value-type="float">
            <text:p>3</text:p>
          </table:table-cell>
          <table:table-cell table:formula="of:=IF([.E172]=[.E171];&quot;&quot;;[.E172])" office:value-type="float" office:value="3" calcext:value-type="float">
            <text:p>3</text:p>
          </table:table-cell>
        </table:table-row>
        <table:table-row table:style-name="ro1">
          <table:table-cell table:formula="of:=[.A172]+1" office:value-type="date" office:date-value="2019-12-18" calcext:value-type="date">
            <text:p>12/18/19</text:p>
          </table:table-cell>
          <table:table-cell/>
          <table:table-cell table:formula="of:=WEEKDAY([.A173])" office:value-type="float" office:value="4" calcext:value-type="float">
            <text:p>4</text:p>
          </table:table-cell>
          <table:table-cell table:formula="of:=IF(OR([.C173]=6;[.C173]=7);&quot;weekend&quot;;&quot;&quot;)">
            <text:p/>
          </table:table-cell>
          <table:table-cell table:formula="of:=IF(AND([.D173]=&quot;&quot;;[.E172]&lt;6);[.E172]+1;IF(AND([.D173]=&quot;&quot;;[.E172]=6);1;IF([.D173]=&quot;weekend&quot;;[.E172];&quot;&quot;)))" office:value-type="float" office:value="4" calcext:value-type="float">
            <text:p>4</text:p>
          </table:table-cell>
          <table:table-cell table:formula="of:=IF([.E173]=[.E172];&quot;&quot;;[.E173])" office:value-type="float" office:value="4" calcext:value-type="float">
            <text:p>4</text:p>
          </table:table-cell>
        </table:table-row>
        <table:table-row table:style-name="ro1">
          <table:table-cell table:formula="of:=[.A173]+1" office:value-type="date" office:date-value="2019-12-19" calcext:value-type="date">
            <text:p>12/19/19</text:p>
          </table:table-cell>
          <table:table-cell/>
          <table:table-cell table:formula="of:=WEEKDAY([.A174])" office:value-type="float" office:value="5" calcext:value-type="float">
            <text:p>5</text:p>
          </table:table-cell>
          <table:table-cell table:formula="of:=IF(OR([.C174]=6;[.C174]=7);&quot;weekend&quot;;&quot;&quot;)">
            <text:p/>
          </table:table-cell>
          <table:table-cell table:formula="of:=IF(AND([.D174]=&quot;&quot;;[.E173]&lt;6);[.E173]+1;IF(AND([.D174]=&quot;&quot;;[.E173]=6);1;IF([.D174]=&quot;weekend&quot;;[.E173];&quot;&quot;)))" office:value-type="float" office:value="5" calcext:value-type="float">
            <text:p>5</text:p>
          </table:table-cell>
          <table:table-cell table:formula="of:=IF([.E174]=[.E173];&quot;&quot;;[.E174])" office:value-type="float" office:value="5" calcext:value-type="float">
            <text:p>5</text:p>
          </table:table-cell>
        </table:table-row>
        <table:table-row table:style-name="ro1">
          <table:table-cell table:formula="of:=[.A174]+1" office:value-type="date" office:date-value="2019-12-20" calcext:value-type="date">
            <text:p>12/20/19</text:p>
          </table:table-cell>
          <table:table-cell/>
          <table:table-cell table:formula="of:=WEEKDAY([.A175])" office:value-type="float" office:value="6" calcext:value-type="float">
            <text:p>6</text:p>
          </table:table-cell>
          <table:table-cell table:formula="of:=IF(OR([.C175]=6;[.C175]=7);&quot;weekend&quot;;&quot;&quot;)" office:value-type="string" office:string-value="weekend" calcext:value-type="string">
            <text:p>weekend</text:p>
          </table:table-cell>
          <table:table-cell table:formula="of:=IF(AND([.D175]=&quot;&quot;;[.E174]&lt;6);[.E174]+1;IF(AND([.D175]=&quot;&quot;;[.E174]=6);1;IF([.D175]=&quot;weekend&quot;;[.E174];&quot;&quot;)))" office:value-type="float" office:value="5" calcext:value-type="float">
            <text:p>5</text:p>
          </table:table-cell>
          <table:table-cell table:formula="of:=IF([.E175]=[.E174];&quot;&quot;;[.E175])">
            <text:p/>
          </table:table-cell>
        </table:table-row>
        <table:table-row table:style-name="ro1">
          <table:table-cell table:formula="of:=[.A175]+1" office:value-type="date" office:date-value="2019-12-21" calcext:value-type="date">
            <text:p>12/21/19</text:p>
          </table:table-cell>
          <table:table-cell/>
          <table:table-cell table:formula="of:=WEEKDAY([.A176])" office:value-type="float" office:value="7" calcext:value-type="float">
            <text:p>7</text:p>
          </table:table-cell>
          <table:table-cell table:formula="of:=IF(OR([.C176]=6;[.C176]=7);&quot;weekend&quot;;&quot;&quot;)" office:value-type="string" office:string-value="weekend" calcext:value-type="string">
            <text:p>weekend</text:p>
          </table:table-cell>
          <table:table-cell table:formula="of:=IF(AND([.D176]=&quot;&quot;;[.E175]&lt;6);[.E175]+1;IF(AND([.D176]=&quot;&quot;;[.E175]=6);1;IF([.D176]=&quot;weekend&quot;;[.E175];&quot;&quot;)))" office:value-type="float" office:value="5" calcext:value-type="float">
            <text:p>5</text:p>
          </table:table-cell>
          <table:table-cell table:formula="of:=IF([.E176]=[.E175];&quot;&quot;;[.E176])">
            <text:p/>
          </table:table-cell>
        </table:table-row>
        <table:table-row table:style-name="ro1">
          <table:table-cell table:formula="of:=[.A176]+1" office:value-type="date" office:date-value="2019-12-22" calcext:value-type="date">
            <text:p>12/22/19</text:p>
          </table:table-cell>
          <table:table-cell/>
          <table:table-cell table:formula="of:=WEEKDAY([.A177])" office:value-type="float" office:value="1" calcext:value-type="float">
            <text:p>1</text:p>
          </table:table-cell>
          <table:table-cell table:formula="of:=IF(OR([.C177]=6;[.C177]=7);&quot;weekend&quot;;&quot;&quot;)">
            <text:p/>
          </table:table-cell>
          <table:table-cell table:formula="of:=IF(AND([.D177]=&quot;&quot;;[.E176]&lt;6);[.E176]+1;IF(AND([.D177]=&quot;&quot;;[.E176]=6);1;IF([.D177]=&quot;weekend&quot;;[.E176];&quot;&quot;)))" office:value-type="float" office:value="6" calcext:value-type="float">
            <text:p>6</text:p>
          </table:table-cell>
          <table:table-cell table:formula="of:=IF([.E177]=[.E176];&quot;&quot;;[.E177])" office:value-type="float" office:value="6" calcext:value-type="float">
            <text:p>6</text:p>
          </table:table-cell>
        </table:table-row>
        <table:table-row table:style-name="ro1">
          <table:table-cell table:formula="of:=[.A177]+1" office:value-type="date" office:date-value="2019-12-23" calcext:value-type="date">
            <text:p>12/23/19</text:p>
          </table:table-cell>
          <table:table-cell/>
          <table:table-cell table:formula="of:=WEEKDAY([.A178])" office:value-type="float" office:value="2" calcext:value-type="float">
            <text:p>2</text:p>
          </table:table-cell>
          <table:table-cell table:formula="of:=IF(OR([.C178]=6;[.C178]=7);&quot;weekend&quot;;&quot;&quot;)">
            <text:p/>
          </table:table-cell>
          <table:table-cell table:formula="of:=IF(AND([.D178]=&quot;&quot;;[.E177]&lt;6);[.E177]+1;IF(AND([.D178]=&quot;&quot;;[.E177]=6);1;IF([.D178]=&quot;weekend&quot;;[.E177];&quot;&quot;)))" office:value-type="float" office:value="1" calcext:value-type="float">
            <text:p>1</text:p>
          </table:table-cell>
          <table:table-cell table:formula="of:=IF([.E178]=[.E177];&quot;&quot;;[.E178])" office:value-type="float" office:value="1" calcext:value-type="float">
            <text:p>1</text:p>
          </table:table-cell>
        </table:table-row>
        <table:table-row table:style-name="ro1">
          <table:table-cell table:formula="of:=[.A178]+1" office:value-type="date" office:date-value="2019-12-24" calcext:value-type="date">
            <text:p>12/24/19</text:p>
          </table:table-cell>
          <table:table-cell/>
          <table:table-cell table:formula="of:=WEEKDAY([.A179])" office:value-type="float" office:value="3" calcext:value-type="float">
            <text:p>3</text:p>
          </table:table-cell>
          <table:table-cell table:formula="of:=IF(OR([.C179]=6;[.C179]=7);&quot;weekend&quot;;&quot;&quot;)">
            <text:p/>
          </table:table-cell>
          <table:table-cell table:formula="of:=IF(AND([.D179]=&quot;&quot;;[.E178]&lt;6);[.E178]+1;IF(AND([.D179]=&quot;&quot;;[.E178]=6);1;IF([.D179]=&quot;weekend&quot;;[.E178];&quot;&quot;)))" office:value-type="float" office:value="2" calcext:value-type="float">
            <text:p>2</text:p>
          </table:table-cell>
          <table:table-cell table:formula="of:=IF([.E179]=[.E178];&quot;&quot;;[.E179])" office:value-type="float" office:value="2" calcext:value-type="float">
            <text:p>2</text:p>
          </table:table-cell>
        </table:table-row>
        <table:table-row table:style-name="ro1">
          <table:table-cell table:formula="of:=[.A179]+1" office:value-type="date" office:date-value="2019-12-25" calcext:value-type="date">
            <text:p>12/25/19</text:p>
          </table:table-cell>
          <table:table-cell/>
          <table:table-cell table:formula="of:=WEEKDAY([.A180])" office:value-type="float" office:value="4" calcext:value-type="float">
            <text:p>4</text:p>
          </table:table-cell>
          <table:table-cell table:formula="of:=IF(OR([.C180]=6;[.C180]=7);&quot;weekend&quot;;&quot;&quot;)">
            <text:p/>
          </table:table-cell>
          <table:table-cell table:formula="of:=IF(AND([.D180]=&quot;&quot;;[.E179]&lt;6);[.E179]+1;IF(AND([.D180]=&quot;&quot;;[.E179]=6);1;IF([.D180]=&quot;weekend&quot;;[.E179];&quot;&quot;)))" office:value-type="float" office:value="3" calcext:value-type="float">
            <text:p>3</text:p>
          </table:table-cell>
          <table:table-cell table:formula="of:=IF([.E180]=[.E179];&quot;&quot;;[.E180])" office:value-type="float" office:value="3" calcext:value-type="float">
            <text:p>3</text:p>
          </table:table-cell>
        </table:table-row>
        <table:table-row table:style-name="ro1">
          <table:table-cell table:formula="of:=[.A180]+1" office:value-type="date" office:date-value="2019-12-26" calcext:value-type="date">
            <text:p>12/26/19</text:p>
          </table:table-cell>
          <table:table-cell/>
          <table:table-cell table:formula="of:=WEEKDAY([.A181])" office:value-type="float" office:value="5" calcext:value-type="float">
            <text:p>5</text:p>
          </table:table-cell>
          <table:table-cell table:formula="of:=IF(OR([.C181]=6;[.C181]=7);&quot;weekend&quot;;&quot;&quot;)">
            <text:p/>
          </table:table-cell>
          <table:table-cell table:formula="of:=IF(AND([.D181]=&quot;&quot;;[.E180]&lt;6);[.E180]+1;IF(AND([.D181]=&quot;&quot;;[.E180]=6);1;IF([.D181]=&quot;weekend&quot;;[.E180];&quot;&quot;)))" office:value-type="float" office:value="4" calcext:value-type="float">
            <text:p>4</text:p>
          </table:table-cell>
          <table:table-cell table:formula="of:=IF([.E181]=[.E180];&quot;&quot;;[.E181])" office:value-type="float" office:value="4" calcext:value-type="float">
            <text:p>4</text:p>
          </table:table-cell>
        </table:table-row>
        <table:table-row table:style-name="ro1">
          <table:table-cell table:formula="of:=[.A181]+1" office:value-type="date" office:date-value="2019-12-27" calcext:value-type="date">
            <text:p>12/27/19</text:p>
          </table:table-cell>
          <table:table-cell/>
          <table:table-cell table:formula="of:=WEEKDAY([.A182])" office:value-type="float" office:value="6" calcext:value-type="float">
            <text:p>6</text:p>
          </table:table-cell>
          <table:table-cell table:formula="of:=IF(OR([.C182]=6;[.C182]=7);&quot;weekend&quot;;&quot;&quot;)" office:value-type="string" office:string-value="weekend" calcext:value-type="string">
            <text:p>weekend</text:p>
          </table:table-cell>
          <table:table-cell table:formula="of:=IF(AND([.D182]=&quot;&quot;;[.E181]&lt;6);[.E181]+1;IF(AND([.D182]=&quot;&quot;;[.E181]=6);1;IF([.D182]=&quot;weekend&quot;;[.E181];&quot;&quot;)))" office:value-type="float" office:value="4" calcext:value-type="float">
            <text:p>4</text:p>
          </table:table-cell>
          <table:table-cell table:formula="of:=IF([.E182]=[.E181];&quot;&quot;;[.E182])">
            <text:p/>
          </table:table-cell>
        </table:table-row>
        <table:table-row table:style-name="ro1">
          <table:table-cell table:formula="of:=[.A182]+1" office:value-type="date" office:date-value="2019-12-28" calcext:value-type="date">
            <text:p>12/28/19</text:p>
          </table:table-cell>
          <table:table-cell/>
          <table:table-cell table:formula="of:=WEEKDAY([.A183])" office:value-type="float" office:value="7" calcext:value-type="float">
            <text:p>7</text:p>
          </table:table-cell>
          <table:table-cell table:formula="of:=IF(OR([.C183]=6;[.C183]=7);&quot;weekend&quot;;&quot;&quot;)" office:value-type="string" office:string-value="weekend" calcext:value-type="string">
            <text:p>weekend</text:p>
          </table:table-cell>
          <table:table-cell table:formula="of:=IF(AND([.D183]=&quot;&quot;;[.E182]&lt;6);[.E182]+1;IF(AND([.D183]=&quot;&quot;;[.E182]=6);1;IF([.D183]=&quot;weekend&quot;;[.E182];&quot;&quot;)))" office:value-type="float" office:value="4" calcext:value-type="float">
            <text:p>4</text:p>
          </table:table-cell>
          <table:table-cell table:formula="of:=IF([.E183]=[.E182];&quot;&quot;;[.E183])">
            <text:p/>
          </table:table-cell>
        </table:table-row>
        <table:table-row table:style-name="ro1">
          <table:table-cell table:formula="of:=[.A183]+1" office:value-type="date" office:date-value="2019-12-29" calcext:value-type="date">
            <text:p>12/29/19</text:p>
          </table:table-cell>
          <table:table-cell/>
          <table:table-cell table:formula="of:=WEEKDAY([.A184])" office:value-type="float" office:value="1" calcext:value-type="float">
            <text:p>1</text:p>
          </table:table-cell>
          <table:table-cell table:formula="of:=IF(OR([.C184]=6;[.C184]=7);&quot;weekend&quot;;&quot;&quot;)">
            <text:p/>
          </table:table-cell>
          <table:table-cell table:formula="of:=IF(AND([.D184]=&quot;&quot;;[.E183]&lt;6);[.E183]+1;IF(AND([.D184]=&quot;&quot;;[.E183]=6);1;IF([.D184]=&quot;weekend&quot;;[.E183];&quot;&quot;)))" office:value-type="float" office:value="5" calcext:value-type="float">
            <text:p>5</text:p>
          </table:table-cell>
          <table:table-cell table:formula="of:=IF([.E184]=[.E183];&quot;&quot;;[.E184])" office:value-type="float" office:value="5" calcext:value-type="float">
            <text:p>5</text:p>
          </table:table-cell>
        </table:table-row>
        <table:table-row table:style-name="ro1">
          <table:table-cell table:formula="of:=[.A184]+1" office:value-type="date" office:date-value="2019-12-30" calcext:value-type="date">
            <text:p>12/30/19</text:p>
          </table:table-cell>
          <table:table-cell/>
          <table:table-cell table:formula="of:=WEEKDAY([.A185])" office:value-type="float" office:value="2" calcext:value-type="float">
            <text:p>2</text:p>
          </table:table-cell>
          <table:table-cell table:formula="of:=IF(OR([.C185]=6;[.C185]=7);&quot;weekend&quot;;&quot;&quot;)">
            <text:p/>
          </table:table-cell>
          <table:table-cell table:formula="of:=IF(AND([.D185]=&quot;&quot;;[.E184]&lt;6);[.E184]+1;IF(AND([.D185]=&quot;&quot;;[.E184]=6);1;IF([.D185]=&quot;weekend&quot;;[.E184];&quot;&quot;)))" office:value-type="float" office:value="6" calcext:value-type="float">
            <text:p>6</text:p>
          </table:table-cell>
          <table:table-cell table:formula="of:=IF([.E185]=[.E184];&quot;&quot;;[.E185])" office:value-type="float" office:value="6" calcext:value-type="float">
            <text:p>6</text:p>
          </table:table-cell>
        </table:table-row>
        <table:table-row table:style-name="ro1">
          <table:table-cell table:formula="of:=[.A185]+1" office:value-type="date" office:date-value="2019-12-31" calcext:value-type="date">
            <text:p>12/31/19</text:p>
          </table:table-cell>
          <table:table-cell/>
          <table:table-cell table:formula="of:=WEEKDAY([.A186])" office:value-type="float" office:value="3" calcext:value-type="float">
            <text:p>3</text:p>
          </table:table-cell>
          <table:table-cell table:formula="of:=IF(OR([.C186]=6;[.C186]=7);&quot;weekend&quot;;&quot;&quot;)">
            <text:p/>
          </table:table-cell>
          <table:table-cell table:formula="of:=IF(AND([.D186]=&quot;&quot;;[.E185]&lt;6);[.E185]+1;IF(AND([.D186]=&quot;&quot;;[.E185]=6);1;IF([.D186]=&quot;weekend&quot;;[.E185];&quot;&quot;)))" office:value-type="float" office:value="1" calcext:value-type="float">
            <text:p>1</text:p>
          </table:table-cell>
          <table:table-cell table:formula="of:=IF([.E186]=[.E185];&quot;&quot;;[.E186])" office:value-type="float" office:value="1" calcext:value-type="float">
            <text:p>1</text:p>
          </table:table-cell>
        </table:table-row>
        <table:table-row table:style-name="ro1">
          <table:table-cell table:formula="of:=[.A186]+1" office:value-type="date" office:date-value="2020-01-01" calcext:value-type="date">
            <text:p>01/01/20</text:p>
          </table:table-cell>
          <table:table-cell/>
          <table:table-cell table:formula="of:=WEEKDAY([.A187])" office:value-type="float" office:value="4" calcext:value-type="float">
            <text:p>4</text:p>
          </table:table-cell>
          <table:table-cell table:formula="of:=IF(OR([.C187]=6;[.C187]=7);&quot;weekend&quot;;&quot;&quot;)">
            <text:p/>
          </table:table-cell>
          <table:table-cell table:formula="of:=IF(AND([.D187]=&quot;&quot;;[.E186]&lt;6);[.E186]+1;IF(AND([.D187]=&quot;&quot;;[.E186]=6);1;IF([.D187]=&quot;weekend&quot;;[.E186];&quot;&quot;)))" office:value-type="float" office:value="2" calcext:value-type="float">
            <text:p>2</text:p>
          </table:table-cell>
          <table:table-cell table:formula="of:=IF([.E187]=[.E186];&quot;&quot;;[.E187])" office:value-type="float" office:value="2" calcext:value-type="float">
            <text:p>2</text:p>
          </table:table-cell>
        </table:table-row>
        <table:table-row table:style-name="ro1">
          <table:table-cell table:formula="of:=[.A187]+1" office:value-type="date" office:date-value="2020-01-02" calcext:value-type="date">
            <text:p>01/02/20</text:p>
          </table:table-cell>
          <table:table-cell/>
          <table:table-cell table:formula="of:=WEEKDAY([.A188])" office:value-type="float" office:value="5" calcext:value-type="float">
            <text:p>5</text:p>
          </table:table-cell>
          <table:table-cell table:formula="of:=IF(OR([.C188]=6;[.C188]=7);&quot;weekend&quot;;&quot;&quot;)">
            <text:p/>
          </table:table-cell>
          <table:table-cell table:formula="of:=IF(AND([.D188]=&quot;&quot;;[.E187]&lt;6);[.E187]+1;IF(AND([.D188]=&quot;&quot;;[.E187]=6);1;IF([.D188]=&quot;weekend&quot;;[.E187];&quot;&quot;)))" office:value-type="float" office:value="3" calcext:value-type="float">
            <text:p>3</text:p>
          </table:table-cell>
          <table:table-cell table:formula="of:=IF([.E188]=[.E187];&quot;&quot;;[.E188])" office:value-type="float" office:value="3" calcext:value-type="float">
            <text:p>3</text:p>
          </table:table-cell>
        </table:table-row>
        <table:table-row table:style-name="ro1">
          <table:table-cell table:formula="of:=[.A188]+1" office:value-type="date" office:date-value="2020-01-03" calcext:value-type="date">
            <text:p>01/03/20</text:p>
          </table:table-cell>
          <table:table-cell/>
          <table:table-cell table:formula="of:=WEEKDAY([.A189])" office:value-type="float" office:value="6" calcext:value-type="float">
            <text:p>6</text:p>
          </table:table-cell>
          <table:table-cell table:formula="of:=IF(OR([.C189]=6;[.C189]=7);&quot;weekend&quot;;&quot;&quot;)" office:value-type="string" office:string-value="weekend" calcext:value-type="string">
            <text:p>weekend</text:p>
          </table:table-cell>
          <table:table-cell table:formula="of:=IF(AND([.D189]=&quot;&quot;;[.E188]&lt;6);[.E188]+1;IF(AND([.D189]=&quot;&quot;;[.E188]=6);1;IF([.D189]=&quot;weekend&quot;;[.E188];&quot;&quot;)))" office:value-type="float" office:value="3" calcext:value-type="float">
            <text:p>3</text:p>
          </table:table-cell>
          <table:table-cell table:formula="of:=IF([.E189]=[.E188];&quot;&quot;;[.E189])">
            <text:p/>
          </table:table-cell>
        </table:table-row>
        <table:table-row table:style-name="ro1">
          <table:table-cell table:formula="of:=[.A189]+1" office:value-type="date" office:date-value="2020-01-04" calcext:value-type="date">
            <text:p>01/04/20</text:p>
          </table:table-cell>
          <table:table-cell/>
          <table:table-cell table:formula="of:=WEEKDAY([.A190])" office:value-type="float" office:value="7" calcext:value-type="float">
            <text:p>7</text:p>
          </table:table-cell>
          <table:table-cell table:formula="of:=IF(OR([.C190]=6;[.C190]=7);&quot;weekend&quot;;&quot;&quot;)" office:value-type="string" office:string-value="weekend" calcext:value-type="string">
            <text:p>weekend</text:p>
          </table:table-cell>
          <table:table-cell table:formula="of:=IF(AND([.D190]=&quot;&quot;;[.E189]&lt;6);[.E189]+1;IF(AND([.D190]=&quot;&quot;;[.E189]=6);1;IF([.D190]=&quot;weekend&quot;;[.E189];&quot;&quot;)))" office:value-type="float" office:value="3" calcext:value-type="float">
            <text:p>3</text:p>
          </table:table-cell>
          <table:table-cell table:formula="of:=IF([.E190]=[.E189];&quot;&quot;;[.E190])">
            <text:p/>
          </table:table-cell>
        </table:table-row>
        <table:table-row table:style-name="ro1">
          <table:table-cell table:formula="of:=[.A190]+1" office:value-type="date" office:date-value="2020-01-05" calcext:value-type="date">
            <text:p>01/05/20</text:p>
          </table:table-cell>
          <table:table-cell/>
          <table:table-cell table:formula="of:=WEEKDAY([.A191])" office:value-type="float" office:value="1" calcext:value-type="float">
            <text:p>1</text:p>
          </table:table-cell>
          <table:table-cell table:formula="of:=IF(OR([.C191]=6;[.C191]=7);&quot;weekend&quot;;&quot;&quot;)">
            <text:p/>
          </table:table-cell>
          <table:table-cell table:formula="of:=IF(AND([.D191]=&quot;&quot;;[.E190]&lt;6);[.E190]+1;IF(AND([.D191]=&quot;&quot;;[.E190]=6);1;IF([.D191]=&quot;weekend&quot;;[.E190];&quot;&quot;)))" office:value-type="float" office:value="4" calcext:value-type="float">
            <text:p>4</text:p>
          </table:table-cell>
          <table:table-cell table:formula="of:=IF([.E191]=[.E190];&quot;&quot;;[.E191])" office:value-type="float" office:value="4" calcext:value-type="float">
            <text:p>4</text:p>
          </table:table-cell>
        </table:table-row>
        <table:table-row table:style-name="ro1">
          <table:table-cell table:formula="of:=[.A191]+1" office:value-type="date" office:date-value="2020-01-06" calcext:value-type="date">
            <text:p>01/06/20</text:p>
          </table:table-cell>
          <table:table-cell/>
          <table:table-cell table:formula="of:=WEEKDAY([.A192])" office:value-type="float" office:value="2" calcext:value-type="float">
            <text:p>2</text:p>
          </table:table-cell>
          <table:table-cell table:formula="of:=IF(OR([.C192]=6;[.C192]=7);&quot;weekend&quot;;&quot;&quot;)">
            <text:p/>
          </table:table-cell>
          <table:table-cell table:formula="of:=IF(AND([.D192]=&quot;&quot;;[.E191]&lt;6);[.E191]+1;IF(AND([.D192]=&quot;&quot;;[.E191]=6);1;IF([.D192]=&quot;weekend&quot;;[.E191];&quot;&quot;)))" office:value-type="float" office:value="5" calcext:value-type="float">
            <text:p>5</text:p>
          </table:table-cell>
          <table:table-cell table:formula="of:=IF([.E192]=[.E191];&quot;&quot;;[.E192])" office:value-type="float" office:value="5" calcext:value-type="float">
            <text:p>5</text:p>
          </table:table-cell>
        </table:table-row>
        <table:table-row table:style-name="ro1">
          <table:table-cell table:formula="of:=[.A192]+1" office:value-type="date" office:date-value="2020-01-07" calcext:value-type="date">
            <text:p>01/07/20</text:p>
          </table:table-cell>
          <table:table-cell/>
          <table:table-cell table:formula="of:=WEEKDAY([.A193])" office:value-type="float" office:value="3" calcext:value-type="float">
            <text:p>3</text:p>
          </table:table-cell>
          <table:table-cell table:formula="of:=IF(OR([.C193]=6;[.C193]=7);&quot;weekend&quot;;&quot;&quot;)">
            <text:p/>
          </table:table-cell>
          <table:table-cell table:formula="of:=IF(AND([.D193]=&quot;&quot;;[.E192]&lt;6);[.E192]+1;IF(AND([.D193]=&quot;&quot;;[.E192]=6);1;IF([.D193]=&quot;weekend&quot;;[.E192];&quot;&quot;)))" office:value-type="float" office:value="6" calcext:value-type="float">
            <text:p>6</text:p>
          </table:table-cell>
          <table:table-cell table:formula="of:=IF([.E193]=[.E192];&quot;&quot;;[.E193])" office:value-type="float" office:value="6" calcext:value-type="float">
            <text:p>6</text:p>
          </table:table-cell>
        </table:table-row>
        <table:table-row table:style-name="ro1">
          <table:table-cell table:formula="of:=[.A193]+1" office:value-type="date" office:date-value="2020-01-08" calcext:value-type="date">
            <text:p>01/08/20</text:p>
          </table:table-cell>
          <table:table-cell/>
          <table:table-cell table:formula="of:=WEEKDAY([.A194])" office:value-type="float" office:value="4" calcext:value-type="float">
            <text:p>4</text:p>
          </table:table-cell>
          <table:table-cell table:formula="of:=IF(OR([.C194]=6;[.C194]=7);&quot;weekend&quot;;&quot;&quot;)">
            <text:p/>
          </table:table-cell>
          <table:table-cell table:formula="of:=IF(AND([.D194]=&quot;&quot;;[.E193]&lt;6);[.E193]+1;IF(AND([.D194]=&quot;&quot;;[.E193]=6);1;IF([.D194]=&quot;weekend&quot;;[.E193];&quot;&quot;)))" office:value-type="float" office:value="1" calcext:value-type="float">
            <text:p>1</text:p>
          </table:table-cell>
          <table:table-cell table:formula="of:=IF([.E194]=[.E193];&quot;&quot;;[.E194])" office:value-type="float" office:value="1" calcext:value-type="float">
            <text:p>1</text:p>
          </table:table-cell>
        </table:table-row>
        <table:table-row table:style-name="ro1">
          <table:table-cell table:formula="of:=[.A194]+1" office:value-type="date" office:date-value="2020-01-09" calcext:value-type="date">
            <text:p>01/09/20</text:p>
          </table:table-cell>
          <table:table-cell/>
          <table:table-cell table:formula="of:=WEEKDAY([.A195])" office:value-type="float" office:value="5" calcext:value-type="float">
            <text:p>5</text:p>
          </table:table-cell>
          <table:table-cell table:formula="of:=IF(OR([.C195]=6;[.C195]=7);&quot;weekend&quot;;&quot;&quot;)">
            <text:p/>
          </table:table-cell>
          <table:table-cell table:formula="of:=IF(AND([.D195]=&quot;&quot;;[.E194]&lt;6);[.E194]+1;IF(AND([.D195]=&quot;&quot;;[.E194]=6);1;IF([.D195]=&quot;weekend&quot;;[.E194];&quot;&quot;)))" office:value-type="float" office:value="2" calcext:value-type="float">
            <text:p>2</text:p>
          </table:table-cell>
          <table:table-cell table:formula="of:=IF([.E195]=[.E194];&quot;&quot;;[.E195])" office:value-type="float" office:value="2" calcext:value-type="float">
            <text:p>2</text:p>
          </table:table-cell>
        </table:table-row>
        <table:table-row table:style-name="ro1">
          <table:table-cell table:formula="of:=[.A195]+1" office:value-type="date" office:date-value="2020-01-10" calcext:value-type="date">
            <text:p>01/10/20</text:p>
          </table:table-cell>
          <table:table-cell/>
          <table:table-cell table:formula="of:=WEEKDAY([.A196])" office:value-type="float" office:value="6" calcext:value-type="float">
            <text:p>6</text:p>
          </table:table-cell>
          <table:table-cell table:formula="of:=IF(OR([.C196]=6;[.C196]=7);&quot;weekend&quot;;&quot;&quot;)" office:value-type="string" office:string-value="weekend" calcext:value-type="string">
            <text:p>weekend</text:p>
          </table:table-cell>
          <table:table-cell table:formula="of:=IF(AND([.D196]=&quot;&quot;;[.E195]&lt;6);[.E195]+1;IF(AND([.D196]=&quot;&quot;;[.E195]=6);1;IF([.D196]=&quot;weekend&quot;;[.E195];&quot;&quot;)))" office:value-type="float" office:value="2" calcext:value-type="float">
            <text:p>2</text:p>
          </table:table-cell>
          <table:table-cell table:formula="of:=IF([.E196]=[.E195];&quot;&quot;;[.E196])">
            <text:p/>
          </table:table-cell>
        </table:table-row>
        <table:table-row table:style-name="ro1">
          <table:table-cell table:formula="of:=[.A196]+1" office:value-type="date" office:date-value="2020-01-11" calcext:value-type="date">
            <text:p>01/11/20</text:p>
          </table:table-cell>
          <table:table-cell/>
          <table:table-cell table:formula="of:=WEEKDAY([.A197])" office:value-type="float" office:value="7" calcext:value-type="float">
            <text:p>7</text:p>
          </table:table-cell>
          <table:table-cell table:formula="of:=IF(OR([.C197]=6;[.C197]=7);&quot;weekend&quot;;&quot;&quot;)" office:value-type="string" office:string-value="weekend" calcext:value-type="string">
            <text:p>weekend</text:p>
          </table:table-cell>
          <table:table-cell table:formula="of:=IF(AND([.D197]=&quot;&quot;;[.E196]&lt;6);[.E196]+1;IF(AND([.D197]=&quot;&quot;;[.E196]=6);1;IF([.D197]=&quot;weekend&quot;;[.E196];&quot;&quot;)))" office:value-type="float" office:value="2" calcext:value-type="float">
            <text:p>2</text:p>
          </table:table-cell>
          <table:table-cell table:formula="of:=IF([.E197]=[.E196];&quot;&quot;;[.E197])">
            <text:p/>
          </table:table-cell>
        </table:table-row>
        <table:table-row table:style-name="ro1">
          <table:table-cell table:formula="of:=[.A197]+1" office:value-type="date" office:date-value="2020-01-12" calcext:value-type="date">
            <text:p>01/12/20</text:p>
          </table:table-cell>
          <table:table-cell/>
          <table:table-cell table:formula="of:=WEEKDAY([.A198])" office:value-type="float" office:value="1" calcext:value-type="float">
            <text:p>1</text:p>
          </table:table-cell>
          <table:table-cell table:formula="of:=IF(OR([.C198]=6;[.C198]=7);&quot;weekend&quot;;&quot;&quot;)">
            <text:p/>
          </table:table-cell>
          <table:table-cell table:formula="of:=IF(AND([.D198]=&quot;&quot;;[.E197]&lt;6);[.E197]+1;IF(AND([.D198]=&quot;&quot;;[.E197]=6);1;IF([.D198]=&quot;weekend&quot;;[.E197];&quot;&quot;)))" office:value-type="float" office:value="3" calcext:value-type="float">
            <text:p>3</text:p>
          </table:table-cell>
          <table:table-cell table:formula="of:=IF([.E198]=[.E197];&quot;&quot;;[.E198])" office:value-type="float" office:value="3" calcext:value-type="float">
            <text:p>3</text:p>
          </table:table-cell>
        </table:table-row>
        <table:table-row table:style-name="ro1">
          <table:table-cell table:formula="of:=[.A198]+1" office:value-type="date" office:date-value="2020-01-13" calcext:value-type="date">
            <text:p>01/13/20</text:p>
          </table:table-cell>
          <table:table-cell/>
          <table:table-cell table:formula="of:=WEEKDAY([.A199])" office:value-type="float" office:value="2" calcext:value-type="float">
            <text:p>2</text:p>
          </table:table-cell>
          <table:table-cell table:formula="of:=IF(OR([.C199]=6;[.C199]=7);&quot;weekend&quot;;&quot;&quot;)">
            <text:p/>
          </table:table-cell>
          <table:table-cell table:formula="of:=IF(AND([.D199]=&quot;&quot;;[.E198]&lt;6);[.E198]+1;IF(AND([.D199]=&quot;&quot;;[.E198]=6);1;IF([.D199]=&quot;weekend&quot;;[.E198];&quot;&quot;)))" office:value-type="float" office:value="4" calcext:value-type="float">
            <text:p>4</text:p>
          </table:table-cell>
          <table:table-cell table:formula="of:=IF([.E199]=[.E198];&quot;&quot;;[.E199])" office:value-type="float" office:value="4" calcext:value-type="float">
            <text:p>4</text:p>
          </table:table-cell>
        </table:table-row>
        <table:table-row table:style-name="ro1">
          <table:table-cell table:formula="of:=[.A199]+1" office:value-type="date" office:date-value="2020-01-14" calcext:value-type="date">
            <text:p>01/14/20</text:p>
          </table:table-cell>
          <table:table-cell/>
          <table:table-cell table:formula="of:=WEEKDAY([.A200])" office:value-type="float" office:value="3" calcext:value-type="float">
            <text:p>3</text:p>
          </table:table-cell>
          <table:table-cell table:formula="of:=IF(OR([.C200]=6;[.C200]=7);&quot;weekend&quot;;&quot;&quot;)">
            <text:p/>
          </table:table-cell>
          <table:table-cell table:formula="of:=IF(AND([.D200]=&quot;&quot;;[.E199]&lt;6);[.E199]+1;IF(AND([.D200]=&quot;&quot;;[.E199]=6);1;IF([.D200]=&quot;weekend&quot;;[.E199];&quot;&quot;)))" office:value-type="float" office:value="5" calcext:value-type="float">
            <text:p>5</text:p>
          </table:table-cell>
          <table:table-cell table:formula="of:=IF([.E200]=[.E199];&quot;&quot;;[.E200])" office:value-type="float" office:value="5" calcext:value-type="float">
            <text:p>5</text:p>
          </table:table-cell>
        </table:table-row>
        <table:table-row table:style-name="ro1">
          <table:table-cell table:formula="of:=[.A200]+1" office:value-type="date" office:date-value="2020-01-15" calcext:value-type="date">
            <text:p>01/15/20</text:p>
          </table:table-cell>
          <table:table-cell/>
          <table:table-cell table:formula="of:=WEEKDAY([.A201])" office:value-type="float" office:value="4" calcext:value-type="float">
            <text:p>4</text:p>
          </table:table-cell>
          <table:table-cell table:formula="of:=IF(OR([.C201]=6;[.C201]=7);&quot;weekend&quot;;&quot;&quot;)">
            <text:p/>
          </table:table-cell>
          <table:table-cell table:formula="of:=IF(AND([.D201]=&quot;&quot;;[.E200]&lt;6);[.E200]+1;IF(AND([.D201]=&quot;&quot;;[.E200]=6);1;IF([.D201]=&quot;weekend&quot;;[.E200];&quot;&quot;)))" office:value-type="float" office:value="6" calcext:value-type="float">
            <text:p>6</text:p>
          </table:table-cell>
          <table:table-cell table:formula="of:=IF([.E201]=[.E200];&quot;&quot;;[.E201])" office:value-type="float" office:value="6" calcext:value-type="float">
            <text:p>6</text:p>
          </table:table-cell>
        </table:table-row>
        <table:table-row table:style-name="ro1">
          <table:table-cell table:formula="of:=[.A201]+1" office:value-type="date" office:date-value="2020-01-16" calcext:value-type="date">
            <text:p>01/16/20</text:p>
          </table:table-cell>
          <table:table-cell/>
          <table:table-cell table:formula="of:=WEEKDAY([.A202])" office:value-type="float" office:value="5" calcext:value-type="float">
            <text:p>5</text:p>
          </table:table-cell>
          <table:table-cell table:formula="of:=IF(OR([.C202]=6;[.C202]=7);&quot;weekend&quot;;&quot;&quot;)">
            <text:p/>
          </table:table-cell>
          <table:table-cell table:formula="of:=IF(AND([.D202]=&quot;&quot;;[.E201]&lt;6);[.E201]+1;IF(AND([.D202]=&quot;&quot;;[.E201]=6);1;IF([.D202]=&quot;weekend&quot;;[.E201];&quot;&quot;)))" office:value-type="float" office:value="1" calcext:value-type="float">
            <text:p>1</text:p>
          </table:table-cell>
          <table:table-cell table:formula="of:=IF([.E202]=[.E201];&quot;&quot;;[.E202])" office:value-type="float" office:value="1" calcext:value-type="float">
            <text:p>1</text:p>
          </table:table-cell>
        </table:table-row>
        <table:table-row table:style-name="ro1">
          <table:table-cell table:formula="of:=[.A202]+1" office:value-type="date" office:date-value="2020-01-17" calcext:value-type="date">
            <text:p>01/17/20</text:p>
          </table:table-cell>
          <table:table-cell/>
          <table:table-cell table:formula="of:=WEEKDAY([.A203])" office:value-type="float" office:value="6" calcext:value-type="float">
            <text:p>6</text:p>
          </table:table-cell>
          <table:table-cell table:formula="of:=IF(OR([.C203]=6;[.C203]=7);&quot;weekend&quot;;&quot;&quot;)" office:value-type="string" office:string-value="weekend" calcext:value-type="string">
            <text:p>weekend</text:p>
          </table:table-cell>
          <table:table-cell table:formula="of:=IF(AND([.D203]=&quot;&quot;;[.E202]&lt;6);[.E202]+1;IF(AND([.D203]=&quot;&quot;;[.E202]=6);1;IF([.D203]=&quot;weekend&quot;;[.E202];&quot;&quot;)))" office:value-type="float" office:value="1" calcext:value-type="float">
            <text:p>1</text:p>
          </table:table-cell>
          <table:table-cell table:formula="of:=IF([.E203]=[.E202];&quot;&quot;;[.E203])">
            <text:p/>
          </table:table-cell>
        </table:table-row>
        <table:table-row table:style-name="ro1">
          <table:table-cell table:formula="of:=[.A203]+1" office:value-type="date" office:date-value="2020-01-18" calcext:value-type="date">
            <text:p>01/18/20</text:p>
          </table:table-cell>
          <table:table-cell/>
          <table:table-cell table:formula="of:=WEEKDAY([.A204])" office:value-type="float" office:value="7" calcext:value-type="float">
            <text:p>7</text:p>
          </table:table-cell>
          <table:table-cell table:formula="of:=IF(OR([.C204]=6;[.C204]=7);&quot;weekend&quot;;&quot;&quot;)" office:value-type="string" office:string-value="weekend" calcext:value-type="string">
            <text:p>weekend</text:p>
          </table:table-cell>
          <table:table-cell table:formula="of:=IF(AND([.D204]=&quot;&quot;;[.E203]&lt;6);[.E203]+1;IF(AND([.D204]=&quot;&quot;;[.E203]=6);1;IF([.D204]=&quot;weekend&quot;;[.E203];&quot;&quot;)))" office:value-type="float" office:value="1" calcext:value-type="float">
            <text:p>1</text:p>
          </table:table-cell>
          <table:table-cell table:formula="of:=IF([.E204]=[.E203];&quot;&quot;;[.E204])">
            <text:p/>
          </table:table-cell>
        </table:table-row>
        <table:table-row table:style-name="ro1">
          <table:table-cell table:formula="of:=[.A204]+1" office:value-type="date" office:date-value="2020-01-19" calcext:value-type="date">
            <text:p>01/19/20</text:p>
          </table:table-cell>
          <table:table-cell/>
          <table:table-cell table:formula="of:=WEEKDAY([.A205])" office:value-type="float" office:value="1" calcext:value-type="float">
            <text:p>1</text:p>
          </table:table-cell>
          <table:table-cell table:formula="of:=IF(OR([.C205]=6;[.C205]=7);&quot;weekend&quot;;&quot;&quot;)">
            <text:p/>
          </table:table-cell>
          <table:table-cell table:formula="of:=IF(AND([.D205]=&quot;&quot;;[.E204]&lt;6);[.E204]+1;IF(AND([.D205]=&quot;&quot;;[.E204]=6);1;IF([.D205]=&quot;weekend&quot;;[.E204];&quot;&quot;)))" office:value-type="float" office:value="2" calcext:value-type="float">
            <text:p>2</text:p>
          </table:table-cell>
          <table:table-cell table:formula="of:=IF([.E205]=[.E204];&quot;&quot;;[.E205])" office:value-type="float" office:value="2" calcext:value-type="float">
            <text:p>2</text:p>
          </table:table-cell>
        </table:table-row>
        <table:table-row table:style-name="ro1">
          <table:table-cell table:formula="of:=[.A205]+1" office:value-type="date" office:date-value="2020-01-20" calcext:value-type="date">
            <text:p>01/20/20</text:p>
          </table:table-cell>
          <table:table-cell/>
          <table:table-cell table:formula="of:=WEEKDAY([.A206])" office:value-type="float" office:value="2" calcext:value-type="float">
            <text:p>2</text:p>
          </table:table-cell>
          <table:table-cell table:formula="of:=IF(OR([.C206]=6;[.C206]=7);&quot;weekend&quot;;&quot;&quot;)">
            <text:p/>
          </table:table-cell>
          <table:table-cell table:formula="of:=IF(AND([.D206]=&quot;&quot;;[.E205]&lt;6);[.E205]+1;IF(AND([.D206]=&quot;&quot;;[.E205]=6);1;IF([.D206]=&quot;weekend&quot;;[.E205];&quot;&quot;)))" office:value-type="float" office:value="3" calcext:value-type="float">
            <text:p>3</text:p>
          </table:table-cell>
          <table:table-cell table:formula="of:=IF([.E206]=[.E205];&quot;&quot;;[.E206])" office:value-type="float" office:value="3" calcext:value-type="float">
            <text:p>3</text:p>
          </table:table-cell>
        </table:table-row>
        <table:table-row table:style-name="ro1">
          <table:table-cell table:formula="of:=[.A206]+1" office:value-type="date" office:date-value="2020-01-21" calcext:value-type="date">
            <text:p>01/21/20</text:p>
          </table:table-cell>
          <table:table-cell/>
          <table:table-cell table:formula="of:=WEEKDAY([.A207])" office:value-type="float" office:value="3" calcext:value-type="float">
            <text:p>3</text:p>
          </table:table-cell>
          <table:table-cell table:formula="of:=IF(OR([.C207]=6;[.C207]=7);&quot;weekend&quot;;&quot;&quot;)">
            <text:p/>
          </table:table-cell>
          <table:table-cell table:formula="of:=IF(AND([.D207]=&quot;&quot;;[.E206]&lt;6);[.E206]+1;IF(AND([.D207]=&quot;&quot;;[.E206]=6);1;IF([.D207]=&quot;weekend&quot;;[.E206];&quot;&quot;)))" office:value-type="float" office:value="4" calcext:value-type="float">
            <text:p>4</text:p>
          </table:table-cell>
          <table:table-cell table:formula="of:=IF([.E207]=[.E206];&quot;&quot;;[.E207])" office:value-type="float" office:value="4" calcext:value-type="float">
            <text:p>4</text:p>
          </table:table-cell>
        </table:table-row>
        <table:table-row table:style-name="ro1">
          <table:table-cell table:formula="of:=[.A207]+1" office:value-type="date" office:date-value="2020-01-22" calcext:value-type="date">
            <text:p>01/22/20</text:p>
          </table:table-cell>
          <table:table-cell/>
          <table:table-cell table:formula="of:=WEEKDAY([.A208])" office:value-type="float" office:value="4" calcext:value-type="float">
            <text:p>4</text:p>
          </table:table-cell>
          <table:table-cell table:formula="of:=IF(OR([.C208]=6;[.C208]=7);&quot;weekend&quot;;&quot;&quot;)">
            <text:p/>
          </table:table-cell>
          <table:table-cell table:formula="of:=IF(AND([.D208]=&quot;&quot;;[.E207]&lt;6);[.E207]+1;IF(AND([.D208]=&quot;&quot;;[.E207]=6);1;IF([.D208]=&quot;weekend&quot;;[.E207];&quot;&quot;)))" office:value-type="float" office:value="5" calcext:value-type="float">
            <text:p>5</text:p>
          </table:table-cell>
          <table:table-cell table:formula="of:=IF([.E208]=[.E207];&quot;&quot;;[.E208])" office:value-type="float" office:value="5" calcext:value-type="float">
            <text:p>5</text:p>
          </table:table-cell>
        </table:table-row>
        <table:table-row table:style-name="ro1">
          <table:table-cell table:formula="of:=[.A208]+1" office:value-type="date" office:date-value="2020-01-23" calcext:value-type="date">
            <text:p>01/23/20</text:p>
          </table:table-cell>
          <table:table-cell/>
          <table:table-cell table:formula="of:=WEEKDAY([.A209])" office:value-type="float" office:value="5" calcext:value-type="float">
            <text:p>5</text:p>
          </table:table-cell>
          <table:table-cell table:formula="of:=IF(OR([.C209]=6;[.C209]=7);&quot;weekend&quot;;&quot;&quot;)">
            <text:p/>
          </table:table-cell>
          <table:table-cell table:formula="of:=IF(AND([.D209]=&quot;&quot;;[.E208]&lt;6);[.E208]+1;IF(AND([.D209]=&quot;&quot;;[.E208]=6);1;IF([.D209]=&quot;weekend&quot;;[.E208];&quot;&quot;)))" office:value-type="float" office:value="6" calcext:value-type="float">
            <text:p>6</text:p>
          </table:table-cell>
          <table:table-cell table:formula="of:=IF([.E209]=[.E208];&quot;&quot;;[.E209])" office:value-type="float" office:value="6" calcext:value-type="float">
            <text:p>6</text:p>
          </table:table-cell>
        </table:table-row>
        <table:table-row table:style-name="ro1">
          <table:table-cell table:formula="of:=[.A209]+1" office:value-type="date" office:date-value="2020-01-24" calcext:value-type="date">
            <text:p>01/24/20</text:p>
          </table:table-cell>
          <table:table-cell/>
          <table:table-cell table:formula="of:=WEEKDAY([.A210])" office:value-type="float" office:value="6" calcext:value-type="float">
            <text:p>6</text:p>
          </table:table-cell>
          <table:table-cell table:formula="of:=IF(OR([.C210]=6;[.C210]=7);&quot;weekend&quot;;&quot;&quot;)" office:value-type="string" office:string-value="weekend" calcext:value-type="string">
            <text:p>weekend</text:p>
          </table:table-cell>
          <table:table-cell table:formula="of:=IF(AND([.D210]=&quot;&quot;;[.E209]&lt;6);[.E209]+1;IF(AND([.D210]=&quot;&quot;;[.E209]=6);1;IF([.D210]=&quot;weekend&quot;;[.E209];&quot;&quot;)))" office:value-type="float" office:value="6" calcext:value-type="float">
            <text:p>6</text:p>
          </table:table-cell>
          <table:table-cell table:formula="of:=IF([.E210]=[.E209];&quot;&quot;;[.E210])">
            <text:p/>
          </table:table-cell>
        </table:table-row>
        <table:table-row table:style-name="ro1">
          <table:table-cell table:formula="of:=[.A210]+1" office:value-type="date" office:date-value="2020-01-25" calcext:value-type="date">
            <text:p>01/25/20</text:p>
          </table:table-cell>
          <table:table-cell/>
          <table:table-cell table:formula="of:=WEEKDAY([.A211])" office:value-type="float" office:value="7" calcext:value-type="float">
            <text:p>7</text:p>
          </table:table-cell>
          <table:table-cell table:formula="of:=IF(OR([.C211]=6;[.C211]=7);&quot;weekend&quot;;&quot;&quot;)" office:value-type="string" office:string-value="weekend" calcext:value-type="string">
            <text:p>weekend</text:p>
          </table:table-cell>
          <table:table-cell table:formula="of:=IF(AND([.D211]=&quot;&quot;;[.E210]&lt;6);[.E210]+1;IF(AND([.D211]=&quot;&quot;;[.E210]=6);1;IF([.D211]=&quot;weekend&quot;;[.E210];&quot;&quot;)))" office:value-type="float" office:value="6" calcext:value-type="float">
            <text:p>6</text:p>
          </table:table-cell>
          <table:table-cell table:formula="of:=IF([.E211]=[.E210];&quot;&quot;;[.E211])">
            <text:p/>
          </table:table-cell>
        </table:table-row>
        <table:table-row table:style-name="ro1">
          <table:table-cell table:formula="of:=[.A211]+1" office:value-type="date" office:date-value="2020-01-26" calcext:value-type="date">
            <text:p>01/26/20</text:p>
          </table:table-cell>
          <table:table-cell/>
          <table:table-cell table:formula="of:=WEEKDAY([.A212])" office:value-type="float" office:value="1" calcext:value-type="float">
            <text:p>1</text:p>
          </table:table-cell>
          <table:table-cell table:formula="of:=IF(OR([.C212]=6;[.C212]=7);&quot;weekend&quot;;&quot;&quot;)">
            <text:p/>
          </table:table-cell>
          <table:table-cell table:formula="of:=IF(AND([.D212]=&quot;&quot;;[.E211]&lt;6);[.E211]+1;IF(AND([.D212]=&quot;&quot;;[.E211]=6);1;IF([.D212]=&quot;weekend&quot;;[.E211];&quot;&quot;)))" office:value-type="float" office:value="1" calcext:value-type="float">
            <text:p>1</text:p>
          </table:table-cell>
          <table:table-cell table:formula="of:=IF([.E212]=[.E211];&quot;&quot;;[.E212])" office:value-type="float" office:value="1" calcext:value-type="float">
            <text:p>1</text:p>
          </table:table-cell>
        </table:table-row>
        <table:table-row table:style-name="ro1">
          <table:table-cell table:formula="of:=[.A212]+1" office:value-type="date" office:date-value="2020-01-27" calcext:value-type="date">
            <text:p>01/27/20</text:p>
          </table:table-cell>
          <table:table-cell/>
          <table:table-cell table:formula="of:=WEEKDAY([.A213])" office:value-type="float" office:value="2" calcext:value-type="float">
            <text:p>2</text:p>
          </table:table-cell>
          <table:table-cell table:formula="of:=IF(OR([.C213]=6;[.C213]=7);&quot;weekend&quot;;&quot;&quot;)">
            <text:p/>
          </table:table-cell>
          <table:table-cell table:formula="of:=IF(AND([.D213]=&quot;&quot;;[.E212]&lt;6);[.E212]+1;IF(AND([.D213]=&quot;&quot;;[.E212]=6);1;IF([.D213]=&quot;weekend&quot;;[.E212];&quot;&quot;)))" office:value-type="float" office:value="2" calcext:value-type="float">
            <text:p>2</text:p>
          </table:table-cell>
          <table:table-cell table:formula="of:=IF([.E213]=[.E212];&quot;&quot;;[.E213])" office:value-type="float" office:value="2" calcext:value-type="float">
            <text:p>2</text:p>
          </table:table-cell>
        </table:table-row>
        <table:table-row table:style-name="ro1">
          <table:table-cell table:formula="of:=[.A213]+1" office:value-type="date" office:date-value="2020-01-28" calcext:value-type="date">
            <text:p>01/28/20</text:p>
          </table:table-cell>
          <table:table-cell/>
          <table:table-cell table:formula="of:=WEEKDAY([.A214])" office:value-type="float" office:value="3" calcext:value-type="float">
            <text:p>3</text:p>
          </table:table-cell>
          <table:table-cell table:formula="of:=IF(OR([.C214]=6;[.C214]=7);&quot;weekend&quot;;&quot;&quot;)">
            <text:p/>
          </table:table-cell>
          <table:table-cell table:formula="of:=IF(AND([.D214]=&quot;&quot;;[.E213]&lt;6);[.E213]+1;IF(AND([.D214]=&quot;&quot;;[.E213]=6);1;IF([.D214]=&quot;weekend&quot;;[.E213];&quot;&quot;)))" office:value-type="float" office:value="3" calcext:value-type="float">
            <text:p>3</text:p>
          </table:table-cell>
          <table:table-cell table:formula="of:=IF([.E214]=[.E213];&quot;&quot;;[.E214])" office:value-type="float" office:value="3" calcext:value-type="float">
            <text:p>3</text:p>
          </table:table-cell>
        </table:table-row>
        <table:table-row table:style-name="ro1">
          <table:table-cell table:formula="of:=[.A214]+1" office:value-type="date" office:date-value="2020-01-29" calcext:value-type="date">
            <text:p>01/29/20</text:p>
          </table:table-cell>
          <table:table-cell/>
          <table:table-cell table:formula="of:=WEEKDAY([.A215])" office:value-type="float" office:value="4" calcext:value-type="float">
            <text:p>4</text:p>
          </table:table-cell>
          <table:table-cell table:formula="of:=IF(OR([.C215]=6;[.C215]=7);&quot;weekend&quot;;&quot;&quot;)">
            <text:p/>
          </table:table-cell>
          <table:table-cell table:formula="of:=IF(AND([.D215]=&quot;&quot;;[.E214]&lt;6);[.E214]+1;IF(AND([.D215]=&quot;&quot;;[.E214]=6);1;IF([.D215]=&quot;weekend&quot;;[.E214];&quot;&quot;)))" office:value-type="float" office:value="4" calcext:value-type="float">
            <text:p>4</text:p>
          </table:table-cell>
          <table:table-cell table:formula="of:=IF([.E215]=[.E214];&quot;&quot;;[.E215])" office:value-type="float" office:value="4" calcext:value-type="float">
            <text:p>4</text:p>
          </table:table-cell>
        </table:table-row>
        <table:table-row table:style-name="ro1">
          <table:table-cell table:formula="of:=[.A215]+1" office:value-type="date" office:date-value="2020-01-30" calcext:value-type="date">
            <text:p>01/30/20</text:p>
          </table:table-cell>
          <table:table-cell/>
          <table:table-cell table:formula="of:=WEEKDAY([.A216])" office:value-type="float" office:value="5" calcext:value-type="float">
            <text:p>5</text:p>
          </table:table-cell>
          <table:table-cell table:formula="of:=IF(OR([.C216]=6;[.C216]=7);&quot;weekend&quot;;&quot;&quot;)">
            <text:p/>
          </table:table-cell>
          <table:table-cell table:formula="of:=IF(AND([.D216]=&quot;&quot;;[.E215]&lt;6);[.E215]+1;IF(AND([.D216]=&quot;&quot;;[.E215]=6);1;IF([.D216]=&quot;weekend&quot;;[.E215];&quot;&quot;)))" office:value-type="float" office:value="5" calcext:value-type="float">
            <text:p>5</text:p>
          </table:table-cell>
          <table:table-cell table:formula="of:=IF([.E216]=[.E215];&quot;&quot;;[.E216])" office:value-type="float" office:value="5" calcext:value-type="float">
            <text:p>5</text:p>
          </table:table-cell>
        </table:table-row>
        <table:table-row table:style-name="ro1">
          <table:table-cell table:formula="of:=[.A216]+1" office:value-type="date" office:date-value="2020-01-31" calcext:value-type="date">
            <text:p>01/31/20</text:p>
          </table:table-cell>
          <table:table-cell/>
          <table:table-cell table:formula="of:=WEEKDAY([.A217])" office:value-type="float" office:value="6" calcext:value-type="float">
            <text:p>6</text:p>
          </table:table-cell>
          <table:table-cell table:formula="of:=IF(OR([.C217]=6;[.C217]=7);&quot;weekend&quot;;&quot;&quot;)" office:value-type="string" office:string-value="weekend" calcext:value-type="string">
            <text:p>weekend</text:p>
          </table:table-cell>
          <table:table-cell table:formula="of:=IF(AND([.D217]=&quot;&quot;;[.E216]&lt;6);[.E216]+1;IF(AND([.D217]=&quot;&quot;;[.E216]=6);1;IF([.D217]=&quot;weekend&quot;;[.E216];&quot;&quot;)))" office:value-type="float" office:value="5" calcext:value-type="float">
            <text:p>5</text:p>
          </table:table-cell>
          <table:table-cell table:formula="of:=IF([.E217]=[.E216];&quot;&quot;;[.E217])">
            <text:p/>
          </table:table-cell>
        </table:table-row>
        <table:table-row table:style-name="ro1">
          <table:table-cell table:formula="of:=[.A217]+1" office:value-type="date" office:date-value="2020-02-01" calcext:value-type="date">
            <text:p>02/01/20</text:p>
          </table:table-cell>
          <table:table-cell/>
          <table:table-cell table:formula="of:=WEEKDAY([.A218])" office:value-type="float" office:value="7" calcext:value-type="float">
            <text:p>7</text:p>
          </table:table-cell>
          <table:table-cell table:formula="of:=IF(OR([.C218]=6;[.C218]=7);&quot;weekend&quot;;&quot;&quot;)" office:value-type="string" office:string-value="weekend" calcext:value-type="string">
            <text:p>weekend</text:p>
          </table:table-cell>
          <table:table-cell table:formula="of:=IF(AND([.D218]=&quot;&quot;;[.E217]&lt;6);[.E217]+1;IF(AND([.D218]=&quot;&quot;;[.E217]=6);1;IF([.D218]=&quot;weekend&quot;;[.E217];&quot;&quot;)))" office:value-type="float" office:value="5" calcext:value-type="float">
            <text:p>5</text:p>
          </table:table-cell>
          <table:table-cell table:formula="of:=IF([.E218]=[.E217];&quot;&quot;;[.E218])">
            <text:p/>
          </table:table-cell>
        </table:table-row>
        <table:table-row table:style-name="ro1">
          <table:table-cell table:formula="of:=[.A218]+1" office:value-type="date" office:date-value="2020-02-02" calcext:value-type="date">
            <text:p>02/02/20</text:p>
          </table:table-cell>
          <table:table-cell/>
          <table:table-cell table:formula="of:=WEEKDAY([.A219])" office:value-type="float" office:value="1" calcext:value-type="float">
            <text:p>1</text:p>
          </table:table-cell>
          <table:table-cell table:formula="of:=IF(OR([.C219]=6;[.C219]=7);&quot;weekend&quot;;&quot;&quot;)">
            <text:p/>
          </table:table-cell>
          <table:table-cell table:formula="of:=IF(AND([.D219]=&quot;&quot;;[.E218]&lt;6);[.E218]+1;IF(AND([.D219]=&quot;&quot;;[.E218]=6);1;IF([.D219]=&quot;weekend&quot;;[.E218];&quot;&quot;)))" office:value-type="float" office:value="6" calcext:value-type="float">
            <text:p>6</text:p>
          </table:table-cell>
          <table:table-cell table:formula="of:=IF([.E219]=[.E218];&quot;&quot;;[.E219])" office:value-type="float" office:value="6" calcext:value-type="float">
            <text:p>6</text:p>
          </table:table-cell>
        </table:table-row>
        <table:table-row table:style-name="ro1">
          <table:table-cell table:formula="of:=[.A219]+1" office:value-type="date" office:date-value="2020-02-03" calcext:value-type="date">
            <text:p>02/03/20</text:p>
          </table:table-cell>
          <table:table-cell/>
          <table:table-cell table:formula="of:=WEEKDAY([.A220])" office:value-type="float" office:value="2" calcext:value-type="float">
            <text:p>2</text:p>
          </table:table-cell>
          <table:table-cell table:formula="of:=IF(OR([.C220]=6;[.C220]=7);&quot;weekend&quot;;&quot;&quot;)">
            <text:p/>
          </table:table-cell>
          <table:table-cell table:formula="of:=IF(AND([.D220]=&quot;&quot;;[.E219]&lt;6);[.E219]+1;IF(AND([.D220]=&quot;&quot;;[.E219]=6);1;IF([.D220]=&quot;weekend&quot;;[.E219];&quot;&quot;)))" office:value-type="float" office:value="1" calcext:value-type="float">
            <text:p>1</text:p>
          </table:table-cell>
          <table:table-cell table:formula="of:=IF([.E220]=[.E219];&quot;&quot;;[.E220])" office:value-type="float" office:value="1" calcext:value-type="float">
            <text:p>1</text:p>
          </table:table-cell>
        </table:table-row>
        <table:table-row table:style-name="ro1">
          <table:table-cell table:formula="of:=[.A220]+1" office:value-type="date" office:date-value="2020-02-04" calcext:value-type="date">
            <text:p>02/04/20</text:p>
          </table:table-cell>
          <table:table-cell/>
          <table:table-cell table:formula="of:=WEEKDAY([.A221])" office:value-type="float" office:value="3" calcext:value-type="float">
            <text:p>3</text:p>
          </table:table-cell>
          <table:table-cell table:formula="of:=IF(OR([.C221]=6;[.C221]=7);&quot;weekend&quot;;&quot;&quot;)">
            <text:p/>
          </table:table-cell>
          <table:table-cell table:formula="of:=IF(AND([.D221]=&quot;&quot;;[.E220]&lt;6);[.E220]+1;IF(AND([.D221]=&quot;&quot;;[.E220]=6);1;IF([.D221]=&quot;weekend&quot;;[.E220];&quot;&quot;)))" office:value-type="float" office:value="2" calcext:value-type="float">
            <text:p>2</text:p>
          </table:table-cell>
          <table:table-cell table:formula="of:=IF([.E221]=[.E220];&quot;&quot;;[.E221])" office:value-type="float" office:value="2" calcext:value-type="float">
            <text:p>2</text:p>
          </table:table-cell>
        </table:table-row>
        <table:table-row table:style-name="ro1">
          <table:table-cell table:formula="of:=[.A221]+1" office:value-type="date" office:date-value="2020-02-05" calcext:value-type="date">
            <text:p>02/05/20</text:p>
          </table:table-cell>
          <table:table-cell/>
          <table:table-cell table:formula="of:=WEEKDAY([.A222])" office:value-type="float" office:value="4" calcext:value-type="float">
            <text:p>4</text:p>
          </table:table-cell>
          <table:table-cell table:formula="of:=IF(OR([.C222]=6;[.C222]=7);&quot;weekend&quot;;&quot;&quot;)">
            <text:p/>
          </table:table-cell>
          <table:table-cell table:formula="of:=IF(AND([.D222]=&quot;&quot;;[.E221]&lt;6);[.E221]+1;IF(AND([.D222]=&quot;&quot;;[.E221]=6);1;IF([.D222]=&quot;weekend&quot;;[.E221];&quot;&quot;)))" office:value-type="float" office:value="3" calcext:value-type="float">
            <text:p>3</text:p>
          </table:table-cell>
          <table:table-cell table:formula="of:=IF([.E222]=[.E221];&quot;&quot;;[.E222])" office:value-type="float" office:value="3" calcext:value-type="float">
            <text:p>3</text:p>
          </table:table-cell>
        </table:table-row>
        <table:table-row table:style-name="ro1">
          <table:table-cell table:formula="of:=[.A222]+1" office:value-type="date" office:date-value="2020-02-06" calcext:value-type="date">
            <text:p>02/06/20</text:p>
          </table:table-cell>
          <table:table-cell/>
          <table:table-cell table:formula="of:=WEEKDAY([.A223])" office:value-type="float" office:value="5" calcext:value-type="float">
            <text:p>5</text:p>
          </table:table-cell>
          <table:table-cell table:formula="of:=IF(OR([.C223]=6;[.C223]=7);&quot;weekend&quot;;&quot;&quot;)">
            <text:p/>
          </table:table-cell>
          <table:table-cell table:formula="of:=IF(AND([.D223]=&quot;&quot;;[.E222]&lt;6);[.E222]+1;IF(AND([.D223]=&quot;&quot;;[.E222]=6);1;IF([.D223]=&quot;weekend&quot;;[.E222];&quot;&quot;)))" office:value-type="float" office:value="4" calcext:value-type="float">
            <text:p>4</text:p>
          </table:table-cell>
          <table:table-cell table:formula="of:=IF([.E223]=[.E222];&quot;&quot;;[.E223])" office:value-type="float" office:value="4" calcext:value-type="float">
            <text:p>4</text:p>
          </table:table-cell>
        </table:table-row>
        <table:table-row table:style-name="ro1">
          <table:table-cell table:formula="of:=[.A223]+1" office:value-type="date" office:date-value="2020-02-07" calcext:value-type="date">
            <text:p>02/07/20</text:p>
          </table:table-cell>
          <table:table-cell/>
          <table:table-cell table:formula="of:=WEEKDAY([.A224])" office:value-type="float" office:value="6" calcext:value-type="float">
            <text:p>6</text:p>
          </table:table-cell>
          <table:table-cell table:formula="of:=IF(OR([.C224]=6;[.C224]=7);&quot;weekend&quot;;&quot;&quot;)" office:value-type="string" office:string-value="weekend" calcext:value-type="string">
            <text:p>weekend</text:p>
          </table:table-cell>
          <table:table-cell table:formula="of:=IF(AND([.D224]=&quot;&quot;;[.E223]&lt;6);[.E223]+1;IF(AND([.D224]=&quot;&quot;;[.E223]=6);1;IF([.D224]=&quot;weekend&quot;;[.E223];&quot;&quot;)))" office:value-type="float" office:value="4" calcext:value-type="float">
            <text:p>4</text:p>
          </table:table-cell>
          <table:table-cell table:formula="of:=IF([.E224]=[.E223];&quot;&quot;;[.E224])">
            <text:p/>
          </table:table-cell>
        </table:table-row>
        <table:table-row table:style-name="ro1">
          <table:table-cell table:formula="of:=[.A224]+1" office:value-type="date" office:date-value="2020-02-08" calcext:value-type="date">
            <text:p>02/08/20</text:p>
          </table:table-cell>
          <table:table-cell/>
          <table:table-cell table:formula="of:=WEEKDAY([.A225])" office:value-type="float" office:value="7" calcext:value-type="float">
            <text:p>7</text:p>
          </table:table-cell>
          <table:table-cell table:formula="of:=IF(OR([.C225]=6;[.C225]=7);&quot;weekend&quot;;&quot;&quot;)" office:value-type="string" office:string-value="weekend" calcext:value-type="string">
            <text:p>weekend</text:p>
          </table:table-cell>
          <table:table-cell table:formula="of:=IF(AND([.D225]=&quot;&quot;;[.E224]&lt;6);[.E224]+1;IF(AND([.D225]=&quot;&quot;;[.E224]=6);1;IF([.D225]=&quot;weekend&quot;;[.E224];&quot;&quot;)))" office:value-type="float" office:value="4" calcext:value-type="float">
            <text:p>4</text:p>
          </table:table-cell>
          <table:table-cell table:formula="of:=IF([.E225]=[.E224];&quot;&quot;;[.E225])">
            <text:p/>
          </table:table-cell>
        </table:table-row>
        <table:table-row table:style-name="ro1">
          <table:table-cell table:formula="of:=[.A225]+1" office:value-type="date" office:date-value="2020-02-09" calcext:value-type="date">
            <text:p>02/09/20</text:p>
          </table:table-cell>
          <table:table-cell/>
          <table:table-cell table:formula="of:=WEEKDAY([.A226])" office:value-type="float" office:value="1" calcext:value-type="float">
            <text:p>1</text:p>
          </table:table-cell>
          <table:table-cell table:formula="of:=IF(OR([.C226]=6;[.C226]=7);&quot;weekend&quot;;&quot;&quot;)">
            <text:p/>
          </table:table-cell>
          <table:table-cell table:formula="of:=IF(AND([.D226]=&quot;&quot;;[.E225]&lt;6);[.E225]+1;IF(AND([.D226]=&quot;&quot;;[.E225]=6);1;IF([.D226]=&quot;weekend&quot;;[.E225];&quot;&quot;)))" office:value-type="float" office:value="5" calcext:value-type="float">
            <text:p>5</text:p>
          </table:table-cell>
          <table:table-cell table:formula="of:=IF([.E226]=[.E225];&quot;&quot;;[.E226])" office:value-type="float" office:value="5" calcext:value-type="float">
            <text:p>5</text:p>
          </table:table-cell>
        </table:table-row>
        <table:table-row table:style-name="ro1">
          <table:table-cell table:formula="of:=[.A226]+1" office:value-type="date" office:date-value="2020-02-10" calcext:value-type="date">
            <text:p>02/10/20</text:p>
          </table:table-cell>
          <table:table-cell/>
          <table:table-cell table:formula="of:=WEEKDAY([.A227])" office:value-type="float" office:value="2" calcext:value-type="float">
            <text:p>2</text:p>
          </table:table-cell>
          <table:table-cell table:formula="of:=IF(OR([.C227]=6;[.C227]=7);&quot;weekend&quot;;&quot;&quot;)">
            <text:p/>
          </table:table-cell>
          <table:table-cell table:formula="of:=IF(AND([.D227]=&quot;&quot;;[.E226]&lt;6);[.E226]+1;IF(AND([.D227]=&quot;&quot;;[.E226]=6);1;IF([.D227]=&quot;weekend&quot;;[.E226];&quot;&quot;)))" office:value-type="float" office:value="6" calcext:value-type="float">
            <text:p>6</text:p>
          </table:table-cell>
          <table:table-cell table:formula="of:=IF([.E227]=[.E226];&quot;&quot;;[.E227])" office:value-type="float" office:value="6" calcext:value-type="float">
            <text:p>6</text:p>
          </table:table-cell>
        </table:table-row>
        <table:table-row table:style-name="ro1">
          <table:table-cell table:formula="of:=[.A227]+1" office:value-type="date" office:date-value="2020-02-11" calcext:value-type="date">
            <text:p>02/11/20</text:p>
          </table:table-cell>
          <table:table-cell/>
          <table:table-cell table:formula="of:=WEEKDAY([.A228])" office:value-type="float" office:value="3" calcext:value-type="float">
            <text:p>3</text:p>
          </table:table-cell>
          <table:table-cell table:formula="of:=IF(OR([.C228]=6;[.C228]=7);&quot;weekend&quot;;&quot;&quot;)">
            <text:p/>
          </table:table-cell>
          <table:table-cell table:formula="of:=IF(AND([.D228]=&quot;&quot;;[.E227]&lt;6);[.E227]+1;IF(AND([.D228]=&quot;&quot;;[.E227]=6);1;IF([.D228]=&quot;weekend&quot;;[.E227];&quot;&quot;)))" office:value-type="float" office:value="1" calcext:value-type="float">
            <text:p>1</text:p>
          </table:table-cell>
          <table:table-cell table:formula="of:=IF([.E228]=[.E227];&quot;&quot;;[.E228])" office:value-type="float" office:value="1" calcext:value-type="float">
            <text:p>1</text:p>
          </table:table-cell>
        </table:table-row>
        <table:table-row table:style-name="ro1">
          <table:table-cell table:formula="of:=[.A228]+1" office:value-type="date" office:date-value="2020-02-12" calcext:value-type="date">
            <text:p>02/12/20</text:p>
          </table:table-cell>
          <table:table-cell/>
          <table:table-cell table:formula="of:=WEEKDAY([.A229])" office:value-type="float" office:value="4" calcext:value-type="float">
            <text:p>4</text:p>
          </table:table-cell>
          <table:table-cell table:formula="of:=IF(OR([.C229]=6;[.C229]=7);&quot;weekend&quot;;&quot;&quot;)">
            <text:p/>
          </table:table-cell>
          <table:table-cell table:formula="of:=IF(AND([.D229]=&quot;&quot;;[.E228]&lt;6);[.E228]+1;IF(AND([.D229]=&quot;&quot;;[.E228]=6);1;IF([.D229]=&quot;weekend&quot;;[.E228];&quot;&quot;)))" office:value-type="float" office:value="2" calcext:value-type="float">
            <text:p>2</text:p>
          </table:table-cell>
          <table:table-cell table:formula="of:=IF([.E229]=[.E228];&quot;&quot;;[.E229])" office:value-type="float" office:value="2" calcext:value-type="float">
            <text:p>2</text:p>
          </table:table-cell>
        </table:table-row>
        <table:table-row table:style-name="ro1">
          <table:table-cell table:formula="of:=[.A229]+1" office:value-type="date" office:date-value="2020-02-13" calcext:value-type="date">
            <text:p>02/13/20</text:p>
          </table:table-cell>
          <table:table-cell/>
          <table:table-cell table:formula="of:=WEEKDAY([.A230])" office:value-type="float" office:value="5" calcext:value-type="float">
            <text:p>5</text:p>
          </table:table-cell>
          <table:table-cell table:formula="of:=IF(OR([.C230]=6;[.C230]=7);&quot;weekend&quot;;&quot;&quot;)">
            <text:p/>
          </table:table-cell>
          <table:table-cell table:formula="of:=IF(AND([.D230]=&quot;&quot;;[.E229]&lt;6);[.E229]+1;IF(AND([.D230]=&quot;&quot;;[.E229]=6);1;IF([.D230]=&quot;weekend&quot;;[.E229];&quot;&quot;)))" office:value-type="float" office:value="3" calcext:value-type="float">
            <text:p>3</text:p>
          </table:table-cell>
          <table:table-cell table:formula="of:=IF([.E230]=[.E229];&quot;&quot;;[.E230])" office:value-type="float" office:value="3" calcext:value-type="float">
            <text:p>3</text:p>
          </table:table-cell>
        </table:table-row>
        <table:table-row table:style-name="ro1">
          <table:table-cell table:formula="of:=[.A230]+1" office:value-type="date" office:date-value="2020-02-14" calcext:value-type="date">
            <text:p>02/14/20</text:p>
          </table:table-cell>
          <table:table-cell/>
          <table:table-cell table:formula="of:=WEEKDAY([.A231])" office:value-type="float" office:value="6" calcext:value-type="float">
            <text:p>6</text:p>
          </table:table-cell>
          <table:table-cell table:formula="of:=IF(OR([.C231]=6;[.C231]=7);&quot;weekend&quot;;&quot;&quot;)" office:value-type="string" office:string-value="weekend" calcext:value-type="string">
            <text:p>weekend</text:p>
          </table:table-cell>
          <table:table-cell table:formula="of:=IF(AND([.D231]=&quot;&quot;;[.E230]&lt;6);[.E230]+1;IF(AND([.D231]=&quot;&quot;;[.E230]=6);1;IF([.D231]=&quot;weekend&quot;;[.E230];&quot;&quot;)))" office:value-type="float" office:value="3" calcext:value-type="float">
            <text:p>3</text:p>
          </table:table-cell>
          <table:table-cell table:formula="of:=IF([.E231]=[.E230];&quot;&quot;;[.E231])">
            <text:p/>
          </table:table-cell>
        </table:table-row>
        <table:table-row table:style-name="ro1">
          <table:table-cell table:formula="of:=[.A231]+1" office:value-type="date" office:date-value="2020-02-15" calcext:value-type="date">
            <text:p>02/15/20</text:p>
          </table:table-cell>
          <table:table-cell/>
          <table:table-cell table:formula="of:=WEEKDAY([.A232])" office:value-type="float" office:value="7" calcext:value-type="float">
            <text:p>7</text:p>
          </table:table-cell>
          <table:table-cell table:formula="of:=IF(OR([.C232]=6;[.C232]=7);&quot;weekend&quot;;&quot;&quot;)" office:value-type="string" office:string-value="weekend" calcext:value-type="string">
            <text:p>weekend</text:p>
          </table:table-cell>
          <table:table-cell table:formula="of:=IF(AND([.D232]=&quot;&quot;;[.E231]&lt;6);[.E231]+1;IF(AND([.D232]=&quot;&quot;;[.E231]=6);1;IF([.D232]=&quot;weekend&quot;;[.E231];&quot;&quot;)))" office:value-type="float" office:value="3" calcext:value-type="float">
            <text:p>3</text:p>
          </table:table-cell>
          <table:table-cell table:formula="of:=IF([.E232]=[.E231];&quot;&quot;;[.E232])">
            <text:p/>
          </table:table-cell>
        </table:table-row>
        <table:table-row table:style-name="ro1">
          <table:table-cell table:formula="of:=[.A232]+1" office:value-type="date" office:date-value="2020-02-16" calcext:value-type="date">
            <text:p>02/16/20</text:p>
          </table:table-cell>
          <table:table-cell/>
          <table:table-cell table:formula="of:=WEEKDAY([.A233])" office:value-type="float" office:value="1" calcext:value-type="float">
            <text:p>1</text:p>
          </table:table-cell>
          <table:table-cell table:formula="of:=IF(OR([.C233]=6;[.C233]=7);&quot;weekend&quot;;&quot;&quot;)">
            <text:p/>
          </table:table-cell>
          <table:table-cell table:formula="of:=IF(AND([.D233]=&quot;&quot;;[.E232]&lt;6);[.E232]+1;IF(AND([.D233]=&quot;&quot;;[.E232]=6);1;IF([.D233]=&quot;weekend&quot;;[.E232];&quot;&quot;)))" office:value-type="float" office:value="4" calcext:value-type="float">
            <text:p>4</text:p>
          </table:table-cell>
          <table:table-cell table:formula="of:=IF([.E233]=[.E232];&quot;&quot;;[.E233])" office:value-type="float" office:value="4" calcext:value-type="float">
            <text:p>4</text:p>
          </table:table-cell>
        </table:table-row>
        <table:table-row table:style-name="ro1">
          <table:table-cell table:formula="of:=[.A233]+1" office:value-type="date" office:date-value="2020-02-17" calcext:value-type="date">
            <text:p>02/17/20</text:p>
          </table:table-cell>
          <table:table-cell/>
          <table:table-cell table:formula="of:=WEEKDAY([.A234])" office:value-type="float" office:value="2" calcext:value-type="float">
            <text:p>2</text:p>
          </table:table-cell>
          <table:table-cell table:formula="of:=IF(OR([.C234]=6;[.C234]=7);&quot;weekend&quot;;&quot;&quot;)">
            <text:p/>
          </table:table-cell>
          <table:table-cell table:formula="of:=IF(AND([.D234]=&quot;&quot;;[.E233]&lt;6);[.E233]+1;IF(AND([.D234]=&quot;&quot;;[.E233]=6);1;IF([.D234]=&quot;weekend&quot;;[.E233];&quot;&quot;)))" office:value-type="float" office:value="5" calcext:value-type="float">
            <text:p>5</text:p>
          </table:table-cell>
          <table:table-cell table:formula="of:=IF([.E234]=[.E233];&quot;&quot;;[.E234])" office:value-type="float" office:value="5" calcext:value-type="float">
            <text:p>5</text:p>
          </table:table-cell>
        </table:table-row>
        <table:table-row table:style-name="ro1">
          <table:table-cell table:formula="of:=[.A234]+1" office:value-type="date" office:date-value="2020-02-18" calcext:value-type="date">
            <text:p>02/18/20</text:p>
          </table:table-cell>
          <table:table-cell/>
          <table:table-cell table:formula="of:=WEEKDAY([.A235])" office:value-type="float" office:value="3" calcext:value-type="float">
            <text:p>3</text:p>
          </table:table-cell>
          <table:table-cell table:formula="of:=IF(OR([.C235]=6;[.C235]=7);&quot;weekend&quot;;&quot;&quot;)">
            <text:p/>
          </table:table-cell>
          <table:table-cell table:formula="of:=IF(AND([.D235]=&quot;&quot;;[.E234]&lt;6);[.E234]+1;IF(AND([.D235]=&quot;&quot;;[.E234]=6);1;IF([.D235]=&quot;weekend&quot;;[.E234];&quot;&quot;)))" office:value-type="float" office:value="6" calcext:value-type="float">
            <text:p>6</text:p>
          </table:table-cell>
          <table:table-cell table:formula="of:=IF([.E235]=[.E234];&quot;&quot;;[.E235])" office:value-type="float" office:value="6" calcext:value-type="float">
            <text:p>6</text:p>
          </table:table-cell>
        </table:table-row>
        <table:table-row table:style-name="ro1">
          <table:table-cell table:formula="of:=[.A235]+1" office:value-type="date" office:date-value="2020-02-19" calcext:value-type="date">
            <text:p>02/19/20</text:p>
          </table:table-cell>
          <table:table-cell/>
          <table:table-cell table:formula="of:=WEEKDAY([.A236])" office:value-type="float" office:value="4" calcext:value-type="float">
            <text:p>4</text:p>
          </table:table-cell>
          <table:table-cell table:formula="of:=IF(OR([.C236]=6;[.C236]=7);&quot;weekend&quot;;&quot;&quot;)">
            <text:p/>
          </table:table-cell>
          <table:table-cell table:formula="of:=IF(AND([.D236]=&quot;&quot;;[.E235]&lt;6);[.E235]+1;IF(AND([.D236]=&quot;&quot;;[.E235]=6);1;IF([.D236]=&quot;weekend&quot;;[.E235];&quot;&quot;)))" office:value-type="float" office:value="1" calcext:value-type="float">
            <text:p>1</text:p>
          </table:table-cell>
          <table:table-cell table:formula="of:=IF([.E236]=[.E235];&quot;&quot;;[.E236])" office:value-type="float" office:value="1" calcext:value-type="float">
            <text:p>1</text:p>
          </table:table-cell>
        </table:table-row>
        <table:table-row table:style-name="ro1">
          <table:table-cell table:formula="of:=[.A236]+1" office:value-type="date" office:date-value="2020-02-20" calcext:value-type="date">
            <text:p>02/20/20</text:p>
          </table:table-cell>
          <table:table-cell/>
          <table:table-cell table:formula="of:=WEEKDAY([.A237])" office:value-type="float" office:value="5" calcext:value-type="float">
            <text:p>5</text:p>
          </table:table-cell>
          <table:table-cell table:formula="of:=IF(OR([.C237]=6;[.C237]=7);&quot;weekend&quot;;&quot;&quot;)">
            <text:p/>
          </table:table-cell>
          <table:table-cell table:formula="of:=IF(AND([.D237]=&quot;&quot;;[.E236]&lt;6);[.E236]+1;IF(AND([.D237]=&quot;&quot;;[.E236]=6);1;IF([.D237]=&quot;weekend&quot;;[.E236];&quot;&quot;)))" office:value-type="float" office:value="2" calcext:value-type="float">
            <text:p>2</text:p>
          </table:table-cell>
          <table:table-cell table:formula="of:=IF([.E237]=[.E236];&quot;&quot;;[.E237])" office:value-type="float" office:value="2" calcext:value-type="float">
            <text:p>2</text:p>
          </table:table-cell>
        </table:table-row>
        <table:table-row table:style-name="ro1">
          <table:table-cell table:formula="of:=[.A237]+1" office:value-type="date" office:date-value="2020-02-21" calcext:value-type="date">
            <text:p>02/21/20</text:p>
          </table:table-cell>
          <table:table-cell/>
          <table:table-cell table:formula="of:=WEEKDAY([.A238])" office:value-type="float" office:value="6" calcext:value-type="float">
            <text:p>6</text:p>
          </table:table-cell>
          <table:table-cell table:formula="of:=IF(OR([.C238]=6;[.C238]=7);&quot;weekend&quot;;&quot;&quot;)" office:value-type="string" office:string-value="weekend" calcext:value-type="string">
            <text:p>weekend</text:p>
          </table:table-cell>
          <table:table-cell table:formula="of:=IF(AND([.D238]=&quot;&quot;;[.E237]&lt;6);[.E237]+1;IF(AND([.D238]=&quot;&quot;;[.E237]=6);1;IF([.D238]=&quot;weekend&quot;;[.E237];&quot;&quot;)))" office:value-type="float" office:value="2" calcext:value-type="float">
            <text:p>2</text:p>
          </table:table-cell>
          <table:table-cell table:formula="of:=IF([.E238]=[.E237];&quot;&quot;;[.E238])">
            <text:p/>
          </table:table-cell>
        </table:table-row>
        <table:table-row table:style-name="ro1">
          <table:table-cell table:formula="of:=[.A238]+1" office:value-type="date" office:date-value="2020-02-22" calcext:value-type="date">
            <text:p>02/22/20</text:p>
          </table:table-cell>
          <table:table-cell/>
          <table:table-cell table:formula="of:=WEEKDAY([.A239])" office:value-type="float" office:value="7" calcext:value-type="float">
            <text:p>7</text:p>
          </table:table-cell>
          <table:table-cell table:formula="of:=IF(OR([.C239]=6;[.C239]=7);&quot;weekend&quot;;&quot;&quot;)" office:value-type="string" office:string-value="weekend" calcext:value-type="string">
            <text:p>weekend</text:p>
          </table:table-cell>
          <table:table-cell table:formula="of:=IF(AND([.D239]=&quot;&quot;;[.E238]&lt;6);[.E238]+1;IF(AND([.D239]=&quot;&quot;;[.E238]=6);1;IF([.D239]=&quot;weekend&quot;;[.E238];&quot;&quot;)))" office:value-type="float" office:value="2" calcext:value-type="float">
            <text:p>2</text:p>
          </table:table-cell>
          <table:table-cell table:formula="of:=IF([.E239]=[.E238];&quot;&quot;;[.E239])">
            <text:p/>
          </table:table-cell>
        </table:table-row>
        <table:table-row table:style-name="ro1">
          <table:table-cell table:formula="of:=[.A239]+1" office:value-type="date" office:date-value="2020-02-23" calcext:value-type="date">
            <text:p>02/23/20</text:p>
          </table:table-cell>
          <table:table-cell/>
          <table:table-cell table:formula="of:=WEEKDAY([.A240])" office:value-type="float" office:value="1" calcext:value-type="float">
            <text:p>1</text:p>
          </table:table-cell>
          <table:table-cell table:formula="of:=IF(OR([.C240]=6;[.C240]=7);&quot;weekend&quot;;&quot;&quot;)">
            <text:p/>
          </table:table-cell>
          <table:table-cell table:formula="of:=IF(AND([.D240]=&quot;&quot;;[.E239]&lt;6);[.E239]+1;IF(AND([.D240]=&quot;&quot;;[.E239]=6);1;IF([.D240]=&quot;weekend&quot;;[.E239];&quot;&quot;)))" office:value-type="float" office:value="3" calcext:value-type="float">
            <text:p>3</text:p>
          </table:table-cell>
          <table:table-cell table:formula="of:=IF([.E240]=[.E239];&quot;&quot;;[.E240])" office:value-type="float" office:value="3" calcext:value-type="float">
            <text:p>3</text:p>
          </table:table-cell>
        </table:table-row>
        <table:table-row table:style-name="ro1">
          <table:table-cell table:formula="of:=[.A240]+1" office:value-type="date" office:date-value="2020-02-24" calcext:value-type="date">
            <text:p>02/24/20</text:p>
          </table:table-cell>
          <table:table-cell/>
          <table:table-cell table:formula="of:=WEEKDAY([.A241])" office:value-type="float" office:value="2" calcext:value-type="float">
            <text:p>2</text:p>
          </table:table-cell>
          <table:table-cell table:formula="of:=IF(OR([.C241]=6;[.C241]=7);&quot;weekend&quot;;&quot;&quot;)">
            <text:p/>
          </table:table-cell>
          <table:table-cell table:formula="of:=IF(AND([.D241]=&quot;&quot;;[.E240]&lt;6);[.E240]+1;IF(AND([.D241]=&quot;&quot;;[.E240]=6);1;IF([.D241]=&quot;weekend&quot;;[.E240];&quot;&quot;)))" office:value-type="float" office:value="4" calcext:value-type="float">
            <text:p>4</text:p>
          </table:table-cell>
          <table:table-cell table:formula="of:=IF([.E241]=[.E240];&quot;&quot;;[.E241])" office:value-type="float" office:value="4" calcext:value-type="float">
            <text:p>4</text:p>
          </table:table-cell>
        </table:table-row>
        <table:table-row table:style-name="ro1">
          <table:table-cell table:formula="of:=[.A241]+1" office:value-type="date" office:date-value="2020-02-25" calcext:value-type="date">
            <text:p>02/25/20</text:p>
          </table:table-cell>
          <table:table-cell/>
          <table:table-cell table:formula="of:=WEEKDAY([.A242])" office:value-type="float" office:value="3" calcext:value-type="float">
            <text:p>3</text:p>
          </table:table-cell>
          <table:table-cell table:formula="of:=IF(OR([.C242]=6;[.C242]=7);&quot;weekend&quot;;&quot;&quot;)">
            <text:p/>
          </table:table-cell>
          <table:table-cell table:formula="of:=IF(AND([.D242]=&quot;&quot;;[.E241]&lt;6);[.E241]+1;IF(AND([.D242]=&quot;&quot;;[.E241]=6);1;IF([.D242]=&quot;weekend&quot;;[.E241];&quot;&quot;)))" office:value-type="float" office:value="5" calcext:value-type="float">
            <text:p>5</text:p>
          </table:table-cell>
          <table:table-cell table:formula="of:=IF([.E242]=[.E241];&quot;&quot;;[.E242])" office:value-type="float" office:value="5" calcext:value-type="float">
            <text:p>5</text:p>
          </table:table-cell>
        </table:table-row>
        <table:table-row table:style-name="ro1">
          <table:table-cell table:formula="of:=[.A242]+1" office:value-type="date" office:date-value="2020-02-26" calcext:value-type="date">
            <text:p>02/26/20</text:p>
          </table:table-cell>
          <table:table-cell/>
          <table:table-cell table:formula="of:=WEEKDAY([.A243])" office:value-type="float" office:value="4" calcext:value-type="float">
            <text:p>4</text:p>
          </table:table-cell>
          <table:table-cell table:formula="of:=IF(OR([.C243]=6;[.C243]=7);&quot;weekend&quot;;&quot;&quot;)">
            <text:p/>
          </table:table-cell>
          <table:table-cell table:formula="of:=IF(AND([.D243]=&quot;&quot;;[.E242]&lt;6);[.E242]+1;IF(AND([.D243]=&quot;&quot;;[.E242]=6);1;IF([.D243]=&quot;weekend&quot;;[.E242];&quot;&quot;)))" office:value-type="float" office:value="6" calcext:value-type="float">
            <text:p>6</text:p>
          </table:table-cell>
          <table:table-cell table:formula="of:=IF([.E243]=[.E242];&quot;&quot;;[.E243])" office:value-type="float" office:value="6" calcext:value-type="float">
            <text:p>6</text:p>
          </table:table-cell>
        </table:table-row>
        <table:table-row table:style-name="ro1">
          <table:table-cell table:formula="of:=[.A243]+1" office:value-type="date" office:date-value="2020-02-27" calcext:value-type="date">
            <text:p>02/27/20</text:p>
          </table:table-cell>
          <table:table-cell/>
          <table:table-cell table:formula="of:=WEEKDAY([.A244])" office:value-type="float" office:value="5" calcext:value-type="float">
            <text:p>5</text:p>
          </table:table-cell>
          <table:table-cell table:formula="of:=IF(OR([.C244]=6;[.C244]=7);&quot;weekend&quot;;&quot;&quot;)">
            <text:p/>
          </table:table-cell>
          <table:table-cell table:formula="of:=IF(AND([.D244]=&quot;&quot;;[.E243]&lt;6);[.E243]+1;IF(AND([.D244]=&quot;&quot;;[.E243]=6);1;IF([.D244]=&quot;weekend&quot;;[.E243];&quot;&quot;)))" office:value-type="float" office:value="1" calcext:value-type="float">
            <text:p>1</text:p>
          </table:table-cell>
          <table:table-cell table:formula="of:=IF([.E244]=[.E243];&quot;&quot;;[.E244])" office:value-type="float" office:value="1" calcext:value-type="float">
            <text:p>1</text:p>
          </table:table-cell>
        </table:table-row>
        <table:table-row table:style-name="ro1">
          <table:table-cell table:formula="of:=[.A244]+1" office:value-type="date" office:date-value="2020-02-28" calcext:value-type="date">
            <text:p>02/28/20</text:p>
          </table:table-cell>
          <table:table-cell/>
          <table:table-cell table:formula="of:=WEEKDAY([.A245])" office:value-type="float" office:value="6" calcext:value-type="float">
            <text:p>6</text:p>
          </table:table-cell>
          <table:table-cell table:formula="of:=IF(OR([.C245]=6;[.C245]=7);&quot;weekend&quot;;&quot;&quot;)" office:value-type="string" office:string-value="weekend" calcext:value-type="string">
            <text:p>weekend</text:p>
          </table:table-cell>
          <table:table-cell table:formula="of:=IF(AND([.D245]=&quot;&quot;;[.E244]&lt;6);[.E244]+1;IF(AND([.D245]=&quot;&quot;;[.E244]=6);1;IF([.D245]=&quot;weekend&quot;;[.E244];&quot;&quot;)))" office:value-type="float" office:value="1" calcext:value-type="float">
            <text:p>1</text:p>
          </table:table-cell>
          <table:table-cell table:formula="of:=IF([.E245]=[.E244];&quot;&quot;;[.E245])">
            <text:p/>
          </table:table-cell>
        </table:table-row>
        <table:table-row table:style-name="ro1">
          <table:table-cell table:formula="of:=[.A245]+1" office:value-type="date" office:date-value="2020-02-29" calcext:value-type="date">
            <text:p>02/29/20</text:p>
          </table:table-cell>
          <table:table-cell/>
          <table:table-cell table:formula="of:=WEEKDAY([.A246])" office:value-type="float" office:value="7" calcext:value-type="float">
            <text:p>7</text:p>
          </table:table-cell>
          <table:table-cell table:formula="of:=IF(OR([.C246]=6;[.C246]=7);&quot;weekend&quot;;&quot;&quot;)" office:value-type="string" office:string-value="weekend" calcext:value-type="string">
            <text:p>weekend</text:p>
          </table:table-cell>
          <table:table-cell table:formula="of:=IF(AND([.D246]=&quot;&quot;;[.E245]&lt;6);[.E245]+1;IF(AND([.D246]=&quot;&quot;;[.E245]=6);1;IF([.D246]=&quot;weekend&quot;;[.E245];&quot;&quot;)))" office:value-type="float" office:value="1" calcext:value-type="float">
            <text:p>1</text:p>
          </table:table-cell>
          <table:table-cell table:formula="of:=IF([.E246]=[.E245];&quot;&quot;;[.E246])">
            <text:p/>
          </table:table-cell>
        </table:table-row>
        <table:table-row table:style-name="ro1">
          <table:table-cell table:formula="of:=[.A246]+1" office:value-type="date" office:date-value="2020-03-01" calcext:value-type="date">
            <text:p>03/01/20</text:p>
          </table:table-cell>
          <table:table-cell/>
          <table:table-cell table:formula="of:=WEEKDAY([.A247])" office:value-type="float" office:value="1" calcext:value-type="float">
            <text:p>1</text:p>
          </table:table-cell>
          <table:table-cell table:formula="of:=IF(OR([.C247]=6;[.C247]=7);&quot;weekend&quot;;&quot;&quot;)">
            <text:p/>
          </table:table-cell>
          <table:table-cell table:formula="of:=IF(AND([.D247]=&quot;&quot;;[.E246]&lt;6);[.E246]+1;IF(AND([.D247]=&quot;&quot;;[.E246]=6);1;IF([.D247]=&quot;weekend&quot;;[.E246];&quot;&quot;)))" office:value-type="float" office:value="2" calcext:value-type="float">
            <text:p>2</text:p>
          </table:table-cell>
          <table:table-cell table:formula="of:=IF([.E247]=[.E246];&quot;&quot;;[.E247])" office:value-type="float" office:value="2" calcext:value-type="float">
            <text:p>2</text:p>
          </table:table-cell>
        </table:table-row>
        <table:table-row table:style-name="ro1">
          <table:table-cell table:formula="of:=[.A247]+1" office:value-type="date" office:date-value="2020-03-02" calcext:value-type="date">
            <text:p>03/02/20</text:p>
          </table:table-cell>
          <table:table-cell/>
          <table:table-cell table:formula="of:=WEEKDAY([.A248])" office:value-type="float" office:value="2" calcext:value-type="float">
            <text:p>2</text:p>
          </table:table-cell>
          <table:table-cell table:formula="of:=IF(OR([.C248]=6;[.C248]=7);&quot;weekend&quot;;&quot;&quot;)">
            <text:p/>
          </table:table-cell>
          <table:table-cell table:formula="of:=IF(AND([.D248]=&quot;&quot;;[.E247]&lt;6);[.E247]+1;IF(AND([.D248]=&quot;&quot;;[.E247]=6);1;IF([.D248]=&quot;weekend&quot;;[.E247];&quot;&quot;)))" office:value-type="float" office:value="3" calcext:value-type="float">
            <text:p>3</text:p>
          </table:table-cell>
          <table:table-cell table:formula="of:=IF([.E248]=[.E247];&quot;&quot;;[.E248])" office:value-type="float" office:value="3" calcext:value-type="float">
            <text:p>3</text:p>
          </table:table-cell>
        </table:table-row>
        <table:table-row table:style-name="ro1">
          <table:table-cell table:formula="of:=[.A248]+1" office:value-type="date" office:date-value="2020-03-03" calcext:value-type="date">
            <text:p>03/03/20</text:p>
          </table:table-cell>
          <table:table-cell/>
          <table:table-cell table:formula="of:=WEEKDAY([.A249])" office:value-type="float" office:value="3" calcext:value-type="float">
            <text:p>3</text:p>
          </table:table-cell>
          <table:table-cell table:formula="of:=IF(OR([.C249]=6;[.C249]=7);&quot;weekend&quot;;&quot;&quot;)">
            <text:p/>
          </table:table-cell>
          <table:table-cell table:formula="of:=IF(AND([.D249]=&quot;&quot;;[.E248]&lt;6);[.E248]+1;IF(AND([.D249]=&quot;&quot;;[.E248]=6);1;IF([.D249]=&quot;weekend&quot;;[.E248];&quot;&quot;)))" office:value-type="float" office:value="4" calcext:value-type="float">
            <text:p>4</text:p>
          </table:table-cell>
          <table:table-cell table:formula="of:=IF([.E249]=[.E248];&quot;&quot;;[.E249])" office:value-type="float" office:value="4" calcext:value-type="float">
            <text:p>4</text:p>
          </table:table-cell>
        </table:table-row>
        <table:table-row table:style-name="ro1">
          <table:table-cell table:formula="of:=[.A249]+1" office:value-type="date" office:date-value="2020-03-04" calcext:value-type="date">
            <text:p>03/04/20</text:p>
          </table:table-cell>
          <table:table-cell/>
          <table:table-cell table:formula="of:=WEEKDAY([.A250])" office:value-type="float" office:value="4" calcext:value-type="float">
            <text:p>4</text:p>
          </table:table-cell>
          <table:table-cell table:formula="of:=IF(OR([.C250]=6;[.C250]=7);&quot;weekend&quot;;&quot;&quot;)">
            <text:p/>
          </table:table-cell>
          <table:table-cell table:formula="of:=IF(AND([.D250]=&quot;&quot;;[.E249]&lt;6);[.E249]+1;IF(AND([.D250]=&quot;&quot;;[.E249]=6);1;IF([.D250]=&quot;weekend&quot;;[.E249];&quot;&quot;)))" office:value-type="float" office:value="5" calcext:value-type="float">
            <text:p>5</text:p>
          </table:table-cell>
          <table:table-cell table:formula="of:=IF([.E250]=[.E249];&quot;&quot;;[.E250])" office:value-type="float" office:value="5" calcext:value-type="float">
            <text:p>5</text:p>
          </table:table-cell>
        </table:table-row>
        <table:table-row table:style-name="ro1">
          <table:table-cell table:formula="of:=[.A250]+1" office:value-type="date" office:date-value="2020-03-05" calcext:value-type="date">
            <text:p>03/05/20</text:p>
          </table:table-cell>
          <table:table-cell/>
          <table:table-cell table:formula="of:=WEEKDAY([.A251])" office:value-type="float" office:value="5" calcext:value-type="float">
            <text:p>5</text:p>
          </table:table-cell>
          <table:table-cell table:formula="of:=IF(OR([.C251]=6;[.C251]=7);&quot;weekend&quot;;&quot;&quot;)">
            <text:p/>
          </table:table-cell>
          <table:table-cell table:formula="of:=IF(AND([.D251]=&quot;&quot;;[.E250]&lt;6);[.E250]+1;IF(AND([.D251]=&quot;&quot;;[.E250]=6);1;IF([.D251]=&quot;weekend&quot;;[.E250];&quot;&quot;)))" office:value-type="float" office:value="6" calcext:value-type="float">
            <text:p>6</text:p>
          </table:table-cell>
          <table:table-cell table:formula="of:=IF([.E251]=[.E250];&quot;&quot;;[.E251])" office:value-type="float" office:value="6" calcext:value-type="float">
            <text:p>6</text:p>
          </table:table-cell>
        </table:table-row>
        <table:table-row table:style-name="ro1">
          <table:table-cell table:formula="of:=[.A251]+1" office:value-type="date" office:date-value="2020-03-06" calcext:value-type="date">
            <text:p>03/06/20</text:p>
          </table:table-cell>
          <table:table-cell/>
          <table:table-cell table:formula="of:=WEEKDAY([.A252])" office:value-type="float" office:value="6" calcext:value-type="float">
            <text:p>6</text:p>
          </table:table-cell>
          <table:table-cell table:formula="of:=IF(OR([.C252]=6;[.C252]=7);&quot;weekend&quot;;&quot;&quot;)" office:value-type="string" office:string-value="weekend" calcext:value-type="string">
            <text:p>weekend</text:p>
          </table:table-cell>
          <table:table-cell table:formula="of:=IF(AND([.D252]=&quot;&quot;;[.E251]&lt;6);[.E251]+1;IF(AND([.D252]=&quot;&quot;;[.E251]=6);1;IF([.D252]=&quot;weekend&quot;;[.E251];&quot;&quot;)))" office:value-type="float" office:value="6" calcext:value-type="float">
            <text:p>6</text:p>
          </table:table-cell>
          <table:table-cell table:formula="of:=IF([.E252]=[.E251];&quot;&quot;;[.E252])">
            <text:p/>
          </table:table-cell>
        </table:table-row>
        <table:table-row table:style-name="ro1">
          <table:table-cell table:formula="of:=[.A252]+1" office:value-type="date" office:date-value="2020-03-07" calcext:value-type="date">
            <text:p>03/07/20</text:p>
          </table:table-cell>
          <table:table-cell/>
          <table:table-cell table:formula="of:=WEEKDAY([.A253])" office:value-type="float" office:value="7" calcext:value-type="float">
            <text:p>7</text:p>
          </table:table-cell>
          <table:table-cell table:formula="of:=IF(OR([.C253]=6;[.C253]=7);&quot;weekend&quot;;&quot;&quot;)" office:value-type="string" office:string-value="weekend" calcext:value-type="string">
            <text:p>weekend</text:p>
          </table:table-cell>
          <table:table-cell table:formula="of:=IF(AND([.D253]=&quot;&quot;;[.E252]&lt;6);[.E252]+1;IF(AND([.D253]=&quot;&quot;;[.E252]=6);1;IF([.D253]=&quot;weekend&quot;;[.E252];&quot;&quot;)))" office:value-type="float" office:value="6" calcext:value-type="float">
            <text:p>6</text:p>
          </table:table-cell>
          <table:table-cell table:formula="of:=IF([.E253]=[.E252];&quot;&quot;;[.E253])">
            <text:p/>
          </table:table-cell>
        </table:table-row>
        <table:table-row table:style-name="ro1">
          <table:table-cell table:formula="of:=[.A253]+1" office:value-type="date" office:date-value="2020-03-08" calcext:value-type="date">
            <text:p>03/08/20</text:p>
          </table:table-cell>
          <table:table-cell/>
          <table:table-cell table:formula="of:=WEEKDAY([.A254])" office:value-type="float" office:value="1" calcext:value-type="float">
            <text:p>1</text:p>
          </table:table-cell>
          <table:table-cell table:formula="of:=IF(OR([.C254]=6;[.C254]=7);&quot;weekend&quot;;&quot;&quot;)">
            <text:p/>
          </table:table-cell>
          <table:table-cell table:formula="of:=IF(AND([.D254]=&quot;&quot;;[.E253]&lt;6);[.E253]+1;IF(AND([.D254]=&quot;&quot;;[.E253]=6);1;IF([.D254]=&quot;weekend&quot;;[.E253];&quot;&quot;)))" office:value-type="float" office:value="1" calcext:value-type="float">
            <text:p>1</text:p>
          </table:table-cell>
          <table:table-cell table:formula="of:=IF([.E254]=[.E253];&quot;&quot;;[.E254])" office:value-type="float" office:value="1" calcext:value-type="float">
            <text:p>1</text:p>
          </table:table-cell>
        </table:table-row>
        <table:table-row table:style-name="ro1">
          <table:table-cell table:formula="of:=[.A254]+1" office:value-type="date" office:date-value="2020-03-09" calcext:value-type="date">
            <text:p>03/09/20</text:p>
          </table:table-cell>
          <table:table-cell/>
          <table:table-cell table:formula="of:=WEEKDAY([.A255])" office:value-type="float" office:value="2" calcext:value-type="float">
            <text:p>2</text:p>
          </table:table-cell>
          <table:table-cell table:formula="of:=IF(OR([.C255]=6;[.C255]=7);&quot;weekend&quot;;&quot;&quot;)">
            <text:p/>
          </table:table-cell>
          <table:table-cell table:formula="of:=IF(AND([.D255]=&quot;&quot;;[.E254]&lt;6);[.E254]+1;IF(AND([.D255]=&quot;&quot;;[.E254]=6);1;IF([.D255]=&quot;weekend&quot;;[.E254];&quot;&quot;)))" office:value-type="float" office:value="2" calcext:value-type="float">
            <text:p>2</text:p>
          </table:table-cell>
          <table:table-cell table:formula="of:=IF([.E255]=[.E254];&quot;&quot;;[.E255])" office:value-type="float" office:value="2" calcext:value-type="float">
            <text:p>2</text:p>
          </table:table-cell>
        </table:table-row>
        <table:table-row table:style-name="ro1">
          <table:table-cell table:formula="of:=[.A255]+1" office:value-type="date" office:date-value="2020-03-10" calcext:value-type="date">
            <text:p>03/10/20</text:p>
          </table:table-cell>
          <table:table-cell/>
          <table:table-cell table:formula="of:=WEEKDAY([.A256])" office:value-type="float" office:value="3" calcext:value-type="float">
            <text:p>3</text:p>
          </table:table-cell>
          <table:table-cell table:formula="of:=IF(OR([.C256]=6;[.C256]=7);&quot;weekend&quot;;&quot;&quot;)">
            <text:p/>
          </table:table-cell>
          <table:table-cell table:formula="of:=IF(AND([.D256]=&quot;&quot;;[.E255]&lt;6);[.E255]+1;IF(AND([.D256]=&quot;&quot;;[.E255]=6);1;IF([.D256]=&quot;weekend&quot;;[.E255];&quot;&quot;)))" office:value-type="float" office:value="3" calcext:value-type="float">
            <text:p>3</text:p>
          </table:table-cell>
          <table:table-cell table:formula="of:=IF([.E256]=[.E255];&quot;&quot;;[.E256])" office:value-type="float" office:value="3" calcext:value-type="float">
            <text:p>3</text:p>
          </table:table-cell>
        </table:table-row>
        <table:table-row table:style-name="ro1">
          <table:table-cell table:formula="of:=[.A256]+1" office:value-type="date" office:date-value="2020-03-11" calcext:value-type="date">
            <text:p>03/11/20</text:p>
          </table:table-cell>
          <table:table-cell/>
          <table:table-cell table:formula="of:=WEEKDAY([.A257])" office:value-type="float" office:value="4" calcext:value-type="float">
            <text:p>4</text:p>
          </table:table-cell>
          <table:table-cell table:formula="of:=IF(OR([.C257]=6;[.C257]=7);&quot;weekend&quot;;&quot;&quot;)">
            <text:p/>
          </table:table-cell>
          <table:table-cell table:formula="of:=IF(AND([.D257]=&quot;&quot;;[.E256]&lt;6);[.E256]+1;IF(AND([.D257]=&quot;&quot;;[.E256]=6);1;IF([.D257]=&quot;weekend&quot;;[.E256];&quot;&quot;)))" office:value-type="float" office:value="4" calcext:value-type="float">
            <text:p>4</text:p>
          </table:table-cell>
          <table:table-cell table:formula="of:=IF([.E257]=[.E256];&quot;&quot;;[.E257])" office:value-type="float" office:value="4" calcext:value-type="float">
            <text:p>4</text:p>
          </table:table-cell>
        </table:table-row>
        <table:table-row table:style-name="ro1">
          <table:table-cell table:formula="of:=[.A257]+1" office:value-type="date" office:date-value="2020-03-12" calcext:value-type="date">
            <text:p>03/12/20</text:p>
          </table:table-cell>
          <table:table-cell/>
          <table:table-cell table:formula="of:=WEEKDAY([.A258])" office:value-type="float" office:value="5" calcext:value-type="float">
            <text:p>5</text:p>
          </table:table-cell>
          <table:table-cell table:formula="of:=IF(OR([.C258]=6;[.C258]=7);&quot;weekend&quot;;&quot;&quot;)">
            <text:p/>
          </table:table-cell>
          <table:table-cell table:formula="of:=IF(AND([.D258]=&quot;&quot;;[.E257]&lt;6);[.E257]+1;IF(AND([.D258]=&quot;&quot;;[.E257]=6);1;IF([.D258]=&quot;weekend&quot;;[.E257];&quot;&quot;)))" office:value-type="float" office:value="5" calcext:value-type="float">
            <text:p>5</text:p>
          </table:table-cell>
          <table:table-cell table:formula="of:=IF([.E258]=[.E257];&quot;&quot;;[.E258])" office:value-type="float" office:value="5" calcext:value-type="float">
            <text:p>5</text:p>
          </table:table-cell>
        </table:table-row>
        <table:table-row table:style-name="ro1">
          <table:table-cell table:formula="of:=[.A258]+1" office:value-type="date" office:date-value="2020-03-13" calcext:value-type="date">
            <text:p>03/13/20</text:p>
          </table:table-cell>
          <table:table-cell/>
          <table:table-cell table:formula="of:=WEEKDAY([.A259])" office:value-type="float" office:value="6" calcext:value-type="float">
            <text:p>6</text:p>
          </table:table-cell>
          <table:table-cell table:formula="of:=IF(OR([.C259]=6;[.C259]=7);&quot;weekend&quot;;&quot;&quot;)" office:value-type="string" office:string-value="weekend" calcext:value-type="string">
            <text:p>weekend</text:p>
          </table:table-cell>
          <table:table-cell table:formula="of:=IF(AND([.D259]=&quot;&quot;;[.E258]&lt;6);[.E258]+1;IF(AND([.D259]=&quot;&quot;;[.E258]=6);1;IF([.D259]=&quot;weekend&quot;;[.E258];&quot;&quot;)))" office:value-type="float" office:value="5" calcext:value-type="float">
            <text:p>5</text:p>
          </table:table-cell>
          <table:table-cell table:formula="of:=IF([.E259]=[.E258];&quot;&quot;;[.E259])">
            <text:p/>
          </table:table-cell>
        </table:table-row>
        <table:table-row table:style-name="ro1">
          <table:table-cell table:formula="of:=[.A259]+1" office:value-type="date" office:date-value="2020-03-14" calcext:value-type="date">
            <text:p>03/14/20</text:p>
          </table:table-cell>
          <table:table-cell/>
          <table:table-cell table:formula="of:=WEEKDAY([.A260])" office:value-type="float" office:value="7" calcext:value-type="float">
            <text:p>7</text:p>
          </table:table-cell>
          <table:table-cell table:formula="of:=IF(OR([.C260]=6;[.C260]=7);&quot;weekend&quot;;&quot;&quot;)" office:value-type="string" office:string-value="weekend" calcext:value-type="string">
            <text:p>weekend</text:p>
          </table:table-cell>
          <table:table-cell table:formula="of:=IF(AND([.D260]=&quot;&quot;;[.E259]&lt;6);[.E259]+1;IF(AND([.D260]=&quot;&quot;;[.E259]=6);1;IF([.D260]=&quot;weekend&quot;;[.E259];&quot;&quot;)))" office:value-type="float" office:value="5" calcext:value-type="float">
            <text:p>5</text:p>
          </table:table-cell>
          <table:table-cell table:formula="of:=IF([.E260]=[.E259];&quot;&quot;;[.E260])">
            <text:p/>
          </table:table-cell>
        </table:table-row>
        <table:table-row table:style-name="ro1">
          <table:table-cell table:formula="of:=[.A260]+1" office:value-type="date" office:date-value="2020-03-15" calcext:value-type="date">
            <text:p>03/15/20</text:p>
          </table:table-cell>
          <table:table-cell/>
          <table:table-cell table:formula="of:=WEEKDAY([.A261])" office:value-type="float" office:value="1" calcext:value-type="float">
            <text:p>1</text:p>
          </table:table-cell>
          <table:table-cell table:formula="of:=IF(OR([.C261]=6;[.C261]=7);&quot;weekend&quot;;&quot;&quot;)">
            <text:p/>
          </table:table-cell>
          <table:table-cell table:formula="of:=IF(AND([.D261]=&quot;&quot;;[.E260]&lt;6);[.E260]+1;IF(AND([.D261]=&quot;&quot;;[.E260]=6);1;IF([.D261]=&quot;weekend&quot;;[.E260];&quot;&quot;)))" office:value-type="float" office:value="6" calcext:value-type="float">
            <text:p>6</text:p>
          </table:table-cell>
          <table:table-cell table:formula="of:=IF([.E261]=[.E260];&quot;&quot;;[.E261])" office:value-type="float" office:value="6" calcext:value-type="float">
            <text:p>6</text:p>
          </table:table-cell>
        </table:table-row>
        <table:table-row table:style-name="ro1">
          <table:table-cell table:formula="of:=[.A261]+1" office:value-type="date" office:date-value="2020-03-16" calcext:value-type="date">
            <text:p>03/16/20</text:p>
          </table:table-cell>
          <table:table-cell/>
          <table:table-cell table:formula="of:=WEEKDAY([.A262])" office:value-type="float" office:value="2" calcext:value-type="float">
            <text:p>2</text:p>
          </table:table-cell>
          <table:table-cell table:formula="of:=IF(OR([.C262]=6;[.C262]=7);&quot;weekend&quot;;&quot;&quot;)">
            <text:p/>
          </table:table-cell>
          <table:table-cell table:formula="of:=IF(AND([.D262]=&quot;&quot;;[.E261]&lt;6);[.E261]+1;IF(AND([.D262]=&quot;&quot;;[.E261]=6);1;IF([.D262]=&quot;weekend&quot;;[.E261];&quot;&quot;)))" office:value-type="float" office:value="1" calcext:value-type="float">
            <text:p>1</text:p>
          </table:table-cell>
          <table:table-cell table:formula="of:=IF([.E262]=[.E261];&quot;&quot;;[.E262])" office:value-type="float" office:value="1" calcext:value-type="float">
            <text:p>1</text:p>
          </table:table-cell>
        </table:table-row>
        <table:table-row table:style-name="ro1">
          <table:table-cell table:formula="of:=[.A262]+1" office:value-type="date" office:date-value="2020-03-17" calcext:value-type="date">
            <text:p>03/17/20</text:p>
          </table:table-cell>
          <table:table-cell/>
          <table:table-cell table:formula="of:=WEEKDAY([.A263])" office:value-type="float" office:value="3" calcext:value-type="float">
            <text:p>3</text:p>
          </table:table-cell>
          <table:table-cell table:formula="of:=IF(OR([.C263]=6;[.C263]=7);&quot;weekend&quot;;&quot;&quot;)">
            <text:p/>
          </table:table-cell>
          <table:table-cell table:formula="of:=IF(AND([.D263]=&quot;&quot;;[.E262]&lt;6);[.E262]+1;IF(AND([.D263]=&quot;&quot;;[.E262]=6);1;IF([.D263]=&quot;weekend&quot;;[.E262];&quot;&quot;)))" office:value-type="float" office:value="2" calcext:value-type="float">
            <text:p>2</text:p>
          </table:table-cell>
          <table:table-cell table:formula="of:=IF([.E263]=[.E262];&quot;&quot;;[.E263])" office:value-type="float" office:value="2" calcext:value-type="float">
            <text:p>2</text:p>
          </table:table-cell>
        </table:table-row>
        <table:table-row table:style-name="ro1">
          <table:table-cell table:formula="of:=[.A263]+1" office:value-type="date" office:date-value="2020-03-18" calcext:value-type="date">
            <text:p>03/18/20</text:p>
          </table:table-cell>
          <table:table-cell/>
          <table:table-cell table:formula="of:=WEEKDAY([.A264])" office:value-type="float" office:value="4" calcext:value-type="float">
            <text:p>4</text:p>
          </table:table-cell>
          <table:table-cell table:formula="of:=IF(OR([.C264]=6;[.C264]=7);&quot;weekend&quot;;&quot;&quot;)">
            <text:p/>
          </table:table-cell>
          <table:table-cell table:formula="of:=IF(AND([.D264]=&quot;&quot;;[.E263]&lt;6);[.E263]+1;IF(AND([.D264]=&quot;&quot;;[.E263]=6);1;IF([.D264]=&quot;weekend&quot;;[.E263];&quot;&quot;)))" office:value-type="float" office:value="3" calcext:value-type="float">
            <text:p>3</text:p>
          </table:table-cell>
          <table:table-cell table:formula="of:=IF([.E264]=[.E263];&quot;&quot;;[.E264])" office:value-type="float" office:value="3" calcext:value-type="float">
            <text:p>3</text:p>
          </table:table-cell>
        </table:table-row>
        <table:table-row table:style-name="ro1">
          <table:table-cell table:formula="of:=[.A264]+1" office:value-type="date" office:date-value="2020-03-19" calcext:value-type="date">
            <text:p>03/19/20</text:p>
          </table:table-cell>
          <table:table-cell/>
          <table:table-cell table:formula="of:=WEEKDAY([.A265])" office:value-type="float" office:value="5" calcext:value-type="float">
            <text:p>5</text:p>
          </table:table-cell>
          <table:table-cell table:formula="of:=IF(OR([.C265]=6;[.C265]=7);&quot;weekend&quot;;&quot;&quot;)">
            <text:p/>
          </table:table-cell>
          <table:table-cell table:formula="of:=IF(AND([.D265]=&quot;&quot;;[.E264]&lt;6);[.E264]+1;IF(AND([.D265]=&quot;&quot;;[.E264]=6);1;IF([.D265]=&quot;weekend&quot;;[.E264];&quot;&quot;)))" office:value-type="float" office:value="4" calcext:value-type="float">
            <text:p>4</text:p>
          </table:table-cell>
          <table:table-cell table:formula="of:=IF([.E265]=[.E264];&quot;&quot;;[.E265])" office:value-type="float" office:value="4" calcext:value-type="float">
            <text:p>4</text:p>
          </table:table-cell>
        </table:table-row>
        <table:table-row table:style-name="ro1">
          <table:table-cell table:formula="of:=[.A265]+1" office:value-type="date" office:date-value="2020-03-20" calcext:value-type="date">
            <text:p>03/20/20</text:p>
          </table:table-cell>
          <table:table-cell/>
          <table:table-cell table:formula="of:=WEEKDAY([.A266])" office:value-type="float" office:value="6" calcext:value-type="float">
            <text:p>6</text:p>
          </table:table-cell>
          <table:table-cell table:formula="of:=IF(OR([.C266]=6;[.C266]=7);&quot;weekend&quot;;&quot;&quot;)" office:value-type="string" office:string-value="weekend" calcext:value-type="string">
            <text:p>weekend</text:p>
          </table:table-cell>
          <table:table-cell table:formula="of:=IF(AND([.D266]=&quot;&quot;;[.E265]&lt;6);[.E265]+1;IF(AND([.D266]=&quot;&quot;;[.E265]=6);1;IF([.D266]=&quot;weekend&quot;;[.E265];&quot;&quot;)))" office:value-type="float" office:value="4" calcext:value-type="float">
            <text:p>4</text:p>
          </table:table-cell>
          <table:table-cell table:formula="of:=IF([.E266]=[.E265];&quot;&quot;;[.E266])">
            <text:p/>
          </table:table-cell>
        </table:table-row>
        <table:table-row table:style-name="ro1">
          <table:table-cell table:formula="of:=[.A266]+1" office:value-type="date" office:date-value="2020-03-21" calcext:value-type="date">
            <text:p>03/21/20</text:p>
          </table:table-cell>
          <table:table-cell/>
          <table:table-cell table:formula="of:=WEEKDAY([.A267])" office:value-type="float" office:value="7" calcext:value-type="float">
            <text:p>7</text:p>
          </table:table-cell>
          <table:table-cell table:formula="of:=IF(OR([.C267]=6;[.C267]=7);&quot;weekend&quot;;&quot;&quot;)" office:value-type="string" office:string-value="weekend" calcext:value-type="string">
            <text:p>weekend</text:p>
          </table:table-cell>
          <table:table-cell table:formula="of:=IF(AND([.D267]=&quot;&quot;;[.E266]&lt;6);[.E266]+1;IF(AND([.D267]=&quot;&quot;;[.E266]=6);1;IF([.D267]=&quot;weekend&quot;;[.E266];&quot;&quot;)))" office:value-type="float" office:value="4" calcext:value-type="float">
            <text:p>4</text:p>
          </table:table-cell>
          <table:table-cell table:formula="of:=IF([.E267]=[.E266];&quot;&quot;;[.E267])">
            <text:p/>
          </table:table-cell>
        </table:table-row>
        <table:table-row table:style-name="ro1">
          <table:table-cell table:formula="of:=[.A267]+1" office:value-type="date" office:date-value="2020-03-22" calcext:value-type="date">
            <text:p>03/22/20</text:p>
          </table:table-cell>
          <table:table-cell/>
          <table:table-cell table:formula="of:=WEEKDAY([.A268])" office:value-type="float" office:value="1" calcext:value-type="float">
            <text:p>1</text:p>
          </table:table-cell>
          <table:table-cell table:formula="of:=IF(OR([.C268]=6;[.C268]=7);&quot;weekend&quot;;&quot;&quot;)">
            <text:p/>
          </table:table-cell>
          <table:table-cell table:formula="of:=IF(AND([.D268]=&quot;&quot;;[.E267]&lt;6);[.E267]+1;IF(AND([.D268]=&quot;&quot;;[.E267]=6);1;IF([.D268]=&quot;weekend&quot;;[.E267];&quot;&quot;)))" office:value-type="float" office:value="5" calcext:value-type="float">
            <text:p>5</text:p>
          </table:table-cell>
          <table:table-cell table:formula="of:=IF([.E268]=[.E267];&quot;&quot;;[.E268])" office:value-type="float" office:value="5" calcext:value-type="float">
            <text:p>5</text:p>
          </table:table-cell>
        </table:table-row>
        <table:table-row table:style-name="ro1">
          <table:table-cell table:formula="of:=[.A268]+1" office:value-type="date" office:date-value="2020-03-23" calcext:value-type="date">
            <text:p>03/23/20</text:p>
          </table:table-cell>
          <table:table-cell/>
          <table:table-cell table:formula="of:=WEEKDAY([.A269])" office:value-type="float" office:value="2" calcext:value-type="float">
            <text:p>2</text:p>
          </table:table-cell>
          <table:table-cell table:formula="of:=IF(OR([.C269]=6;[.C269]=7);&quot;weekend&quot;;&quot;&quot;)">
            <text:p/>
          </table:table-cell>
          <table:table-cell table:formula="of:=IF(AND([.D269]=&quot;&quot;;[.E268]&lt;6);[.E268]+1;IF(AND([.D269]=&quot;&quot;;[.E268]=6);1;IF([.D269]=&quot;weekend&quot;;[.E268];&quot;&quot;)))" office:value-type="float" office:value="6" calcext:value-type="float">
            <text:p>6</text:p>
          </table:table-cell>
          <table:table-cell table:formula="of:=IF([.E269]=[.E268];&quot;&quot;;[.E269])" office:value-type="float" office:value="6" calcext:value-type="float">
            <text:p>6</text:p>
          </table:table-cell>
        </table:table-row>
        <table:table-row table:style-name="ro1">
          <table:table-cell table:formula="of:=[.A269]+1" office:value-type="date" office:date-value="2020-03-24" calcext:value-type="date">
            <text:p>03/24/20</text:p>
          </table:table-cell>
          <table:table-cell/>
          <table:table-cell table:formula="of:=WEEKDAY([.A270])" office:value-type="float" office:value="3" calcext:value-type="float">
            <text:p>3</text:p>
          </table:table-cell>
          <table:table-cell table:formula="of:=IF(OR([.C270]=6;[.C270]=7);&quot;weekend&quot;;&quot;&quot;)">
            <text:p/>
          </table:table-cell>
          <table:table-cell table:formula="of:=IF(AND([.D270]=&quot;&quot;;[.E269]&lt;6);[.E269]+1;IF(AND([.D270]=&quot;&quot;;[.E269]=6);1;IF([.D270]=&quot;weekend&quot;;[.E269];&quot;&quot;)))" office:value-type="float" office:value="1" calcext:value-type="float">
            <text:p>1</text:p>
          </table:table-cell>
          <table:table-cell table:formula="of:=IF([.E270]=[.E269];&quot;&quot;;[.E270])" office:value-type="float" office:value="1" calcext:value-type="float">
            <text:p>1</text:p>
          </table:table-cell>
        </table:table-row>
        <table:table-row table:style-name="ro1">
          <table:table-cell table:formula="of:=[.A270]+1" office:value-type="date" office:date-value="2020-03-25" calcext:value-type="date">
            <text:p>03/25/20</text:p>
          </table:table-cell>
          <table:table-cell/>
          <table:table-cell table:formula="of:=WEEKDAY([.A271])" office:value-type="float" office:value="4" calcext:value-type="float">
            <text:p>4</text:p>
          </table:table-cell>
          <table:table-cell table:formula="of:=IF(OR([.C271]=6;[.C271]=7);&quot;weekend&quot;;&quot;&quot;)">
            <text:p/>
          </table:table-cell>
          <table:table-cell table:formula="of:=IF(AND([.D271]=&quot;&quot;;[.E270]&lt;6);[.E270]+1;IF(AND([.D271]=&quot;&quot;;[.E270]=6);1;IF([.D271]=&quot;weekend&quot;;[.E270];&quot;&quot;)))" office:value-type="float" office:value="2" calcext:value-type="float">
            <text:p>2</text:p>
          </table:table-cell>
          <table:table-cell table:formula="of:=IF([.E271]=[.E270];&quot;&quot;;[.E271])" office:value-type="float" office:value="2" calcext:value-type="float">
            <text:p>2</text:p>
          </table:table-cell>
        </table:table-row>
        <table:table-row table:style-name="ro1">
          <table:table-cell table:formula="of:=[.A271]+1" office:value-type="date" office:date-value="2020-03-26" calcext:value-type="date">
            <text:p>03/26/20</text:p>
          </table:table-cell>
          <table:table-cell/>
          <table:table-cell table:formula="of:=WEEKDAY([.A272])" office:value-type="float" office:value="5" calcext:value-type="float">
            <text:p>5</text:p>
          </table:table-cell>
          <table:table-cell table:formula="of:=IF(OR([.C272]=6;[.C272]=7);&quot;weekend&quot;;&quot;&quot;)">
            <text:p/>
          </table:table-cell>
          <table:table-cell table:formula="of:=IF(AND([.D272]=&quot;&quot;;[.E271]&lt;6);[.E271]+1;IF(AND([.D272]=&quot;&quot;;[.E271]=6);1;IF([.D272]=&quot;weekend&quot;;[.E271];&quot;&quot;)))" office:value-type="float" office:value="3" calcext:value-type="float">
            <text:p>3</text:p>
          </table:table-cell>
          <table:table-cell table:formula="of:=IF([.E272]=[.E271];&quot;&quot;;[.E272])" office:value-type="float" office:value="3" calcext:value-type="float">
            <text:p>3</text:p>
          </table:table-cell>
        </table:table-row>
        <table:table-row table:style-name="ro1">
          <table:table-cell table:formula="of:=[.A272]+1" office:value-type="date" office:date-value="2020-03-27" calcext:value-type="date">
            <text:p>03/27/20</text:p>
          </table:table-cell>
          <table:table-cell/>
          <table:table-cell table:formula="of:=WEEKDAY([.A273])" office:value-type="float" office:value="6" calcext:value-type="float">
            <text:p>6</text:p>
          </table:table-cell>
          <table:table-cell table:formula="of:=IF(OR([.C273]=6;[.C273]=7);&quot;weekend&quot;;&quot;&quot;)" office:value-type="string" office:string-value="weekend" calcext:value-type="string">
            <text:p>weekend</text:p>
          </table:table-cell>
          <table:table-cell table:formula="of:=IF(AND([.D273]=&quot;&quot;;[.E272]&lt;6);[.E272]+1;IF(AND([.D273]=&quot;&quot;;[.E272]=6);1;IF([.D273]=&quot;weekend&quot;;[.E272];&quot;&quot;)))" office:value-type="float" office:value="3" calcext:value-type="float">
            <text:p>3</text:p>
          </table:table-cell>
          <table:table-cell table:formula="of:=IF([.E273]=[.E272];&quot;&quot;;[.E273])">
            <text:p/>
          </table:table-cell>
        </table:table-row>
        <table:table-row table:style-name="ro1">
          <table:table-cell table:formula="of:=[.A273]+1" office:value-type="date" office:date-value="2020-03-28" calcext:value-type="date">
            <text:p>03/28/20</text:p>
          </table:table-cell>
          <table:table-cell/>
          <table:table-cell table:formula="of:=WEEKDAY([.A274])" office:value-type="float" office:value="7" calcext:value-type="float">
            <text:p>7</text:p>
          </table:table-cell>
          <table:table-cell table:formula="of:=IF(OR([.C274]=6;[.C274]=7);&quot;weekend&quot;;&quot;&quot;)" office:value-type="string" office:string-value="weekend" calcext:value-type="string">
            <text:p>weekend</text:p>
          </table:table-cell>
          <table:table-cell table:formula="of:=IF(AND([.D274]=&quot;&quot;;[.E273]&lt;6);[.E273]+1;IF(AND([.D274]=&quot;&quot;;[.E273]=6);1;IF([.D274]=&quot;weekend&quot;;[.E273];&quot;&quot;)))" office:value-type="float" office:value="3" calcext:value-type="float">
            <text:p>3</text:p>
          </table:table-cell>
          <table:table-cell table:formula="of:=IF([.E274]=[.E273];&quot;&quot;;[.E274])">
            <text:p/>
          </table:table-cell>
        </table:table-row>
        <table:table-row table:style-name="ro1">
          <table:table-cell table:formula="of:=[.A274]+1" office:value-type="date" office:date-value="2020-03-29" calcext:value-type="date">
            <text:p>03/29/20</text:p>
          </table:table-cell>
          <table:table-cell/>
          <table:table-cell table:formula="of:=WEEKDAY([.A275])" office:value-type="float" office:value="1" calcext:value-type="float">
            <text:p>1</text:p>
          </table:table-cell>
          <table:table-cell table:formula="of:=IF(OR([.C275]=6;[.C275]=7);&quot;weekend&quot;;&quot;&quot;)">
            <text:p/>
          </table:table-cell>
          <table:table-cell table:formula="of:=IF(AND([.D275]=&quot;&quot;;[.E274]&lt;6);[.E274]+1;IF(AND([.D275]=&quot;&quot;;[.E274]=6);1;IF([.D275]=&quot;weekend&quot;;[.E274];&quot;&quot;)))" office:value-type="float" office:value="4" calcext:value-type="float">
            <text:p>4</text:p>
          </table:table-cell>
          <table:table-cell table:formula="of:=IF([.E275]=[.E274];&quot;&quot;;[.E275])" office:value-type="float" office:value="4" calcext:value-type="float">
            <text:p>4</text:p>
          </table:table-cell>
        </table:table-row>
        <table:table-row table:style-name="ro1">
          <table:table-cell table:formula="of:=[.A275]+1" office:value-type="date" office:date-value="2020-03-30" calcext:value-type="date">
            <text:p>03/30/20</text:p>
          </table:table-cell>
          <table:table-cell/>
          <table:table-cell table:formula="of:=WEEKDAY([.A276])" office:value-type="float" office:value="2" calcext:value-type="float">
            <text:p>2</text:p>
          </table:table-cell>
          <table:table-cell table:formula="of:=IF(OR([.C276]=6;[.C276]=7);&quot;weekend&quot;;&quot;&quot;)">
            <text:p/>
          </table:table-cell>
          <table:table-cell table:formula="of:=IF(AND([.D276]=&quot;&quot;;[.E275]&lt;6);[.E275]+1;IF(AND([.D276]=&quot;&quot;;[.E275]=6);1;IF([.D276]=&quot;weekend&quot;;[.E275];&quot;&quot;)))" office:value-type="float" office:value="5" calcext:value-type="float">
            <text:p>5</text:p>
          </table:table-cell>
          <table:table-cell table:formula="of:=IF([.E276]=[.E275];&quot;&quot;;[.E276])" office:value-type="float" office:value="5" calcext:value-type="float">
            <text:p>5</text:p>
          </table:table-cell>
        </table:table-row>
        <table:table-row table:style-name="ro1">
          <table:table-cell table:formula="of:=[.A276]+1" office:value-type="date" office:date-value="2020-03-31" calcext:value-type="date">
            <text:p>03/31/20</text:p>
          </table:table-cell>
          <table:table-cell/>
          <table:table-cell table:formula="of:=WEEKDAY([.A277])" office:value-type="float" office:value="3" calcext:value-type="float">
            <text:p>3</text:p>
          </table:table-cell>
          <table:table-cell table:formula="of:=IF(OR([.C277]=6;[.C277]=7);&quot;weekend&quot;;&quot;&quot;)">
            <text:p/>
          </table:table-cell>
          <table:table-cell table:formula="of:=IF(AND([.D277]=&quot;&quot;;[.E276]&lt;6);[.E276]+1;IF(AND([.D277]=&quot;&quot;;[.E276]=6);1;IF([.D277]=&quot;weekend&quot;;[.E276];&quot;&quot;)))" office:value-type="float" office:value="6" calcext:value-type="float">
            <text:p>6</text:p>
          </table:table-cell>
          <table:table-cell table:formula="of:=IF([.E277]=[.E276];&quot;&quot;;[.E277])" office:value-type="float" office:value="6" calcext:value-type="float">
            <text:p>6</text:p>
          </table:table-cell>
        </table:table-row>
        <table:table-row table:style-name="ro1">
          <table:table-cell table:formula="of:=[.A277]+1" office:value-type="date" office:date-value="2020-04-01" calcext:value-type="date">
            <text:p>04/01/20</text:p>
          </table:table-cell>
          <table:table-cell/>
          <table:table-cell table:formula="of:=WEEKDAY([.A278])" office:value-type="float" office:value="4" calcext:value-type="float">
            <text:p>4</text:p>
          </table:table-cell>
          <table:table-cell table:formula="of:=IF(OR([.C278]=6;[.C278]=7);&quot;weekend&quot;;&quot;&quot;)">
            <text:p/>
          </table:table-cell>
          <table:table-cell table:formula="of:=IF(AND([.D278]=&quot;&quot;;[.E277]&lt;6);[.E277]+1;IF(AND([.D278]=&quot;&quot;;[.E277]=6);1;IF([.D278]=&quot;weekend&quot;;[.E277];&quot;&quot;)))" office:value-type="float" office:value="1" calcext:value-type="float">
            <text:p>1</text:p>
          </table:table-cell>
          <table:table-cell table:formula="of:=IF([.E278]=[.E277];&quot;&quot;;[.E278])" office:value-type="float" office:value="1" calcext:value-type="float">
            <text:p>1</text:p>
          </table:table-cell>
        </table:table-row>
        <table:table-row table:style-name="ro1">
          <table:table-cell table:formula="of:=[.A278]+1" office:value-type="date" office:date-value="2020-04-02" calcext:value-type="date">
            <text:p>04/02/20</text:p>
          </table:table-cell>
          <table:table-cell/>
          <table:table-cell table:formula="of:=WEEKDAY([.A279])" office:value-type="float" office:value="5" calcext:value-type="float">
            <text:p>5</text:p>
          </table:table-cell>
          <table:table-cell table:formula="of:=IF(OR([.C279]=6;[.C279]=7);&quot;weekend&quot;;&quot;&quot;)">
            <text:p/>
          </table:table-cell>
          <table:table-cell table:formula="of:=IF(AND([.D279]=&quot;&quot;;[.E278]&lt;6);[.E278]+1;IF(AND([.D279]=&quot;&quot;;[.E278]=6);1;IF([.D279]=&quot;weekend&quot;;[.E278];&quot;&quot;)))" office:value-type="float" office:value="2" calcext:value-type="float">
            <text:p>2</text:p>
          </table:table-cell>
          <table:table-cell table:formula="of:=IF([.E279]=[.E278];&quot;&quot;;[.E279])" office:value-type="float" office:value="2" calcext:value-type="float">
            <text:p>2</text:p>
          </table:table-cell>
        </table:table-row>
        <table:table-row table:style-name="ro1">
          <table:table-cell table:formula="of:=[.A279]+1" office:value-type="date" office:date-value="2020-04-03" calcext:value-type="date">
            <text:p>04/03/20</text:p>
          </table:table-cell>
          <table:table-cell/>
          <table:table-cell table:formula="of:=WEEKDAY([.A280])" office:value-type="float" office:value="6" calcext:value-type="float">
            <text:p>6</text:p>
          </table:table-cell>
          <table:table-cell table:formula="of:=IF(OR([.C280]=6;[.C280]=7);&quot;weekend&quot;;&quot;&quot;)" office:value-type="string" office:string-value="weekend" calcext:value-type="string">
            <text:p>weekend</text:p>
          </table:table-cell>
          <table:table-cell table:formula="of:=IF(AND([.D280]=&quot;&quot;;[.E279]&lt;6);[.E279]+1;IF(AND([.D280]=&quot;&quot;;[.E279]=6);1;IF([.D280]=&quot;weekend&quot;;[.E279];&quot;&quot;)))" office:value-type="float" office:value="2" calcext:value-type="float">
            <text:p>2</text:p>
          </table:table-cell>
          <table:table-cell table:formula="of:=IF([.E280]=[.E279];&quot;&quot;;[.E280])">
            <text:p/>
          </table:table-cell>
        </table:table-row>
        <table:table-row table:style-name="ro1">
          <table:table-cell table:formula="of:=[.A280]+1" office:value-type="date" office:date-value="2020-04-04" calcext:value-type="date">
            <text:p>04/04/20</text:p>
          </table:table-cell>
          <table:table-cell/>
          <table:table-cell table:formula="of:=WEEKDAY([.A281])" office:value-type="float" office:value="7" calcext:value-type="float">
            <text:p>7</text:p>
          </table:table-cell>
          <table:table-cell table:formula="of:=IF(OR([.C281]=6;[.C281]=7);&quot;weekend&quot;;&quot;&quot;)" office:value-type="string" office:string-value="weekend" calcext:value-type="string">
            <text:p>weekend</text:p>
          </table:table-cell>
          <table:table-cell table:formula="of:=IF(AND([.D281]=&quot;&quot;;[.E280]&lt;6);[.E280]+1;IF(AND([.D281]=&quot;&quot;;[.E280]=6);1;IF([.D281]=&quot;weekend&quot;;[.E280];&quot;&quot;)))" office:value-type="float" office:value="2" calcext:value-type="float">
            <text:p>2</text:p>
          </table:table-cell>
          <table:table-cell table:formula="of:=IF([.E281]=[.E280];&quot;&quot;;[.E281])">
            <text:p/>
          </table:table-cell>
        </table:table-row>
        <table:table-row table:style-name="ro1">
          <table:table-cell table:formula="of:=[.A281]+1" office:value-type="date" office:date-value="2020-04-05" calcext:value-type="date">
            <text:p>04/05/20</text:p>
          </table:table-cell>
          <table:table-cell/>
          <table:table-cell table:formula="of:=WEEKDAY([.A282])" office:value-type="float" office:value="1" calcext:value-type="float">
            <text:p>1</text:p>
          </table:table-cell>
          <table:table-cell table:formula="of:=IF(OR([.C282]=6;[.C282]=7);&quot;weekend&quot;;&quot;&quot;)">
            <text:p/>
          </table:table-cell>
          <table:table-cell table:formula="of:=IF(AND([.D282]=&quot;&quot;;[.E281]&lt;6);[.E281]+1;IF(AND([.D282]=&quot;&quot;;[.E281]=6);1;IF([.D282]=&quot;weekend&quot;;[.E281];&quot;&quot;)))" office:value-type="float" office:value="3" calcext:value-type="float">
            <text:p>3</text:p>
          </table:table-cell>
          <table:table-cell table:formula="of:=IF([.E282]=[.E281];&quot;&quot;;[.E282])" office:value-type="float" office:value="3" calcext:value-type="float">
            <text:p>3</text:p>
          </table:table-cell>
        </table:table-row>
        <table:table-row table:style-name="ro1">
          <table:table-cell table:formula="of:=[.A282]+1" office:value-type="date" office:date-value="2020-04-06" calcext:value-type="date">
            <text:p>04/06/20</text:p>
          </table:table-cell>
          <table:table-cell/>
          <table:table-cell table:formula="of:=WEEKDAY([.A283])" office:value-type="float" office:value="2" calcext:value-type="float">
            <text:p>2</text:p>
          </table:table-cell>
          <table:table-cell table:formula="of:=IF(OR([.C283]=6;[.C283]=7);&quot;weekend&quot;;&quot;&quot;)">
            <text:p/>
          </table:table-cell>
          <table:table-cell table:formula="of:=IF(AND([.D283]=&quot;&quot;;[.E282]&lt;6);[.E282]+1;IF(AND([.D283]=&quot;&quot;;[.E282]=6);1;IF([.D283]=&quot;weekend&quot;;[.E282];&quot;&quot;)))" office:value-type="float" office:value="4" calcext:value-type="float">
            <text:p>4</text:p>
          </table:table-cell>
          <table:table-cell table:formula="of:=IF([.E283]=[.E282];&quot;&quot;;[.E283])" office:value-type="float" office:value="4" calcext:value-type="float">
            <text:p>4</text:p>
          </table:table-cell>
        </table:table-row>
        <table:table-row table:style-name="ro1">
          <table:table-cell table:formula="of:=[.A283]+1" office:value-type="date" office:date-value="2020-04-07" calcext:value-type="date">
            <text:p>04/07/20</text:p>
          </table:table-cell>
          <table:table-cell/>
          <table:table-cell table:formula="of:=WEEKDAY([.A284])" office:value-type="float" office:value="3" calcext:value-type="float">
            <text:p>3</text:p>
          </table:table-cell>
          <table:table-cell table:formula="of:=IF(OR([.C284]=6;[.C284]=7);&quot;weekend&quot;;&quot;&quot;)">
            <text:p/>
          </table:table-cell>
          <table:table-cell table:formula="of:=IF(AND([.D284]=&quot;&quot;;[.E283]&lt;6);[.E283]+1;IF(AND([.D284]=&quot;&quot;;[.E283]=6);1;IF([.D284]=&quot;weekend&quot;;[.E283];&quot;&quot;)))" office:value-type="float" office:value="5" calcext:value-type="float">
            <text:p>5</text:p>
          </table:table-cell>
          <table:table-cell table:formula="of:=IF([.E284]=[.E283];&quot;&quot;;[.E284])" office:value-type="float" office:value="5" calcext:value-type="float">
            <text:p>5</text:p>
          </table:table-cell>
        </table:table-row>
        <table:table-row table:style-name="ro1">
          <table:table-cell table:formula="of:=[.A284]+1" office:value-type="date" office:date-value="2020-04-08" calcext:value-type="date">
            <text:p>04/08/20</text:p>
          </table:table-cell>
          <table:table-cell/>
          <table:table-cell table:formula="of:=WEEKDAY([.A285])" office:value-type="float" office:value="4" calcext:value-type="float">
            <text:p>4</text:p>
          </table:table-cell>
          <table:table-cell table:formula="of:=IF(OR([.C285]=6;[.C285]=7);&quot;weekend&quot;;&quot;&quot;)">
            <text:p/>
          </table:table-cell>
          <table:table-cell table:formula="of:=IF(AND([.D285]=&quot;&quot;;[.E284]&lt;6);[.E284]+1;IF(AND([.D285]=&quot;&quot;;[.E284]=6);1;IF([.D285]=&quot;weekend&quot;;[.E284];&quot;&quot;)))" office:value-type="float" office:value="6" calcext:value-type="float">
            <text:p>6</text:p>
          </table:table-cell>
          <table:table-cell table:formula="of:=IF([.E285]=[.E284];&quot;&quot;;[.E285])" office:value-type="float" office:value="6" calcext:value-type="float">
            <text:p>6</text:p>
          </table:table-cell>
        </table:table-row>
        <table:table-row table:style-name="ro1">
          <table:table-cell table:formula="of:=[.A285]+1" office:value-type="date" office:date-value="2020-04-09" calcext:value-type="date">
            <text:p>04/09/20</text:p>
          </table:table-cell>
          <table:table-cell/>
          <table:table-cell table:formula="of:=WEEKDAY([.A286])" office:value-type="float" office:value="5" calcext:value-type="float">
            <text:p>5</text:p>
          </table:table-cell>
          <table:table-cell table:formula="of:=IF(OR([.C286]=6;[.C286]=7);&quot;weekend&quot;;&quot;&quot;)">
            <text:p/>
          </table:table-cell>
          <table:table-cell table:formula="of:=IF(AND([.D286]=&quot;&quot;;[.E285]&lt;6);[.E285]+1;IF(AND([.D286]=&quot;&quot;;[.E285]=6);1;IF([.D286]=&quot;weekend&quot;;[.E285];&quot;&quot;)))" office:value-type="float" office:value="1" calcext:value-type="float">
            <text:p>1</text:p>
          </table:table-cell>
          <table:table-cell table:formula="of:=IF([.E286]=[.E285];&quot;&quot;;[.E286])" office:value-type="float" office:value="1" calcext:value-type="float">
            <text:p>1</text:p>
          </table:table-cell>
        </table:table-row>
        <table:table-row table:style-name="ro1">
          <table:table-cell table:formula="of:=[.A286]+1" office:value-type="date" office:date-value="2020-04-10" calcext:value-type="date">
            <text:p>04/10/20</text:p>
          </table:table-cell>
          <table:table-cell/>
          <table:table-cell table:formula="of:=WEEKDAY([.A287])" office:value-type="float" office:value="6" calcext:value-type="float">
            <text:p>6</text:p>
          </table:table-cell>
          <table:table-cell table:formula="of:=IF(OR([.C287]=6;[.C287]=7);&quot;weekend&quot;;&quot;&quot;)" office:value-type="string" office:string-value="weekend" calcext:value-type="string">
            <text:p>weekend</text:p>
          </table:table-cell>
          <table:table-cell table:formula="of:=IF(AND([.D287]=&quot;&quot;;[.E286]&lt;6);[.E286]+1;IF(AND([.D287]=&quot;&quot;;[.E286]=6);1;IF([.D287]=&quot;weekend&quot;;[.E286];&quot;&quot;)))" office:value-type="float" office:value="1" calcext:value-type="float">
            <text:p>1</text:p>
          </table:table-cell>
          <table:table-cell table:formula="of:=IF([.E287]=[.E286];&quot;&quot;;[.E287])">
            <text:p/>
          </table:table-cell>
        </table:table-row>
        <table:table-row table:style-name="ro1">
          <table:table-cell table:formula="of:=[.A287]+1" office:value-type="date" office:date-value="2020-04-11" calcext:value-type="date">
            <text:p>04/11/20</text:p>
          </table:table-cell>
          <table:table-cell/>
          <table:table-cell table:formula="of:=WEEKDAY([.A288])" office:value-type="float" office:value="7" calcext:value-type="float">
            <text:p>7</text:p>
          </table:table-cell>
          <table:table-cell table:formula="of:=IF(OR([.C288]=6;[.C288]=7);&quot;weekend&quot;;&quot;&quot;)" office:value-type="string" office:string-value="weekend" calcext:value-type="string">
            <text:p>weekend</text:p>
          </table:table-cell>
          <table:table-cell table:formula="of:=IF(AND([.D288]=&quot;&quot;;[.E287]&lt;6);[.E287]+1;IF(AND([.D288]=&quot;&quot;;[.E287]=6);1;IF([.D288]=&quot;weekend&quot;;[.E287];&quot;&quot;)))" office:value-type="float" office:value="1" calcext:value-type="float">
            <text:p>1</text:p>
          </table:table-cell>
          <table:table-cell table:formula="of:=IF([.E288]=[.E287];&quot;&quot;;[.E288])">
            <text:p/>
          </table:table-cell>
        </table:table-row>
        <table:table-row table:style-name="ro1">
          <table:table-cell table:formula="of:=[.A288]+1" office:value-type="date" office:date-value="2020-04-12" calcext:value-type="date">
            <text:p>04/12/20</text:p>
          </table:table-cell>
          <table:table-cell/>
          <table:table-cell table:formula="of:=WEEKDAY([.A289])" office:value-type="float" office:value="1" calcext:value-type="float">
            <text:p>1</text:p>
          </table:table-cell>
          <table:table-cell table:formula="of:=IF(OR([.C289]=6;[.C289]=7);&quot;weekend&quot;;&quot;&quot;)">
            <text:p/>
          </table:table-cell>
          <table:table-cell table:formula="of:=IF(AND([.D289]=&quot;&quot;;[.E288]&lt;6);[.E288]+1;IF(AND([.D289]=&quot;&quot;;[.E288]=6);1;IF([.D289]=&quot;weekend&quot;;[.E288];&quot;&quot;)))" office:value-type="float" office:value="2" calcext:value-type="float">
            <text:p>2</text:p>
          </table:table-cell>
          <table:table-cell table:formula="of:=IF([.E289]=[.E288];&quot;&quot;;[.E289])" office:value-type="float" office:value="2" calcext:value-type="float">
            <text:p>2</text:p>
          </table:table-cell>
        </table:table-row>
        <table:table-row table:style-name="ro1">
          <table:table-cell table:formula="of:=[.A289]+1" office:value-type="date" office:date-value="2020-04-13" calcext:value-type="date">
            <text:p>04/13/20</text:p>
          </table:table-cell>
          <table:table-cell/>
          <table:table-cell table:formula="of:=WEEKDAY([.A290])" office:value-type="float" office:value="2" calcext:value-type="float">
            <text:p>2</text:p>
          </table:table-cell>
          <table:table-cell table:formula="of:=IF(OR([.C290]=6;[.C290]=7);&quot;weekend&quot;;&quot;&quot;)">
            <text:p/>
          </table:table-cell>
          <table:table-cell table:formula="of:=IF(AND([.D290]=&quot;&quot;;[.E289]&lt;6);[.E289]+1;IF(AND([.D290]=&quot;&quot;;[.E289]=6);1;IF([.D290]=&quot;weekend&quot;;[.E289];&quot;&quot;)))" office:value-type="float" office:value="3" calcext:value-type="float">
            <text:p>3</text:p>
          </table:table-cell>
          <table:table-cell table:formula="of:=IF([.E290]=[.E289];&quot;&quot;;[.E290])" office:value-type="float" office:value="3" calcext:value-type="float">
            <text:p>3</text:p>
          </table:table-cell>
        </table:table-row>
        <table:table-row table:style-name="ro1">
          <table:table-cell table:formula="of:=[.A290]+1" office:value-type="date" office:date-value="2020-04-14" calcext:value-type="date">
            <text:p>04/14/20</text:p>
          </table:table-cell>
          <table:table-cell/>
          <table:table-cell table:formula="of:=WEEKDAY([.A291])" office:value-type="float" office:value="3" calcext:value-type="float">
            <text:p>3</text:p>
          </table:table-cell>
          <table:table-cell table:formula="of:=IF(OR([.C291]=6;[.C291]=7);&quot;weekend&quot;;&quot;&quot;)">
            <text:p/>
          </table:table-cell>
          <table:table-cell table:formula="of:=IF(AND([.D291]=&quot;&quot;;[.E290]&lt;6);[.E290]+1;IF(AND([.D291]=&quot;&quot;;[.E290]=6);1;IF([.D291]=&quot;weekend&quot;;[.E290];&quot;&quot;)))" office:value-type="float" office:value="4" calcext:value-type="float">
            <text:p>4</text:p>
          </table:table-cell>
          <table:table-cell table:formula="of:=IF([.E291]=[.E290];&quot;&quot;;[.E291])" office:value-type="float" office:value="4" calcext:value-type="float">
            <text:p>4</text:p>
          </table:table-cell>
        </table:table-row>
        <table:table-row table:style-name="ro1">
          <table:table-cell table:formula="of:=[.A291]+1" office:value-type="date" office:date-value="2020-04-15" calcext:value-type="date">
            <text:p>04/15/20</text:p>
          </table:table-cell>
          <table:table-cell/>
          <table:table-cell table:formula="of:=WEEKDAY([.A292])" office:value-type="float" office:value="4" calcext:value-type="float">
            <text:p>4</text:p>
          </table:table-cell>
          <table:table-cell table:formula="of:=IF(OR([.C292]=6;[.C292]=7);&quot;weekend&quot;;&quot;&quot;)">
            <text:p/>
          </table:table-cell>
          <table:table-cell table:formula="of:=IF(AND([.D292]=&quot;&quot;;[.E291]&lt;6);[.E291]+1;IF(AND([.D292]=&quot;&quot;;[.E291]=6);1;IF([.D292]=&quot;weekend&quot;;[.E291];&quot;&quot;)))" office:value-type="float" office:value="5" calcext:value-type="float">
            <text:p>5</text:p>
          </table:table-cell>
          <table:table-cell table:formula="of:=IF([.E292]=[.E291];&quot;&quot;;[.E292])" office:value-type="float" office:value="5" calcext:value-type="float">
            <text:p>5</text:p>
          </table:table-cell>
        </table:table-row>
        <table:table-row table:style-name="ro1">
          <table:table-cell table:formula="of:=[.A292]+1" office:value-type="date" office:date-value="2020-04-16" calcext:value-type="date">
            <text:p>04/16/20</text:p>
          </table:table-cell>
          <table:table-cell/>
          <table:table-cell table:formula="of:=WEEKDAY([.A293])" office:value-type="float" office:value="5" calcext:value-type="float">
            <text:p>5</text:p>
          </table:table-cell>
          <table:table-cell table:formula="of:=IF(OR([.C293]=6;[.C293]=7);&quot;weekend&quot;;&quot;&quot;)">
            <text:p/>
          </table:table-cell>
          <table:table-cell table:formula="of:=IF(AND([.D293]=&quot;&quot;;[.E292]&lt;6);[.E292]+1;IF(AND([.D293]=&quot;&quot;;[.E292]=6);1;IF([.D293]=&quot;weekend&quot;;[.E292];&quot;&quot;)))" office:value-type="float" office:value="6" calcext:value-type="float">
            <text:p>6</text:p>
          </table:table-cell>
          <table:table-cell table:formula="of:=IF([.E293]=[.E292];&quot;&quot;;[.E293])" office:value-type="float" office:value="6" calcext:value-type="float">
            <text:p>6</text:p>
          </table:table-cell>
        </table:table-row>
        <table:table-row table:style-name="ro1">
          <table:table-cell table:formula="of:=[.A293]+1" office:value-type="date" office:date-value="2020-04-17" calcext:value-type="date">
            <text:p>04/17/20</text:p>
          </table:table-cell>
          <table:table-cell/>
          <table:table-cell table:formula="of:=WEEKDAY([.A294])" office:value-type="float" office:value="6" calcext:value-type="float">
            <text:p>6</text:p>
          </table:table-cell>
          <table:table-cell table:formula="of:=IF(OR([.C294]=6;[.C294]=7);&quot;weekend&quot;;&quot;&quot;)" office:value-type="string" office:string-value="weekend" calcext:value-type="string">
            <text:p>weekend</text:p>
          </table:table-cell>
          <table:table-cell table:formula="of:=IF(AND([.D294]=&quot;&quot;;[.E293]&lt;6);[.E293]+1;IF(AND([.D294]=&quot;&quot;;[.E293]=6);1;IF([.D294]=&quot;weekend&quot;;[.E293];&quot;&quot;)))" office:value-type="float" office:value="6" calcext:value-type="float">
            <text:p>6</text:p>
          </table:table-cell>
          <table:table-cell table:formula="of:=IF([.E294]=[.E293];&quot;&quot;;[.E294])">
            <text:p/>
          </table:table-cell>
        </table:table-row>
        <table:table-row table:style-name="ro1">
          <table:table-cell table:formula="of:=[.A294]+1" office:value-type="date" office:date-value="2020-04-18" calcext:value-type="date">
            <text:p>04/18/20</text:p>
          </table:table-cell>
          <table:table-cell/>
          <table:table-cell table:formula="of:=WEEKDAY([.A295])" office:value-type="float" office:value="7" calcext:value-type="float">
            <text:p>7</text:p>
          </table:table-cell>
          <table:table-cell table:formula="of:=IF(OR([.C295]=6;[.C295]=7);&quot;weekend&quot;;&quot;&quot;)" office:value-type="string" office:string-value="weekend" calcext:value-type="string">
            <text:p>weekend</text:p>
          </table:table-cell>
          <table:table-cell table:formula="of:=IF(AND([.D295]=&quot;&quot;;[.E294]&lt;6);[.E294]+1;IF(AND([.D295]=&quot;&quot;;[.E294]=6);1;IF([.D295]=&quot;weekend&quot;;[.E294];&quot;&quot;)))" office:value-type="float" office:value="6" calcext:value-type="float">
            <text:p>6</text:p>
          </table:table-cell>
          <table:table-cell table:formula="of:=IF([.E295]=[.E294];&quot;&quot;;[.E295])">
            <text:p/>
          </table:table-cell>
        </table:table-row>
        <table:table-row table:style-name="ro1">
          <table:table-cell table:formula="of:=[.A295]+1" office:value-type="date" office:date-value="2020-04-19" calcext:value-type="date">
            <text:p>04/19/20</text:p>
          </table:table-cell>
          <table:table-cell/>
          <table:table-cell table:formula="of:=WEEKDAY([.A296])" office:value-type="float" office:value="1" calcext:value-type="float">
            <text:p>1</text:p>
          </table:table-cell>
          <table:table-cell table:formula="of:=IF(OR([.C296]=6;[.C296]=7);&quot;weekend&quot;;&quot;&quot;)">
            <text:p/>
          </table:table-cell>
          <table:table-cell table:formula="of:=IF(AND([.D296]=&quot;&quot;;[.E295]&lt;6);[.E295]+1;IF(AND([.D296]=&quot;&quot;;[.E295]=6);1;IF([.D296]=&quot;weekend&quot;;[.E295];&quot;&quot;)))" office:value-type="float" office:value="1" calcext:value-type="float">
            <text:p>1</text:p>
          </table:table-cell>
          <table:table-cell table:formula="of:=IF([.E296]=[.E295];&quot;&quot;;[.E296])" office:value-type="float" office:value="1" calcext:value-type="float">
            <text:p>1</text:p>
          </table:table-cell>
        </table:table-row>
        <table:table-row table:style-name="ro1">
          <table:table-cell table:formula="of:=[.A296]+1" office:value-type="date" office:date-value="2020-04-20" calcext:value-type="date">
            <text:p>04/20/20</text:p>
          </table:table-cell>
          <table:table-cell/>
          <table:table-cell table:formula="of:=WEEKDAY([.A297])" office:value-type="float" office:value="2" calcext:value-type="float">
            <text:p>2</text:p>
          </table:table-cell>
          <table:table-cell table:formula="of:=IF(OR([.C297]=6;[.C297]=7);&quot;weekend&quot;;&quot;&quot;)">
            <text:p/>
          </table:table-cell>
          <table:table-cell table:formula="of:=IF(AND([.D297]=&quot;&quot;;[.E296]&lt;6);[.E296]+1;IF(AND([.D297]=&quot;&quot;;[.E296]=6);1;IF([.D297]=&quot;weekend&quot;;[.E296];&quot;&quot;)))" office:value-type="float" office:value="2" calcext:value-type="float">
            <text:p>2</text:p>
          </table:table-cell>
          <table:table-cell table:formula="of:=IF([.E297]=[.E296];&quot;&quot;;[.E297])" office:value-type="float" office:value="2" calcext:value-type="float">
            <text:p>2</text:p>
          </table:table-cell>
        </table:table-row>
        <table:table-row table:style-name="ro1">
          <table:table-cell table:formula="of:=[.A297]+1" office:value-type="date" office:date-value="2020-04-21" calcext:value-type="date">
            <text:p>04/21/20</text:p>
          </table:table-cell>
          <table:table-cell/>
          <table:table-cell table:formula="of:=WEEKDAY([.A298])" office:value-type="float" office:value="3" calcext:value-type="float">
            <text:p>3</text:p>
          </table:table-cell>
          <table:table-cell table:formula="of:=IF(OR([.C298]=6;[.C298]=7);&quot;weekend&quot;;&quot;&quot;)">
            <text:p/>
          </table:table-cell>
          <table:table-cell table:formula="of:=IF(AND([.D298]=&quot;&quot;;[.E297]&lt;6);[.E297]+1;IF(AND([.D298]=&quot;&quot;;[.E297]=6);1;IF([.D298]=&quot;weekend&quot;;[.E297];&quot;&quot;)))" office:value-type="float" office:value="3" calcext:value-type="float">
            <text:p>3</text:p>
          </table:table-cell>
          <table:table-cell table:formula="of:=IF([.E298]=[.E297];&quot;&quot;;[.E298])" office:value-type="float" office:value="3" calcext:value-type="float">
            <text:p>3</text:p>
          </table:table-cell>
        </table:table-row>
        <table:table-row table:style-name="ro1">
          <table:table-cell table:formula="of:=[.A298]+1" office:value-type="date" office:date-value="2020-04-22" calcext:value-type="date">
            <text:p>04/22/20</text:p>
          </table:table-cell>
          <table:table-cell/>
          <table:table-cell table:formula="of:=WEEKDAY([.A299])" office:value-type="float" office:value="4" calcext:value-type="float">
            <text:p>4</text:p>
          </table:table-cell>
          <table:table-cell table:formula="of:=IF(OR([.C299]=6;[.C299]=7);&quot;weekend&quot;;&quot;&quot;)">
            <text:p/>
          </table:table-cell>
          <table:table-cell table:formula="of:=IF(AND([.D299]=&quot;&quot;;[.E298]&lt;6);[.E298]+1;IF(AND([.D299]=&quot;&quot;;[.E298]=6);1;IF([.D299]=&quot;weekend&quot;;[.E298];&quot;&quot;)))" office:value-type="float" office:value="4" calcext:value-type="float">
            <text:p>4</text:p>
          </table:table-cell>
          <table:table-cell table:formula="of:=IF([.E299]=[.E298];&quot;&quot;;[.E299])" office:value-type="float" office:value="4" calcext:value-type="float">
            <text:p>4</text:p>
          </table:table-cell>
        </table:table-row>
        <table:table-row table:style-name="ro1">
          <table:table-cell table:formula="of:=[.A299]+1" office:value-type="date" office:date-value="2020-04-23" calcext:value-type="date">
            <text:p>04/23/20</text:p>
          </table:table-cell>
          <table:table-cell/>
          <table:table-cell table:formula="of:=WEEKDAY([.A300])" office:value-type="float" office:value="5" calcext:value-type="float">
            <text:p>5</text:p>
          </table:table-cell>
          <table:table-cell table:formula="of:=IF(OR([.C300]=6;[.C300]=7);&quot;weekend&quot;;&quot;&quot;)">
            <text:p/>
          </table:table-cell>
          <table:table-cell table:formula="of:=IF(AND([.D300]=&quot;&quot;;[.E299]&lt;6);[.E299]+1;IF(AND([.D300]=&quot;&quot;;[.E299]=6);1;IF([.D300]=&quot;weekend&quot;;[.E299];&quot;&quot;)))" office:value-type="float" office:value="5" calcext:value-type="float">
            <text:p>5</text:p>
          </table:table-cell>
          <table:table-cell table:formula="of:=IF([.E300]=[.E299];&quot;&quot;;[.E300])" office:value-type="float" office:value="5" calcext:value-type="float">
            <text:p>5</text:p>
          </table:table-cell>
        </table:table-row>
        <table:table-row table:style-name="ro1">
          <table:table-cell table:formula="of:=[.A300]+1" office:value-type="date" office:date-value="2020-04-24" calcext:value-type="date">
            <text:p>04/24/20</text:p>
          </table:table-cell>
          <table:table-cell/>
          <table:table-cell table:formula="of:=WEEKDAY([.A301])" office:value-type="float" office:value="6" calcext:value-type="float">
            <text:p>6</text:p>
          </table:table-cell>
          <table:table-cell table:formula="of:=IF(OR([.C301]=6;[.C301]=7);&quot;weekend&quot;;&quot;&quot;)" office:value-type="string" office:string-value="weekend" calcext:value-type="string">
            <text:p>weekend</text:p>
          </table:table-cell>
          <table:table-cell table:formula="of:=IF(AND([.D301]=&quot;&quot;;[.E300]&lt;6);[.E300]+1;IF(AND([.D301]=&quot;&quot;;[.E300]=6);1;IF([.D301]=&quot;weekend&quot;;[.E300];&quot;&quot;)))" office:value-type="float" office:value="5" calcext:value-type="float">
            <text:p>5</text:p>
          </table:table-cell>
          <table:table-cell table:formula="of:=IF([.E301]=[.E300];&quot;&quot;;[.E301])">
            <text:p/>
          </table:table-cell>
        </table:table-row>
        <table:table-row table:style-name="ro1">
          <table:table-cell table:formula="of:=[.A301]+1" office:value-type="date" office:date-value="2020-04-25" calcext:value-type="date">
            <text:p>04/25/20</text:p>
          </table:table-cell>
          <table:table-cell/>
          <table:table-cell table:formula="of:=WEEKDAY([.A302])" office:value-type="float" office:value="7" calcext:value-type="float">
            <text:p>7</text:p>
          </table:table-cell>
          <table:table-cell table:formula="of:=IF(OR([.C302]=6;[.C302]=7);&quot;weekend&quot;;&quot;&quot;)" office:value-type="string" office:string-value="weekend" calcext:value-type="string">
            <text:p>weekend</text:p>
          </table:table-cell>
          <table:table-cell table:formula="of:=IF(AND([.D302]=&quot;&quot;;[.E301]&lt;6);[.E301]+1;IF(AND([.D302]=&quot;&quot;;[.E301]=6);1;IF([.D302]=&quot;weekend&quot;;[.E301];&quot;&quot;)))" office:value-type="float" office:value="5" calcext:value-type="float">
            <text:p>5</text:p>
          </table:table-cell>
          <table:table-cell table:formula="of:=IF([.E302]=[.E301];&quot;&quot;;[.E302])">
            <text:p/>
          </table:table-cell>
        </table:table-row>
        <table:table-row table:style-name="ro1">
          <table:table-cell table:formula="of:=[.A302]+1" office:value-type="date" office:date-value="2020-04-26" calcext:value-type="date">
            <text:p>04/26/20</text:p>
          </table:table-cell>
          <table:table-cell/>
          <table:table-cell table:formula="of:=WEEKDAY([.A303])" office:value-type="float" office:value="1" calcext:value-type="float">
            <text:p>1</text:p>
          </table:table-cell>
          <table:table-cell table:formula="of:=IF(OR([.C303]=6;[.C303]=7);&quot;weekend&quot;;&quot;&quot;)">
            <text:p/>
          </table:table-cell>
          <table:table-cell table:formula="of:=IF(AND([.D303]=&quot;&quot;;[.E302]&lt;6);[.E302]+1;IF(AND([.D303]=&quot;&quot;;[.E302]=6);1;IF([.D303]=&quot;weekend&quot;;[.E302];&quot;&quot;)))" office:value-type="float" office:value="6" calcext:value-type="float">
            <text:p>6</text:p>
          </table:table-cell>
          <table:table-cell table:formula="of:=IF([.E303]=[.E302];&quot;&quot;;[.E303])" office:value-type="float" office:value="6" calcext:value-type="float">
            <text:p>6</text:p>
          </table:table-cell>
        </table:table-row>
        <table:table-row table:style-name="ro1">
          <table:table-cell table:formula="of:=[.A303]+1" office:value-type="date" office:date-value="2020-04-27" calcext:value-type="date">
            <text:p>04/27/20</text:p>
          </table:table-cell>
          <table:table-cell/>
          <table:table-cell table:formula="of:=WEEKDAY([.A304])" office:value-type="float" office:value="2" calcext:value-type="float">
            <text:p>2</text:p>
          </table:table-cell>
          <table:table-cell table:formula="of:=IF(OR([.C304]=6;[.C304]=7);&quot;weekend&quot;;&quot;&quot;)">
            <text:p/>
          </table:table-cell>
          <table:table-cell table:formula="of:=IF(AND([.D304]=&quot;&quot;;[.E303]&lt;6);[.E303]+1;IF(AND([.D304]=&quot;&quot;;[.E303]=6);1;IF([.D304]=&quot;weekend&quot;;[.E303];&quot;&quot;)))" office:value-type="float" office:value="1" calcext:value-type="float">
            <text:p>1</text:p>
          </table:table-cell>
          <table:table-cell table:formula="of:=IF([.E304]=[.E303];&quot;&quot;;[.E304])" office:value-type="float" office:value="1" calcext:value-type="float">
            <text:p>1</text:p>
          </table:table-cell>
        </table:table-row>
        <table:table-row table:style-name="ro1">
          <table:table-cell table:formula="of:=[.A304]+1" office:value-type="date" office:date-value="2020-04-28" calcext:value-type="date">
            <text:p>04/28/20</text:p>
          </table:table-cell>
          <table:table-cell/>
          <table:table-cell table:formula="of:=WEEKDAY([.A305])" office:value-type="float" office:value="3" calcext:value-type="float">
            <text:p>3</text:p>
          </table:table-cell>
          <table:table-cell table:formula="of:=IF(OR([.C305]=6;[.C305]=7);&quot;weekend&quot;;&quot;&quot;)">
            <text:p/>
          </table:table-cell>
          <table:table-cell table:formula="of:=IF(AND([.D305]=&quot;&quot;;[.E304]&lt;6);[.E304]+1;IF(AND([.D305]=&quot;&quot;;[.E304]=6);1;IF([.D305]=&quot;weekend&quot;;[.E304];&quot;&quot;)))" office:value-type="float" office:value="2" calcext:value-type="float">
            <text:p>2</text:p>
          </table:table-cell>
          <table:table-cell table:formula="of:=IF([.E305]=[.E304];&quot;&quot;;[.E305])" office:value-type="float" office:value="2" calcext:value-type="float">
            <text:p>2</text:p>
          </table:table-cell>
        </table:table-row>
        <table:table-row table:style-name="ro1">
          <table:table-cell table:formula="of:=[.A305]+1" office:value-type="date" office:date-value="2020-04-29" calcext:value-type="date">
            <text:p>04/29/20</text:p>
          </table:table-cell>
          <table:table-cell/>
          <table:table-cell table:formula="of:=WEEKDAY([.A306])" office:value-type="float" office:value="4" calcext:value-type="float">
            <text:p>4</text:p>
          </table:table-cell>
          <table:table-cell table:formula="of:=IF(OR([.C306]=6;[.C306]=7);&quot;weekend&quot;;&quot;&quot;)">
            <text:p/>
          </table:table-cell>
          <table:table-cell table:formula="of:=IF(AND([.D306]=&quot;&quot;;[.E305]&lt;6);[.E305]+1;IF(AND([.D306]=&quot;&quot;;[.E305]=6);1;IF([.D306]=&quot;weekend&quot;;[.E305];&quot;&quot;)))" office:value-type="float" office:value="3" calcext:value-type="float">
            <text:p>3</text:p>
          </table:table-cell>
          <table:table-cell table:formula="of:=IF([.E306]=[.E305];&quot;&quot;;[.E306])" office:value-type="float" office:value="3" calcext:value-type="float">
            <text:p>3</text:p>
          </table:table-cell>
        </table:table-row>
        <table:table-row table:style-name="ro1">
          <table:table-cell table:formula="of:=[.A306]+1" office:value-type="date" office:date-value="2020-04-30" calcext:value-type="date">
            <text:p>04/30/20</text:p>
          </table:table-cell>
          <table:table-cell/>
          <table:table-cell table:formula="of:=WEEKDAY([.A307])" office:value-type="float" office:value="5" calcext:value-type="float">
            <text:p>5</text:p>
          </table:table-cell>
          <table:table-cell table:formula="of:=IF(OR([.C307]=6;[.C307]=7);&quot;weekend&quot;;&quot;&quot;)">
            <text:p/>
          </table:table-cell>
          <table:table-cell table:formula="of:=IF(AND([.D307]=&quot;&quot;;[.E306]&lt;6);[.E306]+1;IF(AND([.D307]=&quot;&quot;;[.E306]=6);1;IF([.D307]=&quot;weekend&quot;;[.E306];&quot;&quot;)))" office:value-type="float" office:value="4" calcext:value-type="float">
            <text:p>4</text:p>
          </table:table-cell>
          <table:table-cell table:formula="of:=IF([.E307]=[.E306];&quot;&quot;;[.E307])" office:value-type="float" office:value="4" calcext:value-type="float">
            <text:p>4</text:p>
          </table:table-cell>
        </table:table-row>
        <table:table-row table:style-name="ro1">
          <table:table-cell table:formula="of:=[.A307]+1" office:value-type="date" office:date-value="2020-05-01" calcext:value-type="date">
            <text:p>05/01/20</text:p>
          </table:table-cell>
          <table:table-cell/>
          <table:table-cell table:formula="of:=WEEKDAY([.A308])" office:value-type="float" office:value="6" calcext:value-type="float">
            <text:p>6</text:p>
          </table:table-cell>
          <table:table-cell table:formula="of:=IF(OR([.C308]=6;[.C308]=7);&quot;weekend&quot;;&quot;&quot;)" office:value-type="string" office:string-value="weekend" calcext:value-type="string">
            <text:p>weekend</text:p>
          </table:table-cell>
          <table:table-cell table:formula="of:=IF(AND([.D308]=&quot;&quot;;[.E307]&lt;6);[.E307]+1;IF(AND([.D308]=&quot;&quot;;[.E307]=6);1;IF([.D308]=&quot;weekend&quot;;[.E307];&quot;&quot;)))" office:value-type="float" office:value="4" calcext:value-type="float">
            <text:p>4</text:p>
          </table:table-cell>
          <table:table-cell table:formula="of:=IF([.E308]=[.E307];&quot;&quot;;[.E308])">
            <text:p/>
          </table:table-cell>
        </table:table-row>
        <table:table-row table:style-name="ro1">
          <table:table-cell table:formula="of:=[.A308]+1" office:value-type="date" office:date-value="2020-05-02" calcext:value-type="date">
            <text:p>05/02/20</text:p>
          </table:table-cell>
          <table:table-cell/>
          <table:table-cell table:formula="of:=WEEKDAY([.A309])" office:value-type="float" office:value="7" calcext:value-type="float">
            <text:p>7</text:p>
          </table:table-cell>
          <table:table-cell table:formula="of:=IF(OR([.C309]=6;[.C309]=7);&quot;weekend&quot;;&quot;&quot;)" office:value-type="string" office:string-value="weekend" calcext:value-type="string">
            <text:p>weekend</text:p>
          </table:table-cell>
          <table:table-cell table:formula="of:=IF(AND([.D309]=&quot;&quot;;[.E308]&lt;6);[.E308]+1;IF(AND([.D309]=&quot;&quot;;[.E308]=6);1;IF([.D309]=&quot;weekend&quot;;[.E308];&quot;&quot;)))" office:value-type="float" office:value="4" calcext:value-type="float">
            <text:p>4</text:p>
          </table:table-cell>
          <table:table-cell table:formula="of:=IF([.E309]=[.E308];&quot;&quot;;[.E309])">
            <text:p/>
          </table:table-cell>
        </table:table-row>
        <table:table-row table:style-name="ro1">
          <table:table-cell table:formula="of:=[.A309]+1" office:value-type="date" office:date-value="2020-05-03" calcext:value-type="date">
            <text:p>05/03/20</text:p>
          </table:table-cell>
          <table:table-cell/>
          <table:table-cell table:formula="of:=WEEKDAY([.A310])" office:value-type="float" office:value="1" calcext:value-type="float">
            <text:p>1</text:p>
          </table:table-cell>
          <table:table-cell table:formula="of:=IF(OR([.C310]=6;[.C310]=7);&quot;weekend&quot;;&quot;&quot;)">
            <text:p/>
          </table:table-cell>
          <table:table-cell table:formula="of:=IF(AND([.D310]=&quot;&quot;;[.E309]&lt;6);[.E309]+1;IF(AND([.D310]=&quot;&quot;;[.E309]=6);1;IF([.D310]=&quot;weekend&quot;;[.E309];&quot;&quot;)))" office:value-type="float" office:value="5" calcext:value-type="float">
            <text:p>5</text:p>
          </table:table-cell>
          <table:table-cell table:formula="of:=IF([.E310]=[.E309];&quot;&quot;;[.E310])" office:value-type="float" office:value="5" calcext:value-type="float">
            <text:p>5</text:p>
          </table:table-cell>
        </table:table-row>
        <table:table-row table:style-name="ro1">
          <table:table-cell table:formula="of:=[.A310]+1" office:value-type="date" office:date-value="2020-05-04" calcext:value-type="date">
            <text:p>05/04/20</text:p>
          </table:table-cell>
          <table:table-cell/>
          <table:table-cell table:formula="of:=WEEKDAY([.A311])" office:value-type="float" office:value="2" calcext:value-type="float">
            <text:p>2</text:p>
          </table:table-cell>
          <table:table-cell table:formula="of:=IF(OR([.C311]=6;[.C311]=7);&quot;weekend&quot;;&quot;&quot;)">
            <text:p/>
          </table:table-cell>
          <table:table-cell table:formula="of:=IF(AND([.D311]=&quot;&quot;;[.E310]&lt;6);[.E310]+1;IF(AND([.D311]=&quot;&quot;;[.E310]=6);1;IF([.D311]=&quot;weekend&quot;;[.E310];&quot;&quot;)))" office:value-type="float" office:value="6" calcext:value-type="float">
            <text:p>6</text:p>
          </table:table-cell>
          <table:table-cell table:formula="of:=IF([.E311]=[.E310];&quot;&quot;;[.E311])" office:value-type="float" office:value="6" calcext:value-type="float">
            <text:p>6</text:p>
          </table:table-cell>
        </table:table-row>
        <table:table-row table:style-name="ro1">
          <table:table-cell table:formula="of:=[.A311]+1" office:value-type="date" office:date-value="2020-05-05" calcext:value-type="date">
            <text:p>05/05/20</text:p>
          </table:table-cell>
          <table:table-cell/>
          <table:table-cell table:formula="of:=WEEKDAY([.A312])" office:value-type="float" office:value="3" calcext:value-type="float">
            <text:p>3</text:p>
          </table:table-cell>
          <table:table-cell table:formula="of:=IF(OR([.C312]=6;[.C312]=7);&quot;weekend&quot;;&quot;&quot;)">
            <text:p/>
          </table:table-cell>
          <table:table-cell table:formula="of:=IF(AND([.D312]=&quot;&quot;;[.E311]&lt;6);[.E311]+1;IF(AND([.D312]=&quot;&quot;;[.E311]=6);1;IF([.D312]=&quot;weekend&quot;;[.E311];&quot;&quot;)))" office:value-type="float" office:value="1" calcext:value-type="float">
            <text:p>1</text:p>
          </table:table-cell>
          <table:table-cell table:formula="of:=IF([.E312]=[.E311];&quot;&quot;;[.E312])" office:value-type="float" office:value="1" calcext:value-type="float">
            <text:p>1</text:p>
          </table:table-cell>
        </table:table-row>
        <table:table-row table:style-name="ro1">
          <table:table-cell table:formula="of:=[.A312]+1" office:value-type="date" office:date-value="2020-05-06" calcext:value-type="date">
            <text:p>05/06/20</text:p>
          </table:table-cell>
          <table:table-cell/>
          <table:table-cell table:formula="of:=WEEKDAY([.A313])" office:value-type="float" office:value="4" calcext:value-type="float">
            <text:p>4</text:p>
          </table:table-cell>
          <table:table-cell table:formula="of:=IF(OR([.C313]=6;[.C313]=7);&quot;weekend&quot;;&quot;&quot;)">
            <text:p/>
          </table:table-cell>
          <table:table-cell table:formula="of:=IF(AND([.D313]=&quot;&quot;;[.E312]&lt;6);[.E312]+1;IF(AND([.D313]=&quot;&quot;;[.E312]=6);1;IF([.D313]=&quot;weekend&quot;;[.E312];&quot;&quot;)))" office:value-type="float" office:value="2" calcext:value-type="float">
            <text:p>2</text:p>
          </table:table-cell>
          <table:table-cell table:formula="of:=IF([.E313]=[.E312];&quot;&quot;;[.E313])" office:value-type="float" office:value="2" calcext:value-type="float">
            <text:p>2</text:p>
          </table:table-cell>
        </table:table-row>
        <table:table-row table:style-name="ro1">
          <table:table-cell table:formula="of:=[.A313]+1" office:value-type="date" office:date-value="2020-05-07" calcext:value-type="date">
            <text:p>05/07/20</text:p>
          </table:table-cell>
          <table:table-cell/>
          <table:table-cell table:formula="of:=WEEKDAY([.A314])" office:value-type="float" office:value="5" calcext:value-type="float">
            <text:p>5</text:p>
          </table:table-cell>
          <table:table-cell table:formula="of:=IF(OR([.C314]=6;[.C314]=7);&quot;weekend&quot;;&quot;&quot;)">
            <text:p/>
          </table:table-cell>
          <table:table-cell table:formula="of:=IF(AND([.D314]=&quot;&quot;;[.E313]&lt;6);[.E313]+1;IF(AND([.D314]=&quot;&quot;;[.E313]=6);1;IF([.D314]=&quot;weekend&quot;;[.E313];&quot;&quot;)))" office:value-type="float" office:value="3" calcext:value-type="float">
            <text:p>3</text:p>
          </table:table-cell>
          <table:table-cell table:formula="of:=IF([.E314]=[.E313];&quot;&quot;;[.E314])" office:value-type="float" office:value="3" calcext:value-type="float">
            <text:p>3</text:p>
          </table:table-cell>
        </table:table-row>
        <table:table-row table:style-name="ro1">
          <table:table-cell table:formula="of:=[.A314]+1" office:value-type="date" office:date-value="2020-05-08" calcext:value-type="date">
            <text:p>05/08/20</text:p>
          </table:table-cell>
          <table:table-cell/>
          <table:table-cell table:formula="of:=WEEKDAY([.A315])" office:value-type="float" office:value="6" calcext:value-type="float">
            <text:p>6</text:p>
          </table:table-cell>
          <table:table-cell table:formula="of:=IF(OR([.C315]=6;[.C315]=7);&quot;weekend&quot;;&quot;&quot;)" office:value-type="string" office:string-value="weekend" calcext:value-type="string">
            <text:p>weekend</text:p>
          </table:table-cell>
          <table:table-cell table:formula="of:=IF(AND([.D315]=&quot;&quot;;[.E314]&lt;6);[.E314]+1;IF(AND([.D315]=&quot;&quot;;[.E314]=6);1;IF([.D315]=&quot;weekend&quot;;[.E314];&quot;&quot;)))" office:value-type="float" office:value="3" calcext:value-type="float">
            <text:p>3</text:p>
          </table:table-cell>
          <table:table-cell table:formula="of:=IF([.E315]=[.E314];&quot;&quot;;[.E315])">
            <text:p/>
          </table:table-cell>
        </table:table-row>
        <table:table-row table:style-name="ro1">
          <table:table-cell table:formula="of:=[.A315]+1" office:value-type="date" office:date-value="2020-05-09" calcext:value-type="date">
            <text:p>05/09/20</text:p>
          </table:table-cell>
          <table:table-cell/>
          <table:table-cell table:formula="of:=WEEKDAY([.A316])" office:value-type="float" office:value="7" calcext:value-type="float">
            <text:p>7</text:p>
          </table:table-cell>
          <table:table-cell table:formula="of:=IF(OR([.C316]=6;[.C316]=7);&quot;weekend&quot;;&quot;&quot;)" office:value-type="string" office:string-value="weekend" calcext:value-type="string">
            <text:p>weekend</text:p>
          </table:table-cell>
          <table:table-cell table:formula="of:=IF(AND([.D316]=&quot;&quot;;[.E315]&lt;6);[.E315]+1;IF(AND([.D316]=&quot;&quot;;[.E315]=6);1;IF([.D316]=&quot;weekend&quot;;[.E315];&quot;&quot;)))" office:value-type="float" office:value="3" calcext:value-type="float">
            <text:p>3</text:p>
          </table:table-cell>
          <table:table-cell table:formula="of:=IF([.E316]=[.E315];&quot;&quot;;[.E316])">
            <text:p/>
          </table:table-cell>
        </table:table-row>
        <table:table-row table:style-name="ro1">
          <table:table-cell table:formula="of:=[.A316]+1" office:value-type="date" office:date-value="2020-05-10" calcext:value-type="date">
            <text:p>05/10/20</text:p>
          </table:table-cell>
          <table:table-cell/>
          <table:table-cell table:formula="of:=WEEKDAY([.A317])" office:value-type="float" office:value="1" calcext:value-type="float">
            <text:p>1</text:p>
          </table:table-cell>
          <table:table-cell table:formula="of:=IF(OR([.C317]=6;[.C317]=7);&quot;weekend&quot;;&quot;&quot;)">
            <text:p/>
          </table:table-cell>
          <table:table-cell table:formula="of:=IF(AND([.D317]=&quot;&quot;;[.E316]&lt;6);[.E316]+1;IF(AND([.D317]=&quot;&quot;;[.E316]=6);1;IF([.D317]=&quot;weekend&quot;;[.E316];&quot;&quot;)))" office:value-type="float" office:value="4" calcext:value-type="float">
            <text:p>4</text:p>
          </table:table-cell>
          <table:table-cell table:formula="of:=IF([.E317]=[.E316];&quot;&quot;;[.E317])" office:value-type="float" office:value="4" calcext:value-type="float">
            <text:p>4</text:p>
          </table:table-cell>
        </table:table-row>
        <table:table-row table:style-name="ro1">
          <table:table-cell table:formula="of:=[.A317]+1" office:value-type="date" office:date-value="2020-05-11" calcext:value-type="date">
            <text:p>05/11/20</text:p>
          </table:table-cell>
          <table:table-cell/>
          <table:table-cell table:formula="of:=WEEKDAY([.A318])" office:value-type="float" office:value="2" calcext:value-type="float">
            <text:p>2</text:p>
          </table:table-cell>
          <table:table-cell table:formula="of:=IF(OR([.C318]=6;[.C318]=7);&quot;weekend&quot;;&quot;&quot;)">
            <text:p/>
          </table:table-cell>
          <table:table-cell table:formula="of:=IF(AND([.D318]=&quot;&quot;;[.E317]&lt;6);[.E317]+1;IF(AND([.D318]=&quot;&quot;;[.E317]=6);1;IF([.D318]=&quot;weekend&quot;;[.E317];&quot;&quot;)))" office:value-type="float" office:value="5" calcext:value-type="float">
            <text:p>5</text:p>
          </table:table-cell>
          <table:table-cell table:formula="of:=IF([.E318]=[.E317];&quot;&quot;;[.E318])" office:value-type="float" office:value="5" calcext:value-type="float">
            <text:p>5</text:p>
          </table:table-cell>
        </table:table-row>
        <table:table-row table:style-name="ro1">
          <table:table-cell table:formula="of:=[.A318]+1" office:value-type="date" office:date-value="2020-05-12" calcext:value-type="date">
            <text:p>05/12/20</text:p>
          </table:table-cell>
          <table:table-cell/>
          <table:table-cell table:formula="of:=WEEKDAY([.A319])" office:value-type="float" office:value="3" calcext:value-type="float">
            <text:p>3</text:p>
          </table:table-cell>
          <table:table-cell table:formula="of:=IF(OR([.C319]=6;[.C319]=7);&quot;weekend&quot;;&quot;&quot;)">
            <text:p/>
          </table:table-cell>
          <table:table-cell table:formula="of:=IF(AND([.D319]=&quot;&quot;;[.E318]&lt;6);[.E318]+1;IF(AND([.D319]=&quot;&quot;;[.E318]=6);1;IF([.D319]=&quot;weekend&quot;;[.E318];&quot;&quot;)))" office:value-type="float" office:value="6" calcext:value-type="float">
            <text:p>6</text:p>
          </table:table-cell>
          <table:table-cell table:formula="of:=IF([.E319]=[.E318];&quot;&quot;;[.E319])" office:value-type="float" office:value="6" calcext:value-type="float">
            <text:p>6</text:p>
          </table:table-cell>
        </table:table-row>
        <table:table-row table:style-name="ro1">
          <table:table-cell table:formula="of:=[.A319]+1" office:value-type="date" office:date-value="2020-05-13" calcext:value-type="date">
            <text:p>05/13/20</text:p>
          </table:table-cell>
          <table:table-cell/>
          <table:table-cell table:formula="of:=WEEKDAY([.A320])" office:value-type="float" office:value="4" calcext:value-type="float">
            <text:p>4</text:p>
          </table:table-cell>
          <table:table-cell table:formula="of:=IF(OR([.C320]=6;[.C320]=7);&quot;weekend&quot;;&quot;&quot;)">
            <text:p/>
          </table:table-cell>
          <table:table-cell table:formula="of:=IF(AND([.D320]=&quot;&quot;;[.E319]&lt;6);[.E319]+1;IF(AND([.D320]=&quot;&quot;;[.E319]=6);1;IF([.D320]=&quot;weekend&quot;;[.E319];&quot;&quot;)))" office:value-type="float" office:value="1" calcext:value-type="float">
            <text:p>1</text:p>
          </table:table-cell>
          <table:table-cell table:formula="of:=IF([.E320]=[.E319];&quot;&quot;;[.E320])" office:value-type="float" office:value="1" calcext:value-type="float">
            <text:p>1</text:p>
          </table:table-cell>
        </table:table-row>
        <table:table-row table:style-name="ro1">
          <table:table-cell table:formula="of:=[.A320]+1" office:value-type="date" office:date-value="2020-05-14" calcext:value-type="date">
            <text:p>05/14/20</text:p>
          </table:table-cell>
          <table:table-cell/>
          <table:table-cell table:formula="of:=WEEKDAY([.A321])" office:value-type="float" office:value="5" calcext:value-type="float">
            <text:p>5</text:p>
          </table:table-cell>
          <table:table-cell table:formula="of:=IF(OR([.C321]=6;[.C321]=7);&quot;weekend&quot;;&quot;&quot;)">
            <text:p/>
          </table:table-cell>
          <table:table-cell table:formula="of:=IF(AND([.D321]=&quot;&quot;;[.E320]&lt;6);[.E320]+1;IF(AND([.D321]=&quot;&quot;;[.E320]=6);1;IF([.D321]=&quot;weekend&quot;;[.E320];&quot;&quot;)))" office:value-type="float" office:value="2" calcext:value-type="float">
            <text:p>2</text:p>
          </table:table-cell>
          <table:table-cell table:formula="of:=IF([.E321]=[.E320];&quot;&quot;;[.E321])" office:value-type="float" office:value="2" calcext:value-type="float">
            <text:p>2</text:p>
          </table:table-cell>
        </table:table-row>
        <table:table-row table:style-name="ro1">
          <table:table-cell table:formula="of:=[.A321]+1" office:value-type="date" office:date-value="2020-05-15" calcext:value-type="date">
            <text:p>05/15/20</text:p>
          </table:table-cell>
          <table:table-cell/>
          <table:table-cell table:formula="of:=WEEKDAY([.A322])" office:value-type="float" office:value="6" calcext:value-type="float">
            <text:p>6</text:p>
          </table:table-cell>
          <table:table-cell table:formula="of:=IF(OR([.C322]=6;[.C322]=7);&quot;weekend&quot;;&quot;&quot;)" office:value-type="string" office:string-value="weekend" calcext:value-type="string">
            <text:p>weekend</text:p>
          </table:table-cell>
          <table:table-cell table:formula="of:=IF(AND([.D322]=&quot;&quot;;[.E321]&lt;6);[.E321]+1;IF(AND([.D322]=&quot;&quot;;[.E321]=6);1;IF([.D322]=&quot;weekend&quot;;[.E321];&quot;&quot;)))" office:value-type="float" office:value="2" calcext:value-type="float">
            <text:p>2</text:p>
          </table:table-cell>
          <table:table-cell table:formula="of:=IF([.E322]=[.E321];&quot;&quot;;[.E322])">
            <text:p/>
          </table:table-cell>
        </table:table-row>
        <table:table-row table:style-name="ro1">
          <table:table-cell table:formula="of:=[.A322]+1" office:value-type="date" office:date-value="2020-05-16" calcext:value-type="date">
            <text:p>05/16/20</text:p>
          </table:table-cell>
          <table:table-cell/>
          <table:table-cell table:formula="of:=WEEKDAY([.A323])" office:value-type="float" office:value="7" calcext:value-type="float">
            <text:p>7</text:p>
          </table:table-cell>
          <table:table-cell table:formula="of:=IF(OR([.C323]=6;[.C323]=7);&quot;weekend&quot;;&quot;&quot;)" office:value-type="string" office:string-value="weekend" calcext:value-type="string">
            <text:p>weekend</text:p>
          </table:table-cell>
          <table:table-cell table:formula="of:=IF(AND([.D323]=&quot;&quot;;[.E322]&lt;6);[.E322]+1;IF(AND([.D323]=&quot;&quot;;[.E322]=6);1;IF([.D323]=&quot;weekend&quot;;[.E322];&quot;&quot;)))" office:value-type="float" office:value="2" calcext:value-type="float">
            <text:p>2</text:p>
          </table:table-cell>
          <table:table-cell table:formula="of:=IF([.E323]=[.E322];&quot;&quot;;[.E323])">
            <text:p/>
          </table:table-cell>
        </table:table-row>
        <table:table-row table:style-name="ro1">
          <table:table-cell table:formula="of:=[.A323]+1" office:value-type="date" office:date-value="2020-05-17" calcext:value-type="date">
            <text:p>05/17/20</text:p>
          </table:table-cell>
          <table:table-cell/>
          <table:table-cell table:formula="of:=WEEKDAY([.A324])" office:value-type="float" office:value="1" calcext:value-type="float">
            <text:p>1</text:p>
          </table:table-cell>
          <table:table-cell table:formula="of:=IF(OR([.C324]=6;[.C324]=7);&quot;weekend&quot;;&quot;&quot;)">
            <text:p/>
          </table:table-cell>
          <table:table-cell table:formula="of:=IF(AND([.D324]=&quot;&quot;;[.E323]&lt;6);[.E323]+1;IF(AND([.D324]=&quot;&quot;;[.E323]=6);1;IF([.D324]=&quot;weekend&quot;;[.E323];&quot;&quot;)))" office:value-type="float" office:value="3" calcext:value-type="float">
            <text:p>3</text:p>
          </table:table-cell>
          <table:table-cell table:formula="of:=IF([.E324]=[.E323];&quot;&quot;;[.E324])" office:value-type="float" office:value="3" calcext:value-type="float">
            <text:p>3</text:p>
          </table:table-cell>
        </table:table-row>
        <table:table-row table:style-name="ro1">
          <table:table-cell table:formula="of:=[.A324]+1" office:value-type="date" office:date-value="2020-05-18" calcext:value-type="date">
            <text:p>05/18/20</text:p>
          </table:table-cell>
          <table:table-cell/>
          <table:table-cell table:formula="of:=WEEKDAY([.A325])" office:value-type="float" office:value="2" calcext:value-type="float">
            <text:p>2</text:p>
          </table:table-cell>
          <table:table-cell table:formula="of:=IF(OR([.C325]=6;[.C325]=7);&quot;weekend&quot;;&quot;&quot;)">
            <text:p/>
          </table:table-cell>
          <table:table-cell table:formula="of:=IF(AND([.D325]=&quot;&quot;;[.E324]&lt;6);[.E324]+1;IF(AND([.D325]=&quot;&quot;;[.E324]=6);1;IF([.D325]=&quot;weekend&quot;;[.E324];&quot;&quot;)))" office:value-type="float" office:value="4" calcext:value-type="float">
            <text:p>4</text:p>
          </table:table-cell>
          <table:table-cell table:formula="of:=IF([.E325]=[.E324];&quot;&quot;;[.E325])" office:value-type="float" office:value="4" calcext:value-type="float">
            <text:p>4</text:p>
          </table:table-cell>
        </table:table-row>
        <table:table-row table:style-name="ro1">
          <table:table-cell table:formula="of:=[.A325]+1" office:value-type="date" office:date-value="2020-05-19" calcext:value-type="date">
            <text:p>05/19/20</text:p>
          </table:table-cell>
          <table:table-cell/>
          <table:table-cell table:formula="of:=WEEKDAY([.A326])" office:value-type="float" office:value="3" calcext:value-type="float">
            <text:p>3</text:p>
          </table:table-cell>
          <table:table-cell table:formula="of:=IF(OR([.C326]=6;[.C326]=7);&quot;weekend&quot;;&quot;&quot;)">
            <text:p/>
          </table:table-cell>
          <table:table-cell table:formula="of:=IF(AND([.D326]=&quot;&quot;;[.E325]&lt;6);[.E325]+1;IF(AND([.D326]=&quot;&quot;;[.E325]=6);1;IF([.D326]=&quot;weekend&quot;;[.E325];&quot;&quot;)))" office:value-type="float" office:value="5" calcext:value-type="float">
            <text:p>5</text:p>
          </table:table-cell>
          <table:table-cell table:formula="of:=IF([.E326]=[.E325];&quot;&quot;;[.E326])" office:value-type="float" office:value="5" calcext:value-type="float">
            <text:p>5</text:p>
          </table:table-cell>
        </table:table-row>
        <table:table-row table:style-name="ro1">
          <table:table-cell table:formula="of:=[.A326]+1" office:value-type="date" office:date-value="2020-05-20" calcext:value-type="date">
            <text:p>05/20/20</text:p>
          </table:table-cell>
          <table:table-cell/>
          <table:table-cell table:formula="of:=WEEKDAY([.A327])" office:value-type="float" office:value="4" calcext:value-type="float">
            <text:p>4</text:p>
          </table:table-cell>
          <table:table-cell table:formula="of:=IF(OR([.C327]=6;[.C327]=7);&quot;weekend&quot;;&quot;&quot;)">
            <text:p/>
          </table:table-cell>
          <table:table-cell table:formula="of:=IF(AND([.D327]=&quot;&quot;;[.E326]&lt;6);[.E326]+1;IF(AND([.D327]=&quot;&quot;;[.E326]=6);1;IF([.D327]=&quot;weekend&quot;;[.E326];&quot;&quot;)))" office:value-type="float" office:value="6" calcext:value-type="float">
            <text:p>6</text:p>
          </table:table-cell>
          <table:table-cell table:formula="of:=IF([.E327]=[.E326];&quot;&quot;;[.E327])" office:value-type="float" office:value="6" calcext:value-type="float">
            <text:p>6</text:p>
          </table:table-cell>
        </table:table-row>
        <table:table-row table:style-name="ro1">
          <table:table-cell table:formula="of:=[.A327]+1" office:value-type="date" office:date-value="2020-05-21" calcext:value-type="date">
            <text:p>05/21/20</text:p>
          </table:table-cell>
          <table:table-cell/>
          <table:table-cell table:formula="of:=WEEKDAY([.A328])" office:value-type="float" office:value="5" calcext:value-type="float">
            <text:p>5</text:p>
          </table:table-cell>
          <table:table-cell table:formula="of:=IF(OR([.C328]=6;[.C328]=7);&quot;weekend&quot;;&quot;&quot;)">
            <text:p/>
          </table:table-cell>
          <table:table-cell table:formula="of:=IF(AND([.D328]=&quot;&quot;;[.E327]&lt;6);[.E327]+1;IF(AND([.D328]=&quot;&quot;;[.E327]=6);1;IF([.D328]=&quot;weekend&quot;;[.E327];&quot;&quot;)))" office:value-type="float" office:value="1" calcext:value-type="float">
            <text:p>1</text:p>
          </table:table-cell>
          <table:table-cell table:formula="of:=IF([.E328]=[.E327];&quot;&quot;;[.E328])" office:value-type="float" office:value="1" calcext:value-type="float">
            <text:p>1</text:p>
          </table:table-cell>
        </table:table-row>
        <table:table-row table:style-name="ro1">
          <table:table-cell table:formula="of:=[.A328]+1" office:value-type="date" office:date-value="2020-05-22" calcext:value-type="date">
            <text:p>05/22/20</text:p>
          </table:table-cell>
          <table:table-cell/>
          <table:table-cell table:formula="of:=WEEKDAY([.A329])" office:value-type="float" office:value="6" calcext:value-type="float">
            <text:p>6</text:p>
          </table:table-cell>
          <table:table-cell table:formula="of:=IF(OR([.C329]=6;[.C329]=7);&quot;weekend&quot;;&quot;&quot;)" office:value-type="string" office:string-value="weekend" calcext:value-type="string">
            <text:p>weekend</text:p>
          </table:table-cell>
          <table:table-cell table:formula="of:=IF(AND([.D329]=&quot;&quot;;[.E328]&lt;6);[.E328]+1;IF(AND([.D329]=&quot;&quot;;[.E328]=6);1;IF([.D329]=&quot;weekend&quot;;[.E328];&quot;&quot;)))" office:value-type="float" office:value="1" calcext:value-type="float">
            <text:p>1</text:p>
          </table:table-cell>
          <table:table-cell table:formula="of:=IF([.E329]=[.E328];&quot;&quot;;[.E329])">
            <text:p/>
          </table:table-cell>
        </table:table-row>
        <table:table-row table:style-name="ro1">
          <table:table-cell table:formula="of:=[.A329]+1" office:value-type="date" office:date-value="2020-05-23" calcext:value-type="date">
            <text:p>05/23/20</text:p>
          </table:table-cell>
          <table:table-cell/>
          <table:table-cell table:formula="of:=WEEKDAY([.A330])" office:value-type="float" office:value="7" calcext:value-type="float">
            <text:p>7</text:p>
          </table:table-cell>
          <table:table-cell table:formula="of:=IF(OR([.C330]=6;[.C330]=7);&quot;weekend&quot;;&quot;&quot;)" office:value-type="string" office:string-value="weekend" calcext:value-type="string">
            <text:p>weekend</text:p>
          </table:table-cell>
          <table:table-cell table:formula="of:=IF(AND([.D330]=&quot;&quot;;[.E329]&lt;6);[.E329]+1;IF(AND([.D330]=&quot;&quot;;[.E329]=6);1;IF([.D330]=&quot;weekend&quot;;[.E329];&quot;&quot;)))" office:value-type="float" office:value="1" calcext:value-type="float">
            <text:p>1</text:p>
          </table:table-cell>
          <table:table-cell table:formula="of:=IF([.E330]=[.E329];&quot;&quot;;[.E330])">
            <text:p/>
          </table:table-cell>
        </table:table-row>
        <table:table-row table:style-name="ro1">
          <table:table-cell table:formula="of:=[.A330]+1" office:value-type="date" office:date-value="2020-05-24" calcext:value-type="date">
            <text:p>05/24/20</text:p>
          </table:table-cell>
          <table:table-cell/>
          <table:table-cell table:formula="of:=WEEKDAY([.A331])" office:value-type="float" office:value="1" calcext:value-type="float">
            <text:p>1</text:p>
          </table:table-cell>
          <table:table-cell table:formula="of:=IF(OR([.C331]=6;[.C331]=7);&quot;weekend&quot;;&quot;&quot;)">
            <text:p/>
          </table:table-cell>
          <table:table-cell table:formula="of:=IF(AND([.D331]=&quot;&quot;;[.E330]&lt;6);[.E330]+1;IF(AND([.D331]=&quot;&quot;;[.E330]=6);1;IF([.D331]=&quot;weekend&quot;;[.E330];&quot;&quot;)))" office:value-type="float" office:value="2" calcext:value-type="float">
            <text:p>2</text:p>
          </table:table-cell>
          <table:table-cell table:formula="of:=IF([.E331]=[.E330];&quot;&quot;;[.E331])" office:value-type="float" office:value="2" calcext:value-type="float">
            <text:p>2</text:p>
          </table:table-cell>
        </table:table-row>
        <table:table-row table:style-name="ro1">
          <table:table-cell table:formula="of:=[.A331]+1" office:value-type="date" office:date-value="2020-05-25" calcext:value-type="date">
            <text:p>05/25/20</text:p>
          </table:table-cell>
          <table:table-cell/>
          <table:table-cell table:formula="of:=WEEKDAY([.A332])" office:value-type="float" office:value="2" calcext:value-type="float">
            <text:p>2</text:p>
          </table:table-cell>
          <table:table-cell table:formula="of:=IF(OR([.C332]=6;[.C332]=7);&quot;weekend&quot;;&quot;&quot;)">
            <text:p/>
          </table:table-cell>
          <table:table-cell table:formula="of:=IF(AND([.D332]=&quot;&quot;;[.E331]&lt;6);[.E331]+1;IF(AND([.D332]=&quot;&quot;;[.E331]=6);1;IF([.D332]=&quot;weekend&quot;;[.E331];&quot;&quot;)))" office:value-type="float" office:value="3" calcext:value-type="float">
            <text:p>3</text:p>
          </table:table-cell>
          <table:table-cell table:formula="of:=IF([.E332]=[.E331];&quot;&quot;;[.E332])" office:value-type="float" office:value="3" calcext:value-type="float">
            <text:p>3</text:p>
          </table:table-cell>
        </table:table-row>
        <table:table-row table:style-name="ro1">
          <table:table-cell table:formula="of:=[.A332]+1" office:value-type="date" office:date-value="2020-05-26" calcext:value-type="date">
            <text:p>05/26/20</text:p>
          </table:table-cell>
          <table:table-cell/>
          <table:table-cell table:formula="of:=WEEKDAY([.A333])" office:value-type="float" office:value="3" calcext:value-type="float">
            <text:p>3</text:p>
          </table:table-cell>
          <table:table-cell table:formula="of:=IF(OR([.C333]=6;[.C333]=7);&quot;weekend&quot;;&quot;&quot;)">
            <text:p/>
          </table:table-cell>
          <table:table-cell table:formula="of:=IF(AND([.D333]=&quot;&quot;;[.E332]&lt;6);[.E332]+1;IF(AND([.D333]=&quot;&quot;;[.E332]=6);1;IF([.D333]=&quot;weekend&quot;;[.E332];&quot;&quot;)))" office:value-type="float" office:value="4" calcext:value-type="float">
            <text:p>4</text:p>
          </table:table-cell>
          <table:table-cell table:formula="of:=IF([.E333]=[.E332];&quot;&quot;;[.E333])" office:value-type="float" office:value="4" calcext:value-type="float">
            <text:p>4</text:p>
          </table:table-cell>
        </table:table-row>
        <table:table-row table:style-name="ro1">
          <table:table-cell table:formula="of:=[.A333]+1" office:value-type="date" office:date-value="2020-05-27" calcext:value-type="date">
            <text:p>05/27/20</text:p>
          </table:table-cell>
          <table:table-cell/>
          <table:table-cell table:formula="of:=WEEKDAY([.A334])" office:value-type="float" office:value="4" calcext:value-type="float">
            <text:p>4</text:p>
          </table:table-cell>
          <table:table-cell table:formula="of:=IF(OR([.C334]=6;[.C334]=7);&quot;weekend&quot;;&quot;&quot;)">
            <text:p/>
          </table:table-cell>
          <table:table-cell table:formula="of:=IF(AND([.D334]=&quot;&quot;;[.E333]&lt;6);[.E333]+1;IF(AND([.D334]=&quot;&quot;;[.E333]=6);1;IF([.D334]=&quot;weekend&quot;;[.E333];&quot;&quot;)))" office:value-type="float" office:value="5" calcext:value-type="float">
            <text:p>5</text:p>
          </table:table-cell>
          <table:table-cell table:formula="of:=IF([.E334]=[.E333];&quot;&quot;;[.E334])" office:value-type="float" office:value="5" calcext:value-type="float">
            <text:p>5</text:p>
          </table:table-cell>
        </table:table-row>
        <table:table-row table:style-name="ro1">
          <table:table-cell table:formula="of:=[.A334]+1" office:value-type="date" office:date-value="2020-05-28" calcext:value-type="date">
            <text:p>05/28/20</text:p>
          </table:table-cell>
          <table:table-cell/>
          <table:table-cell table:formula="of:=WEEKDAY([.A335])" office:value-type="float" office:value="5" calcext:value-type="float">
            <text:p>5</text:p>
          </table:table-cell>
          <table:table-cell table:formula="of:=IF(OR([.C335]=6;[.C335]=7);&quot;weekend&quot;;&quot;&quot;)">
            <text:p/>
          </table:table-cell>
          <table:table-cell table:formula="of:=IF(AND([.D335]=&quot;&quot;;[.E334]&lt;6);[.E334]+1;IF(AND([.D335]=&quot;&quot;;[.E334]=6);1;IF([.D335]=&quot;weekend&quot;;[.E334];&quot;&quot;)))" office:value-type="float" office:value="6" calcext:value-type="float">
            <text:p>6</text:p>
          </table:table-cell>
          <table:table-cell table:formula="of:=IF([.E335]=[.E334];&quot;&quot;;[.E335])" office:value-type="float" office:value="6" calcext:value-type="float">
            <text:p>6</text:p>
          </table:table-cell>
        </table:table-row>
        <table:table-row table:style-name="ro1">
          <table:table-cell table:formula="of:=[.A335]+1" office:value-type="date" office:date-value="2020-05-29" calcext:value-type="date">
            <text:p>05/29/20</text:p>
          </table:table-cell>
          <table:table-cell/>
          <table:table-cell table:formula="of:=WEEKDAY([.A336])" office:value-type="float" office:value="6" calcext:value-type="float">
            <text:p>6</text:p>
          </table:table-cell>
          <table:table-cell table:formula="of:=IF(OR([.C336]=6;[.C336]=7);&quot;weekend&quot;;&quot;&quot;)" office:value-type="string" office:string-value="weekend" calcext:value-type="string">
            <text:p>weekend</text:p>
          </table:table-cell>
          <table:table-cell table:formula="of:=IF(AND([.D336]=&quot;&quot;;[.E335]&lt;6);[.E335]+1;IF(AND([.D336]=&quot;&quot;;[.E335]=6);1;IF([.D336]=&quot;weekend&quot;;[.E335];&quot;&quot;)))" office:value-type="float" office:value="6" calcext:value-type="float">
            <text:p>6</text:p>
          </table:table-cell>
          <table:table-cell table:formula="of:=IF([.E336]=[.E335];&quot;&quot;;[.E336])">
            <text:p/>
          </table:table-cell>
        </table:table-row>
        <table:table-row table:style-name="ro1">
          <table:table-cell table:formula="of:=[.A336]+1" office:value-type="date" office:date-value="2020-05-30" calcext:value-type="date">
            <text:p>05/30/20</text:p>
          </table:table-cell>
          <table:table-cell/>
          <table:table-cell table:formula="of:=WEEKDAY([.A337])" office:value-type="float" office:value="7" calcext:value-type="float">
            <text:p>7</text:p>
          </table:table-cell>
          <table:table-cell table:formula="of:=IF(OR([.C337]=6;[.C337]=7);&quot;weekend&quot;;&quot;&quot;)" office:value-type="string" office:string-value="weekend" calcext:value-type="string">
            <text:p>weekend</text:p>
          </table:table-cell>
          <table:table-cell table:formula="of:=IF(AND([.D337]=&quot;&quot;;[.E336]&lt;6);[.E336]+1;IF(AND([.D337]=&quot;&quot;;[.E336]=6);1;IF([.D337]=&quot;weekend&quot;;[.E336];&quot;&quot;)))" office:value-type="float" office:value="6" calcext:value-type="float">
            <text:p>6</text:p>
          </table:table-cell>
          <table:table-cell table:formula="of:=IF([.E337]=[.E336];&quot;&quot;;[.E337])">
            <text:p/>
          </table:table-cell>
        </table:table-row>
        <table:table-row table:style-name="ro1">
          <table:table-cell table:formula="of:=[.A337]+1" office:value-type="date" office:date-value="2020-05-31" calcext:value-type="date">
            <text:p>05/31/20</text:p>
          </table:table-cell>
          <table:table-cell/>
          <table:table-cell table:formula="of:=WEEKDAY([.A338])" office:value-type="float" office:value="1" calcext:value-type="float">
            <text:p>1</text:p>
          </table:table-cell>
          <table:table-cell table:formula="of:=IF(OR([.C338]=6;[.C338]=7);&quot;weekend&quot;;&quot;&quot;)">
            <text:p/>
          </table:table-cell>
          <table:table-cell table:formula="of:=IF(AND([.D338]=&quot;&quot;;[.E337]&lt;6);[.E337]+1;IF(AND([.D338]=&quot;&quot;;[.E337]=6);1;IF([.D338]=&quot;weekend&quot;;[.E337];&quot;&quot;)))" office:value-type="float" office:value="1" calcext:value-type="float">
            <text:p>1</text:p>
          </table:table-cell>
          <table:table-cell table:formula="of:=IF([.E338]=[.E337];&quot;&quot;;[.E338])" office:value-type="float" office:value="1" calcext:value-type="float">
            <text:p>1</text:p>
          </table:table-cell>
        </table:table-row>
        <table:table-row table:style-name="ro1">
          <table:table-cell table:formula="of:=[.A338]+1" office:value-type="date" office:date-value="2020-06-01" calcext:value-type="date">
            <text:p>06/01/20</text:p>
          </table:table-cell>
          <table:table-cell/>
          <table:table-cell table:formula="of:=WEEKDAY([.A339])" office:value-type="float" office:value="2" calcext:value-type="float">
            <text:p>2</text:p>
          </table:table-cell>
          <table:table-cell table:formula="of:=IF(OR([.C339]=6;[.C339]=7);&quot;weekend&quot;;&quot;&quot;)">
            <text:p/>
          </table:table-cell>
          <table:table-cell table:formula="of:=IF(AND([.D339]=&quot;&quot;;[.E338]&lt;6);[.E338]+1;IF(AND([.D339]=&quot;&quot;;[.E338]=6);1;IF([.D339]=&quot;weekend&quot;;[.E338];&quot;&quot;)))" office:value-type="float" office:value="2" calcext:value-type="float">
            <text:p>2</text:p>
          </table:table-cell>
          <table:table-cell table:formula="of:=IF([.E339]=[.E338];&quot;&quot;;[.E339])" office:value-type="float" office:value="2" calcext:value-type="float">
            <text:p>2</text:p>
          </table:table-cell>
        </table:table-row>
        <table:table-row table:style-name="ro1">
          <table:table-cell table:formula="of:=[.A339]+1" office:value-type="date" office:date-value="2020-06-02" calcext:value-type="date">
            <text:p>06/02/20</text:p>
          </table:table-cell>
          <table:table-cell/>
          <table:table-cell table:formula="of:=WEEKDAY([.A340])" office:value-type="float" office:value="3" calcext:value-type="float">
            <text:p>3</text:p>
          </table:table-cell>
          <table:table-cell table:formula="of:=IF(OR([.C340]=6;[.C340]=7);&quot;weekend&quot;;&quot;&quot;)">
            <text:p/>
          </table:table-cell>
          <table:table-cell table:formula="of:=IF(AND([.D340]=&quot;&quot;;[.E339]&lt;6);[.E339]+1;IF(AND([.D340]=&quot;&quot;;[.E339]=6);1;IF([.D340]=&quot;weekend&quot;;[.E339];&quot;&quot;)))" office:value-type="float" office:value="3" calcext:value-type="float">
            <text:p>3</text:p>
          </table:table-cell>
          <table:table-cell table:formula="of:=IF([.E340]=[.E339];&quot;&quot;;[.E340])" office:value-type="float" office:value="3" calcext:value-type="float">
            <text:p>3</text:p>
          </table:table-cell>
        </table:table-row>
        <table:table-row table:style-name="ro1">
          <table:table-cell table:formula="of:=[.A340]+1" office:value-type="date" office:date-value="2020-06-03" calcext:value-type="date">
            <text:p>06/03/20</text:p>
          </table:table-cell>
          <table:table-cell/>
          <table:table-cell table:formula="of:=WEEKDAY([.A341])" office:value-type="float" office:value="4" calcext:value-type="float">
            <text:p>4</text:p>
          </table:table-cell>
          <table:table-cell table:formula="of:=IF(OR([.C341]=6;[.C341]=7);&quot;weekend&quot;;&quot;&quot;)">
            <text:p/>
          </table:table-cell>
          <table:table-cell table:formula="of:=IF(AND([.D341]=&quot;&quot;;[.E340]&lt;6);[.E340]+1;IF(AND([.D341]=&quot;&quot;;[.E340]=6);1;IF([.D341]=&quot;weekend&quot;;[.E340];&quot;&quot;)))" office:value-type="float" office:value="4" calcext:value-type="float">
            <text:p>4</text:p>
          </table:table-cell>
          <table:table-cell table:formula="of:=IF([.E341]=[.E340];&quot;&quot;;[.E341])" office:value-type="float" office:value="4" calcext:value-type="float">
            <text:p>4</text:p>
          </table:table-cell>
        </table:table-row>
        <table:table-row table:style-name="ro1">
          <table:table-cell table:formula="of:=[.A341]+1" office:value-type="date" office:date-value="2020-06-04" calcext:value-type="date">
            <text:p>06/04/20</text:p>
          </table:table-cell>
          <table:table-cell/>
          <table:table-cell table:formula="of:=WEEKDAY([.A342])" office:value-type="float" office:value="5" calcext:value-type="float">
            <text:p>5</text:p>
          </table:table-cell>
          <table:table-cell table:formula="of:=IF(OR([.C342]=6;[.C342]=7);&quot;weekend&quot;;&quot;&quot;)">
            <text:p/>
          </table:table-cell>
          <table:table-cell table:formula="of:=IF(AND([.D342]=&quot;&quot;;[.E341]&lt;6);[.E341]+1;IF(AND([.D342]=&quot;&quot;;[.E341]=6);1;IF([.D342]=&quot;weekend&quot;;[.E341];&quot;&quot;)))" office:value-type="float" office:value="5" calcext:value-type="float">
            <text:p>5</text:p>
          </table:table-cell>
          <table:table-cell table:formula="of:=IF([.E342]=[.E341];&quot;&quot;;[.E342])" office:value-type="float" office:value="5" calcext:value-type="float">
            <text:p>5</text:p>
          </table:table-cell>
        </table:table-row>
        <table:table-row table:style-name="ro1">
          <table:table-cell table:formula="of:=[.A342]+1" office:value-type="date" office:date-value="2020-06-05" calcext:value-type="date">
            <text:p>06/05/20</text:p>
          </table:table-cell>
          <table:table-cell/>
          <table:table-cell table:formula="of:=WEEKDAY([.A343])" office:value-type="float" office:value="6" calcext:value-type="float">
            <text:p>6</text:p>
          </table:table-cell>
          <table:table-cell table:formula="of:=IF(OR([.C343]=6;[.C343]=7);&quot;weekend&quot;;&quot;&quot;)" office:value-type="string" office:string-value="weekend" calcext:value-type="string">
            <text:p>weekend</text:p>
          </table:table-cell>
          <table:table-cell table:formula="of:=IF(AND([.D343]=&quot;&quot;;[.E342]&lt;6);[.E342]+1;IF(AND([.D343]=&quot;&quot;;[.E342]=6);1;IF([.D343]=&quot;weekend&quot;;[.E342];&quot;&quot;)))" office:value-type="float" office:value="5" calcext:value-type="float">
            <text:p>5</text:p>
          </table:table-cell>
          <table:table-cell table:formula="of:=IF([.E343]=[.E342];&quot;&quot;;[.E343])">
            <text:p/>
          </table:table-cell>
        </table:table-row>
        <table:table-row table:style-name="ro1">
          <table:table-cell table:formula="of:=[.A343]+1" office:value-type="date" office:date-value="2020-06-06" calcext:value-type="date">
            <text:p>06/06/20</text:p>
          </table:table-cell>
          <table:table-cell/>
          <table:table-cell table:formula="of:=WEEKDAY([.A344])" office:value-type="float" office:value="7" calcext:value-type="float">
            <text:p>7</text:p>
          </table:table-cell>
          <table:table-cell table:formula="of:=IF(OR([.C344]=6;[.C344]=7);&quot;weekend&quot;;&quot;&quot;)" office:value-type="string" office:string-value="weekend" calcext:value-type="string">
            <text:p>weekend</text:p>
          </table:table-cell>
          <table:table-cell table:formula="of:=IF(AND([.D344]=&quot;&quot;;[.E343]&lt;6);[.E343]+1;IF(AND([.D344]=&quot;&quot;;[.E343]=6);1;IF([.D344]=&quot;weekend&quot;;[.E343];&quot;&quot;)))" office:value-type="float" office:value="5" calcext:value-type="float">
            <text:p>5</text:p>
          </table:table-cell>
          <table:table-cell table:formula="of:=IF([.E344]=[.E343];&quot;&quot;;[.E344])">
            <text:p/>
          </table:table-cell>
        </table:table-row>
        <table:table-row table:style-name="ro1">
          <table:table-cell table:formula="of:=[.A344]+1" office:value-type="date" office:date-value="2020-06-07" calcext:value-type="date">
            <text:p>06/07/20</text:p>
          </table:table-cell>
          <table:table-cell/>
          <table:table-cell table:formula="of:=WEEKDAY([.A345])" office:value-type="float" office:value="1" calcext:value-type="float">
            <text:p>1</text:p>
          </table:table-cell>
          <table:table-cell table:formula="of:=IF(OR([.C345]=6;[.C345]=7);&quot;weekend&quot;;&quot;&quot;)">
            <text:p/>
          </table:table-cell>
          <table:table-cell table:formula="of:=IF(AND([.D345]=&quot;&quot;;[.E344]&lt;6);[.E344]+1;IF(AND([.D345]=&quot;&quot;;[.E344]=6);1;IF([.D345]=&quot;weekend&quot;;[.E344];&quot;&quot;)))" office:value-type="float" office:value="6" calcext:value-type="float">
            <text:p>6</text:p>
          </table:table-cell>
          <table:table-cell table:formula="of:=IF([.E345]=[.E344];&quot;&quot;;[.E345])" office:value-type="float" office:value="6" calcext:value-type="float">
            <text:p>6</text:p>
          </table:table-cell>
        </table:table-row>
        <table:table-row table:style-name="ro1">
          <table:table-cell table:formula="of:=[.A345]+1" office:value-type="date" office:date-value="2020-06-08" calcext:value-type="date">
            <text:p>06/08/20</text:p>
          </table:table-cell>
          <table:table-cell/>
          <table:table-cell table:formula="of:=WEEKDAY([.A346])" office:value-type="float" office:value="2" calcext:value-type="float">
            <text:p>2</text:p>
          </table:table-cell>
          <table:table-cell table:formula="of:=IF(OR([.C346]=6;[.C346]=7);&quot;weekend&quot;;&quot;&quot;)">
            <text:p/>
          </table:table-cell>
          <table:table-cell table:formula="of:=IF(AND([.D346]=&quot;&quot;;[.E345]&lt;6);[.E345]+1;IF(AND([.D346]=&quot;&quot;;[.E345]=6);1;IF([.D346]=&quot;weekend&quot;;[.E345];&quot;&quot;)))" office:value-type="float" office:value="1" calcext:value-type="float">
            <text:p>1</text:p>
          </table:table-cell>
          <table:table-cell table:formula="of:=IF([.E346]=[.E345];&quot;&quot;;[.E346])" office:value-type="float" office:value="1" calcext:value-type="float">
            <text:p>1</text:p>
          </table:table-cell>
        </table:table-row>
        <table:table-row table:style-name="ro1">
          <table:table-cell table:formula="of:=[.A346]+1" office:value-type="date" office:date-value="2020-06-09" calcext:value-type="date">
            <text:p>06/09/20</text:p>
          </table:table-cell>
          <table:table-cell/>
          <table:table-cell table:formula="of:=WEEKDAY([.A347])" office:value-type="float" office:value="3" calcext:value-type="float">
            <text:p>3</text:p>
          </table:table-cell>
          <table:table-cell table:formula="of:=IF(OR([.C347]=6;[.C347]=7);&quot;weekend&quot;;&quot;&quot;)">
            <text:p/>
          </table:table-cell>
          <table:table-cell table:formula="of:=IF(AND([.D347]=&quot;&quot;;[.E346]&lt;6);[.E346]+1;IF(AND([.D347]=&quot;&quot;;[.E346]=6);1;IF([.D347]=&quot;weekend&quot;;[.E346];&quot;&quot;)))" office:value-type="float" office:value="2" calcext:value-type="float">
            <text:p>2</text:p>
          </table:table-cell>
          <table:table-cell table:formula="of:=IF([.E347]=[.E346];&quot;&quot;;[.E347])" office:value-type="float" office:value="2" calcext:value-type="float">
            <text:p>2</text:p>
          </table:table-cell>
        </table:table-row>
        <table:table-row table:style-name="ro1">
          <table:table-cell table:formula="of:=[.A347]+1" office:value-type="date" office:date-value="2020-06-10" calcext:value-type="date">
            <text:p>06/10/20</text:p>
          </table:table-cell>
          <table:table-cell/>
          <table:table-cell table:formula="of:=WEEKDAY([.A348])" office:value-type="float" office:value="4" calcext:value-type="float">
            <text:p>4</text:p>
          </table:table-cell>
          <table:table-cell table:formula="of:=IF(OR([.C348]=6;[.C348]=7);&quot;weekend&quot;;&quot;&quot;)">
            <text:p/>
          </table:table-cell>
          <table:table-cell table:formula="of:=IF(AND([.D348]=&quot;&quot;;[.E347]&lt;6);[.E347]+1;IF(AND([.D348]=&quot;&quot;;[.E347]=6);1;IF([.D348]=&quot;weekend&quot;;[.E347];&quot;&quot;)))" office:value-type="float" office:value="3" calcext:value-type="float">
            <text:p>3</text:p>
          </table:table-cell>
          <table:table-cell table:formula="of:=IF([.E348]=[.E347];&quot;&quot;;[.E348])" office:value-type="float" office:value="3" calcext:value-type="float">
            <text:p>3</text:p>
          </table:table-cell>
        </table:table-row>
        <table:table-row table:style-name="ro1">
          <table:table-cell table:formula="of:=[.A348]+1" office:value-type="date" office:date-value="2020-06-11" calcext:value-type="date">
            <text:p>06/11/20</text:p>
          </table:table-cell>
          <table:table-cell/>
          <table:table-cell table:formula="of:=WEEKDAY([.A349])" office:value-type="float" office:value="5" calcext:value-type="float">
            <text:p>5</text:p>
          </table:table-cell>
          <table:table-cell table:formula="of:=IF(OR([.C349]=6;[.C349]=7);&quot;weekend&quot;;&quot;&quot;)">
            <text:p/>
          </table:table-cell>
          <table:table-cell table:formula="of:=IF(AND([.D349]=&quot;&quot;;[.E348]&lt;6);[.E348]+1;IF(AND([.D349]=&quot;&quot;;[.E348]=6);1;IF([.D349]=&quot;weekend&quot;;[.E348];&quot;&quot;)))" office:value-type="float" office:value="4" calcext:value-type="float">
            <text:p>4</text:p>
          </table:table-cell>
          <table:table-cell table:formula="of:=IF([.E349]=[.E348];&quot;&quot;;[.E349])" office:value-type="float" office:value="4" calcext:value-type="float">
            <text:p>4</text:p>
          </table:table-cell>
        </table:table-row>
        <table:table-row table:style-name="ro1">
          <table:table-cell table:formula="of:=[.A349]+1" office:value-type="date" office:date-value="2020-06-12" calcext:value-type="date">
            <text:p>06/12/20</text:p>
          </table:table-cell>
          <table:table-cell/>
          <table:table-cell table:formula="of:=WEEKDAY([.A350])" office:value-type="float" office:value="6" calcext:value-type="float">
            <text:p>6</text:p>
          </table:table-cell>
          <table:table-cell table:formula="of:=IF(OR([.C350]=6;[.C350]=7);&quot;weekend&quot;;&quot;&quot;)" office:value-type="string" office:string-value="weekend" calcext:value-type="string">
            <text:p>weekend</text:p>
          </table:table-cell>
          <table:table-cell table:formula="of:=IF(AND([.D350]=&quot;&quot;;[.E349]&lt;6);[.E349]+1;IF(AND([.D350]=&quot;&quot;;[.E349]=6);1;IF([.D350]=&quot;weekend&quot;;[.E349];&quot;&quot;)))" office:value-type="float" office:value="4" calcext:value-type="float">
            <text:p>4</text:p>
          </table:table-cell>
          <table:table-cell table:formula="of:=IF([.E350]=[.E349];&quot;&quot;;[.E350])">
            <text:p/>
          </table:table-cell>
        </table:table-row>
        <table:table-row table:style-name="ro1">
          <table:table-cell table:formula="of:=[.A350]+1" office:value-type="date" office:date-value="2020-06-13" calcext:value-type="date">
            <text:p>06/13/20</text:p>
          </table:table-cell>
          <table:table-cell/>
          <table:table-cell table:formula="of:=WEEKDAY([.A351])" office:value-type="float" office:value="7" calcext:value-type="float">
            <text:p>7</text:p>
          </table:table-cell>
          <table:table-cell table:formula="of:=IF(OR([.C351]=6;[.C351]=7);&quot;weekend&quot;;&quot;&quot;)" office:value-type="string" office:string-value="weekend" calcext:value-type="string">
            <text:p>weekend</text:p>
          </table:table-cell>
          <table:table-cell table:formula="of:=IF(AND([.D351]=&quot;&quot;;[.E350]&lt;6);[.E350]+1;IF(AND([.D351]=&quot;&quot;;[.E350]=6);1;IF([.D351]=&quot;weekend&quot;;[.E350];&quot;&quot;)))" office:value-type="float" office:value="4" calcext:value-type="float">
            <text:p>4</text:p>
          </table:table-cell>
          <table:table-cell table:formula="of:=IF([.E351]=[.E350];&quot;&quot;;[.E351])">
            <text:p/>
          </table:table-cell>
        </table:table-row>
        <table:table-row table:style-name="ro1">
          <table:table-cell table:formula="of:=[.A351]+1" office:value-type="date" office:date-value="2020-06-14" calcext:value-type="date">
            <text:p>06/14/20</text:p>
          </table:table-cell>
          <table:table-cell/>
          <table:table-cell table:formula="of:=WEEKDAY([.A352])" office:value-type="float" office:value="1" calcext:value-type="float">
            <text:p>1</text:p>
          </table:table-cell>
          <table:table-cell table:formula="of:=IF(OR([.C352]=6;[.C352]=7);&quot;weekend&quot;;&quot;&quot;)">
            <text:p/>
          </table:table-cell>
          <table:table-cell table:formula="of:=IF(AND([.D352]=&quot;&quot;;[.E351]&lt;6);[.E351]+1;IF(AND([.D352]=&quot;&quot;;[.E351]=6);1;IF([.D352]=&quot;weekend&quot;;[.E351];&quot;&quot;)))" office:value-type="float" office:value="5" calcext:value-type="float">
            <text:p>5</text:p>
          </table:table-cell>
          <table:table-cell table:formula="of:=IF([.E352]=[.E351];&quot;&quot;;[.E352])" office:value-type="float" office:value="5" calcext:value-type="float">
            <text:p>5</text:p>
          </table:table-cell>
        </table:table-row>
        <table:table-row table:style-name="ro1">
          <table:table-cell table:formula="of:=[.A352]+1" office:value-type="date" office:date-value="2020-06-15" calcext:value-type="date">
            <text:p>06/15/20</text:p>
          </table:table-cell>
          <table:table-cell/>
          <table:table-cell table:formula="of:=WEEKDAY([.A353])" office:value-type="float" office:value="2" calcext:value-type="float">
            <text:p>2</text:p>
          </table:table-cell>
          <table:table-cell table:formula="of:=IF(OR([.C353]=6;[.C353]=7);&quot;weekend&quot;;&quot;&quot;)">
            <text:p/>
          </table:table-cell>
          <table:table-cell table:formula="of:=IF(AND([.D353]=&quot;&quot;;[.E352]&lt;6);[.E352]+1;IF(AND([.D353]=&quot;&quot;;[.E352]=6);1;IF([.D353]=&quot;weekend&quot;;[.E352];&quot;&quot;)))" office:value-type="float" office:value="6" calcext:value-type="float">
            <text:p>6</text:p>
          </table:table-cell>
          <table:table-cell table:formula="of:=IF([.E353]=[.E352];&quot;&quot;;[.E353])" office:value-type="float" office:value="6" calcext:value-type="float">
            <text:p>6</text:p>
          </table:table-cell>
        </table:table-row>
        <table:table-row table:style-name="ro1">
          <table:table-cell table:formula="of:=[.A353]+1" office:value-type="date" office:date-value="2020-06-16" calcext:value-type="date">
            <text:p>06/16/20</text:p>
          </table:table-cell>
          <table:table-cell/>
          <table:table-cell table:formula="of:=WEEKDAY([.A354])" office:value-type="float" office:value="3" calcext:value-type="float">
            <text:p>3</text:p>
          </table:table-cell>
          <table:table-cell table:formula="of:=IF(OR([.C354]=6;[.C354]=7);&quot;weekend&quot;;&quot;&quot;)">
            <text:p/>
          </table:table-cell>
          <table:table-cell table:formula="of:=IF(AND([.D354]=&quot;&quot;;[.E353]&lt;6);[.E353]+1;IF(AND([.D354]=&quot;&quot;;[.E353]=6);1;IF([.D354]=&quot;weekend&quot;;[.E353];&quot;&quot;)))" office:value-type="float" office:value="1" calcext:value-type="float">
            <text:p>1</text:p>
          </table:table-cell>
          <table:table-cell table:formula="of:=IF([.E354]=[.E353];&quot;&quot;;[.E354])" office:value-type="float" office:value="1" calcext:value-type="float">
            <text:p>1</text:p>
          </table:table-cell>
        </table:table-row>
        <table:table-row table:style-name="ro1">
          <table:table-cell table:formula="of:=[.A354]+1" office:value-type="date" office:date-value="2020-06-17" calcext:value-type="date">
            <text:p>06/17/20</text:p>
          </table:table-cell>
          <table:table-cell/>
          <table:table-cell table:formula="of:=WEEKDAY([.A355])" office:value-type="float" office:value="4" calcext:value-type="float">
            <text:p>4</text:p>
          </table:table-cell>
          <table:table-cell table:formula="of:=IF(OR([.C355]=6;[.C355]=7);&quot;weekend&quot;;&quot;&quot;)">
            <text:p/>
          </table:table-cell>
          <table:table-cell table:formula="of:=IF(AND([.D355]=&quot;&quot;;[.E354]&lt;6);[.E354]+1;IF(AND([.D355]=&quot;&quot;;[.E354]=6);1;IF([.D355]=&quot;weekend&quot;;[.E354];&quot;&quot;)))" office:value-type="float" office:value="2" calcext:value-type="float">
            <text:p>2</text:p>
          </table:table-cell>
          <table:table-cell table:formula="of:=IF([.E355]=[.E354];&quot;&quot;;[.E355])" office:value-type="float" office:value="2" calcext:value-type="float">
            <text:p>2</text:p>
          </table:table-cell>
        </table:table-row>
        <table:table-row table:style-name="ro1">
          <table:table-cell table:formula="of:=[.A355]+1" office:value-type="date" office:date-value="2020-06-18" calcext:value-type="date">
            <text:p>06/18/20</text:p>
          </table:table-cell>
          <table:table-cell/>
          <table:table-cell table:formula="of:=WEEKDAY([.A356])" office:value-type="float" office:value="5" calcext:value-type="float">
            <text:p>5</text:p>
          </table:table-cell>
          <table:table-cell table:formula="of:=IF(OR([.C356]=6;[.C356]=7);&quot;weekend&quot;;&quot;&quot;)">
            <text:p/>
          </table:table-cell>
          <table:table-cell table:formula="of:=IF(AND([.D356]=&quot;&quot;;[.E355]&lt;6);[.E355]+1;IF(AND([.D356]=&quot;&quot;;[.E355]=6);1;IF([.D356]=&quot;weekend&quot;;[.E355];&quot;&quot;)))" office:value-type="float" office:value="3" calcext:value-type="float">
            <text:p>3</text:p>
          </table:table-cell>
          <table:table-cell table:formula="of:=IF([.E356]=[.E355];&quot;&quot;;[.E356])" office:value-type="float" office:value="3" calcext:value-type="float">
            <text:p>3</text:p>
          </table:table-cell>
        </table:table-row>
        <table:table-row table:style-name="ro1">
          <table:table-cell table:formula="of:=[.A356]+1" office:value-type="date" office:date-value="2020-06-19" calcext:value-type="date">
            <text:p>06/19/20</text:p>
          </table:table-cell>
          <table:table-cell/>
          <table:table-cell table:formula="of:=WEEKDAY([.A357])" office:value-type="float" office:value="6" calcext:value-type="float">
            <text:p>6</text:p>
          </table:table-cell>
          <table:table-cell table:formula="of:=IF(OR([.C357]=6;[.C357]=7);&quot;weekend&quot;;&quot;&quot;)" office:value-type="string" office:string-value="weekend" calcext:value-type="string">
            <text:p>weekend</text:p>
          </table:table-cell>
          <table:table-cell table:formula="of:=IF(AND([.D357]=&quot;&quot;;[.E356]&lt;6);[.E356]+1;IF(AND([.D357]=&quot;&quot;;[.E356]=6);1;IF([.D357]=&quot;weekend&quot;;[.E356];&quot;&quot;)))" office:value-type="float" office:value="3" calcext:value-type="float">
            <text:p>3</text:p>
          </table:table-cell>
          <table:table-cell table:formula="of:=IF([.E357]=[.E356];&quot;&quot;;[.E357])">
            <text:p/>
          </table:table-cell>
        </table:table-row>
        <table:table-row table:style-name="ro1">
          <table:table-cell table:formula="of:=[.A357]+1" office:value-type="date" office:date-value="2020-06-20" calcext:value-type="date">
            <text:p>06/20/20</text:p>
          </table:table-cell>
          <table:table-cell/>
          <table:table-cell table:formula="of:=WEEKDAY([.A358])" office:value-type="float" office:value="7" calcext:value-type="float">
            <text:p>7</text:p>
          </table:table-cell>
          <table:table-cell table:formula="of:=IF(OR([.C358]=6;[.C358]=7);&quot;weekend&quot;;&quot;&quot;)" office:value-type="string" office:string-value="weekend" calcext:value-type="string">
            <text:p>weekend</text:p>
          </table:table-cell>
          <table:table-cell table:formula="of:=IF(AND([.D358]=&quot;&quot;;[.E357]&lt;6);[.E357]+1;IF(AND([.D358]=&quot;&quot;;[.E357]=6);1;IF([.D358]=&quot;weekend&quot;;[.E357];&quot;&quot;)))" office:value-type="float" office:value="3" calcext:value-type="float">
            <text:p>3</text:p>
          </table:table-cell>
          <table:table-cell table:formula="of:=IF([.E358]=[.E357];&quot;&quot;;[.E358])">
            <text:p/>
          </table:table-cell>
        </table:table-row>
        <table:table-row table:style-name="ro1">
          <table:table-cell table:formula="of:=[.A358]+1" office:value-type="date" office:date-value="2020-06-21" calcext:value-type="date">
            <text:p>06/21/20</text:p>
          </table:table-cell>
          <table:table-cell/>
          <table:table-cell table:formula="of:=WEEKDAY([.A359])" office:value-type="float" office:value="1" calcext:value-type="float">
            <text:p>1</text:p>
          </table:table-cell>
          <table:table-cell table:formula="of:=IF(OR([.C359]=6;[.C359]=7);&quot;weekend&quot;;&quot;&quot;)">
            <text:p/>
          </table:table-cell>
          <table:table-cell table:formula="of:=IF(AND([.D359]=&quot;&quot;;[.E358]&lt;6);[.E358]+1;IF(AND([.D359]=&quot;&quot;;[.E358]=6);1;IF([.D359]=&quot;weekend&quot;;[.E358];&quot;&quot;)))" office:value-type="float" office:value="4" calcext:value-type="float">
            <text:p>4</text:p>
          </table:table-cell>
          <table:table-cell table:formula="of:=IF([.E359]=[.E358];&quot;&quot;;[.E359])" office:value-type="float" office:value="4" calcext:value-type="float">
            <text:p>4</text:p>
          </table:table-cell>
        </table:table-row>
        <table:table-row table:style-name="ro1">
          <table:table-cell table:formula="of:=[.A359]+1" office:value-type="date" office:date-value="2020-06-22" calcext:value-type="date">
            <text:p>06/22/20</text:p>
          </table:table-cell>
          <table:table-cell/>
          <table:table-cell table:formula="of:=WEEKDAY([.A360])" office:value-type="float" office:value="2" calcext:value-type="float">
            <text:p>2</text:p>
          </table:table-cell>
          <table:table-cell table:formula="of:=IF(OR([.C360]=6;[.C360]=7);&quot;weekend&quot;;&quot;&quot;)">
            <text:p/>
          </table:table-cell>
          <table:table-cell table:formula="of:=IF(AND([.D360]=&quot;&quot;;[.E359]&lt;6);[.E359]+1;IF(AND([.D360]=&quot;&quot;;[.E359]=6);1;IF([.D360]=&quot;weekend&quot;;[.E359];&quot;&quot;)))" office:value-type="float" office:value="5" calcext:value-type="float">
            <text:p>5</text:p>
          </table:table-cell>
          <table:table-cell table:formula="of:=IF([.E360]=[.E359];&quot;&quot;;[.E360])" office:value-type="float" office:value="5" calcext:value-type="float">
            <text:p>5</text:p>
          </table:table-cell>
        </table:table-row>
        <table:table-row table:style-name="ro1">
          <table:table-cell table:formula="of:=[.A360]+1" office:value-type="date" office:date-value="2020-06-23" calcext:value-type="date">
            <text:p>06/23/20</text:p>
          </table:table-cell>
          <table:table-cell/>
          <table:table-cell table:formula="of:=WEEKDAY([.A361])" office:value-type="float" office:value="3" calcext:value-type="float">
            <text:p>3</text:p>
          </table:table-cell>
          <table:table-cell table:formula="of:=IF(OR([.C361]=6;[.C361]=7);&quot;weekend&quot;;&quot;&quot;)">
            <text:p/>
          </table:table-cell>
          <table:table-cell table:formula="of:=IF(AND([.D361]=&quot;&quot;;[.E360]&lt;6);[.E360]+1;IF(AND([.D361]=&quot;&quot;;[.E360]=6);1;IF([.D361]=&quot;weekend&quot;;[.E360];&quot;&quot;)))" office:value-type="float" office:value="6" calcext:value-type="float">
            <text:p>6</text:p>
          </table:table-cell>
          <table:table-cell table:formula="of:=IF([.E361]=[.E360];&quot;&quot;;[.E361])" office:value-type="float" office:value="6" calcext:value-type="float">
            <text:p>6</text:p>
          </table:table-cell>
        </table:table-row>
        <table:table-row table:style-name="ro1">
          <table:table-cell table:formula="of:=[.A361]+1" office:value-type="date" office:date-value="2020-06-24" calcext:value-type="date">
            <text:p>06/24/20</text:p>
          </table:table-cell>
          <table:table-cell/>
          <table:table-cell table:formula="of:=WEEKDAY([.A362])" office:value-type="float" office:value="4" calcext:value-type="float">
            <text:p>4</text:p>
          </table:table-cell>
          <table:table-cell table:formula="of:=IF(OR([.C362]=6;[.C362]=7);&quot;weekend&quot;;&quot;&quot;)">
            <text:p/>
          </table:table-cell>
          <table:table-cell table:formula="of:=IF(AND([.D362]=&quot;&quot;;[.E361]&lt;6);[.E361]+1;IF(AND([.D362]=&quot;&quot;;[.E361]=6);1;IF([.D362]=&quot;weekend&quot;;[.E361];&quot;&quot;)))" office:value-type="float" office:value="1" calcext:value-type="float">
            <text:p>1</text:p>
          </table:table-cell>
          <table:table-cell table:formula="of:=IF([.E362]=[.E361];&quot;&quot;;[.E362])" office:value-type="float" office:value="1" calcext:value-type="float">
            <text:p>1</text:p>
          </table:table-cell>
        </table:table-row>
        <table:table-row table:style-name="ro1">
          <table:table-cell table:formula="of:=[.A362]+1" office:value-type="date" office:date-value="2020-06-25" calcext:value-type="date">
            <text:p>06/25/20</text:p>
          </table:table-cell>
          <table:table-cell/>
          <table:table-cell table:formula="of:=WEEKDAY([.A363])" office:value-type="float" office:value="5" calcext:value-type="float">
            <text:p>5</text:p>
          </table:table-cell>
          <table:table-cell table:formula="of:=IF(OR([.C363]=6;[.C363]=7);&quot;weekend&quot;;&quot;&quot;)">
            <text:p/>
          </table:table-cell>
          <table:table-cell table:formula="of:=IF(AND([.D363]=&quot;&quot;;[.E362]&lt;6);[.E362]+1;IF(AND([.D363]=&quot;&quot;;[.E362]=6);1;IF([.D363]=&quot;weekend&quot;;[.E362];&quot;&quot;)))" office:value-type="float" office:value="2" calcext:value-type="float">
            <text:p>2</text:p>
          </table:table-cell>
          <table:table-cell table:formula="of:=IF([.E363]=[.E362];&quot;&quot;;[.E363])" office:value-type="float" office:value="2" calcext:value-type="float">
            <text:p>2</text:p>
          </table:table-cell>
        </table:table-row>
        <table:table-row table:style-name="ro1">
          <table:table-cell table:formula="of:=[.A363]+1" office:value-type="date" office:date-value="2020-06-26" calcext:value-type="date">
            <text:p>06/26/20</text:p>
          </table:table-cell>
          <table:table-cell/>
          <table:table-cell table:formula="of:=WEEKDAY([.A364])" office:value-type="float" office:value="6" calcext:value-type="float">
            <text:p>6</text:p>
          </table:table-cell>
          <table:table-cell table:formula="of:=IF(OR([.C364]=6;[.C364]=7);&quot;weekend&quot;;&quot;&quot;)" office:value-type="string" office:string-value="weekend" calcext:value-type="string">
            <text:p>weekend</text:p>
          </table:table-cell>
          <table:table-cell table:formula="of:=IF(AND([.D364]=&quot;&quot;;[.E363]&lt;6);[.E363]+1;IF(AND([.D364]=&quot;&quot;;[.E363]=6);1;IF([.D364]=&quot;weekend&quot;;[.E363];&quot;&quot;)))" office:value-type="float" office:value="2" calcext:value-type="float">
            <text:p>2</text:p>
          </table:table-cell>
          <table:table-cell table:formula="of:=IF([.E364]=[.E363];&quot;&quot;;[.E364])">
            <text:p/>
          </table:table-cell>
        </table:table-row>
        <table:table-row table:style-name="ro1">
          <table:table-cell table:formula="of:=[.A364]+1" office:value-type="date" office:date-value="2020-06-27" calcext:value-type="date">
            <text:p>06/27/20</text:p>
          </table:table-cell>
          <table:table-cell/>
          <table:table-cell table:formula="of:=WEEKDAY([.A365])" office:value-type="float" office:value="7" calcext:value-type="float">
            <text:p>7</text:p>
          </table:table-cell>
          <table:table-cell table:formula="of:=IF(OR([.C365]=6;[.C365]=7);&quot;weekend&quot;;&quot;&quot;)" office:value-type="string" office:string-value="weekend" calcext:value-type="string">
            <text:p>weekend</text:p>
          </table:table-cell>
          <table:table-cell table:formula="of:=IF(AND([.D365]=&quot;&quot;;[.E364]&lt;6);[.E364]+1;IF(AND([.D365]=&quot;&quot;;[.E364]=6);1;IF([.D365]=&quot;weekend&quot;;[.E364];&quot;&quot;)))" office:value-type="float" office:value="2" calcext:value-type="float">
            <text:p>2</text:p>
          </table:table-cell>
          <table:table-cell table:formula="of:=IF([.E365]=[.E364];&quot;&quot;;[.E365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3:23:25.647683431</meta:creation-date>
    <dc:date>2019-07-25T13:37:08.482806947</dc:date>
    <meta:editing-duration>PT3M2S</meta:editing-duration>
    <meta:editing-cycles>1</meta:editing-cycles>
    <meta:document-statistic meta:table-count="1" meta:cell-count="1821" meta:object-count="0"/>
    <meta:generator>LibreOffice/5.2.7.2$Linux_ARM_EABI LibreOffice_project/528e71104c3fcc3637004cef595401b05295414c</meta:generator>
  </office:meta>
</office:document-meta>
</file>